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0">
      <style:text-properties style:text-underline-style="solid" style:text-underline-type="single"/>
    </style:style>
    <style:style style:name="ce4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2.76930555555556cm" style:use-optimal-column-width="true"/>
    </style:style>
    <style:style style:name="co2" style:family="table-column">
      <style:table-column-properties fo:break-before="auto" style:column-width="8.62541666666667cm" style:use-optimal-column-width="true"/>
    </style:style>
    <style:style style:name="co3" style:family="table-column">
      <style:table-column-properties fo:break-before="auto" style:column-width="8.06097222222222cm" style:use-optimal-column-width="true"/>
    </style:style>
    <style:style style:name="co4" style:family="table-column">
      <style:table-column-properties fo:break-before="auto" style:column-width="6.06777777777778cm" style:use-optimal-column-width="true"/>
    </style:style>
    <style:style style:name="co5" style:family="table-column">
      <style:table-column-properties fo:break-before="auto" style:column-width="4.30388888888889cm" style:use-optimal-column-width="true"/>
    </style:style>
    <style:style style:name="co6" style:family="table-column">
      <style:table-column-properties fo:break-before="auto" style:column-width="3.75708333333333cm" style:use-optimal-column-width="true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2.64583333333333cm" style:use-optimal-column-width="true"/>
    </style:style>
    <style:style style:name="co9" style:family="table-column">
      <style:table-column-properties fo:break-before="auto" style:column-width="2.52236111111111cm" style:use-optimal-column-width="true"/>
    </style:style>
    <style:style style:name="co10" style:family="table-column">
      <style:table-column-properties fo:break-before="auto" style:column-width="4.93888888888889cm" style:use-optimal-column-width="true"/>
    </style:style>
    <style:style style:name="co11" style:family="table-column">
      <style:table-column-properties fo:break-before="auto" style:column-width="3.36902777777778cm" style:use-optimal-column-width="true"/>
    </style:style>
    <style:style style:name="co12" style:family="table-column">
      <style:table-column-properties fo:break-before="auto" style:column-width="1.65805555555556cm" style:use-optimal-column-width="true"/>
    </style:style>
    <style:style style:name="co13" style:family="table-column">
      <style:table-column-properties fo:break-before="auto" style:column-width="1.48166666666667cm" style:use-optimal-column-width="true"/>
    </style:style>
    <style:style style:name="co14" style:family="table-column">
      <style:table-column-properties fo:break-before="auto" style:column-width="2.20486111111111cm" style:use-optimal-column-width="true"/>
    </style:style>
    <style:style style:name="co15" style:family="table-column">
      <style:table-column-properties fo:break-before="auto" style:column-width="3.88055555555556cm" style:use-optimal-column-width="true"/>
    </style:style>
    <style:style style:name="co16" style:family="table-column">
      <style:table-column-properties fo:break-before="auto" style:column-width="5.04472222222222cm" style:use-optimal-column-width="true"/>
    </style:style>
    <style:style style:name="co17" style:family="table-column">
      <style:table-column-properties fo:break-before="auto" style:column-width="1.5875cm" style:use-optimal-column-width="true"/>
    </style:style>
    <style:style style:name="co18" style:family="table-column">
      <style:table-column-properties fo:break-before="auto" style:column-width="1.41111111111111cm" style:use-optimal-column-width="true"/>
    </style:style>
    <style:style style:name="co19" style:family="table-column">
      <style:table-column-properties fo:break-before="auto" style:column-width="7.79638888888889cm" style:use-optimal-column-width="true"/>
    </style:style>
    <style:style style:name="co20" style:family="table-column">
      <style:table-column-properties fo:break-before="auto" style:column-width="9.36625cm" style:use-optimal-column-width="true"/>
    </style:style>
    <style:style style:name="co21" style:family="table-column">
      <style:table-column-properties fo:break-before="auto" style:column-width="1.74625cm" style:use-optimal-column-width="true"/>
    </style:style>
    <style:style style:name="co22" style:family="table-column">
      <style:table-column-properties fo:break-before="auto" style:column-width="2.31069444444444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spedal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Codice struttura</text:p>
          </table:table-cell>
          <table:table-cell office:value-type="string" table:style-name="ce1">
            <text:p>Denominazione struttura</text:p>
          </table:table-cell>
          <table:table-cell office:value-type="string" table:style-name="ce1">
            <text:p>Indirizzo</text:p>
          </table:table-cell>
          <table:table-cell office:value-type="string" table:style-name="ce1">
            <text:p>Comune</text:p>
          </table:table-cell>
          <table:table-cell office:value-type="string" table:style-name="ce1">
            <text:p>Descrizione tipo struttura</text:p>
          </table:table-cell>
          <table:table-cell office:value-type="string" table:style-name="ce1">
            <text:p>Direttore sanitario</text:p>
          </table:table-cell>
          <table:table-cell table:number-columns-repeated="16378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1">
            <text:p>C.TRO BRONCOPNEUMOPATIE INRCA-CASATENOVO</text:p>
          </table:table-cell>
          <table:table-cell office:value-type="string" table:style-name="ce1">
            <text:p>VIA MONTEREGIO, 13<text:s text:c="22"/></text:p>
          </table:table-cell>
          <table:table-cell office:value-type="string" table:style-name="ce1">
            <text:p>CASATENOVO<text:s text:c="30"/></text:p>
          </table:table-cell>
          <table:table-cell office:value-type="string" table:style-name="ce1">
            <text:p>IRCCS pubblico</text:p>
          </table:table-cell>
          <table:table-cell office:value-type="string" table:style-name="ce1">
            <text:p>NGLTCR82B11A542L</text:p>
          </table:table-cell>
          <table:table-cell table:number-columns-repeated="16378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1">
            <text:p>FOND.IRCCS "ISTIT.NAZ.LE TUMORI"MILANO<text:s text:c="2"/></text:p>
          </table:table-cell>
          <table:table-cell office:value-type="string" table:style-name="ce1">
            <text:p>VIA VENEZIAN, 1<text:s text:c="25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IRCCS fondazione</text:p>
          </table:table-cell>
          <table:table-cell office:value-type="string" table:style-name="ce1">
            <text:p>MGGRRG55C30I137V</text:p>
          </table:table-cell>
          <table:table-cell table:number-columns-repeated="16378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1">
            <text:p>FOND.IRCCS IST.NAZ.NEUROLOGICO C.BESTA<text:s text:c="2"/></text:p>
          </table:table-cell>
          <table:table-cell office:value-type="string" table:style-name="ce1">
            <text:p>VIA CELORIA 11<text:s text:c="26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IRCCS fondazione</text:p>
          </table:table-cell>
          <table:table-cell office:value-type="string" table:style-name="ce1">
            <text:p>SLTGND66L49B136F</text:p>
          </table:table-cell>
          <table:table-cell table:number-columns-repeated="16378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1">
            <text:p>OSPEDALE POLICLINICO S. MATTEO - PAVIA<text:s text:c="2"/></text:p>
          </table:table-cell>
          <table:table-cell office:value-type="string" table:style-name="ce1">
            <text:p>P.LE GOLGI, 19<text:s text:c="26"/></text:p>
          </table:table-cell>
          <table:table-cell office:value-type="string" table:style-name="ce1">
            <text:p>PAVIA<text:s text:c="35"/></text:p>
          </table:table-cell>
          <table:table-cell office:value-type="string" table:style-name="ce1">
            <text:p>IRCCS fondazione</text:p>
          </table:table-cell>
          <table:table-cell office:value-type="string" table:style-name="ce1">
            <text:p>ZNRMRO34B17F774P</text:p>
          </table:table-cell>
          <table:table-cell table:number-columns-repeated="16378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1">
            <text:p>FONDAZ.IRCCS CA' GRANDA - OSPEDALE MAGGI</text:p>
          </table:table-cell>
          <table:table-cell office:value-type="string" table:style-name="ce1">
            <text:p>VIA FRANCESCO SFORZA, 28<text:s text:c="16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IRCCS fondazione</text:p>
          </table:table-cell>
          <table:table-cell office:value-type="string" table:style-name="ce1">
            <text:p>BRGCLL43D07A929Z</text:p>
          </table:table-cell>
          <table:table-cell table:number-columns-repeated="16378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1">
            <text:p>A.O. OSP.CIRC. FONDAZIONE MACCHI-VARESE<text:s/></text:p>
          </table:table-cell>
          <table:table-cell office:value-type="string" table:style-name="ce1">
            <text:p>VIALE LUIGI BORRI, 57<text:s text:c="19"/></text:p>
          </table:table-cell>
          <table:table-cell office:value-type="string" table:style-name="ce1">
            <text:p>VARESE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CLLCDV74P15D068N</text:p>
          </table:table-cell>
          <table:table-cell table:number-columns-repeated="16378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1">
            <text:p>A.O. S.ANTONIO ABATE - GALLARATE<text:s text:c="8"/></text:p>
          </table:table-cell>
          <table:table-cell office:value-type="string" table:style-name="ce1">
            <text:p>L.GO BOITO <text:s text:c="2"/>2<text:s text:c="26"/></text:p>
          </table:table-cell>
          <table:table-cell office:value-type="string" table:style-name="ce1">
            <text:p>GALLARATE<text:s text:c="31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LLLLVR40E20C263U</text:p>
          </table:table-cell>
          <table:table-cell table:number-columns-repeated="16378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1">
            <text:p>A.O. OSPEDALE DI CIRCOLO - BUSTO ARSIZIO</text:p>
          </table:table-cell>
          <table:table-cell office:value-type="string" table:style-name="ce1">
            <text:p>PIAZZALE <text:s/>SOLARO, 3<text:s text:c="21"/></text:p>
          </table:table-cell>
          <table:table-cell office:value-type="string" table:style-name="ce1">
            <text:p>BUSTO ARSIZIO<text:s text:c="27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LBSDR32D18E177F</text:p>
          </table:table-cell>
          <table:table-cell table:number-columns-repeated="16378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1">
            <text:p>A.O. SPEDALI CIVILI - BRESCIA<text:s text:c="11"/></text:p>
          </table:table-cell>
          <table:table-cell office:value-type="string" table:style-name="ce1">
            <text:p>PIAZZALE SPEDALI CIVILI, 1<text:s text:c="14"/></text:p>
          </table:table-cell>
          <table:table-cell office:value-type="string" table:style-name="ce1">
            <text:p>BRESCIA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SMMCNN16C68A550C</text:p>
          </table:table-cell>
          <table:table-cell table:number-columns-repeated="16378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1">
            <text:p>A.O. "MELLINO MELLINI" - CHIARI<text:s text:c="9"/></text:p>
          </table:table-cell>
          <table:table-cell office:value-type="string" table:style-name="ce1">
            <text:p>VIALE MAZZINI, 4<text:s text:c="24"/></text:p>
          </table:table-cell>
          <table:table-cell office:value-type="string" table:style-name="ce1">
            <text:p>CHIARI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SPDGPT74P09E914M</text:p>
          </table:table-cell>
          <table:table-cell table:number-columns-repeated="16378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1">
            <text:p>A.O. DESENZANO DEL GARDA - DESENZANO G.<text:s/></text:p>
          </table:table-cell>
          <table:table-cell office:value-type="string" table:style-name="ce1">
            <text:p>LOCALITA' MONTECROCE<text:s text:c="20"/></text:p>
          </table:table-cell>
          <table:table-cell office:value-type="string" table:style-name="ce1">
            <text:p>DESENZANO DEL GARDA<text:s text:c="21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GRNRSL57D43H536M</text:p>
          </table:table-cell>
          <table:table-cell table:number-columns-repeated="16378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1">
            <text:p>A.O. ISTITUTI OSPEDALIERI - CREMONA<text:s text:c="5"/></text:p>
          </table:table-cell>
          <table:table-cell office:value-type="string" table:style-name="ce1">
            <text:p>VIALE CONCORDIA, 1<text:s text:c="22"/></text:p>
          </table:table-cell>
          <table:table-cell office:value-type="string" table:style-name="ce1">
            <text:p>CREMONA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PLMMHL17P04E360F</text:p>
          </table:table-cell>
          <table:table-cell table:number-columns-repeated="16378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1">
            <text:p>A.O. OSPEDALE MAGGIORE - CREMA<text:s text:c="10"/></text:p>
          </table:table-cell>
          <table:table-cell office:value-type="string" table:style-name="ce1">
            <text:p>VIA GRAMSCI 13<text:s text:c="26"/></text:p>
          </table:table-cell>
          <table:table-cell office:value-type="string" table:style-name="ce1">
            <text:p>CREMA<text:s text:c="35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PSENLN69A21G658C</text:p>
          </table:table-cell>
          <table:table-cell table:number-columns-repeated="16378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1">
            <text:p>A.O. S.ANNA - COMO<text:s text:c="22"/></text:p>
          </table:table-cell>
          <table:table-cell office:value-type="string" table:style-name="ce1">
            <text:p>VIA NAPOLEONA, 60<text:s text:c="23"/></text:p>
          </table:table-cell>
          <table:table-cell office:value-type="string" table:style-name="ce1">
            <text:p>COMO<text:s text:c="36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SBSDCM13L10H536O</text:p>
          </table:table-cell>
          <table:table-cell table:number-columns-repeated="16378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1">
            <text:p>A.O. OSPEDALE DI LECCO - LECCO<text:s text:c="10"/></text:p>
          </table:table-cell>
          <table:table-cell office:value-type="string" table:style-name="ce1">
            <text:p>VIA DELL'EREMO, 9/11<text:s text:c="20"/></text:p>
          </table:table-cell>
          <table:table-cell office:value-type="string" table:style-name="ce1">
            <text:p>LECCO<text:s text:c="35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RGMLT06B20E246T</text:p>
          </table:table-cell>
          <table:table-cell table:number-columns-repeated="16378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1">
            <text:p>A.O. OSPEDALI RIUNITI - BERGAMO<text:s text:c="9"/></text:p>
          </table:table-cell>
          <table:table-cell office:value-type="string" table:style-name="ce1">
            <text:p>LARGO BAROZZI, 1<text:s text:c="24"/></text:p>
          </table:table-cell>
          <table:table-cell office:value-type="string" table:style-name="ce1">
            <text:p>BERGAMO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TCCSFN90P69L673A</text:p>
          </table:table-cell>
          <table:table-cell table:number-columns-repeated="16378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1">
            <text:p>A.O. OSP.TREVIGLIO CARAVAGGIO-TREVIGLIO<text:s/></text:p>
          </table:table-cell>
          <table:table-cell office:value-type="string" table:style-name="ce1">
            <text:p>PIAZZA OSPEDALE 1<text:s text:c="23"/></text:p>
          </table:table-cell>
          <table:table-cell office:value-type="string" table:style-name="ce1">
            <text:p>TREVIGLIO<text:s text:c="31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BZZDBR91T41C327G</text:p>
          </table:table-cell>
          <table:table-cell table:number-columns-repeated="16378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1">
            <text:p>A.O. "BOLOGNINI" - SERIATE<text:s text:c="14"/></text:p>
          </table:table-cell>
          <table:table-cell office:value-type="string" table:style-name="ce1">
            <text:p>VIA PADERNO, 21<text:s text:c="25"/></text:p>
          </table:table-cell>
          <table:table-cell office:value-type="string" table:style-name="ce1">
            <text:p>SERIATE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GLDAI08L59E558Q</text:p>
          </table:table-cell>
          <table:table-cell table:number-columns-repeated="16378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1">
            <text:p>A.O. "CARLO POMA" - MANTOVA<text:s text:c="13"/></text:p>
          </table:table-cell>
          <table:table-cell office:value-type="string" table:style-name="ce1">
            <text:p>VIA ALBERTONI, 1<text:s text:c="24"/></text:p>
          </table:table-cell>
          <table:table-cell office:value-type="string" table:style-name="ce1">
            <text:p>MANTOVA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FRRLND48T55L666M</text:p>
          </table:table-cell>
          <table:table-cell table:number-columns-repeated="16378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1">
            <text:p>A.O. "LUIGI SACCO" - MILANO<text:s text:c="13"/></text:p>
          </table:table-cell>
          <table:table-cell office:value-type="string" table:style-name="ce1">
            <text:p>VIA S. GIOVANNI BATTISTA GRASSI, 74<text:s text:c="5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PRMSCC36S02H127P</text:p>
          </table:table-cell>
          <table:table-cell table:number-columns-repeated="16378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1">
            <text:p>A.O. "OSP.NIGUARDA CA'GRANDA"-MILANO<text:s text:c="4"/></text:p>
          </table:table-cell>
          <table:table-cell office:value-type="string" table:style-name="ce1">
            <text:p>PIAZZA OSP. MAGGIORE,3<text:s text:c="18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TTGNE78A66G698V</text:p>
          </table:table-cell>
          <table:table-cell table:number-columns-repeated="16378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1">
            <text:p>A.O. "IST.CLIN.PERFEZIONAMENTO"-MILANO<text:s text:c="2"/></text:p>
          </table:table-cell>
          <table:table-cell office:value-type="string" table:style-name="ce1">
            <text:p>VIA DAVERIO, 6<text:s text:c="26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GRPMNL14D17B984Q</text:p>
          </table:table-cell>
          <table:table-cell table:number-columns-repeated="16378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1">
            <text:p>A.O. FATEBENEFRATELLI E OFTALMICO-MILANO</text:p>
          </table:table-cell>
          <table:table-cell office:value-type="string" table:style-name="ce1">
            <text:p>CORSO DI PORTA NUOVA, 23<text:s text:c="16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PSQLDI84D42H081E</text:p>
          </table:table-cell>
          <table:table-cell table:number-columns-repeated="16378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1">
            <text:p>A.O. "SAN PAOLO" - MILANO<text:s text:c="15"/></text:p>
          </table:table-cell>
          <table:table-cell office:value-type="string" table:style-name="ce1">
            <text:p>VIA A. DI RUDINI', 8<text:s text:c="20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BRTCNA86E17F545K</text:p>
          </table:table-cell>
          <table:table-cell table:number-columns-repeated="16378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1">
            <text:p>A.O. IST.ORTOPEDICO GAETANO PINI-MILANO<text:s/></text:p>
          </table:table-cell>
          <table:table-cell office:value-type="string" table:style-name="ce1">
            <text:p>PIAZZA CARDINAL FERRARI, 1<text:s text:c="14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TRGMNI20T47C210F</text:p>
          </table:table-cell>
          <table:table-cell table:number-columns-repeated="16378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1">
            <text:p>A.O. "S.CARLO BORROMEO" - MILANO<text:s text:c="8"/></text:p>
          </table:table-cell>
          <table:table-cell office:value-type="string" table:style-name="ce1">
            <text:p>VIA PIO II, 3<text:s text:c="27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SPRGRZ51B53B562V</text:p>
          </table:table-cell>
          <table:table-cell table:number-columns-repeated="16378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1">
            <text:p>A.O. OSPEDALE CIVILE - LEGNANO<text:s text:c="10"/></text:p>
          </table:table-cell>
          <table:table-cell office:value-type="string" table:style-name="ce1">
            <text:p>CORSO SEMPIONE, 82<text:s text:c="22"/></text:p>
          </table:table-cell>
          <table:table-cell office:value-type="string" table:style-name="ce1">
            <text:p>LEGNANO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FRNDNA82B05I422B</text:p>
          </table:table-cell>
          <table:table-cell table:number-columns-repeated="16378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1">
            <text:p>A.O. "G. SALVINI" - GARBAGNATE<text:s text:c="10"/></text:p>
          </table:table-cell>
          <table:table-cell office:value-type="string" table:style-name="ce1">
            <text:p>VIALE FORLANINI, 121<text:s text:c="20"/></text:p>
          </table:table-cell>
          <table:table-cell office:value-type="string" table:style-name="ce1">
            <text:p>GARBAGNATE MILANESE<text:s text:c="21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CRDSLV01M54F998E</text:p>
          </table:table-cell>
          <table:table-cell table:number-columns-repeated="16378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1">
            <text:p>A.O. OSPEDALE DI CIRCOLO - MELEGNANO<text:s text:c="4"/></text:p>
          </table:table-cell>
          <table:table-cell office:value-type="string" table:style-name="ce1">
            <text:p>VIA PANDINA, 1<text:s text:c="26"/></text:p>
          </table:table-cell>
          <table:table-cell office:value-type="string" table:style-name="ce1">
            <text:p>VIZZOLO PREDABISSI<text:s text:c="22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FNNFLC09P30C412N</text:p>
          </table:table-cell>
          <table:table-cell table:number-columns-repeated="16378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1">
            <text:p>A.O. OSPEDALE CIVILE - VIMERCATE<text:s text:c="8"/></text:p>
          </table:table-cell>
          <table:table-cell office:value-type="string" table:style-name="ce1">
            <text:p>VIA C. BATTISTI,23<text:s text:c="22"/></text:p>
          </table:table-cell>
          <table:table-cell office:value-type="string" table:style-name="ce1">
            <text:p>VIMERCATE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GLBDTR71P22H398A</text:p>
          </table:table-cell>
          <table:table-cell table:number-columns-repeated="16378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1">
            <text:p>A.O. "S.GERARDO" - MONZA<text:s text:c="16"/></text:p>
          </table:table-cell>
          <table:table-cell office:value-type="string" table:style-name="ce1">
            <text:p>VIA SOLFERINO, 16<text:s text:c="23"/></text:p>
          </table:table-cell>
          <table:table-cell office:value-type="string" table:style-name="ce1">
            <text:p>MONZA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LNRPSC19L63D150L</text:p>
          </table:table-cell>
          <table:table-cell table:number-columns-repeated="16378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1">
            <text:p>A.O. DELLA PROVINCIA DI LODI<text:s text:c="12"/></text:p>
          </table:table-cell>
          <table:table-cell office:value-type="string" table:style-name="ce1">
            <text:p>PIAZZA OSPEDALE, 10<text:s text:c="21"/></text:p>
          </table:table-cell>
          <table:table-cell office:value-type="string" table:style-name="ce1">
            <text:p>LODI<text:s text:c="36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TRRLSN63D02F427I</text:p>
          </table:table-cell>
          <table:table-cell table:number-columns-repeated="16378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1">
            <text:p>A.O. DELLA PROVINCIA DI PAVIA<text:s text:c="11"/></text:p>
          </table:table-cell>
          <table:table-cell office:value-type="string" table:style-name="ce1">
            <text:p>VIALE REPUBBLICA, 34<text:s text:c="20"/></text:p>
          </table:table-cell>
          <table:table-cell office:value-type="string" table:style-name="ce1">
            <text:p>PAVIA<text:s text:c="35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SSMBR89L62B835A</text:p>
          </table:table-cell>
          <table:table-cell table:number-columns-repeated="16378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1">
            <text:p>A.O. VALTELLINA E VALCHIAVENNA<text:s text:c="10"/></text:p>
          </table:table-cell>
          <table:table-cell office:value-type="string" table:style-name="ce1">
            <text:p>VIA STELVIO, 25<text:s text:c="25"/></text:p>
          </table:table-cell>
          <table:table-cell office:value-type="string" table:style-name="ce1">
            <text:p>SONDRIO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CSSMRT37B48E403B</text:p>
          </table:table-cell>
          <table:table-cell table:number-columns-repeated="16378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1">
            <text:p>ASST GRANDE OSPEDALE METROPOLITANO NIGUA</text:p>
          </table:table-cell>
          <table:table-cell office:value-type="string" table:style-name="ce1">
            <text:p>PIAZZA OSPEDALE MAGGIORE N. 3<text:s text:c="11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NTNLT48E19E243T</text:p>
          </table:table-cell>
          <table:table-cell table:number-columns-repeated="16378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1">
            <text:p>ASST SANTI PAOLO E CARLO<text:s text:c="16"/></text:p>
          </table:table-cell>
          <table:table-cell office:value-type="string" table:style-name="ce1">
            <text:p>VIA A. DI RUDIN¿ N. 8<text:s text:c="19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ZNUGLI42E19I567A</text:p>
          </table:table-cell>
          <table:table-cell table:number-columns-repeated="16378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1">
            <text:p>ASST FATEBENEFRATELLI SACCO<text:s text:c="13"/></text:p>
          </table:table-cell>
          <table:table-cell office:value-type="string" table:style-name="ce1">
            <text:p>VIA G.B. GRASSI N. 74<text:s text:c="19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CNDLRD78E23C561H</text:p>
          </table:table-cell>
          <table:table-cell table:number-columns-repeated="16378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1">
            <text:p>ASST SPEC.ORT.TRAUMATOLOGICO G.PINI/CTO<text:s/></text:p>
          </table:table-cell>
          <table:table-cell office:value-type="string" table:style-name="ce1">
            <text:p>PIAZZA A. CARDINAL FERRARI, 1<text:s text:c="11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CLCDBR67M65G763G</text:p>
          </table:table-cell>
          <table:table-cell table:number-columns-repeated="16378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1">
            <text:p>ASST OVEST MILANESE<text:s text:c="21"/></text:p>
          </table:table-cell>
          <table:table-cell office:value-type="string" table:style-name="ce1">
            <text:p>VIA PAPA GIOVANNI PAOLO II C.P. 3<text:s text:c="7"/></text:p>
          </table:table-cell>
          <table:table-cell office:value-type="string" table:style-name="ce1">
            <text:p>LEGNANO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CCALSS34R30G137U</text:p>
          </table:table-cell>
          <table:table-cell table:number-columns-repeated="16378"/>
        </table:table-row>
        <table:table-row table:style-name="ro1">
          <table:table-cell office:value-type="float" office:value="30706" table:style-name="ce1">
            <text:p>30706</text:p>
          </table:table-cell>
          <table:table-cell office:value-type="string" table:style-name="ce1">
            <text:p>ASST RHODENSE<text:s text:c="27"/></text:p>
          </table:table-cell>
          <table:table-cell office:value-type="string" table:style-name="ce1">
            <text:p>VIALE FORLANINI N. 95<text:s text:c="19"/></text:p>
          </table:table-cell>
          <table:table-cell office:value-type="string" table:style-name="ce1">
            <text:p>GARBAGNATE MILANESE<text:s text:c="21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TLTBVN45C45H525E</text:p>
          </table:table-cell>
          <table:table-cell table:number-columns-repeated="16378"/>
        </table:table-row>
        <table:table-row table:style-name="ro1">
          <table:table-cell office:value-type="float" office:value="30707" table:style-name="ce1">
            <text:p>30707</text:p>
          </table:table-cell>
          <table:table-cell office:value-type="string" table:style-name="ce1">
            <text:p>ASST NORD MILANO<text:s text:c="24"/></text:p>
          </table:table-cell>
          <table:table-cell office:value-type="string" table:style-name="ce1">
            <text:p>VIALE GIACOMO MATTEOTTI 83<text:s text:c="14"/></text:p>
          </table:table-cell>
          <table:table-cell office:value-type="string" table:style-name="ce1">
            <text:p>SESTO SAN GIOVANNI<text:s text:c="22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BRGVPS34S26E957F</text:p>
          </table:table-cell>
          <table:table-cell table:number-columns-repeated="16378"/>
        </table:table-row>
        <table:table-row table:style-name="ro1">
          <table:table-cell office:value-type="float" office:value="30708" table:style-name="ce1">
            <text:p>30708</text:p>
          </table:table-cell>
          <table:table-cell office:value-type="string" table:style-name="ce1">
            <text:p>ASST MELEGNANO E DELLA MARTESANA<text:s text:c="8"/></text:p>
          </table:table-cell>
          <table:table-cell office:value-type="string" table:style-name="ce1">
            <text:p>VIA PANDINA N. 1<text:s text:c="24"/></text:p>
          </table:table-cell>
          <table:table-cell office:value-type="string" table:style-name="ce1">
            <text:p>VIZZOLO PREDABISSI<text:s text:c="22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FRNLBD42B04I876D</text:p>
          </table:table-cell>
          <table:table-cell table:number-columns-repeated="16378"/>
        </table:table-row>
        <table:table-row table:style-name="ro1">
          <table:table-cell office:value-type="float" office:value="30709" table:style-name="ce1">
            <text:p>30709</text:p>
          </table:table-cell>
          <table:table-cell office:value-type="string" table:style-name="ce1">
            <text:p>ASST DI LODI<text:s text:c="28"/></text:p>
          </table:table-cell>
          <table:table-cell office:value-type="string" table:style-name="ce1">
            <text:p>VIA FISSIRAGA N. 15<text:s text:c="21"/></text:p>
          </table:table-cell>
          <table:table-cell office:value-type="string" table:style-name="ce1">
            <text:p>LODI<text:s text:c="36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GNCDD94P57D787V</text:p>
          </table:table-cell>
          <table:table-cell table:number-columns-repeated="16378"/>
        </table:table-row>
        <table:table-row table:style-name="ro1">
          <table:table-cell office:value-type="float" office:value="30710" table:style-name="ce1">
            <text:p>30710</text:p>
          </table:table-cell>
          <table:table-cell office:value-type="string" table:style-name="ce1">
            <text:p>ASST DEI SETTE LAGHI<text:s text:c="20"/></text:p>
          </table:table-cell>
          <table:table-cell office:value-type="string" table:style-name="ce1">
            <text:p>VIALE BORRI N. 57<text:s text:c="23"/></text:p>
          </table:table-cell>
          <table:table-cell office:value-type="string" table:style-name="ce1">
            <text:p>VARESE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RMNCLE66D41C537N</text:p>
          </table:table-cell>
          <table:table-cell table:number-columns-repeated="16378"/>
        </table:table-row>
        <table:table-row table:style-name="ro1">
          <table:table-cell office:value-type="float" office:value="30711" table:style-name="ce1">
            <text:p>30711</text:p>
          </table:table-cell>
          <table:table-cell office:value-type="string" table:style-name="ce1">
            <text:p>ASST DELLA VALLE OLONA<text:s text:c="18"/></text:p>
          </table:table-cell>
          <table:table-cell office:value-type="string" table:style-name="ce1">
            <text:p>VIA A. DA BRESCIA N. 1<text:s text:c="18"/></text:p>
          </table:table-cell>
          <table:table-cell office:value-type="string" table:style-name="ce1">
            <text:p>BUSTO ARSIZIO<text:s text:c="27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SPZVPS42E04G206R</text:p>
          </table:table-cell>
          <table:table-cell table:number-columns-repeated="16378"/>
        </table:table-row>
        <table:table-row table:style-name="ro1">
          <table:table-cell office:value-type="float" office:value="30712" table:style-name="ce1">
            <text:p>30712</text:p>
          </table:table-cell>
          <table:table-cell office:value-type="string" table:style-name="ce1">
            <text:p>ASST LARIANA<text:s text:c="28"/></text:p>
          </table:table-cell>
          <table:table-cell office:value-type="string" table:style-name="ce1">
            <text:p>VIA NAPOLEONA N. 60<text:s text:c="21"/></text:p>
          </table:table-cell>
          <table:table-cell office:value-type="string" table:style-name="ce1">
            <text:p>COMO<text:s text:c="36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RVLZCR89P05B085R</text:p>
          </table:table-cell>
          <table:table-cell table:number-columns-repeated="16378"/>
        </table:table-row>
        <table:table-row table:style-name="ro1">
          <table:table-cell office:value-type="float" office:value="30713" table:style-name="ce1">
            <text:p>30713</text:p>
          </table:table-cell>
          <table:table-cell office:value-type="string" table:style-name="ce1">
            <text:p>ASST DELLA VALTELLINA E DELL'ALTO LARIO<text:s/></text:p>
          </table:table-cell>
          <table:table-cell office:value-type="string" table:style-name="ce1">
            <text:p>VIA STELVIO N. 25<text:s text:c="23"/></text:p>
          </table:table-cell>
          <table:table-cell office:value-type="string" table:style-name="ce1">
            <text:p>SONDRIO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TTDNA83D01I756S</text:p>
          </table:table-cell>
          <table:table-cell table:number-columns-repeated="16378"/>
        </table:table-row>
        <table:table-row table:style-name="ro1">
          <table:table-cell office:value-type="float" office:value="30714" table:style-name="ce1">
            <text:p>30714</text:p>
          </table:table-cell>
          <table:table-cell office:value-type="string" table:style-name="ce1">
            <text:p>ASST DELLA VALCAMONICA<text:s text:c="18"/></text:p>
          </table:table-cell>
          <table:table-cell office:value-type="string" table:style-name="ce1">
            <text:p>VIA NISSOLINA N. 2<text:s text:c="22"/></text:p>
          </table:table-cell>
          <table:table-cell office:value-type="string" table:style-name="ce1">
            <text:p>BRENO<text:s text:c="35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BNFRRT99R60G114B</text:p>
          </table:table-cell>
          <table:table-cell table:number-columns-repeated="16378"/>
        </table:table-row>
        <table:table-row table:style-name="ro1">
          <table:table-cell office:value-type="float" office:value="30715" table:style-name="ce1">
            <text:p>30715</text:p>
          </table:table-cell>
          <table:table-cell office:value-type="string" table:style-name="ce1">
            <text:p>ASST DI LECCO<text:s text:c="27"/></text:p>
          </table:table-cell>
          <table:table-cell office:value-type="string" table:style-name="ce1">
            <text:p>VIA DELL'EREMO N. 9/11<text:s text:c="18"/></text:p>
          </table:table-cell>
          <table:table-cell office:value-type="string" table:style-name="ce1">
            <text:p>LECCO<text:s text:c="35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CPLPRN58B25F963F</text:p>
          </table:table-cell>
          <table:table-cell table:number-columns-repeated="16378"/>
        </table:table-row>
        <table:table-row table:style-name="ro1">
          <table:table-cell office:value-type="float" office:value="30716" table:style-name="ce1">
            <text:p>30716</text:p>
          </table:table-cell>
          <table:table-cell office:value-type="string" table:style-name="ce1">
            <text:p>ASST DI MONZA<text:s text:c="27"/></text:p>
          </table:table-cell>
          <table:table-cell office:value-type="string" table:style-name="ce1">
            <text:p>VIA PERGOLESI N. 33<text:s text:c="21"/></text:p>
          </table:table-cell>
          <table:table-cell office:value-type="string" table:style-name="ce1">
            <text:p>MONZA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GVANCN92B08G937B</text:p>
          </table:table-cell>
          <table:table-cell table:number-columns-repeated="16378"/>
        </table:table-row>
        <table:table-row table:style-name="ro1">
          <table:table-cell office:value-type="float" office:value="30717" table:style-name="ce1">
            <text:p>30717</text:p>
          </table:table-cell>
          <table:table-cell office:value-type="string" table:style-name="ce1">
            <text:p>ASST DI VIMERCATE<text:s text:c="23"/></text:p>
          </table:table-cell>
          <table:table-cell office:value-type="string" table:style-name="ce1">
            <text:p>VIA SANTI COSMA E DAMIANO N. 10<text:s text:c="9"/></text:p>
          </table:table-cell>
          <table:table-cell office:value-type="string" table:style-name="ce1">
            <text:p>VIMERCATE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TSTCDL83E65D157L</text:p>
          </table:table-cell>
          <table:table-cell table:number-columns-repeated="16378"/>
        </table:table-row>
        <table:table-row table:style-name="ro1">
          <table:table-cell office:value-type="float" office:value="30718" table:style-name="ce1">
            <text:p>30718</text:p>
          </table:table-cell>
          <table:table-cell office:value-type="string" table:style-name="ce1">
            <text:p>ASST PAPA GIOVANNI XXIII<text:s text:c="16"/></text:p>
          </table:table-cell>
          <table:table-cell office:value-type="string" table:style-name="ce1">
            <text:p>PIAZZA ORGANIZZAZIONE MONDIALE DELLA SAN</text:p>
          </table:table-cell>
          <table:table-cell office:value-type="string" table:style-name="ce1">
            <text:p>BERGAMO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CNZSBN66L61I901C</text:p>
          </table:table-cell>
          <table:table-cell table:number-columns-repeated="16378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1">
            <text:p>ASST DI BERGAMO OVEST<text:s text:c="19"/></text:p>
          </table:table-cell>
          <table:table-cell office:value-type="string" table:style-name="ce1">
            <text:p>P.LE OSPEDALE N. 1<text:s text:c="22"/></text:p>
          </table:table-cell>
          <table:table-cell office:value-type="string" table:style-name="ce1">
            <text:p>TREVIGLIO<text:s text:c="31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FLTSST05R31D325Z</text:p>
          </table:table-cell>
          <table:table-cell table:number-columns-repeated="16378"/>
        </table:table-row>
        <table:table-row table:style-name="ro1">
          <table:table-cell office:value-type="float" office:value="30720" table:style-name="ce1">
            <text:p>30720</text:p>
          </table:table-cell>
          <table:table-cell office:value-type="string" table:style-name="ce1">
            <text:p>ASST DI BERGAMO EST<text:s text:c="21"/></text:p>
          </table:table-cell>
          <table:table-cell office:value-type="string" table:style-name="ce1">
            <text:p>VIA PADERNO N. 21<text:s text:c="23"/></text:p>
          </table:table-cell>
          <table:table-cell office:value-type="string" table:style-name="ce1">
            <text:p>SERIATE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TRVGNZ53L10H784Z</text:p>
          </table:table-cell>
          <table:table-cell table:number-columns-repeated="16378"/>
        </table:table-row>
        <table:table-row table:style-name="ro1">
          <table:table-cell office:value-type="float" office:value="30721" table:style-name="ce1">
            <text:p>30721</text:p>
          </table:table-cell>
          <table:table-cell office:value-type="string" table:style-name="ce1">
            <text:p>ASST DEGLI SPEDALI CIVILI DI BRESCIA<text:s text:c="4"/></text:p>
          </table:table-cell>
          <table:table-cell office:value-type="string" table:style-name="ce1">
            <text:p>PIAZZALE SPEDALI CIVILI N. 1<text:s text:c="12"/></text:p>
          </table:table-cell>
          <table:table-cell office:value-type="string" table:style-name="ce1">
            <text:p>BRESCIA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FRNVFR57A01C247U</text:p>
          </table:table-cell>
          <table:table-cell table:number-columns-repeated="16378"/>
        </table:table-row>
        <table:table-row table:style-name="ro1">
          <table:table-cell office:value-type="float" office:value="30722" table:style-name="ce1">
            <text:p>30722</text:p>
          </table:table-cell>
          <table:table-cell office:value-type="string" table:style-name="ce1">
            <text:p>ASST DELLA FRANCIACORTA<text:s text:c="17"/></text:p>
          </table:table-cell>
          <table:table-cell office:value-type="string" table:style-name="ce1">
            <text:p>VIALE MAZZINI N. 4<text:s text:c="22"/></text:p>
          </table:table-cell>
          <table:table-cell office:value-type="string" table:style-name="ce1">
            <text:p>CHIARI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TTRHM46D19D752P</text:p>
          </table:table-cell>
          <table:table-cell table:number-columns-repeated="16378"/>
        </table:table-row>
        <table:table-row table:style-name="ro1">
          <table:table-cell office:value-type="float" office:value="30723" table:style-name="ce1">
            <text:p>30723</text:p>
          </table:table-cell>
          <table:table-cell office:value-type="string" table:style-name="ce1">
            <text:p>ASST DEL GARDA<text:s text:c="26"/></text:p>
          </table:table-cell>
          <table:table-cell office:value-type="string" table:style-name="ce1">
            <text:p>LOCALIT¿ MONTECROCE<text:s text:c="21"/></text:p>
          </table:table-cell>
          <table:table-cell office:value-type="string" table:style-name="ce1">
            <text:p>DESENZANO DEL GARDA<text:s text:c="21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PLCTNZ81T10I700P</text:p>
          </table:table-cell>
          <table:table-cell table:number-columns-repeated="16378"/>
        </table:table-row>
        <table:table-row table:style-name="ro1">
          <table:table-cell office:value-type="float" office:value="30724" table:style-name="ce1">
            <text:p>30724</text:p>
          </table:table-cell>
          <table:table-cell office:value-type="string" table:style-name="ce1">
            <text:p>ASST DI CREMONA<text:s text:c="25"/></text:p>
          </table:table-cell>
          <table:table-cell office:value-type="string" table:style-name="ce1">
            <text:p>VIALE CONCORDIA N. 1<text:s text:c="20"/></text:p>
          </table:table-cell>
          <table:table-cell office:value-type="string" table:style-name="ce1">
            <text:p>CREMONA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SLVGN00R29C261E</text:p>
          </table:table-cell>
          <table:table-cell table:number-columns-repeated="16378"/>
        </table:table-row>
        <table:table-row table:style-name="ro1">
          <table:table-cell office:value-type="float" office:value="30725" table:style-name="ce1">
            <text:p>30725</text:p>
          </table:table-cell>
          <table:table-cell office:value-type="string" table:style-name="ce1">
            <text:p>ASST DI MANTOVA<text:s text:c="25"/></text:p>
          </table:table-cell>
          <table:table-cell office:value-type="string" table:style-name="ce1">
            <text:p>STRADA LAGO PAIOLO N. 10<text:s text:c="16"/></text:p>
          </table:table-cell>
          <table:table-cell office:value-type="string" table:style-name="ce1">
            <text:p>MANTOVA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JTADNL88T10L302L</text:p>
          </table:table-cell>
          <table:table-cell table:number-columns-repeated="16378"/>
        </table:table-row>
        <table:table-row table:style-name="ro1">
          <table:table-cell office:value-type="float" office:value="30726" table:style-name="ce1">
            <text:p>30726</text:p>
          </table:table-cell>
          <table:table-cell office:value-type="string" table:style-name="ce1">
            <text:p>ASST DI CREMA<text:s text:c="27"/></text:p>
          </table:table-cell>
          <table:table-cell office:value-type="string" table:style-name="ce1">
            <text:p>LARGO UGO DOSSENA N. 2<text:s text:c="18"/></text:p>
          </table:table-cell>
          <table:table-cell office:value-type="string" table:style-name="ce1">
            <text:p>CREMA<text:s text:c="35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RCAMTT18D21H881D</text:p>
          </table:table-cell>
          <table:table-cell table:number-columns-repeated="16378"/>
        </table:table-row>
        <table:table-row table:style-name="ro1">
          <table:table-cell office:value-type="float" office:value="30727" table:style-name="ce1">
            <text:p>30727</text:p>
          </table:table-cell>
          <table:table-cell office:value-type="string" table:style-name="ce1">
            <text:p>ASST DI PAVIA<text:s text:c="27"/></text:p>
          </table:table-cell>
          <table:table-cell office:value-type="string" table:style-name="ce1">
            <text:p>VIALE REPUBBLICA N. 34<text:s text:c="18"/></text:p>
          </table:table-cell>
          <table:table-cell office:value-type="string" table:style-name="ce1">
            <text:p>PAVIA<text:s text:c="35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LDNTBO60B16H294R</text:p>
          </table:table-cell>
          <table:table-cell table:number-columns-repeated="16378"/>
        </table:table-row>
        <table:table-row table:number-rows-repeated="1048514" table:style-name="ro1">
          <table:table-cell table:number-columns-repeated="16384"/>
        </table:table-row>
      </table:table>
      <table:table table:name="Persone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7" table:number-columns-repeated="16371" table:default-cell-style-name="ce1"/>
        <table:table-row table:style-name="ro1">
          <table:table-cell office:value-type="string" table:style-name="ce1">
            <text:p>cognome</text:p>
          </table:table-cell>
          <table:table-cell office:value-type="string" table:style-name="ce1">
            <text:p>nome</text:p>
          </table:table-cell>
          <table:table-cell office:value-type="string" table:style-name="ce1">
            <text:p>nas_luogo</text:p>
          </table:table-cell>
          <table:table-cell office:value-type="string" table:style-name="ce1">
            <text:p>nas_regione</text:p>
          </table:table-cell>
          <table:table-cell office:value-type="string" table:style-name="ce1">
            <text:p>nas_prov</text:p>
          </table:table-cell>
          <table:table-cell office:value-type="string" table:style-name="ce1">
            <text:p>nas_cap</text:p>
          </table:table-cell>
          <table:table-cell office:value-type="string" table:style-name="ce1">
            <text:p>data_nascita</text:p>
          </table:table-cell>
          <table:table-cell office:value-type="string" table:style-name="ce1">
            <text:p>cod_fiscale</text:p>
          </table:table-cell>
          <table:table-cell office:value-type="string" table:style-name="ce1">
            <text:p>res_luogo</text:p>
          </table:table-cell>
          <table:table-cell office:value-type="string" table:style-name="ce1">
            <text:p>res_regione</text:p>
          </table:table-cell>
          <table:table-cell office:value-type="string" table:style-name="ce1">
            <text:p>res_prov</text:p>
          </table:table-cell>
          <table:table-cell office:value-type="string" table:style-name="ce1">
            <text:p>res_cap</text:p>
          </table:table-cell>
          <table:table-cell office:value-type="string" table:style-name="ce1">
            <text:p>indirizzo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Angelilli</text:p>
          </table:table-cell>
          <table:table-cell office:value-type="string" table:style-name="ce1">
            <text:p>Tancredi</text:p>
          </table:table-cell>
          <table:table-cell office:value-type="string" table:style-name="ce1">
            <text:p>Badolat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61" table:style-name="ce1">
            <text:p>88061</text:p>
          </table:table-cell>
          <table:table-cell office:value-type="date" office:date-value="1982-02-11T00:00:00" table:style-name="ce2">
            <text:p>11/02/1982</text:p>
          </table:table-cell>
          <table:table-cell office:value-type="string" table:style-name="ce1">
            <text:p>NGLTCR82B11A542L</text:p>
          </table:table-cell>
          <table:table-cell office:value-type="string" table:style-name="ce1">
            <text:p>Maser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10" table:style-name="ce1">
            <text:p>31010</text:p>
          </table:table-cell>
          <table:table-cell office:value-type="string" table:style-name="ce1">
            <text:p>Località P.Thouar, 19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Magagni</text:p>
          </table:table-cell>
          <table:table-cell office:value-type="string" table:style-name="ce1">
            <text:p>Arrigo</text:p>
          </table:table-cell>
          <table:table-cell office:value-type="string" table:style-name="ce1">
            <text:p>San Raffaele Cime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90" table:style-name="ce1">
            <text:p>10090</text:p>
          </table:table-cell>
          <table:table-cell office:value-type="date" office:date-value="1955-03-30T00:00:00" table:style-name="ce2">
            <text:p>30/03/1955</text:p>
          </table:table-cell>
          <table:table-cell office:value-type="string" table:style-name="ce1">
            <text:p>MGGRRG55C30I137V</text:p>
          </table:table-cell>
          <table:table-cell office:value-type="string" table:style-name="ce1">
            <text:p>Belvedere Marittim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21" table:style-name="ce1">
            <text:p>87021</text:p>
          </table:table-cell>
          <table:table-cell office:value-type="string" table:style-name="ce1">
            <text:p>Via P.Borsieri, 199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Saltaformaggio</text:p>
          </table:table-cell>
          <table:table-cell office:value-type="string" table:style-name="ce1">
            <text:p>Guenda</text:p>
          </table:table-cell>
          <table:table-cell office:value-type="string" table:style-name="ce1">
            <text:p>Brei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20" table:style-name="ce1">
            <text:p>13020</text:p>
          </table:table-cell>
          <table:table-cell office:value-type="date" office:date-value="1966-07-09T00:00:00" table:style-name="ce2">
            <text:p>09/07/1966</text:p>
          </table:table-cell>
          <table:table-cell office:value-type="string" table:style-name="ce1">
            <text:p>SLTGND66L49B136F</text:p>
          </table:table-cell>
          <table:table-cell office:value-type="string" table:style-name="ce1">
            <text:p>Monte Sant'Angel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37" table:style-name="ce1">
            <text:p>71037</text:p>
          </table:table-cell>
          <table:table-cell office:value-type="string" table:style-name="ce1">
            <text:p>Via G.Nuccio, 47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Zanardo</text:p>
          </table:table-cell>
          <table:table-cell office:value-type="string" table:style-name="ce1">
            <text:p>Omero</text:p>
          </table:table-cell>
          <table:table-cell office:value-type="string" table:style-name="ce1">
            <text:p>Motta de' Cont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10" table:style-name="ce1">
            <text:p>13010</text:p>
          </table:table-cell>
          <table:table-cell office:value-type="date" office:date-value="1934-02-17T00:00:00" table:style-name="ce2">
            <text:p>17/02/1934</text:p>
          </table:table-cell>
          <table:table-cell office:value-type="string" table:style-name="ce1">
            <text:p>ZNRMRO34B17F774P</text:p>
          </table:table-cell>
          <table:table-cell office:value-type="string" table:style-name="ce1">
            <text:p>Frugaro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65" table:style-name="ce1">
            <text:p>15065</text:p>
          </table:table-cell>
          <table:table-cell office:value-type="string" table:style-name="ce1">
            <text:p>Via M.A.Bragadin, 147/d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Bergallo</text:p>
          </table:table-cell>
          <table:table-cell office:value-type="string" table:style-name="ce1">
            <text:p>Achille</text:p>
          </table:table-cell>
          <table:table-cell office:value-type="string" table:style-name="ce1">
            <text:p>Boffalora sopra Tici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10" table:style-name="ce1">
            <text:p>20010</text:p>
          </table:table-cell>
          <table:table-cell office:value-type="date" office:date-value="1943-04-07T00:00:00" table:style-name="ce2">
            <text:p>07/04/1943</text:p>
          </table:table-cell>
          <table:table-cell office:value-type="string" table:style-name="ce1">
            <text:p>BRGCLL43D07A929Z</text:p>
          </table:table-cell>
          <table:table-cell office:value-type="string" table:style-name="ce1">
            <text:p>Trigo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18" table:style-name="ce1">
            <text:p>26018</text:p>
          </table:table-cell>
          <table:table-cell office:value-type="string" table:style-name="ce1">
            <text:p>Via G.Pelitti, 11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Colletto</text:p>
          </table:table-cell>
          <table:table-cell office:value-type="string" table:style-name="ce1">
            <text:p>Clodoveo</text:p>
          </table:table-cell>
          <table:table-cell office:value-type="string" table:style-name="ce1">
            <text:p>Corte Palas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70" table:style-name="ce1">
            <text:p>20070</text:p>
          </table:table-cell>
          <table:table-cell office:value-type="date" office:date-value="1974-09-15T00:00:00" table:style-name="ce2">
            <text:p>15/09/1974</text:p>
          </table:table-cell>
          <table:table-cell office:value-type="string" table:style-name="ce1">
            <text:p>CLLCDV74P15D068N</text:p>
          </table:table-cell>
          <table:table-cell office:value-type="string" table:style-name="ce1">
            <text:p>Brunel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20" table:style-name="ce1">
            <text:p>21020</text:p>
          </table:table-cell>
          <table:table-cell office:value-type="string" table:style-name="ce1">
            <text:p>Via Chiossetto, 134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Lellis</text:p>
          </table:table-cell>
          <table:table-cell office:value-type="string" table:style-name="ce1">
            <text:p>Alvaro</text:p>
          </table:table-cell>
          <table:table-cell office:value-type="string" table:style-name="ce1">
            <text:p>Castel San Niccolò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AR</text:p>
          </table:table-cell>
          <table:table-cell office:value-type="float" office:value="52018" table:style-name="ce1">
            <text:p>52018</text:p>
          </table:table-cell>
          <table:table-cell office:value-type="date" office:date-value="1940-05-20T00:00:00" table:style-name="ce2">
            <text:p>20/05/1940</text:p>
          </table:table-cell>
          <table:table-cell office:value-type="string" table:style-name="ce1">
            <text:p>LLLLVR40E20C263U</text:p>
          </table:table-cell>
          <table:table-cell office:value-type="string" table:style-name="ce1">
            <text:p>Tresan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MS</text:p>
          </table:table-cell>
          <table:table-cell office:value-type="float" office:value="54012" table:style-name="ce1">
            <text:p>54012</text:p>
          </table:table-cell>
          <table:table-cell office:value-type="string" table:style-name="ce1">
            <text:p>Via A.Frignani, 71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Amalberti</text:p>
          </table:table-cell>
          <table:table-cell office:value-type="string" table:style-name="ce1">
            <text:p>Isidoro</text:p>
          </table:table-cell>
          <table:table-cell office:value-type="string" table:style-name="ce1">
            <text:p>Grignasc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75" table:style-name="ce1">
            <text:p>28075</text:p>
          </table:table-cell>
          <table:table-cell office:value-type="date" office:date-value="1932-04-18T00:00:00" table:style-name="ce2">
            <text:p>18/04/1932</text:p>
          </table:table-cell>
          <table:table-cell office:value-type="string" table:style-name="ce1">
            <text:p>MLBSDR32D18E177F</text:p>
          </table:table-cell>
          <table:table-cell office:value-type="string" table:style-name="ce1">
            <text:p>Not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SR</text:p>
          </table:table-cell>
          <table:table-cell office:value-type="float" office:value="96017" table:style-name="ce1">
            <text:p>96017</text:p>
          </table:table-cell>
          <table:table-cell office:value-type="string" table:style-name="ce1">
            <text:p>Via Tirana, 22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Sammartano</text:p>
          </table:table-cell>
          <table:table-cell office:value-type="string" table:style-name="ce1">
            <text:p>Corinna</text:p>
          </table:table-cell>
          <table:table-cell office:value-type="string" table:style-name="ce1">
            <text:p>Bagnari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50" table:style-name="ce1">
            <text:p>27050</text:p>
          </table:table-cell>
          <table:table-cell office:value-type="date" office:date-value="2016-03-28T00:00:00" table:style-name="ce2">
            <text:p>28/03/2016</text:p>
          </table:table-cell>
          <table:table-cell office:value-type="string" table:style-name="ce1">
            <text:p>SMMCNN16C68A550C</text:p>
          </table:table-cell>
          <table:table-cell office:value-type="string" table:style-name="ce1">
            <text:p>Vialfrè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90" table:style-name="ce1">
            <text:p>10090</text:p>
          </table:table-cell>
          <table:table-cell office:value-type="string" table:style-name="ce1">
            <text:p>Via F.A.Ozanam, 79/c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Spadafora</text:p>
          </table:table-cell>
          <table:table-cell office:value-type="string" table:style-name="ce1">
            <text:p>Gianpietro</text:p>
          </table:table-cell>
          <table:table-cell office:value-type="string" table:style-name="ce1">
            <text:p>Marano Marchesat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40" table:style-name="ce1">
            <text:p>87040</text:p>
          </table:table-cell>
          <table:table-cell office:value-type="date" office:date-value="1974-09-09T00:00:00" table:style-name="ce2">
            <text:p>09/09/1974</text:p>
          </table:table-cell>
          <table:table-cell office:value-type="string" table:style-name="ce1">
            <text:p>SPDGPT74P09E914M</text:p>
          </table:table-cell>
          <table:table-cell office:value-type="string" table:style-name="ce1">
            <text:p>Pign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37" table:style-name="ce1">
            <text:p>18037</text:p>
          </table:table-cell>
          <table:table-cell office:value-type="string" table:style-name="ce1">
            <text:p>Viale P.Randazzo, 205/j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Granata</text:p>
          </table:table-cell>
          <table:table-cell office:value-type="string" table:style-name="ce1">
            <text:p>Ersilia</text:p>
          </table:table-cell>
          <table:table-cell office:value-type="string" table:style-name="ce1">
            <text:p>Ronco Scriv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19" table:style-name="ce1">
            <text:p>16019</text:p>
          </table:table-cell>
          <table:table-cell office:value-type="date" office:date-value="1957-04-03T00:00:00" table:style-name="ce2">
            <text:p>03/04/1957</text:p>
          </table:table-cell>
          <table:table-cell office:value-type="string" table:style-name="ce1">
            <text:p>GRNRSL57D43H536M</text:p>
          </table:table-cell>
          <table:table-cell office:value-type="string" table:style-name="ce1">
            <text:p>Camporotondo Etne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T</text:p>
          </table:table-cell>
          <table:table-cell office:value-type="float" office:value="95040" table:style-name="ce1">
            <text:p>95040</text:p>
          </table:table-cell>
          <table:table-cell office:value-type="string" table:style-name="ce1">
            <text:p>Via F.Restivo, 84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Palmiotto</text:p>
          </table:table-cell>
          <table:table-cell office:value-type="string" table:style-name="ce1">
            <text:p>Michelangelo</text:p>
          </table:table-cell>
          <table:table-cell office:value-type="string" table:style-name="ce1">
            <text:p>Isola Sant'Anton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50" table:style-name="ce1">
            <text:p>15050</text:p>
          </table:table-cell>
          <table:table-cell office:value-type="date" office:date-value="2017-09-04T00:00:00" table:style-name="ce2">
            <text:p>04/09/2017</text:p>
          </table:table-cell>
          <table:table-cell office:value-type="string" table:style-name="ce1">
            <text:p>PLMMHL17P04E360F</text:p>
          </table:table-cell>
          <table:table-cell office:value-type="string" table:style-name="ce1">
            <text:p>Gioia dei Marsi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AQ</text:p>
          </table:table-cell>
          <table:table-cell office:value-type="float" office:value="67055" table:style-name="ce1">
            <text:p>67055</text:p>
          </table:table-cell>
          <table:table-cell office:value-type="string" table:style-name="ce1">
            <text:p>Via E.Moltoni, 106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Pes</text:p>
          </table:table-cell>
          <table:table-cell office:value-type="string" table:style-name="ce1">
            <text:p>Napoleone</text:p>
          </table:table-cell>
          <table:table-cell office:value-type="string" table:style-name="ce1">
            <text:p>Pieve Vergont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20" table:style-name="ce1">
            <text:p>28020</text:p>
          </table:table-cell>
          <table:table-cell office:value-type="date" office:date-value="1969-01-21T00:00:00" table:style-name="ce2">
            <text:p>21/01/1969</text:p>
          </table:table-cell>
          <table:table-cell office:value-type="string" table:style-name="ce1">
            <text:p>PSENLN69A21G658C</text:p>
          </table:table-cell>
          <table:table-cell office:value-type="string" table:style-name="ce1">
            <text:p>Brien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10" table:style-name="ce1">
            <text:p>22010</text:p>
          </table:table-cell>
          <table:table-cell office:value-type="string" table:style-name="ce1">
            <text:p>Corso F.Fischietti, 122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Sebastiani</text:p>
          </table:table-cell>
          <table:table-cell office:value-type="string" table:style-name="ce1">
            <text:p>Decimo</text:p>
          </table:table-cell>
          <table:table-cell office:value-type="string" table:style-name="ce1">
            <text:p>Ronco Scriv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19" table:style-name="ce1">
            <text:p>16019</text:p>
          </table:table-cell>
          <table:table-cell office:value-type="date" office:date-value="2013-07-10T00:00:00" table:style-name="ce2">
            <text:p>10/07/2013</text:p>
          </table:table-cell>
          <table:table-cell office:value-type="string" table:style-name="ce1">
            <text:p>SBSDCM13L10H536O</text:p>
          </table:table-cell>
          <table:table-cell office:value-type="string" table:style-name="ce1">
            <text:p>Aro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41" table:style-name="ce1">
            <text:p>28041</text:p>
          </table:table-cell>
          <table:table-cell office:value-type="string" table:style-name="ce1">
            <text:p>Via C.Vacani, 226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Margutti</text:p>
          </table:table-cell>
          <table:table-cell office:value-type="string" table:style-name="ce1">
            <text:p>Amleto</text:p>
          </table:table-cell>
          <table:table-cell office:value-type="string" table:style-name="ce1">
            <text:p>Guardia Perticar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10" table:style-name="ce1">
            <text:p>85010</text:p>
          </table:table-cell>
          <table:table-cell office:value-type="date" office:date-value="2006-02-20T00:00:00" table:style-name="ce2">
            <text:p>20/02/2006</text:p>
          </table:table-cell>
          <table:table-cell office:value-type="string" table:style-name="ce1">
            <text:p>MRGMLT06B20E246T</text:p>
          </table:table-cell>
          <table:table-cell office:value-type="string" table:style-name="ce1">
            <text:p>Lardar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80" table:style-name="ce1">
            <text:p>38080</text:p>
          </table:table-cell>
          <table:table-cell office:value-type="string" table:style-name="ce1">
            <text:p>Via G.Prati, 127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Tuccio</text:p>
          </table:table-cell>
          <table:table-cell office:value-type="string" table:style-name="ce1">
            <text:p>Serafina</text:p>
          </table:table-cell>
          <table:table-cell office:value-type="string" table:style-name="ce1">
            <text:p>Varapodi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10" table:style-name="ce1">
            <text:p>89010</text:p>
          </table:table-cell>
          <table:table-cell office:value-type="date" office:date-value="1990-09-29T00:00:00" table:style-name="ce2">
            <text:p>29/09/1990</text:p>
          </table:table-cell>
          <table:table-cell office:value-type="string" table:style-name="ce1">
            <text:p>TCCSFN90P69L673A</text:p>
          </table:table-cell>
          <table:table-cell office:value-type="string" table:style-name="ce1">
            <text:p>Torricella Verz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50" table:style-name="ce1">
            <text:p>27050</text:p>
          </table:table-cell>
          <table:table-cell office:value-type="string" table:style-name="ce1">
            <text:p>Via G.Natale, 272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Bazzoni</text:p>
          </table:table-cell>
          <table:table-cell office:value-type="string" table:style-name="ce1">
            <text:p>Adalberta</text:p>
          </table:table-cell>
          <table:table-cell office:value-type="string" table:style-name="ce1">
            <text:p>Castions di Strada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50" table:style-name="ce1">
            <text:p>33050</text:p>
          </table:table-cell>
          <table:table-cell office:value-type="date" office:date-value="1991-12-01T00:00:00" table:style-name="ce2">
            <text:p>01/12/1991</text:p>
          </table:table-cell>
          <table:table-cell office:value-type="string" table:style-name="ce1">
            <text:p>BZZDBR91T41C327G</text:p>
          </table:table-cell>
          <table:table-cell office:value-type="string" table:style-name="ce1">
            <text:p>Carezza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51" table:style-name="ce1">
            <text:p>15051</text:p>
          </table:table-cell>
          <table:table-cell office:value-type="string" table:style-name="ce1">
            <text:p>Via A.Ronchetti, 126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Miglietta</text:p>
          </table:table-cell>
          <table:table-cell office:value-type="string" table:style-name="ce1">
            <text:p>Aida</text:p>
          </table:table-cell>
          <table:table-cell office:value-type="string" table:style-name="ce1">
            <text:p>Lettomanoppell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PE</text:p>
          </table:table-cell>
          <table:table-cell office:value-type="float" office:value="65020" table:style-name="ce1">
            <text:p>65020</text:p>
          </table:table-cell>
          <table:table-cell office:value-type="date" office:date-value="2008-07-19T00:00:00" table:style-name="ce2">
            <text:p>19/07/2008</text:p>
          </table:table-cell>
          <table:table-cell office:value-type="string" table:style-name="ce1">
            <text:p>MGLDAI08L59E558Q</text:p>
          </table:table-cell>
          <table:table-cell office:value-type="string" table:style-name="ce1">
            <text:p>Canale Monter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Via R.Galli, 121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Ferregutti</text:p>
          </table:table-cell>
          <table:table-cell office:value-type="string" table:style-name="ce1">
            <text:p>Linda</text:p>
          </table:table-cell>
          <table:table-cell office:value-type="string" table:style-name="ce1">
            <text:p>Vanzone con San Car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30" table:style-name="ce1">
            <text:p>28030</text:p>
          </table:table-cell>
          <table:table-cell office:value-type="date" office:date-value="1948-12-15T00:00:00" table:style-name="ce2">
            <text:p>15/12/1948</text:p>
          </table:table-cell>
          <table:table-cell office:value-type="string" table:style-name="ce1">
            <text:p>FRRLND48T55L666M</text:p>
          </table:table-cell>
          <table:table-cell office:value-type="string" table:style-name="ce1">
            <text:p>Castelnuovo Bormid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17" table:style-name="ce1">
            <text:p>15017</text:p>
          </table:table-cell>
          <table:table-cell office:value-type="string" table:style-name="ce1">
            <text:p>Via San Michele, 113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Parmiggiani</text:p>
          </table:table-cell>
          <table:table-cell office:value-type="string" table:style-name="ce1">
            <text:p>Isacco</text:p>
          </table:table-cell>
          <table:table-cell office:value-type="string" table:style-name="ce1">
            <text:p>Quincinett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10" table:style-name="ce1">
            <text:p>10010</text:p>
          </table:table-cell>
          <table:table-cell office:value-type="date" office:date-value="1936-11-02T00:00:00" table:style-name="ce2">
            <text:p>02/11/1936</text:p>
          </table:table-cell>
          <table:table-cell office:value-type="string" table:style-name="ce1">
            <text:p>PRMSCC36S02H127P</text:p>
          </table:table-cell>
          <table:table-cell office:value-type="string" table:style-name="ce1">
            <text:p>Morro Reati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Via A.Ugo, 87/d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Mattera</text:p>
          </table:table-cell>
          <table:table-cell office:value-type="string" table:style-name="ce1">
            <text:p>Eugenia</text:p>
          </table:table-cell>
          <table:table-cell office:value-type="string" table:style-name="ce1">
            <text:p>Priver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LT</text:p>
          </table:table-cell>
          <table:table-cell office:value-type="float" office:value="4015" table:style-name="ce1">
            <text:p>4015</text:p>
          </table:table-cell>
          <table:table-cell office:value-type="date" office:date-value="1978-01-26T00:00:00" table:style-name="ce2">
            <text:p>26/01/1978</text:p>
          </table:table-cell>
          <table:table-cell office:value-type="string" table:style-name="ce1">
            <text:p>MTTGNE78A66G698V</text:p>
          </table:table-cell>
          <table:table-cell office:value-type="string" table:style-name="ce1">
            <text:p>Cursolo-Orass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50" table:style-name="ce1">
            <text:p>28050</text:p>
          </table:table-cell>
          <table:table-cell office:value-type="string" table:style-name="ce1">
            <text:p>Via Salsomaggiore, 295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Groppelli</text:p>
          </table:table-cell>
          <table:table-cell office:value-type="string" table:style-name="ce1">
            <text:p>Manuele</text:p>
          </table:table-cell>
          <table:table-cell office:value-type="string" table:style-name="ce1">
            <text:p>Casole d'Els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SI</text:p>
          </table:table-cell>
          <table:table-cell office:value-type="float" office:value="53031" table:style-name="ce1">
            <text:p>53031</text:p>
          </table:table-cell>
          <table:table-cell office:value-type="date" office:date-value="2014-04-17T00:00:00" table:style-name="ce2">
            <text:p>17/04/2014</text:p>
          </table:table-cell>
          <table:table-cell office:value-type="string" table:style-name="ce1">
            <text:p>GRPMNL14D17B984Q</text:p>
          </table:table-cell>
          <table:table-cell office:value-type="string" table:style-name="ce1">
            <text:p>Genov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100" table:style-name="ce1">
            <text:p>16100</text:p>
          </table:table-cell>
          <table:table-cell office:value-type="string" table:style-name="ce1">
            <text:p>Via C.Cima, 159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Pasquale</text:p>
          </table:table-cell>
          <table:table-cell office:value-type="string" table:style-name="ce1">
            <text:p>Ilda</text:p>
          </table:table-cell>
          <table:table-cell office:value-type="string" table:style-name="ce1">
            <text:p>Proves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40" table:style-name="ce1">
            <text:p>39040</text:p>
          </table:table-cell>
          <table:table-cell office:value-type="date" office:date-value="1984-04-02T00:00:00" table:style-name="ce2">
            <text:p>02/04/1984</text:p>
          </table:table-cell>
          <table:table-cell office:value-type="string" table:style-name="ce1">
            <text:p>PSQLDI84D42H081E</text:p>
          </table:table-cell>
          <table:table-cell office:value-type="string" table:style-name="ce1">
            <text:p>Castel di Lama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P</text:p>
          </table:table-cell>
          <table:table-cell office:value-type="float" office:value="63030" table:style-name="ce1">
            <text:p>63030</text:p>
          </table:table-cell>
          <table:table-cell office:value-type="string" table:style-name="ce1">
            <text:p>Via M.Scherillo, 163/h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Bertossio</text:p>
          </table:table-cell>
          <table:table-cell office:value-type="string" table:style-name="ce1">
            <text:p>Caino</text:p>
          </table:table-cell>
          <table:table-cell office:value-type="string" table:style-name="ce1">
            <text:p>Montelibretti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100" table:style-name="ce1">
            <text:p>100</text:p>
          </table:table-cell>
          <table:table-cell office:value-type="date" office:date-value="1986-05-17T00:00:00" table:style-name="ce2">
            <text:p>17/05/1986</text:p>
          </table:table-cell>
          <table:table-cell office:value-type="string" table:style-name="ce1">
            <text:p>BRTCNA86E17F545K</text:p>
          </table:table-cell>
          <table:table-cell office:value-type="string" table:style-name="ce1">
            <text:p>Crespellan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BO</text:p>
          </table:table-cell>
          <table:table-cell office:value-type="float" office:value="40056" table:style-name="ce1">
            <text:p>40056</text:p>
          </table:table-cell>
          <table:table-cell office:value-type="string" table:style-name="ce1">
            <text:p>Strada Consortile Monte Cervino, 272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Tarigo</text:p>
          </table:table-cell>
          <table:table-cell office:value-type="string" table:style-name="ce1">
            <text:p>Mina</text:p>
          </table:table-cell>
          <table:table-cell office:value-type="string" table:style-name="ce1">
            <text:p>Castelmol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30" table:style-name="ce1">
            <text:p>98030</text:p>
          </table:table-cell>
          <table:table-cell office:value-type="date" office:date-value="2020-12-07T00:00:00" table:style-name="ce2">
            <text:p>07/12/2020</text:p>
          </table:table-cell>
          <table:table-cell office:value-type="string" table:style-name="ce1">
            <text:p>TRGMNI20T47C210F</text:p>
          </table:table-cell>
          <table:table-cell office:value-type="string" table:style-name="ce1">
            <text:p>Lein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40" table:style-name="ce1">
            <text:p>10040</text:p>
          </table:table-cell>
          <table:table-cell office:value-type="string" table:style-name="ce1">
            <text:p>Via delle Mura, 271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Sperlecchi</text:p>
          </table:table-cell>
          <table:table-cell office:value-type="string" table:style-name="ce1">
            <text:p>Grazia</text:p>
          </table:table-cell>
          <table:table-cell office:value-type="string" table:style-name="ce1">
            <text:p>Camporotondo di Fiastrone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MC</text:p>
          </table:table-cell>
          <table:table-cell office:value-type="float" office:value="62020" table:style-name="ce1">
            <text:p>62020</text:p>
          </table:table-cell>
          <table:table-cell office:value-type="date" office:date-value="1951-02-13T00:00:00" table:style-name="ce2">
            <text:p>13/02/1951</text:p>
          </table:table-cell>
          <table:table-cell office:value-type="string" table:style-name="ce1">
            <text:p>SPRGRZ51B53B562V</text:p>
          </table:table-cell>
          <table:table-cell office:value-type="string" table:style-name="ce1">
            <text:p>Orta di Atell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0" table:style-name="ce1">
            <text:p>81030</text:p>
          </table:table-cell>
          <table:table-cell office:value-type="string" table:style-name="ce1">
            <text:p>Via Cavriana, 259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Fornaro</text:p>
          </table:table-cell>
          <table:table-cell office:value-type="string" table:style-name="ce1">
            <text:p>Adone</text:p>
          </table:table-cell>
          <table:table-cell office:value-type="string" table:style-name="ce1">
            <text:p>Sapri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SA</text:p>
          </table:table-cell>
          <table:table-cell office:value-type="float" office:value="84073" table:style-name="ce1">
            <text:p>84073</text:p>
          </table:table-cell>
          <table:table-cell office:value-type="date" office:date-value="1982-02-05T00:00:00" table:style-name="ce2">
            <text:p>05/02/1982</text:p>
          </table:table-cell>
          <table:table-cell office:value-type="string" table:style-name="ce1">
            <text:p>FRNDNA82B05I422B</text:p>
          </table:table-cell>
          <table:table-cell office:value-type="string" table:style-name="ce1">
            <text:p>Lardar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80" table:style-name="ce1">
            <text:p>38080</text:p>
          </table:table-cell>
          <table:table-cell office:value-type="string" table:style-name="ce1">
            <text:p>Bastioni Bormio, 235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Cuordifede</text:p>
          </table:table-cell>
          <table:table-cell office:value-type="string" table:style-name="ce1">
            <text:p>Silvia</text:p>
          </table:table-cell>
          <table:table-cell office:value-type="string" table:style-name="ce1">
            <text:p>Odalengo Picco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20" table:style-name="ce1">
            <text:p>15020</text:p>
          </table:table-cell>
          <table:table-cell office:value-type="date" office:date-value="2001-08-14T00:00:00" table:style-name="ce2">
            <text:p>14/08/2001</text:p>
          </table:table-cell>
          <table:table-cell office:value-type="string" table:style-name="ce1">
            <text:p>CRDSLV01M54F998E</text:p>
          </table:table-cell>
          <table:table-cell office:value-type="string" table:style-name="ce1">
            <text:p>Novel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60" table:style-name="ce1">
            <text:p>12060</text:p>
          </table:table-cell>
          <table:table-cell office:value-type="string" table:style-name="ce1">
            <text:p>Via Piemonte, 282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Fonnesu</text:p>
          </table:table-cell>
          <table:table-cell office:value-type="string" table:style-name="ce1">
            <text:p>Felice</text:p>
          </table:table-cell>
          <table:table-cell office:value-type="string" table:style-name="ce1">
            <text:p>Cazzano di Tramign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30" table:style-name="ce1">
            <text:p>37030</text:p>
          </table:table-cell>
          <table:table-cell office:value-type="date" office:date-value="2009-09-30T00:00:00" table:style-name="ce2">
            <text:p>30/09/2009</text:p>
          </table:table-cell>
          <table:table-cell office:value-type="string" table:style-name="ce1">
            <text:p>FNNFLC09P30C412N</text:p>
          </table:table-cell>
          <table:table-cell office:value-type="string" table:style-name="ce1">
            <text:p>San Martino Canav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10" table:style-name="ce1">
            <text:p>10010</text:p>
          </table:table-cell>
          <table:table-cell office:value-type="string" table:style-name="ce1">
            <text:p>Via A.Gullo, 228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Gualberti</text:p>
          </table:table-cell>
          <table:table-cell office:value-type="string" table:style-name="ce1">
            <text:p>Demetrio</text:p>
          </table:table-cell>
          <table:table-cell office:value-type="string" table:style-name="ce1">
            <text:p>Rocca d'Evandr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50" table:style-name="ce1">
            <text:p>81050</text:p>
          </table:table-cell>
          <table:table-cell office:value-type="date" office:date-value="1971-09-22T00:00:00" table:style-name="ce2">
            <text:p>22/09/1971</text:p>
          </table:table-cell>
          <table:table-cell office:value-type="string" table:style-name="ce1">
            <text:p>GLBDTR71P22H398A</text:p>
          </table:table-cell>
          <table:table-cell office:value-type="string" table:style-name="ce1">
            <text:p>Mezzenil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string" table:style-name="ce1">
            <text:p>Via Albona, 151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Lunardi</text:p>
          </table:table-cell>
          <table:table-cell office:value-type="string" table:style-name="ce1">
            <text:p>Priscilla</text:p>
          </table:table-cell>
          <table:table-cell office:value-type="string" table:style-name="ce1">
            <text:p>Cremon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100" table:style-name="ce1">
            <text:p>26100</text:p>
          </table:table-cell>
          <table:table-cell office:value-type="date" office:date-value="2019-07-23T00:00:00" table:style-name="ce2">
            <text:p>23/07/2019</text:p>
          </table:table-cell>
          <table:table-cell office:value-type="string" table:style-name="ce1">
            <text:p>LNRPSC19L63D150L</text:p>
          </table:table-cell>
          <table:table-cell office:value-type="string" table:style-name="ce1">
            <text:p>Cassano Spinol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63" table:style-name="ce1">
            <text:p>15063</text:p>
          </table:table-cell>
          <table:table-cell office:value-type="string" table:style-name="ce1">
            <text:p>Via A.Narbone, 92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Torretta</text:p>
          </table:table-cell>
          <table:table-cell office:value-type="string" table:style-name="ce1">
            <text:p>Alessandro</text:p>
          </table:table-cell>
          <table:table-cell office:value-type="string" table:style-name="ce1">
            <text:p>Montano Luci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70" table:style-name="ce1">
            <text:p>22070</text:p>
          </table:table-cell>
          <table:table-cell office:value-type="date" office:date-value="1963-04-02T00:00:00" table:style-name="ce2">
            <text:p>02/04/1963</text:p>
          </table:table-cell>
          <table:table-cell office:value-type="string" table:style-name="ce1">
            <text:p>TRRLSN63D02F427I</text:p>
          </table:table-cell>
          <table:table-cell office:value-type="string" table:style-name="ce1">
            <text:p>Lurago d'Erb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40" table:style-name="ce1">
            <text:p>22040</text:p>
          </table:table-cell>
          <table:table-cell office:value-type="string" table:style-name="ce1">
            <text:p>Via Gesù, 16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Massarente</text:p>
          </table:table-cell>
          <table:table-cell office:value-type="string" table:style-name="ce1">
            <text:p>Ambra</text:p>
          </table:table-cell>
          <table:table-cell office:value-type="string" table:style-name="ce1">
            <text:p>Carrè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10" table:style-name="ce1">
            <text:p>36010</text:p>
          </table:table-cell>
          <table:table-cell office:value-type="date" office:date-value="1989-07-22T00:00:00" table:style-name="ce2">
            <text:p>22/07/1989</text:p>
          </table:table-cell>
          <table:table-cell office:value-type="string" table:style-name="ce1">
            <text:p>MSSMBR89L62B835A</text:p>
          </table:table-cell>
          <table:table-cell office:value-type="string" table:style-name="ce1">
            <text:p>Mondain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FO</text:p>
          </table:table-cell>
          <table:table-cell office:value-type="float" office:value="47040" table:style-name="ce1">
            <text:p>47040</text:p>
          </table:table-cell>
          <table:table-cell office:value-type="string" table:style-name="ce1">
            <text:p>Via D.Riccardo, 67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Cassetto</text:p>
          </table:table-cell>
          <table:table-cell office:value-type="string" table:style-name="ce1">
            <text:p>Marta</text:p>
          </table:table-cell>
          <table:table-cell office:value-type="string" table:style-name="ce1">
            <text:p>Laghi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10" table:style-name="ce1">
            <text:p>36010</text:p>
          </table:table-cell>
          <table:table-cell office:value-type="date" office:date-value="1937-02-08T00:00:00" table:style-name="ce2">
            <text:p>08/02/1937</text:p>
          </table:table-cell>
          <table:table-cell office:value-type="string" table:style-name="ce1">
            <text:p>CSSMRT37B48E403B</text:p>
          </table:table-cell>
          <table:table-cell office:value-type="string" table:style-name="ce1">
            <text:p>Chiusanic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23" table:style-name="ce1">
            <text:p>18023</text:p>
          </table:table-cell>
          <table:table-cell office:value-type="string" table:style-name="ce1">
            <text:p>Via Oderzo, 165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Montalti</text:p>
          </table:table-cell>
          <table:table-cell office:value-type="string" table:style-name="ce1">
            <text:p>Anacleto</text:p>
          </table:table-cell>
          <table:table-cell office:value-type="string" table:style-name="ce1">
            <text:p>Guardiagrele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16" table:style-name="ce1">
            <text:p>66016</text:p>
          </table:table-cell>
          <table:table-cell office:value-type="date" office:date-value="1948-05-19T00:00:00" table:style-name="ce2">
            <text:p>19/05/1948</text:p>
          </table:table-cell>
          <table:table-cell office:value-type="string" table:style-name="ce1">
            <text:p>MNTNLT48E19E243T</text:p>
          </table:table-cell>
          <table:table-cell office:value-type="string" table:style-name="ce1">
            <text:p>Villa del Cont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10" table:style-name="ce1">
            <text:p>35010</text:p>
          </table:table-cell>
          <table:table-cell office:value-type="string" table:style-name="ce1">
            <text:p>Via D.Parrocchia, 98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Zuani</text:p>
          </table:table-cell>
          <table:table-cell office:value-type="string" table:style-name="ce1">
            <text:p>Gioele</text:p>
          </table:table-cell>
          <table:table-cell office:value-type="string" table:style-name="ce1">
            <text:p>Sedrin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10" table:style-name="ce1">
            <text:p>24010</text:p>
          </table:table-cell>
          <table:table-cell office:value-type="date" office:date-value="1942-05-19T00:00:00" table:style-name="ce2">
            <text:p>19/05/1942</text:p>
          </table:table-cell>
          <table:table-cell office:value-type="string" table:style-name="ce1">
            <text:p>ZNUGLI42E19I567A</text:p>
          </table:table-cell>
          <table:table-cell office:value-type="string" table:style-name="ce1">
            <text:p>Bottanu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40" table:style-name="ce1">
            <text:p>24040</text:p>
          </table:table-cell>
          <table:table-cell office:value-type="string" table:style-name="ce1">
            <text:p>Via V.Coronelli, 112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Candore</text:p>
          </table:table-cell>
          <table:table-cell office:value-type="string" table:style-name="ce1">
            <text:p>Alfredo</text:p>
          </table:table-cell>
          <table:table-cell office:value-type="string" table:style-name="ce1">
            <text:p>Ces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0" table:style-name="ce1">
            <text:p>81030</text:p>
          </table:table-cell>
          <table:table-cell office:value-type="date" office:date-value="1978-05-23T00:00:00" table:style-name="ce2">
            <text:p>23/05/1978</text:p>
          </table:table-cell>
          <table:table-cell office:value-type="string" table:style-name="ce1">
            <text:p>CNDLRD78E23C561H</text:p>
          </table:table-cell>
          <table:table-cell office:value-type="string" table:style-name="ce1">
            <text:p>Pace del Mel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42" table:style-name="ce1">
            <text:p>98042</text:p>
          </table:table-cell>
          <table:table-cell office:value-type="string" table:style-name="ce1">
            <text:p>Via Trezzo d'Adda, 137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Colaci</text:p>
          </table:table-cell>
          <table:table-cell office:value-type="string" table:style-name="ce1">
            <text:p>Adalberta</text:p>
          </table:table-cell>
          <table:table-cell office:value-type="string" table:style-name="ce1">
            <text:p>Poggio Mirtet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47" table:style-name="ce1">
            <text:p>2047</text:p>
          </table:table-cell>
          <table:table-cell office:value-type="date" office:date-value="1967-08-25T00:00:00" table:style-name="ce2">
            <text:p>25/08/1967</text:p>
          </table:table-cell>
          <table:table-cell office:value-type="string" table:style-name="ce1">
            <text:p>CLCDBR67M65G763G</text:p>
          </table:table-cell>
          <table:table-cell office:value-type="string" table:style-name="ce1">
            <text:p>Sant'Olcese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10" table:style-name="ce1">
            <text:p>16010</text:p>
          </table:table-cell>
          <table:table-cell office:value-type="string" table:style-name="ce1">
            <text:p>Viale Canelli, 6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Caico</text:p>
          </table:table-cell>
          <table:table-cell office:value-type="string" table:style-name="ce1">
            <text:p>Alessio</text:p>
          </table:table-cell>
          <table:table-cell office:value-type="string" table:style-name="ce1">
            <text:p>Ortezzan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P</text:p>
          </table:table-cell>
          <table:table-cell office:value-type="float" office:value="63020" table:style-name="ce1">
            <text:p>63020</text:p>
          </table:table-cell>
          <table:table-cell office:value-type="date" office:date-value="1934-10-30T00:00:00" table:style-name="ce2">
            <text:p>30/10/1934</text:p>
          </table:table-cell>
          <table:table-cell office:value-type="string" table:style-name="ce1">
            <text:p>CCALSS34R30G137U</text:p>
          </table:table-cell>
          <table:table-cell office:value-type="string" table:style-name="ce1">
            <text:p>Oriolo Rom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VT</text:p>
          </table:table-cell>
          <table:table-cell office:value-type="float" office:value="1010" table:style-name="ce1">
            <text:p>1010</text:p>
          </table:table-cell>
          <table:table-cell office:value-type="string" table:style-name="ce1">
            <text:p>Via S.Stefano, 119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Tolotto</text:p>
          </table:table-cell>
          <table:table-cell office:value-type="string" table:style-name="ce1">
            <text:p>Benvenuta</text:p>
          </table:table-cell>
          <table:table-cell office:value-type="string" table:style-name="ce1">
            <text:p>Roncadell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30" table:style-name="ce1">
            <text:p>25030</text:p>
          </table:table-cell>
          <table:table-cell office:value-type="date" office:date-value="1945-03-05T00:00:00" table:style-name="ce2">
            <text:p>05/03/1945</text:p>
          </table:table-cell>
          <table:table-cell office:value-type="string" table:style-name="ce1">
            <text:p>TLTBVN45C45H525E</text:p>
          </table:table-cell>
          <table:table-cell office:value-type="string" table:style-name="ce1">
            <text:p>Casalmor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40" table:style-name="ce1">
            <text:p>46040</text:p>
          </table:table-cell>
          <table:table-cell office:value-type="string" table:style-name="ce1">
            <text:p>Via Pizzo del Diavolo, 129/e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Bargelli</text:p>
          </table:table-cell>
          <table:table-cell office:value-type="string" table:style-name="ce1">
            <text:p>Vespasiano</text:p>
          </table:table-cell>
          <table:table-cell office:value-type="string" table:style-name="ce1">
            <text:p>Marine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35" table:style-name="ce1">
            <text:p>90035</text:p>
          </table:table-cell>
          <table:table-cell office:value-type="date" office:date-value="1934-11-26T00:00:00" table:style-name="ce2">
            <text:p>26/11/1934</text:p>
          </table:table-cell>
          <table:table-cell office:value-type="string" table:style-name="ce1">
            <text:p>BRGVPS34S26E957F</text:p>
          </table:table-cell>
          <table:table-cell office:value-type="string" table:style-name="ce1">
            <text:p>Caiazz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13" table:style-name="ce1">
            <text:p>81013</text:p>
          </table:table-cell>
          <table:table-cell office:value-type="string" table:style-name="ce1">
            <text:p>Via Mare, 48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Fiorenzano</text:p>
          </table:table-cell>
          <table:table-cell office:value-type="string" table:style-name="ce1">
            <text:p>Alcibiade</text:p>
          </table:table-cell>
          <table:table-cell office:value-type="string" table:style-name="ce1">
            <text:p>Soverzen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BL</text:p>
          </table:table-cell>
          <table:table-cell office:value-type="float" office:value="32010" table:style-name="ce1">
            <text:p>32010</text:p>
          </table:table-cell>
          <table:table-cell office:value-type="date" office:date-value="1942-02-04T00:00:00" table:style-name="ce2">
            <text:p>04/02/1942</text:p>
          </table:table-cell>
          <table:table-cell office:value-type="string" table:style-name="ce1">
            <text:p>FRNLBD42B04I876D</text:p>
          </table:table-cell>
          <table:table-cell office:value-type="string" table:style-name="ce1">
            <text:p>Borgio Verezzi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22" table:style-name="ce1">
            <text:p>17022</text:p>
          </table:table-cell>
          <table:table-cell office:value-type="string" table:style-name="ce1">
            <text:p>Via C.Villino, 157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Mugnai</text:p>
          </table:table-cell>
          <table:table-cell office:value-type="string" table:style-name="ce1">
            <text:p>Candida</text:p>
          </table:table-cell>
          <table:table-cell office:value-type="string" table:style-name="ce1">
            <text:p>Fratta Todina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54" table:style-name="ce1">
            <text:p>6054</text:p>
          </table:table-cell>
          <table:table-cell office:value-type="date" office:date-value="1994-09-17T00:00:00" table:style-name="ce2">
            <text:p>17/09/1994</text:p>
          </table:table-cell>
          <table:table-cell office:value-type="string" table:style-name="ce1">
            <text:p>MGNCDD94P57D787V</text:p>
          </table:table-cell>
          <table:table-cell office:value-type="string" table:style-name="ce1">
            <text:p>Casorate Sempio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11" table:style-name="ce1">
            <text:p>21011</text:p>
          </table:table-cell>
          <table:table-cell office:value-type="string" table:style-name="ce1">
            <text:p>Via Plezzo, 135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Ramundo</text:p>
          </table:table-cell>
          <table:table-cell office:value-type="string" table:style-name="ce1">
            <text:p>Cleo</text:p>
          </table:table-cell>
          <table:table-cell office:value-type="string" table:style-name="ce1">
            <text:p>Cerro Maggior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23" table:style-name="ce1">
            <text:p>20023</text:p>
          </table:table-cell>
          <table:table-cell office:value-type="date" office:date-value="1966-04-01T00:00:00" table:style-name="ce2">
            <text:p>01/04/1966</text:p>
          </table:table-cell>
          <table:table-cell office:value-type="string" table:style-name="ce1">
            <text:p>RMNCLE66D41C537N</text:p>
          </table:table-cell>
          <table:table-cell office:value-type="string" table:style-name="ce1">
            <text:p>Solignan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R</text:p>
          </table:table-cell>
          <table:table-cell office:value-type="float" office:value="43040" table:style-name="ce1">
            <text:p>43040</text:p>
          </table:table-cell>
          <table:table-cell office:value-type="string" table:style-name="ce1">
            <text:p>Via G.Gozzi, 28/c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Spiezio</text:p>
          </table:table-cell>
          <table:table-cell office:value-type="string" table:style-name="ce1">
            <text:p>Vespasiano</text:p>
          </table:table-cell>
          <table:table-cell office:value-type="string" table:style-name="ce1">
            <text:p>Ozzer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80" table:style-name="ce1">
            <text:p>20080</text:p>
          </table:table-cell>
          <table:table-cell office:value-type="date" office:date-value="1942-05-04T00:00:00" table:style-name="ce2">
            <text:p>04/05/1942</text:p>
          </table:table-cell>
          <table:table-cell office:value-type="string" table:style-name="ce1">
            <text:p>SPZVPS42E04G206R</text:p>
          </table:table-cell>
          <table:table-cell office:value-type="string" table:style-name="ce1">
            <text:p>Valgrisenche</text:p>
          </table:table-cell>
          <table:table-cell office:value-type="string" table:style-name="ce1">
            <text:p>Val D'Aosta</text:p>
          </table:table-cell>
          <table:table-cell office:value-type="string" table:style-name="ce1">
            <text:p>AO</text:p>
          </table:table-cell>
          <table:table-cell office:value-type="float" office:value="11010" table:style-name="ce1">
            <text:p>11010</text:p>
          </table:table-cell>
          <table:table-cell office:value-type="string" table:style-name="ce1">
            <text:p>Alzaia S.Orsola, 15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Rivolta</text:p>
          </table:table-cell>
          <table:table-cell office:value-type="string" table:style-name="ce1">
            <text:p>Zaccaria</text:p>
          </table:table-cell>
          <table:table-cell office:value-type="string" table:style-name="ce1">
            <text:p>Botricell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70" table:style-name="ce1">
            <text:p>88070</text:p>
          </table:table-cell>
          <table:table-cell office:value-type="date" office:date-value="1989-09-05T00:00:00" table:style-name="ce2">
            <text:p>05/09/1989</text:p>
          </table:table-cell>
          <table:table-cell office:value-type="string" table:style-name="ce1">
            <text:p>RVLZCR89P05B085R</text:p>
          </table:table-cell>
          <table:table-cell office:value-type="string" table:style-name="ce1">
            <text:p>Trevigl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47" table:style-name="ce1">
            <text:p>24047</text:p>
          </table:table-cell>
          <table:table-cell office:value-type="string" table:style-name="ce1">
            <text:p>Via A.Bonomi, 13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Motta</text:p>
          </table:table-cell>
          <table:table-cell office:value-type="string" table:style-name="ce1">
            <text:p>Adone</text:p>
          </table:table-cell>
          <table:table-cell office:value-type="string" table:style-name="ce1">
            <text:p>Sirign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20" table:style-name="ce1">
            <text:p>83020</text:p>
          </table:table-cell>
          <table:table-cell office:value-type="date" office:date-value="1983-04-01T00:00:00" table:style-name="ce2">
            <text:p>01/04/1983</text:p>
          </table:table-cell>
          <table:table-cell office:value-type="string" table:style-name="ce1">
            <text:p>MTTDNA83D01I756S</text:p>
          </table:table-cell>
          <table:table-cell office:value-type="string" table:style-name="ce1">
            <text:p>Pontelandolf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BN</text:p>
          </table:table-cell>
          <table:table-cell office:value-type="float" office:value="82027" table:style-name="ce1">
            <text:p>82027</text:p>
          </table:table-cell>
          <table:table-cell office:value-type="string" table:style-name="ce1">
            <text:p>Via C.Menotti, 161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Bonfadini</text:p>
          </table:table-cell>
          <table:table-cell office:value-type="string" table:style-name="ce1">
            <text:p>Roberta</text:p>
          </table:table-cell>
          <table:table-cell office:value-type="string" table:style-name="ce1">
            <text:p>Orme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78" table:style-name="ce1">
            <text:p>12078</text:p>
          </table:table-cell>
          <table:table-cell office:value-type="date" office:date-value="1999-10-20T00:00:00" table:style-name="ce2">
            <text:p>20/10/1999</text:p>
          </table:table-cell>
          <table:table-cell office:value-type="string" table:style-name="ce1">
            <text:p>BNFRRT99R60G114B</text:p>
          </table:table-cell>
          <table:table-cell office:value-type="string" table:style-name="ce1">
            <text:p>Polino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TR</text:p>
          </table:table-cell>
          <table:table-cell office:value-type="float" office:value="5030" table:style-name="ce1">
            <text:p>5030</text:p>
          </table:table-cell>
          <table:table-cell office:value-type="string" table:style-name="ce1">
            <text:p>Via V.Zaban, 118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Cipollini</text:p>
          </table:table-cell>
          <table:table-cell office:value-type="string" table:style-name="ce1">
            <text:p>Petronio</text:p>
          </table:table-cell>
          <table:table-cell office:value-type="string" table:style-name="ce1">
            <text:p>Noventa di Piav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E</text:p>
          </table:table-cell>
          <table:table-cell office:value-type="float" office:value="30020" table:style-name="ce1">
            <text:p>30020</text:p>
          </table:table-cell>
          <table:table-cell office:value-type="date" office:date-value="1958-02-25T00:00:00" table:style-name="ce2">
            <text:p>25/02/1958</text:p>
          </table:table-cell>
          <table:table-cell office:value-type="string" table:style-name="ce1">
            <text:p>CPLPRN58B25F963F</text:p>
          </table:table-cell>
          <table:table-cell office:value-type="string" table:style-name="ce1">
            <text:p>Candio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60" table:style-name="ce1">
            <text:p>10060</text:p>
          </table:table-cell>
          <table:table-cell office:value-type="string" table:style-name="ce1">
            <text:p>Via delle Ore, 12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Gava</text:p>
          </table:table-cell>
          <table:table-cell office:value-type="string" table:style-name="ce1">
            <text:p>Innocenzo</text:p>
          </table:table-cell>
          <table:table-cell office:value-type="string" table:style-name="ce1">
            <text:p>Postales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10" table:style-name="ce1">
            <text:p>23010</text:p>
          </table:table-cell>
          <table:table-cell office:value-type="date" office:date-value="1992-02-08T00:00:00" table:style-name="ce2">
            <text:p>08/02/1992</text:p>
          </table:table-cell>
          <table:table-cell office:value-type="string" table:style-name="ce1">
            <text:p>GVANCN92B08G937B</text:p>
          </table:table-cell>
          <table:table-cell office:value-type="string" table:style-name="ce1">
            <text:p>Carpi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80" table:style-name="ce1">
            <text:p>20080</text:p>
          </table:table-cell>
          <table:table-cell office:value-type="string" table:style-name="ce1">
            <text:p>Via P.Della Valle, 61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Testori</text:p>
          </table:table-cell>
          <table:table-cell office:value-type="string" table:style-name="ce1">
            <text:p>Cordelia</text:p>
          </table:table-cell>
          <table:table-cell office:value-type="string" table:style-name="ce1">
            <text:p>Crespano del Grapp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17" table:style-name="ce1">
            <text:p>31017</text:p>
          </table:table-cell>
          <table:table-cell office:value-type="date" office:date-value="1983-05-25T00:00:00" table:style-name="ce2">
            <text:p>25/05/1983</text:p>
          </table:table-cell>
          <table:table-cell office:value-type="string" table:style-name="ce1">
            <text:p>TSTCDL83E65D157L</text:p>
          </table:table-cell>
          <table:table-cell office:value-type="string" table:style-name="ce1">
            <text:p>Villabate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39" table:style-name="ce1">
            <text:p>90039</text:p>
          </table:table-cell>
          <table:table-cell office:value-type="string" table:style-name="ce1">
            <text:p>Via Mogadiscio, 138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Caenazzo</text:p>
          </table:table-cell>
          <table:table-cell office:value-type="string" table:style-name="ce1">
            <text:p>Sabina</text:p>
          </table:table-cell>
          <table:table-cell office:value-type="string" table:style-name="ce1">
            <text:p>Spigno Monferrat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18" table:style-name="ce1">
            <text:p>15018</text:p>
          </table:table-cell>
          <table:table-cell office:value-type="date" office:date-value="1966-07-21T00:00:00" table:style-name="ce2">
            <text:p>21/07/1966</text:p>
          </table:table-cell>
          <table:table-cell office:value-type="string" table:style-name="ce1">
            <text:p>CNZSBN66L61I901C</text:p>
          </table:table-cell>
          <table:table-cell office:value-type="string" table:style-name="ce1">
            <text:p>Naz-Sciaves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40" table:style-name="ce1">
            <text:p>39040</text:p>
          </table:table-cell>
          <table:table-cell office:value-type="string" table:style-name="ce1">
            <text:p>Strada G.Racine, 167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Feletto</text:p>
          </table:table-cell>
          <table:table-cell office:value-type="string" table:style-name="ce1">
            <text:p>Sesto</text:p>
          </table:table-cell>
          <table:table-cell office:value-type="string" table:style-name="ce1">
            <text:p>Dol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E</text:p>
          </table:table-cell>
          <table:table-cell office:value-type="float" office:value="30031" table:style-name="ce1">
            <text:p>30031</text:p>
          </table:table-cell>
          <table:table-cell office:value-type="date" office:date-value="2005-10-31T00:00:00" table:style-name="ce2">
            <text:p>31/10/2005</text:p>
          </table:table-cell>
          <table:table-cell office:value-type="string" table:style-name="ce1">
            <text:p>FLTSST05R31D325Z</text:p>
          </table:table-cell>
          <table:table-cell office:value-type="string" table:style-name="ce1">
            <text:p>Castell'Umbert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70" table:style-name="ce1">
            <text:p>98070</text:p>
          </table:table-cell>
          <table:table-cell office:value-type="string" table:style-name="ce1">
            <text:p>Via G.Paradisi, 11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Trivulzio</text:p>
          </table:table-cell>
          <table:table-cell office:value-type="string" table:style-name="ce1">
            <text:p>Gaudenzio</text:p>
          </table:table-cell>
          <table:table-cell office:value-type="string" table:style-name="ce1">
            <text:p>San Buon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50" table:style-name="ce1">
            <text:p>66050</text:p>
          </table:table-cell>
          <table:table-cell office:value-type="date" office:date-value="1953-07-10T00:00:00" table:style-name="ce2">
            <text:p>10/07/1953</text:p>
          </table:table-cell>
          <table:table-cell office:value-type="string" table:style-name="ce1">
            <text:p>TRVGNZ53L10H784Z</text:p>
          </table:table-cell>
          <table:table-cell office:value-type="string" table:style-name="ce1">
            <text:p>Borgo San Marti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32" table:style-name="ce1">
            <text:p>15032</text:p>
          </table:table-cell>
          <table:table-cell office:value-type="string" table:style-name="ce1">
            <text:p>Via C.Castelnuovo delle Lanze, 179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Franceschetti</text:p>
          </table:table-cell>
          <table:table-cell office:value-type="string" table:style-name="ce1">
            <text:p>Valfredo</text:p>
          </table:table-cell>
          <table:table-cell office:value-type="string" table:style-name="ce1">
            <text:p>Castelpizzuto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90" table:style-name="ce1">
            <text:p>86090</text:p>
          </table:table-cell>
          <table:table-cell office:value-type="date" office:date-value="1957-01-01T00:00:00" table:style-name="ce2">
            <text:p>01/01/1957</text:p>
          </table:table-cell>
          <table:table-cell office:value-type="string" table:style-name="ce1">
            <text:p>FRNVFR57A01C247U</text:p>
          </table:table-cell>
          <table:table-cell office:value-type="string" table:style-name="ce1">
            <text:p>Campione d'Itali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60" table:style-name="ce1">
            <text:p>22060</text:p>
          </table:table-cell>
          <table:table-cell office:value-type="string" table:style-name="ce1">
            <text:p>Via I.Schuster, 14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Matti</text:p>
          </table:table-cell>
          <table:table-cell office:value-type="string" table:style-name="ce1">
            <text:p>Archimede</text:p>
          </table:table-cell>
          <table:table-cell office:value-type="string" table:style-name="ce1">
            <text:p>Frabosa Sotta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83" table:style-name="ce1">
            <text:p>12083</text:p>
          </table:table-cell>
          <table:table-cell office:value-type="date" office:date-value="1946-04-19T00:00:00" table:style-name="ce2">
            <text:p>19/04/1946</text:p>
          </table:table-cell>
          <table:table-cell office:value-type="string" table:style-name="ce1">
            <text:p>MTTRHM46D19D752P</text:p>
          </table:table-cell>
          <table:table-cell office:value-type="string" table:style-name="ce1">
            <text:p>Grotteri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43" table:style-name="ce1">
            <text:p>89043</text:p>
          </table:table-cell>
          <table:table-cell office:value-type="string" table:style-name="ce1">
            <text:p>Via Benevento, 222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Pulici</text:p>
          </table:table-cell>
          <table:table-cell office:value-type="string" table:style-name="ce1">
            <text:p>Terenzio</text:p>
          </table:table-cell>
          <table:table-cell office:value-type="string" table:style-name="ce1">
            <text:p>Settimo Milanes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19" table:style-name="ce1">
            <text:p>20019</text:p>
          </table:table-cell>
          <table:table-cell office:value-type="date" office:date-value="1981-12-10T00:00:00" table:style-name="ce2">
            <text:p>10/12/1981</text:p>
          </table:table-cell>
          <table:table-cell office:value-type="string" table:style-name="ce1">
            <text:p>PLCTNZ81T10I700P</text:p>
          </table:table-cell>
          <table:table-cell office:value-type="string" table:style-name="ce1">
            <text:p>Sassett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LI</text:p>
          </table:table-cell>
          <table:table-cell office:value-type="float" office:value="57020" table:style-name="ce1">
            <text:p>57020</text:p>
          </table:table-cell>
          <table:table-cell office:value-type="string" table:style-name="ce1">
            <text:p>Via G.Byron, 79/c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Masillo</text:p>
          </table:table-cell>
          <table:table-cell office:value-type="string" table:style-name="ce1">
            <text:p>Virginio</text:p>
          </table:table-cell>
          <table:table-cell office:value-type="string" table:style-name="ce1">
            <text:p>Castel San Giovanni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C</text:p>
          </table:table-cell>
          <table:table-cell office:value-type="float" office:value="29015" table:style-name="ce1">
            <text:p>29015</text:p>
          </table:table-cell>
          <table:table-cell office:value-type="date" office:date-value="2000-10-29T00:00:00" table:style-name="ce2">
            <text:p>29/10/2000</text:p>
          </table:table-cell>
          <table:table-cell office:value-type="string" table:style-name="ce1">
            <text:p>MSLVGN00R29C261E</text:p>
          </table:table-cell>
          <table:table-cell office:value-type="string" table:style-name="ce1">
            <text:p>Carpegna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PU</text:p>
          </table:table-cell>
          <table:table-cell office:value-type="float" office:value="61021" table:style-name="ce1">
            <text:p>61021</text:p>
          </table:table-cell>
          <table:table-cell office:value-type="string" table:style-name="ce1">
            <text:p>Via I.Collino, 48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Ajuti</text:p>
          </table:table-cell>
          <table:table-cell office:value-type="string" table:style-name="ce1">
            <text:p>Danilo</text:p>
          </table:table-cell>
          <table:table-cell office:value-type="string" table:style-name="ce1">
            <text:p>Torrita Tiberi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60" table:style-name="ce1">
            <text:p>60</text:p>
          </table:table-cell>
          <table:table-cell office:value-type="date" office:date-value="1988-12-10T00:00:00" table:style-name="ce2">
            <text:p>10/12/1988</text:p>
          </table:table-cell>
          <table:table-cell office:value-type="string" table:style-name="ce1">
            <text:p>JTADNL88T10L302L</text:p>
          </table:table-cell>
          <table:table-cell office:value-type="string" table:style-name="ce1">
            <text:p>San Robert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50" table:style-name="ce1">
            <text:p>89050</text:p>
          </table:table-cell>
          <table:table-cell office:value-type="string" table:style-name="ce1">
            <text:p>Via G.Massaia, 205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Arico</text:p>
          </table:table-cell>
          <table:table-cell office:value-type="string" table:style-name="ce1">
            <text:p>Matteo</text:p>
          </table:table-cell>
          <table:table-cell office:value-type="string" table:style-name="ce1">
            <text:p>San Giorgio Albanese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60" table:style-name="ce1">
            <text:p>87060</text:p>
          </table:table-cell>
          <table:table-cell office:value-type="date" office:date-value="2018-04-21T00:00:00" table:style-name="ce2">
            <text:p>21/04/2018</text:p>
          </table:table-cell>
          <table:table-cell office:value-type="string" table:style-name="ce1">
            <text:p>RCAMTT18D21H881D</text:p>
          </table:table-cell>
          <table:table-cell office:value-type="string" table:style-name="ce1">
            <text:p>Cessalt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40" table:style-name="ce1">
            <text:p>31040</text:p>
          </table:table-cell>
          <table:table-cell office:value-type="string" table:style-name="ce1">
            <text:p>Via F.Tosi, 244/a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Alduini</text:p>
          </table:table-cell>
          <table:table-cell office:value-type="string" table:style-name="ce1">
            <text:p>Tobia</text:p>
          </table:table-cell>
          <table:table-cell office:value-type="string" table:style-name="ce1">
            <text:p>Rimini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FO</text:p>
          </table:table-cell>
          <table:table-cell office:value-type="float" office:value="47037" table:style-name="ce1">
            <text:p>47037</text:p>
          </table:table-cell>
          <table:table-cell office:value-type="date" office:date-value="1960-02-16T00:00:00" table:style-name="ce2">
            <text:p>16/02/1960</text:p>
          </table:table-cell>
          <table:table-cell office:value-type="string" table:style-name="ce1">
            <text:p>LDNTBO60B16H294R</text:p>
          </table:table-cell>
          <table:table-cell office:value-type="string" table:style-name="ce1">
            <text:p>Pagliet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20" table:style-name="ce1">
            <text:p>66020</text:p>
          </table:table-cell>
          <table:table-cell office:value-type="string" table:style-name="ce1">
            <text:p>Vicolo Capodistria, 27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nte</text:p>
          </table:table-cell>
          <table:table-cell office:value-type="string" table:style-name="ce1">
            <text:p>Carmine</text:p>
          </table:table-cell>
          <table:table-cell office:value-type="string" table:style-name="ce1">
            <text:p>Santa Flavi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17" table:style-name="ce1">
            <text:p>90017</text:p>
          </table:table-cell>
          <table:table-cell office:value-type="date" office:date-value="1965-05-03T00:00:00" table:style-name="ce2">
            <text:p>03/05/1965</text:p>
          </table:table-cell>
          <table:table-cell office:value-type="string" table:style-name="ce1">
            <text:p>PNTCMN65E03I188E</text:p>
          </table:table-cell>
          <table:table-cell office:value-type="string" table:style-name="ce1">
            <text:p>Castellina in Chianti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SI</text:p>
          </table:table-cell>
          <table:table-cell office:value-type="float" office:value="53011" table:style-name="ce1">
            <text:p>53011</text:p>
          </table:table-cell>
          <table:table-cell office:value-type="string" table:style-name="ce1">
            <text:p>Via G.De Notaris, 1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ngion</text:p>
          </table:table-cell>
          <table:table-cell office:value-type="string" table:style-name="ce1">
            <text:p>Genoveffa</text:p>
          </table:table-cell>
          <table:table-cell office:value-type="string" table:style-name="ce1">
            <text:p>Piover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40" table:style-name="ce1">
            <text:p>15040</text:p>
          </table:table-cell>
          <table:table-cell office:value-type="date" office:date-value="1989-01-25T00:00:00" table:style-name="ce2">
            <text:p>25/01/1989</text:p>
          </table:table-cell>
          <table:table-cell office:value-type="string" table:style-name="ce1">
            <text:p>SNGGVF89A65G695W</text:p>
          </table:table-cell>
          <table:table-cell office:value-type="string" table:style-name="ce1">
            <text:p>Osim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N</text:p>
          </table:table-cell>
          <table:table-cell office:value-type="float" office:value="60027" table:style-name="ce1">
            <text:p>60027</text:p>
          </table:table-cell>
          <table:table-cell office:value-type="string" table:style-name="ce1">
            <text:p>Via Domokos, 3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rsi</text:p>
          </table:table-cell>
          <table:table-cell office:value-type="string" table:style-name="ce1">
            <text:p>Immacolata</text:p>
          </table:table-cell>
          <table:table-cell office:value-type="string" table:style-name="ce1">
            <text:p>Castel Vittori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30" table:style-name="ce1">
            <text:p>18030</text:p>
          </table:table-cell>
          <table:table-cell office:value-type="date" office:date-value="2010-10-07T00:00:00" table:style-name="ce2">
            <text:p>07/10/2010</text:p>
          </table:table-cell>
          <table:table-cell office:value-type="string" table:style-name="ce1">
            <text:p>BRSMCL10R47C110M</text:p>
          </table:table-cell>
          <table:table-cell office:value-type="string" table:style-name="ce1">
            <text:p>Jacurs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20" table:style-name="ce1">
            <text:p>88020</text:p>
          </table:table-cell>
          <table:table-cell office:value-type="string" table:style-name="ce1">
            <text:p>Via D.Birago, 3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ccaviello</text:p>
          </table:table-cell>
          <table:table-cell office:value-type="string" table:style-name="ce1">
            <text:p>Olimpio</text:p>
          </table:table-cell>
          <table:table-cell office:value-type="string" table:style-name="ce1">
            <text:p>Onet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20" table:style-name="ce1">
            <text:p>24020</text:p>
          </table:table-cell>
          <table:table-cell office:value-type="date" office:date-value="1996-07-19T00:00:00" table:style-name="ce2">
            <text:p>19/07/1996</text:p>
          </table:table-cell>
          <table:table-cell office:value-type="string" table:style-name="ce1">
            <text:p>CCCLMP96L19G068L</text:p>
          </table:table-cell>
          <table:table-cell office:value-type="string" table:style-name="ce1">
            <text:p>San Michele al Tagliament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E</text:p>
          </table:table-cell>
          <table:table-cell office:value-type="float" office:value="30028" table:style-name="ce1">
            <text:p>30028</text:p>
          </table:table-cell>
          <table:table-cell office:value-type="string" table:style-name="ce1">
            <text:p>Via G.Bonafede, 3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amansi</text:p>
          </table:table-cell>
          <table:table-cell office:value-type="string" table:style-name="ce1">
            <text:p>Senofonte</text:p>
          </table:table-cell>
          <table:table-cell office:value-type="string" table:style-name="ce1">
            <text:p>Ittir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44" table:style-name="ce1">
            <text:p>7044</text:p>
          </table:table-cell>
          <table:table-cell office:value-type="date" office:date-value="2001-12-07T00:00:00" table:style-name="ce2">
            <text:p>07/12/2001</text:p>
          </table:table-cell>
          <table:table-cell office:value-type="string" table:style-name="ce1">
            <text:p>TMNSFN01T07E377C</text:p>
          </table:table-cell>
          <table:table-cell office:value-type="string" table:style-name="ce1">
            <text:p>Fontegrec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10" table:style-name="ce1">
            <text:p>81010</text:p>
          </table:table-cell>
          <table:table-cell office:value-type="string" table:style-name="ce1">
            <text:p>Via Belisario, 11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ioannon</text:p>
          </table:table-cell>
          <table:table-cell office:value-type="string" table:style-name="ce1">
            <text:p>Graziella</text:p>
          </table:table-cell>
          <table:table-cell office:value-type="string" table:style-name="ce1">
            <text:p>San Pietro Mosezz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60" table:style-name="ce1">
            <text:p>28060</text:p>
          </table:table-cell>
          <table:table-cell office:value-type="date" office:date-value="1967-05-23T00:00:00" table:style-name="ce2">
            <text:p>23/05/1967</text:p>
          </table:table-cell>
          <table:table-cell office:value-type="string" table:style-name="ce1">
            <text:p>DNNGZL67E63I116S</text:p>
          </table:table-cell>
          <table:table-cell office:value-type="string" table:style-name="ce1">
            <text:p>Novedr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60" table:style-name="ce1">
            <text:p>22060</text:p>
          </table:table-cell>
          <table:table-cell office:value-type="string" table:style-name="ce1">
            <text:p>Via B.Gigli, 24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tania</text:p>
          </table:table-cell>
          <table:table-cell office:value-type="string" table:style-name="ce1">
            <text:p>Ercole</text:p>
          </table:table-cell>
          <table:table-cell office:value-type="string" table:style-name="ce1">
            <text:p>Roaschi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10" table:style-name="ce1">
            <text:p>12010</text:p>
          </table:table-cell>
          <table:table-cell office:value-type="date" office:date-value="1956-11-01T00:00:00" table:style-name="ce2">
            <text:p>01/11/1956</text:p>
          </table:table-cell>
          <table:table-cell office:value-type="string" table:style-name="ce1">
            <text:p>CTNRCL56S01H362D</text:p>
          </table:table-cell>
          <table:table-cell office:value-type="string" table:style-name="ce1">
            <text:p>Cerignol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42" table:style-name="ce1">
            <text:p>71042</text:p>
          </table:table-cell>
          <table:table-cell office:value-type="string" table:style-name="ce1">
            <text:p>Via L.Vasi, 10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naro</text:p>
          </table:table-cell>
          <table:table-cell office:value-type="string" table:style-name="ce1">
            <text:p>Claudio</text:p>
          </table:table-cell>
          <table:table-cell office:value-type="string" table:style-name="ce1">
            <text:p>Santa Maria del Molise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90" table:style-name="ce1">
            <text:p>86090</text:p>
          </table:table-cell>
          <table:table-cell office:value-type="date" office:date-value="2014-07-05T00:00:00" table:style-name="ce2">
            <text:p>05/07/2014</text:p>
          </table:table-cell>
          <table:table-cell office:value-type="string" table:style-name="ce1">
            <text:p>DNRCLD14L05I238P</text:p>
          </table:table-cell>
          <table:table-cell office:value-type="string" table:style-name="ce1">
            <text:p>Galati Mamertin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70" table:style-name="ce1">
            <text:p>98070</text:p>
          </table:table-cell>
          <table:table-cell office:value-type="string" table:style-name="ce1">
            <text:p>Via Bertieri, 21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iana</text:p>
          </table:table-cell>
          <table:table-cell office:value-type="string" table:style-name="ce1">
            <text:p>Immacolata</text:p>
          </table:table-cell>
          <table:table-cell office:value-type="string" table:style-name="ce1">
            <text:p>Re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40" table:style-name="ce1">
            <text:p>27040</text:p>
          </table:table-cell>
          <table:table-cell office:value-type="date" office:date-value="2013-03-02T00:00:00" table:style-name="ce2">
            <text:p>02/03/2013</text:p>
          </table:table-cell>
          <table:table-cell office:value-type="string" table:style-name="ce1">
            <text:p>DNEMCL13C42H204R</text:p>
          </table:table-cell>
          <table:table-cell office:value-type="string" table:style-name="ce1">
            <text:p>Valmontone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Via E.Schievano, 1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li</text:p>
          </table:table-cell>
          <table:table-cell office:value-type="string" table:style-name="ce1">
            <text:p>Eleonora</text:p>
          </table:table-cell>
          <table:table-cell office:value-type="string" table:style-name="ce1">
            <text:p>Fiess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20" table:style-name="ce1">
            <text:p>25020</text:p>
          </table:table-cell>
          <table:table-cell office:value-type="date" office:date-value="1936-12-09T00:00:00" table:style-name="ce2">
            <text:p>09/12/1936</text:p>
          </table:table-cell>
          <table:table-cell office:value-type="string" table:style-name="ce1">
            <text:p>MLELNR36T49D576U</text:p>
          </table:table-cell>
          <table:table-cell office:value-type="string" table:style-name="ce1">
            <text:p>Soma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60" table:style-name="ce1">
            <text:p>12060</text:p>
          </table:table-cell>
          <table:table-cell office:value-type="string" table:style-name="ce1">
            <text:p>Via A.Volta, 5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lloni</text:p>
          </table:table-cell>
          <table:table-cell office:value-type="string" table:style-name="ce1">
            <text:p>Renato</text:p>
          </table:table-cell>
          <table:table-cell office:value-type="string" table:style-name="ce1">
            <text:p>Melet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70" table:style-name="ce1">
            <text:p>20070</text:p>
          </table:table-cell>
          <table:table-cell office:value-type="date" office:date-value="1998-11-24T00:00:00" table:style-name="ce2">
            <text:p>24/11/1998</text:p>
          </table:table-cell>
          <table:table-cell office:value-type="string" table:style-name="ce1">
            <text:p>BLLRNT98S24F102D</text:p>
          </table:table-cell>
          <table:table-cell office:value-type="string" table:style-name="ce1">
            <text:p>Morro d'Alba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N</text:p>
          </table:table-cell>
          <table:table-cell office:value-type="float" office:value="60030" table:style-name="ce1">
            <text:p>60030</text:p>
          </table:table-cell>
          <table:table-cell office:value-type="string" table:style-name="ce1">
            <text:p>Via L.Vanvitelli, 17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zzuolo</text:p>
          </table:table-cell>
          <table:table-cell office:value-type="string" table:style-name="ce1">
            <text:p>Annamaria</text:p>
          </table:table-cell>
          <table:table-cell office:value-type="string" table:style-name="ce1">
            <text:p>Calver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30" table:style-name="ce1">
            <text:p>85030</text:p>
          </table:table-cell>
          <table:table-cell office:value-type="date" office:date-value="1946-01-30T00:00:00" table:style-name="ce2">
            <text:p>30/01/1946</text:p>
          </table:table-cell>
          <table:table-cell office:value-type="string" table:style-name="ce1">
            <text:p>MZZNMR46A70B443D</text:p>
          </table:table-cell>
          <table:table-cell office:value-type="string" table:style-name="ce1">
            <text:p>Casanova Lerrone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33" table:style-name="ce1">
            <text:p>17033</text:p>
          </table:table-cell>
          <table:table-cell office:value-type="string" table:style-name="ce1">
            <text:p>Via R.Paolucci, 20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uranello</text:p>
          </table:table-cell>
          <table:table-cell office:value-type="string" table:style-name="ce1">
            <text:p>Fausto</text:p>
          </table:table-cell>
          <table:table-cell office:value-type="string" table:style-name="ce1">
            <text:p>Massafr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TA</text:p>
          </table:table-cell>
          <table:table-cell office:value-type="float" office:value="74016" table:style-name="ce1">
            <text:p>74016</text:p>
          </table:table-cell>
          <table:table-cell office:value-type="date" office:date-value="1939-11-28T00:00:00" table:style-name="ce2">
            <text:p>28/11/1939</text:p>
          </table:table-cell>
          <table:table-cell office:value-type="string" table:style-name="ce1">
            <text:p>BRNFST39S28F027R</text:p>
          </table:table-cell>
          <table:table-cell office:value-type="string" table:style-name="ce1">
            <text:p>Marradi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FI</text:p>
          </table:table-cell>
          <table:table-cell office:value-type="float" office:value="50034" table:style-name="ce1">
            <text:p>50034</text:p>
          </table:table-cell>
          <table:table-cell office:value-type="string" table:style-name="ce1">
            <text:p>Via T.Mamiani, 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tini</text:p>
          </table:table-cell>
          <table:table-cell office:value-type="string" table:style-name="ce1">
            <text:p>Guglielmo</text:p>
          </table:table-cell>
          <table:table-cell office:value-type="string" table:style-name="ce1">
            <text:p>Corna Imagn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30" table:style-name="ce1">
            <text:p>24030</text:p>
          </table:table-cell>
          <table:table-cell office:value-type="date" office:date-value="1971-04-17T00:00:00" table:style-name="ce2">
            <text:p>17/04/1971</text:p>
          </table:table-cell>
          <table:table-cell office:value-type="string" table:style-name="ce1">
            <text:p>LTNGLL71D17D015V</text:p>
          </table:table-cell>
          <table:table-cell office:value-type="string" table:style-name="ce1">
            <text:p>Rivamonte Agordi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BL</text:p>
          </table:table-cell>
          <table:table-cell office:value-type="float" office:value="32020" table:style-name="ce1">
            <text:p>32020</text:p>
          </table:table-cell>
          <table:table-cell office:value-type="string" table:style-name="ce1">
            <text:p>Via C.Lancia, 10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llego</text:p>
          </table:table-cell>
          <table:table-cell office:value-type="string" table:style-name="ce1">
            <text:p>Angelo</text:p>
          </table:table-cell>
          <table:table-cell office:value-type="string" table:style-name="ce1">
            <text:p>Fan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PU</text:p>
          </table:table-cell>
          <table:table-cell office:value-type="float" office:value="61032" table:style-name="ce1">
            <text:p>61032</text:p>
          </table:table-cell>
          <table:table-cell office:value-type="date" office:date-value="2003-07-01T00:00:00" table:style-name="ce2">
            <text:p>01/07/2003</text:p>
          </table:table-cell>
          <table:table-cell office:value-type="string" table:style-name="ce1">
            <text:p>GLLNGL03L01D488M</text:p>
          </table:table-cell>
          <table:table-cell office:value-type="string" table:style-name="ce1">
            <text:p>Veroleng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38" table:style-name="ce1">
            <text:p>10038</text:p>
          </table:table-cell>
          <table:table-cell office:value-type="string" table:style-name="ce1">
            <text:p>Via Passo Rolle, 22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o Monaco</text:p>
          </table:table-cell>
          <table:table-cell office:value-type="string" table:style-name="ce1">
            <text:p>Festo</text:p>
          </table:table-cell>
          <table:table-cell office:value-type="string" table:style-name="ce1">
            <text:p>Prata di Principato Ultr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30" table:style-name="ce1">
            <text:p>83030</text:p>
          </table:table-cell>
          <table:table-cell office:value-type="date" office:date-value="1996-08-27T00:00:00" table:style-name="ce2">
            <text:p>27/08/1996</text:p>
          </table:table-cell>
          <table:table-cell office:value-type="string" table:style-name="ce1">
            <text:p>LMNFST96M27G990R</text:p>
          </table:table-cell>
          <table:table-cell office:value-type="string" table:style-name="ce1">
            <text:p>Collevecchi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42" table:style-name="ce1">
            <text:p>2042</text:p>
          </table:table-cell>
          <table:table-cell office:value-type="string" table:style-name="ce1">
            <text:p>Via Sartirana, 16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medali</text:p>
          </table:table-cell>
          <table:table-cell office:value-type="string" table:style-name="ce1">
            <text:p>Clodoveo</text:p>
          </table:table-cell>
          <table:table-cell office:value-type="string" table:style-name="ce1">
            <text:p>Gandoss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60" table:style-name="ce1">
            <text:p>24060</text:p>
          </table:table-cell>
          <table:table-cell office:value-type="date" office:date-value="2015-03-01T00:00:00" table:style-name="ce2">
            <text:p>01/03/2015</text:p>
          </table:table-cell>
          <table:table-cell office:value-type="string" table:style-name="ce1">
            <text:p>MDLCDV15C01D906A</text:p>
          </table:table-cell>
          <table:table-cell office:value-type="string" table:style-name="ce1">
            <text:p>Olevano Rom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Via Genova, 9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llizari</text:p>
          </table:table-cell>
          <table:table-cell office:value-type="string" table:style-name="ce1">
            <text:p>Folco</text:p>
          </table:table-cell>
          <table:table-cell office:value-type="string" table:style-name="ce1">
            <text:p>Todi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59" table:style-name="ce1">
            <text:p>6059</text:p>
          </table:table-cell>
          <table:table-cell office:value-type="date" office:date-value="2016-11-25T00:00:00" table:style-name="ce2">
            <text:p>25/11/2016</text:p>
          </table:table-cell>
          <table:table-cell office:value-type="string" table:style-name="ce1">
            <text:p>PLLFLC16S25L188W</text:p>
          </table:table-cell>
          <table:table-cell office:value-type="string" table:style-name="ce1">
            <text:p>San Cipriano Picenti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SA</text:p>
          </table:table-cell>
          <table:table-cell office:value-type="float" office:value="84099" table:style-name="ce1">
            <text:p>84099</text:p>
          </table:table-cell>
          <table:table-cell office:value-type="string" table:style-name="ce1">
            <text:p>Via Fratelli Grubicy De Dragon, 25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ranceschinel</text:p>
          </table:table-cell>
          <table:table-cell office:value-type="string" table:style-name="ce1">
            <text:p>Rolando</text:p>
          </table:table-cell>
          <table:table-cell office:value-type="string" table:style-name="ce1">
            <text:p>Castiglione Torin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90" table:style-name="ce1">
            <text:p>10090</text:p>
          </table:table-cell>
          <table:table-cell office:value-type="date" office:date-value="1963-10-13T00:00:00" table:style-name="ce2">
            <text:p>13/10/1963</text:p>
          </table:table-cell>
          <table:table-cell office:value-type="string" table:style-name="ce1">
            <text:p>FRNRND63R13C307U</text:p>
          </table:table-cell>
          <table:table-cell office:value-type="string" table:style-name="ce1">
            <text:p>Martell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20" table:style-name="ce1">
            <text:p>39020</text:p>
          </table:table-cell>
          <table:table-cell office:value-type="string" table:style-name="ce1">
            <text:p>Piazzale Campobasso, 17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ossin</text:p>
          </table:table-cell>
          <table:table-cell office:value-type="string" table:style-name="ce1">
            <text:p>Ulrico</text:p>
          </table:table-cell>
          <table:table-cell office:value-type="string" table:style-name="ce1">
            <text:p>Spera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59" table:style-name="ce1">
            <text:p>38059</text:p>
          </table:table-cell>
          <table:table-cell office:value-type="date" office:date-value="1962-12-26T00:00:00" table:style-name="ce2">
            <text:p>26/12/1962</text:p>
          </table:table-cell>
          <table:table-cell office:value-type="string" table:style-name="ce1">
            <text:p>RSSLRC62T26I889H</text:p>
          </table:table-cell>
          <table:table-cell office:value-type="string" table:style-name="ce1">
            <text:p>Menta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Via Primule, 1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lerno</text:p>
          </table:table-cell>
          <table:table-cell office:value-type="string" table:style-name="ce1">
            <text:p>Giorgio</text:p>
          </table:table-cell>
          <table:table-cell office:value-type="string" table:style-name="ce1">
            <text:p>Cardano al Camp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10" table:style-name="ce1">
            <text:p>21010</text:p>
          </table:table-cell>
          <table:table-cell office:value-type="date" office:date-value="1961-09-11T00:00:00" table:style-name="ce2">
            <text:p>11/09/1961</text:p>
          </table:table-cell>
          <table:table-cell office:value-type="string" table:style-name="ce1">
            <text:p>SLRGRG61P11B754Z</text:p>
          </table:table-cell>
          <table:table-cell office:value-type="string" table:style-name="ce1">
            <text:p>Carim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60" table:style-name="ce1">
            <text:p>22060</text:p>
          </table:table-cell>
          <table:table-cell office:value-type="string" table:style-name="ce1">
            <text:p>Via Privata G.Costa, 27/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u</text:p>
          </table:table-cell>
          <table:table-cell office:value-type="string" table:style-name="ce1">
            <text:p>Luana</text:p>
          </table:table-cell>
          <table:table-cell office:value-type="string" table:style-name="ce1">
            <text:p>Coltur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60" table:style-name="ce1">
            <text:p>20060</text:p>
          </table:table-cell>
          <table:table-cell office:value-type="date" office:date-value="2020-10-17T00:00:00" table:style-name="ce2">
            <text:p>17/10/2020</text:p>
          </table:table-cell>
          <table:table-cell office:value-type="string" table:style-name="ce1">
            <text:p>BAULNU20R57C908O</text:p>
          </table:table-cell>
          <table:table-cell office:value-type="string" table:style-name="ce1">
            <text:p>Miradolo Term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10" table:style-name="ce1">
            <text:p>27010</text:p>
          </table:table-cell>
          <table:table-cell office:value-type="string" table:style-name="ce1">
            <text:p>Via C.Imperatrice, 9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estapino</text:p>
          </table:table-cell>
          <table:table-cell office:value-type="string" table:style-name="ce1">
            <text:p>Primo</text:p>
          </table:table-cell>
          <table:table-cell office:value-type="string" table:style-name="ce1">
            <text:p>Falciano del Massic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0" table:style-name="ce1">
            <text:p>81030</text:p>
          </table:table-cell>
          <table:table-cell office:value-type="date" office:date-value="1988-12-06T00:00:00" table:style-name="ce2">
            <text:p>06/12/1988</text:p>
          </table:table-cell>
          <table:table-cell office:value-type="string" table:style-name="ce1">
            <text:p>PRSPRM88T06D471M</text:p>
          </table:table-cell>
          <table:table-cell office:value-type="string" table:style-name="ce1">
            <text:p>Borgo San Sir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20" table:style-name="ce1">
            <text:p>27020</text:p>
          </table:table-cell>
          <table:table-cell office:value-type="string" table:style-name="ce1">
            <text:p>Via C.O.Cornaggia, 19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i Caro</text:p>
          </table:table-cell>
          <table:table-cell office:value-type="string" table:style-name="ce1">
            <text:p>Settimo</text:p>
          </table:table-cell>
          <table:table-cell office:value-type="string" table:style-name="ce1">
            <text:p>San Gennaro Vesuvi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NA</text:p>
          </table:table-cell>
          <table:table-cell office:value-type="float" office:value="80040" table:style-name="ce1">
            <text:p>80040</text:p>
          </table:table-cell>
          <table:table-cell office:value-type="date" office:date-value="2003-01-06T00:00:00" table:style-name="ce2">
            <text:p>06/01/2003</text:p>
          </table:table-cell>
          <table:table-cell office:value-type="string" table:style-name="ce1">
            <text:p>DCRSTM03A06H860K</text:p>
          </table:table-cell>
          <table:table-cell office:value-type="string" table:style-name="ce1">
            <text:p>Cinquefrondi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21" table:style-name="ce1">
            <text:p>89021</text:p>
          </table:table-cell>
          <table:table-cell office:value-type="string" table:style-name="ce1">
            <text:p>Via F.Gangitano, 29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uzzi</text:p>
          </table:table-cell>
          <table:table-cell office:value-type="string" table:style-name="ce1">
            <text:p>Carmelo</text:p>
          </table:table-cell>
          <table:table-cell office:value-type="string" table:style-name="ce1">
            <text:p>Moncalv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36" table:style-name="ce1">
            <text:p>14036</text:p>
          </table:table-cell>
          <table:table-cell office:value-type="date" office:date-value="1978-11-09T00:00:00" table:style-name="ce2">
            <text:p>09/11/1978</text:p>
          </table:table-cell>
          <table:table-cell office:value-type="string" table:style-name="ce1">
            <text:p>PZZCML78S09F336O</text:p>
          </table:table-cell>
          <table:table-cell office:value-type="string" table:style-name="ce1">
            <text:p>Buter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L</text:p>
          </table:table-cell>
          <table:table-cell office:value-type="float" office:value="93011" table:style-name="ce1">
            <text:p>93011</text:p>
          </table:table-cell>
          <table:table-cell office:value-type="string" table:style-name="ce1">
            <text:p>Via Lanfranco della Pila, 16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ecciani</text:p>
          </table:table-cell>
          <table:table-cell office:value-type="string" table:style-name="ce1">
            <text:p>Benedetto</text:p>
          </table:table-cell>
          <table:table-cell office:value-type="string" table:style-name="ce1">
            <text:p>Aicurz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40" table:style-name="ce1">
            <text:p>20040</text:p>
          </table:table-cell>
          <table:table-cell office:value-type="date" office:date-value="1982-08-05T00:00:00" table:style-name="ce2">
            <text:p>05/08/1982</text:p>
          </table:table-cell>
          <table:table-cell office:value-type="string" table:style-name="ce1">
            <text:p>SCCBDT82M05A096T</text:p>
          </table:table-cell>
          <table:table-cell office:value-type="string" table:style-name="ce1">
            <text:p>Piover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40" table:style-name="ce1">
            <text:p>15040</text:p>
          </table:table-cell>
          <table:table-cell office:value-type="string" table:style-name="ce1">
            <text:p>Via P.Martinetti, 28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ariseo</text:p>
          </table:table-cell>
          <table:table-cell office:value-type="string" table:style-name="ce1">
            <text:p>Wanda</text:p>
          </table:table-cell>
          <table:table-cell office:value-type="string" table:style-name="ce1">
            <text:p>Castelletto d'Orb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60" table:style-name="ce1">
            <text:p>15060</text:p>
          </table:table-cell>
          <table:table-cell office:value-type="date" office:date-value="1969-04-08T00:00:00" table:style-name="ce2">
            <text:p>08/04/1969</text:p>
          </table:table-cell>
          <table:table-cell office:value-type="string" table:style-name="ce1">
            <text:p>FRSWND69D48C158L</text:p>
          </table:table-cell>
          <table:table-cell office:value-type="string" table:style-name="ce1">
            <text:p>Trevio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48" table:style-name="ce1">
            <text:p>24048</text:p>
          </table:table-cell>
          <table:table-cell office:value-type="string" table:style-name="ce1">
            <text:p>Via Sondrio, 12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cimonelli</text:p>
          </table:table-cell>
          <table:table-cell office:value-type="string" table:style-name="ce1">
            <text:p>Serafina</text:p>
          </table:table-cell>
          <table:table-cell office:value-type="string" table:style-name="ce1">
            <text:p>Tursi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MT</text:p>
          </table:table-cell>
          <table:table-cell office:value-type="float" office:value="75028" table:style-name="ce1">
            <text:p>75028</text:p>
          </table:table-cell>
          <table:table-cell office:value-type="date" office:date-value="1939-06-16T00:00:00" table:style-name="ce2">
            <text:p>16/06/1939</text:p>
          </table:table-cell>
          <table:table-cell office:value-type="string" table:style-name="ce1">
            <text:p>SCMSFN39H56L477R</text:p>
          </table:table-cell>
          <table:table-cell office:value-type="string" table:style-name="ce1">
            <text:p>Rotz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10" table:style-name="ce1">
            <text:p>36010</text:p>
          </table:table-cell>
          <table:table-cell office:value-type="string" table:style-name="ce1">
            <text:p>Via G.Chizzolini, 6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lmisano</text:p>
          </table:table-cell>
          <table:table-cell office:value-type="string" table:style-name="ce1">
            <text:p>Torquato</text:p>
          </table:table-cell>
          <table:table-cell office:value-type="string" table:style-name="ce1">
            <text:p>Monte di Procid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NA</text:p>
          </table:table-cell>
          <table:table-cell office:value-type="float" office:value="80070" table:style-name="ce1">
            <text:p>80070</text:p>
          </table:table-cell>
          <table:table-cell office:value-type="date" office:date-value="1974-04-22T00:00:00" table:style-name="ce2">
            <text:p>22/04/1974</text:p>
          </table:table-cell>
          <table:table-cell office:value-type="string" table:style-name="ce1">
            <text:p>PLMTQT74D22F488W</text:p>
          </table:table-cell>
          <table:table-cell office:value-type="string" table:style-name="ce1">
            <text:p>Bruzzano Zeffiri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30" table:style-name="ce1">
            <text:p>89030</text:p>
          </table:table-cell>
          <table:table-cell office:value-type="string" table:style-name="ce1">
            <text:p>Strada S.Damiano, 1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jetta</text:p>
          </table:table-cell>
          <table:table-cell office:value-type="string" table:style-name="ce1">
            <text:p>Livia</text:p>
          </table:table-cell>
          <table:table-cell office:value-type="string" table:style-name="ce1">
            <text:p>Imper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100" table:style-name="ce1">
            <text:p>18100</text:p>
          </table:table-cell>
          <table:table-cell office:value-type="date" office:date-value="1962-05-29T00:00:00" table:style-name="ce2">
            <text:p>29/05/1962</text:p>
          </table:table-cell>
          <table:table-cell office:value-type="string" table:style-name="ce1">
            <text:p>BJTLVI62E69E290U</text:p>
          </table:table-cell>
          <table:table-cell office:value-type="string" table:style-name="ce1">
            <text:p>Giave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10" table:style-name="ce1">
            <text:p>7010</text:p>
          </table:table-cell>
          <table:table-cell office:value-type="string" table:style-name="ce1">
            <text:p>Via Fanfulla da Lodi, 4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iuffi</text:p>
          </table:table-cell>
          <table:table-cell office:value-type="string" table:style-name="ce1">
            <text:p>Magda</text:p>
          </table:table-cell>
          <table:table-cell office:value-type="string" table:style-name="ce1">
            <text:p>Gairo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40" table:style-name="ce1">
            <text:p>8040</text:p>
          </table:table-cell>
          <table:table-cell office:value-type="date" office:date-value="1954-05-15T00:00:00" table:style-name="ce2">
            <text:p>15/05/1954</text:p>
          </table:table-cell>
          <table:table-cell office:value-type="string" table:style-name="ce1">
            <text:p>CFFMGD54E55D859P</text:p>
          </table:table-cell>
          <table:table-cell office:value-type="string" table:style-name="ce1">
            <text:p>Lardar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80" table:style-name="ce1">
            <text:p>38080</text:p>
          </table:table-cell>
          <table:table-cell office:value-type="string" table:style-name="ce1">
            <text:p>Galleria G.Odierna, 6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uoto</text:p>
          </table:table-cell>
          <table:table-cell office:value-type="string" table:style-name="ce1">
            <text:p>Aristotele</text:p>
          </table:table-cell>
          <table:table-cell office:value-type="string" table:style-name="ce1">
            <text:p>Appiano sulla Strada del Vin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57" table:style-name="ce1">
            <text:p>39057</text:p>
          </table:table-cell>
          <table:table-cell office:value-type="date" office:date-value="1995-01-20T00:00:00" table:style-name="ce2">
            <text:p>20/01/1995</text:p>
          </table:table-cell>
          <table:table-cell office:value-type="string" table:style-name="ce1">
            <text:p>TTURTT95A20A332O</text:p>
          </table:table-cell>
          <table:table-cell office:value-type="string" table:style-name="ce1">
            <text:p>Pioltel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96" table:style-name="ce1">
            <text:p>20096</text:p>
          </table:table-cell>
          <table:table-cell office:value-type="string" table:style-name="ce1">
            <text:p>Via Piemonte, 3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perlecchi</text:p>
          </table:table-cell>
          <table:table-cell office:value-type="string" table:style-name="ce1">
            <text:p>Tito</text:p>
          </table:table-cell>
          <table:table-cell office:value-type="string" table:style-name="ce1">
            <text:p>Ceranesi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14" table:style-name="ce1">
            <text:p>16014</text:p>
          </table:table-cell>
          <table:table-cell office:value-type="date" office:date-value="1954-10-13T00:00:00" table:style-name="ce2">
            <text:p>13/10/1954</text:p>
          </table:table-cell>
          <table:table-cell office:value-type="string" table:style-name="ce1">
            <text:p>SPRTTI54R13C481Y</text:p>
          </table:table-cell>
          <table:table-cell office:value-type="string" table:style-name="ce1">
            <text:p>Macchia Valfortore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40" table:style-name="ce1">
            <text:p>86040</text:p>
          </table:table-cell>
          <table:table-cell office:value-type="string" table:style-name="ce1">
            <text:p>Galleria D.Torrente, 25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ilosi</text:p>
          </table:table-cell>
          <table:table-cell office:value-type="string" table:style-name="ce1">
            <text:p>Guido</text:p>
          </table:table-cell>
          <table:table-cell office:value-type="string" table:style-name="ce1">
            <text:p>Sareg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40" table:style-name="ce1">
            <text:p>36040</text:p>
          </table:table-cell>
          <table:table-cell office:value-type="date" office:date-value="1941-05-22T00:00:00" table:style-name="ce2">
            <text:p>22/05/1941</text:p>
          </table:table-cell>
          <table:table-cell office:value-type="string" table:style-name="ce1">
            <text:p>FLSGDU41E22I430M</text:p>
          </table:table-cell>
          <table:table-cell office:value-type="string" table:style-name="ce1">
            <text:p>Luisag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70" table:style-name="ce1">
            <text:p>22070</text:p>
          </table:table-cell>
          <table:table-cell office:value-type="string" table:style-name="ce1">
            <text:p>Via Stampa, 27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olino</text:p>
          </table:table-cell>
          <table:table-cell office:value-type="string" table:style-name="ce1">
            <text:p>Ascanio</text:p>
          </table:table-cell>
          <table:table-cell office:value-type="string" table:style-name="ce1">
            <text:p>Polisten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24" table:style-name="ce1">
            <text:p>89024</text:p>
          </table:table-cell>
          <table:table-cell office:value-type="date" office:date-value="1951-01-14T00:00:00" table:style-name="ce2">
            <text:p>14/01/1951</text:p>
          </table:table-cell>
          <table:table-cell office:value-type="string" table:style-name="ce1">
            <text:p>PLNSCN51A14G791X</text:p>
          </table:table-cell>
          <table:table-cell office:value-type="string" table:style-name="ce1">
            <text:p>Lemi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string" table:style-name="ce1">
            <text:p>Via A.Cappellini, 2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usco</text:p>
          </table:table-cell>
          <table:table-cell office:value-type="string" table:style-name="ce1">
            <text:p>Baldovino</text:p>
          </table:table-cell>
          <table:table-cell office:value-type="string" table:style-name="ce1">
            <text:p>San Biase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20" table:style-name="ce1">
            <text:p>86020</text:p>
          </table:table-cell>
          <table:table-cell office:value-type="date" office:date-value="2007-10-12T00:00:00" table:style-name="ce2">
            <text:p>12/10/2007</text:p>
          </table:table-cell>
          <table:table-cell office:value-type="string" table:style-name="ce1">
            <text:p>FSCBDV07R12H782U</text:p>
          </table:table-cell>
          <table:table-cell office:value-type="string" table:style-name="ce1">
            <text:p>Villalfonsin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20" table:style-name="ce1">
            <text:p>66020</text:p>
          </table:table-cell>
          <table:table-cell office:value-type="string" table:style-name="ce1">
            <text:p>Via G.Prina, 23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brioni</text:p>
          </table:table-cell>
          <table:table-cell office:value-type="string" table:style-name="ce1">
            <text:p>Italo</text:p>
          </table:table-cell>
          <table:table-cell office:value-type="string" table:style-name="ce1">
            <text:p>Vedano al Lambr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57" table:style-name="ce1">
            <text:p>20057</text:p>
          </table:table-cell>
          <table:table-cell office:value-type="date" office:date-value="1948-07-25T00:00:00" table:style-name="ce2">
            <text:p>25/07/1948</text:p>
          </table:table-cell>
          <table:table-cell office:value-type="string" table:style-name="ce1">
            <text:p>BRNTLI48L25L704L</text:p>
          </table:table-cell>
          <table:table-cell office:value-type="string" table:style-name="ce1">
            <text:p>Trofarel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28" table:style-name="ce1">
            <text:p>10028</text:p>
          </table:table-cell>
          <table:table-cell office:value-type="string" table:style-name="ce1">
            <text:p>Via C.Lancia, 3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randis</text:p>
          </table:table-cell>
          <table:table-cell office:value-type="string" table:style-name="ce1">
            <text:p>Boris</text:p>
          </table:table-cell>
          <table:table-cell office:value-type="string" table:style-name="ce1">
            <text:p>Castelfond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20" table:style-name="ce1">
            <text:p>38020</text:p>
          </table:table-cell>
          <table:table-cell office:value-type="date" office:date-value="1973-10-08T00:00:00" table:style-name="ce2">
            <text:p>08/10/1973</text:p>
          </table:table-cell>
          <table:table-cell office:value-type="string" table:style-name="ce1">
            <text:p>GRNBRS73R08C103F</text:p>
          </table:table-cell>
          <table:table-cell office:value-type="string" table:style-name="ce1">
            <text:p>Orbassa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43" table:style-name="ce1">
            <text:p>10043</text:p>
          </table:table-cell>
          <table:table-cell office:value-type="string" table:style-name="ce1">
            <text:p>Via Guido d'Arezzo, 130/a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acobello</text:p>
          </table:table-cell>
          <table:table-cell office:value-type="string" table:style-name="ce1">
            <text:p>Viviana</text:p>
          </table:table-cell>
          <table:table-cell office:value-type="string" table:style-name="ce1">
            <text:p>Bizzaro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20" table:style-name="ce1">
            <text:p>22020</text:p>
          </table:table-cell>
          <table:table-cell office:value-type="date" office:date-value="1944-12-20T00:00:00" table:style-name="ce2">
            <text:p>20/12/1944</text:p>
          </table:table-cell>
          <table:table-cell office:value-type="string" table:style-name="ce1">
            <text:p>CBLVVN44T60A898F</text:p>
          </table:table-cell>
          <table:table-cell office:value-type="string" table:style-name="ce1">
            <text:p>Bompietr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20" table:style-name="ce1">
            <text:p>90020</text:p>
          </table:table-cell>
          <table:table-cell office:value-type="string" table:style-name="ce1">
            <text:p>Via L.Einaudi, 169/j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alle</text:p>
          </table:table-cell>
          <table:table-cell office:value-type="string" table:style-name="ce1">
            <text:p>Remigio</text:p>
          </table:table-cell>
          <table:table-cell office:value-type="string" table:style-name="ce1">
            <text:p>Rocchetta di Var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P</text:p>
          </table:table-cell>
          <table:table-cell office:value-type="float" office:value="19020" table:style-name="ce1">
            <text:p>19020</text:p>
          </table:table-cell>
          <table:table-cell office:value-type="date" office:date-value="2015-10-07T00:00:00" table:style-name="ce2">
            <text:p>07/10/2015</text:p>
          </table:table-cell>
          <table:table-cell office:value-type="string" table:style-name="ce1">
            <text:p>VLLRMG15R07H461O</text:p>
          </table:table-cell>
          <table:table-cell office:value-type="string" table:style-name="ce1">
            <text:p>Palombara Sabi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Via Pusterla, 111/h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onforte</text:p>
          </table:table-cell>
          <table:table-cell office:value-type="string" table:style-name="ce1">
            <text:p>Patroclo</text:p>
          </table:table-cell>
          <table:table-cell office:value-type="string" table:style-name="ce1">
            <text:p>Stradell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49" table:style-name="ce1">
            <text:p>27049</text:p>
          </table:table-cell>
          <table:table-cell office:value-type="date" office:date-value="1960-12-14T00:00:00" table:style-name="ce2">
            <text:p>14/12/1960</text:p>
          </table:table-cell>
          <table:table-cell office:value-type="string" table:style-name="ce1">
            <text:p>MNFPRC60T14I968G</text:p>
          </table:table-cell>
          <table:table-cell office:value-type="string" table:style-name="ce1">
            <text:p>Fiumicell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50" table:style-name="ce1">
            <text:p>33050</text:p>
          </table:table-cell>
          <table:table-cell office:value-type="string" table:style-name="ce1">
            <text:p>Via V.Carpaccio, 22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ornaron</text:p>
          </table:table-cell>
          <table:table-cell office:value-type="string" table:style-name="ce1">
            <text:p>Fausto</text:p>
          </table:table-cell>
          <table:table-cell office:value-type="string" table:style-name="ce1">
            <text:p>Viddalb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30" table:style-name="ce1">
            <text:p>7030</text:p>
          </table:table-cell>
          <table:table-cell office:value-type="date" office:date-value="1979-11-27T00:00:00" table:style-name="ce2">
            <text:p>27/11/1979</text:p>
          </table:table-cell>
          <table:table-cell office:value-type="string" table:style-name="ce1">
            <text:p>FRNFST79S27A000P</text:p>
          </table:table-cell>
          <table:table-cell office:value-type="string" table:style-name="ce1">
            <text:p>Rivar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80" table:style-name="ce1">
            <text:p>10080</text:p>
          </table:table-cell>
          <table:table-cell office:value-type="string" table:style-name="ce1">
            <text:p>Via G.Oddo, 23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tto</text:p>
          </table:table-cell>
          <table:table-cell office:value-type="string" table:style-name="ce1">
            <text:p>Placido</text:p>
          </table:table-cell>
          <table:table-cell office:value-type="string" table:style-name="ce1">
            <text:p>Palazzag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30" table:style-name="ce1">
            <text:p>24030</text:p>
          </table:table-cell>
          <table:table-cell office:value-type="date" office:date-value="1980-07-20T00:00:00" table:style-name="ce2">
            <text:p>20/07/1980</text:p>
          </table:table-cell>
          <table:table-cell office:value-type="string" table:style-name="ce1">
            <text:p>PTTPCD80L20G259S</text:p>
          </table:table-cell>
          <table:table-cell office:value-type="string" table:style-name="ce1">
            <text:p>Luson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40" table:style-name="ce1">
            <text:p>39040</text:p>
          </table:table-cell>
          <table:table-cell office:value-type="string" table:style-name="ce1">
            <text:p>Vicolo Roserio, 4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otari</text:p>
          </table:table-cell>
          <table:table-cell office:value-type="string" table:style-name="ce1">
            <text:p>Franco</text:p>
          </table:table-cell>
          <table:table-cell office:value-type="string" table:style-name="ce1">
            <text:p>Vesim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59" table:style-name="ce1">
            <text:p>14059</text:p>
          </table:table-cell>
          <table:table-cell office:value-type="date" office:date-value="2013-09-19T00:00:00" table:style-name="ce2">
            <text:p>19/09/2013</text:p>
          </table:table-cell>
          <table:table-cell office:value-type="string" table:style-name="ce1">
            <text:p>NTRFNC13P19L807T</text:p>
          </table:table-cell>
          <table:table-cell office:value-type="string" table:style-name="ce1">
            <text:p>Racconig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35" table:style-name="ce1">
            <text:p>12035</text:p>
          </table:table-cell>
          <table:table-cell office:value-type="string" table:style-name="ce1">
            <text:p>Via Aristotele, 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titto</text:p>
          </table:table-cell>
          <table:table-cell office:value-type="string" table:style-name="ce1">
            <text:p>Gioia</text:p>
          </table:table-cell>
          <table:table-cell office:value-type="string" table:style-name="ce1">
            <text:p>Sedri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18" table:style-name="ce1">
            <text:p>20018</text:p>
          </table:table-cell>
          <table:table-cell office:value-type="date" office:date-value="1968-06-06T00:00:00" table:style-name="ce2">
            <text:p>06/06/1968</text:p>
          </table:table-cell>
          <table:table-cell office:value-type="string" table:style-name="ce1">
            <text:p>PTTGIO68H46I566U</text:p>
          </table:table-cell>
          <table:table-cell office:value-type="string" table:style-name="ce1">
            <text:p>Vagli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FI</text:p>
          </table:table-cell>
          <table:table-cell office:value-type="float" office:value="50030" table:style-name="ce1">
            <text:p>50030</text:p>
          </table:table-cell>
          <table:table-cell office:value-type="string" table:style-name="ce1">
            <text:p>Via Monte Asolone, 16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alseriati</text:p>
          </table:table-cell>
          <table:table-cell office:value-type="string" table:style-name="ce1">
            <text:p>Giusto</text:p>
          </table:table-cell>
          <table:table-cell office:value-type="string" table:style-name="ce1">
            <text:p>Ovodd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20" table:style-name="ce1">
            <text:p>8020</text:p>
          </table:table-cell>
          <table:table-cell office:value-type="date" office:date-value="1941-03-17T00:00:00" table:style-name="ce2">
            <text:p>17/03/1941</text:p>
          </table:table-cell>
          <table:table-cell office:value-type="string" table:style-name="ce1">
            <text:p>VLSGST41C17G201K</text:p>
          </table:table-cell>
          <table:table-cell office:value-type="string" table:style-name="ce1">
            <text:p>Borgo San Giacom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22" table:style-name="ce1">
            <text:p>25022</text:p>
          </table:table-cell>
          <table:table-cell office:value-type="string" table:style-name="ce1">
            <text:p>Piazza A.Greppi, 4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onati</text:p>
          </table:table-cell>
          <table:table-cell office:value-type="string" table:style-name="ce1">
            <text:p>Severino</text:p>
          </table:table-cell>
          <table:table-cell office:value-type="string" table:style-name="ce1">
            <text:p>Biccari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32" table:style-name="ce1">
            <text:p>71032</text:p>
          </table:table-cell>
          <table:table-cell office:value-type="date" office:date-value="1954-03-21T00:00:00" table:style-name="ce2">
            <text:p>21/03/1954</text:p>
          </table:table-cell>
          <table:table-cell office:value-type="string" table:style-name="ce1">
            <text:p>LNTSRN54C21A854X</text:p>
          </table:table-cell>
          <table:table-cell office:value-type="string" table:style-name="ce1">
            <text:p>Sanass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10" table:style-name="ce1">
            <text:p>9010</text:p>
          </table:table-cell>
          <table:table-cell office:value-type="string" table:style-name="ce1">
            <text:p>Via E.Ascione, 14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schi</text:p>
          </table:table-cell>
          <table:table-cell office:value-type="string" table:style-name="ce1">
            <text:p>Carmen</text:p>
          </table:table-cell>
          <table:table-cell office:value-type="string" table:style-name="ce1">
            <text:p>Buccheri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SR</text:p>
          </table:table-cell>
          <table:table-cell office:value-type="float" office:value="96010" table:style-name="ce1">
            <text:p>96010</text:p>
          </table:table-cell>
          <table:table-cell office:value-type="date" office:date-value="1972-07-29T00:00:00" table:style-name="ce2">
            <text:p>29/07/1972</text:p>
          </table:table-cell>
          <table:table-cell office:value-type="string" table:style-name="ce1">
            <text:p>MSCCMN72L69B237U</text:p>
          </table:table-cell>
          <table:table-cell office:value-type="string" table:style-name="ce1">
            <text:p>Ticeng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Via G.B.Piranesi, 13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siello</text:p>
          </table:table-cell>
          <table:table-cell office:value-type="string" table:style-name="ce1">
            <text:p>Norberto</text:p>
          </table:table-cell>
          <table:table-cell office:value-type="string" table:style-name="ce1">
            <text:p>Bressana Bottaro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42" table:style-name="ce1">
            <text:p>27042</text:p>
          </table:table-cell>
          <table:table-cell office:value-type="date" office:date-value="1942-03-19T00:00:00" table:style-name="ce2">
            <text:p>19/03/1942</text:p>
          </table:table-cell>
          <table:table-cell office:value-type="string" table:style-name="ce1">
            <text:p>CSLNBR42C19B159S</text:p>
          </table:table-cell>
          <table:table-cell office:value-type="string" table:style-name="ce1">
            <text:p>San Cipriano d'Avers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6" table:style-name="ce1">
            <text:p>81036</text:p>
          </table:table-cell>
          <table:table-cell office:value-type="string" table:style-name="ce1">
            <text:p>Via Unione dei Lavoratori, 94/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nsignore</text:p>
          </table:table-cell>
          <table:table-cell office:value-type="string" table:style-name="ce1">
            <text:p>Amone</text:p>
          </table:table-cell>
          <table:table-cell office:value-type="string" table:style-name="ce1">
            <text:p>Trecchin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49" table:style-name="ce1">
            <text:p>85049</text:p>
          </table:table-cell>
          <table:table-cell office:value-type="date" office:date-value="2005-10-20T00:00:00" table:style-name="ce2">
            <text:p>20/10/2005</text:p>
          </table:table-cell>
          <table:table-cell office:value-type="string" table:style-name="ce1">
            <text:p>BNSMNA05R20L357K</text:p>
          </table:table-cell>
          <table:table-cell office:value-type="string" table:style-name="ce1">
            <text:p>Montalto Dor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16" table:style-name="ce1">
            <text:p>10016</text:p>
          </table:table-cell>
          <table:table-cell office:value-type="string" table:style-name="ce1">
            <text:p>Via Comasina, 20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esaratti</text:p>
          </table:table-cell>
          <table:table-cell office:value-type="string" table:style-name="ce1">
            <text:p>Viviano</text:p>
          </table:table-cell>
          <table:table-cell office:value-type="string" table:style-name="ce1">
            <text:p>Vercell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100" table:style-name="ce1">
            <text:p>13100</text:p>
          </table:table-cell>
          <table:table-cell office:value-type="date" office:date-value="1945-04-11T00:00:00" table:style-name="ce2">
            <text:p>11/04/1945</text:p>
          </table:table-cell>
          <table:table-cell office:value-type="string" table:style-name="ce1">
            <text:p>CSRVVN45D11L750B</text:p>
          </table:table-cell>
          <table:table-cell office:value-type="string" table:style-name="ce1">
            <text:p>Cocconat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23" table:style-name="ce1">
            <text:p>14023</text:p>
          </table:table-cell>
          <table:table-cell office:value-type="string" table:style-name="ce1">
            <text:p>Via Roncaglia, 11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bbani</text:p>
          </table:table-cell>
          <table:table-cell office:value-type="string" table:style-name="ce1">
            <text:p>Emilio</text:p>
          </table:table-cell>
          <table:table-cell office:value-type="string" table:style-name="ce1">
            <text:p>Chiev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10" table:style-name="ce1">
            <text:p>26010</text:p>
          </table:table-cell>
          <table:table-cell office:value-type="date" office:date-value="1940-04-13T00:00:00" table:style-name="ce2">
            <text:p>13/04/1940</text:p>
          </table:table-cell>
          <table:table-cell office:value-type="string" table:style-name="ce1">
            <text:p>GBBMLE40D13C634L</text:p>
          </table:table-cell>
          <table:table-cell office:value-type="string" table:style-name="ce1">
            <text:p>Seri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68" table:style-name="ce1">
            <text:p>24068</text:p>
          </table:table-cell>
          <table:table-cell office:value-type="string" table:style-name="ce1">
            <text:p>Località Senna, 11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latinetti</text:p>
          </table:table-cell>
          <table:table-cell office:value-type="string" table:style-name="ce1">
            <text:p>Elisabetta</text:p>
          </table:table-cell>
          <table:table-cell office:value-type="string" table:style-name="ce1">
            <text:p>Strign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59" table:style-name="ce1">
            <text:p>38059</text:p>
          </table:table-cell>
          <table:table-cell office:value-type="date" office:date-value="1940-04-25T00:00:00" table:style-name="ce2">
            <text:p>25/04/1940</text:p>
          </table:table-cell>
          <table:table-cell office:value-type="string" table:style-name="ce1">
            <text:p>PLTLBT40D65I979U</text:p>
          </table:table-cell>
          <table:table-cell office:value-type="string" table:style-name="ce1">
            <text:p>Solagn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20" table:style-name="ce1">
            <text:p>36020</text:p>
          </table:table-cell>
          <table:table-cell office:value-type="string" table:style-name="ce1">
            <text:p>Via D.Pico, 215/f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rgentero</text:p>
          </table:table-cell>
          <table:table-cell office:value-type="string" table:style-name="ce1">
            <text:p>Floriana</text:p>
          </table:table-cell>
          <table:table-cell office:value-type="string" table:style-name="ce1">
            <text:p>Valvasone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PN</text:p>
          </table:table-cell>
          <table:table-cell office:value-type="float" office:value="33098" table:style-name="ce1">
            <text:p>33098</text:p>
          </table:table-cell>
          <table:table-cell office:value-type="date" office:date-value="1962-11-09T00:00:00" table:style-name="ce2">
            <text:p>09/11/1962</text:p>
          </table:table-cell>
          <table:table-cell office:value-type="string" table:style-name="ce1">
            <text:p>RGNFRN62S49L657G</text:p>
          </table:table-cell>
          <table:table-cell office:value-type="string" table:style-name="ce1">
            <text:p>Tombol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19" table:style-name="ce1">
            <text:p>35019</text:p>
          </table:table-cell>
          <table:table-cell office:value-type="string" table:style-name="ce1">
            <text:p>Galleria San Giorgio, 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atti</text:p>
          </table:table-cell>
          <table:table-cell office:value-type="string" table:style-name="ce1">
            <text:p>Rossella</text:p>
          </table:table-cell>
          <table:table-cell office:value-type="string" table:style-name="ce1">
            <text:p>Filigher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10" table:style-name="ce1">
            <text:p>27010</text:p>
          </table:table-cell>
          <table:table-cell office:value-type="date" office:date-value="1975-08-28T00:00:00" table:style-name="ce2">
            <text:p>28/08/1975</text:p>
          </table:table-cell>
          <table:table-cell office:value-type="string" table:style-name="ce1">
            <text:p>NTTRSL75M68D594K</text:p>
          </table:table-cell>
          <table:table-cell office:value-type="string" table:style-name="ce1">
            <text:p>Scena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17" table:style-name="ce1">
            <text:p>39017</text:p>
          </table:table-cell>
          <table:table-cell office:value-type="string" table:style-name="ce1">
            <text:p>Via R.Salvo, 12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oniolo</text:p>
          </table:table-cell>
          <table:table-cell office:value-type="string" table:style-name="ce1">
            <text:p>Moreno</text:p>
          </table:table-cell>
          <table:table-cell office:value-type="string" table:style-name="ce1">
            <text:p>Borgo Prio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40" table:style-name="ce1">
            <text:p>27040</text:p>
          </table:table-cell>
          <table:table-cell office:value-type="date" office:date-value="1947-03-31T00:00:00" table:style-name="ce2">
            <text:p>31/03/1947</text:p>
          </table:table-cell>
          <table:table-cell office:value-type="string" table:style-name="ce1">
            <text:p>TNLMRN47C31B028H</text:p>
          </table:table-cell>
          <table:table-cell office:value-type="string" table:style-name="ce1">
            <text:p>Chiauci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90" table:style-name="ce1">
            <text:p>86090</text:p>
          </table:table-cell>
          <table:table-cell office:value-type="string" table:style-name="ce1">
            <text:p>Sottovia Cardinal Cagliero, (senza n.c.)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ntus</text:p>
          </table:table-cell>
          <table:table-cell office:value-type="string" table:style-name="ce1">
            <text:p>Morena</text:p>
          </table:table-cell>
          <table:table-cell office:value-type="string" table:style-name="ce1">
            <text:p>Borutt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40" table:style-name="ce1">
            <text:p>7040</text:p>
          </table:table-cell>
          <table:table-cell office:value-type="date" office:date-value="2009-06-26T00:00:00" table:style-name="ce2">
            <text:p>26/06/2009</text:p>
          </table:table-cell>
          <table:table-cell office:value-type="string" table:style-name="ce1">
            <text:p>PNTMRN09H66B064Y</text:p>
          </table:table-cell>
          <table:table-cell office:value-type="string" table:style-name="ce1">
            <text:p>Bagnara di Romagna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RA</text:p>
          </table:table-cell>
          <table:table-cell office:value-type="float" office:value="48010" table:style-name="ce1">
            <text:p>48010</text:p>
          </table:table-cell>
          <table:table-cell office:value-type="string" table:style-name="ce1">
            <text:p>Via Agrigento, 18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ogoluso</text:p>
          </table:table-cell>
          <table:table-cell office:value-type="string" table:style-name="ce1">
            <text:p>Flavia</text:p>
          </table:table-cell>
          <table:table-cell office:value-type="string" table:style-name="ce1">
            <text:p>Terent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30" table:style-name="ce1">
            <text:p>39030</text:p>
          </table:table-cell>
          <table:table-cell office:value-type="date" office:date-value="1972-11-03T00:00:00" table:style-name="ce2">
            <text:p>03/11/1972</text:p>
          </table:table-cell>
          <table:table-cell office:value-type="string" table:style-name="ce1">
            <text:p>LGLFLV72S43L106I</text:p>
          </table:table-cell>
          <table:table-cell office:value-type="string" table:style-name="ce1">
            <text:p>Gorzeg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70" table:style-name="ce1">
            <text:p>12070</text:p>
          </table:table-cell>
          <table:table-cell office:value-type="string" table:style-name="ce1">
            <text:p>Viale Gian Galeazzo Visconti, 30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oriconi</text:p>
          </table:table-cell>
          <table:table-cell office:value-type="string" table:style-name="ce1">
            <text:p>Susanna</text:p>
          </table:table-cell>
          <table:table-cell office:value-type="string" table:style-name="ce1">
            <text:p>Villar Peros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69" table:style-name="ce1">
            <text:p>10069</text:p>
          </table:table-cell>
          <table:table-cell office:value-type="date" office:date-value="1983-09-15T00:00:00" table:style-name="ce2">
            <text:p>15/09/1983</text:p>
          </table:table-cell>
          <table:table-cell office:value-type="string" table:style-name="ce1">
            <text:p>MRCSNN83P55M014B</text:p>
          </table:table-cell>
          <table:table-cell office:value-type="string" table:style-name="ce1">
            <text:p>Monteiasi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TA</text:p>
          </table:table-cell>
          <table:table-cell office:value-type="float" office:value="74020" table:style-name="ce1">
            <text:p>74020</text:p>
          </table:table-cell>
          <table:table-cell office:value-type="string" table:style-name="ce1">
            <text:p>Via Donatori e Volontari del Sangue, 10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odero</text:p>
          </table:table-cell>
          <table:table-cell office:value-type="string" table:style-name="ce1">
            <text:p>Cecilia</text:p>
          </table:table-cell>
          <table:table-cell office:value-type="string" table:style-name="ce1">
            <text:p>Cesiomaggior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BL</text:p>
          </table:table-cell>
          <table:table-cell office:value-type="float" office:value="32030" table:style-name="ce1">
            <text:p>32030</text:p>
          </table:table-cell>
          <table:table-cell office:value-type="date" office:date-value="1954-10-06T00:00:00" table:style-name="ce2">
            <text:p>06/10/1954</text:p>
          </table:table-cell>
          <table:table-cell office:value-type="string" table:style-name="ce1">
            <text:p>TDRCCL54R46C577W</text:p>
          </table:table-cell>
          <table:table-cell office:value-type="string" table:style-name="ce1">
            <text:p>San Lorenzo al Mare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17" table:style-name="ce1">
            <text:p>18017</text:p>
          </table:table-cell>
          <table:table-cell office:value-type="string" table:style-name="ce1">
            <text:p>Via D.Piana, 20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indi</text:p>
          </table:table-cell>
          <table:table-cell office:value-type="string" table:style-name="ce1">
            <text:p>Virginia</text:p>
          </table:table-cell>
          <table:table-cell office:value-type="string" table:style-name="ce1">
            <text:p>San Casciano dei Bagni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SI</text:p>
          </table:table-cell>
          <table:table-cell office:value-type="float" office:value="53040" table:style-name="ce1">
            <text:p>53040</text:p>
          </table:table-cell>
          <table:table-cell office:value-type="date" office:date-value="1953-06-23T00:00:00" table:style-name="ce2">
            <text:p>23/06/1953</text:p>
          </table:table-cell>
          <table:table-cell office:value-type="string" table:style-name="ce1">
            <text:p>BNDVGN53H63H790T</text:p>
          </table:table-cell>
          <table:table-cell office:value-type="string" table:style-name="ce1">
            <text:p>Langhiran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R</text:p>
          </table:table-cell>
          <table:table-cell office:value-type="float" office:value="43013" table:style-name="ce1">
            <text:p>43013</text:p>
          </table:table-cell>
          <table:table-cell office:value-type="string" table:style-name="ce1">
            <text:p>Via E.Majorana, 27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utero</text:p>
          </table:table-cell>
          <table:table-cell office:value-type="string" table:style-name="ce1">
            <text:p>Marinella</text:p>
          </table:table-cell>
          <table:table-cell office:value-type="string" table:style-name="ce1">
            <text:p>Aquileia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51" table:style-name="ce1">
            <text:p>33051</text:p>
          </table:table-cell>
          <table:table-cell office:value-type="date" office:date-value="1960-05-16T00:00:00" table:style-name="ce2">
            <text:p>16/05/1960</text:p>
          </table:table-cell>
          <table:table-cell office:value-type="string" table:style-name="ce1">
            <text:p>TRAMNL60E56A346P</text:p>
          </table:table-cell>
          <table:table-cell office:value-type="string" table:style-name="ce1">
            <text:p>Bosentin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40" table:style-name="ce1">
            <text:p>38040</text:p>
          </table:table-cell>
          <table:table-cell office:value-type="string" table:style-name="ce1">
            <text:p>Località G.Toniolo, 13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olino</text:p>
          </table:table-cell>
          <table:table-cell office:value-type="string" table:style-name="ce1">
            <text:p>Beniamina</text:p>
          </table:table-cell>
          <table:table-cell office:value-type="string" table:style-name="ce1">
            <text:p>Pomarol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60" table:style-name="ce1">
            <text:p>38060</text:p>
          </table:table-cell>
          <table:table-cell office:value-type="date" office:date-value="1966-09-11T00:00:00" table:style-name="ce2">
            <text:p>11/09/1966</text:p>
          </table:table-cell>
          <table:table-cell office:value-type="string" table:style-name="ce1">
            <text:p>MLNBMN66P51G808Y</text:p>
          </table:table-cell>
          <table:table-cell office:value-type="string" table:style-name="ce1">
            <text:p>Eracle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E</text:p>
          </table:table-cell>
          <table:table-cell office:value-type="float" office:value="30020" table:style-name="ce1">
            <text:p>30020</text:p>
          </table:table-cell>
          <table:table-cell office:value-type="string" table:style-name="ce1">
            <text:p>Via Canzio, 154/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gani</text:p>
          </table:table-cell>
          <table:table-cell office:value-type="string" table:style-name="ce1">
            <text:p>Fulvia</text:p>
          </table:table-cell>
          <table:table-cell office:value-type="string" table:style-name="ce1">
            <text:p>Bru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40" table:style-name="ce1">
            <text:p>14040</text:p>
          </table:table-cell>
          <table:table-cell office:value-type="date" office:date-value="1981-06-18T00:00:00" table:style-name="ce2">
            <text:p>18/06/1981</text:p>
          </table:table-cell>
          <table:table-cell office:value-type="string" table:style-name="ce1">
            <text:p>PGNFLV81H58B221Y</text:p>
          </table:table-cell>
          <table:table-cell office:value-type="string" table:style-name="ce1">
            <text:p>Scalengh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60" table:style-name="ce1">
            <text:p>10060</text:p>
          </table:table-cell>
          <table:table-cell office:value-type="string" table:style-name="ce1">
            <text:p>Largo Ponte Scudellino, 123/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rero</text:p>
          </table:table-cell>
          <table:table-cell office:value-type="string" table:style-name="ce1">
            <text:p>Caino</text:p>
          </table:table-cell>
          <table:table-cell office:value-type="string" table:style-name="ce1">
            <text:p>Sant'Angelo in Lizzola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PU</text:p>
          </table:table-cell>
          <table:table-cell office:value-type="float" office:value="61020" table:style-name="ce1">
            <text:p>61020</text:p>
          </table:table-cell>
          <table:table-cell office:value-type="date" office:date-value="1994-08-22T00:00:00" table:style-name="ce2">
            <text:p>22/08/1994</text:p>
          </table:table-cell>
          <table:table-cell office:value-type="string" table:style-name="ce1">
            <text:p>BRRCNA94M22I285B</text:p>
          </table:table-cell>
          <table:table-cell office:value-type="string" table:style-name="ce1">
            <text:p>Castelletto d'Err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10" table:style-name="ce1">
            <text:p>15010</text:p>
          </table:table-cell>
          <table:table-cell office:value-type="string" table:style-name="ce1">
            <text:p>Via M.Lessona, 2/j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mbrogetti</text:p>
          </table:table-cell>
          <table:table-cell office:value-type="string" table:style-name="ce1">
            <text:p>Gennaro</text:p>
          </table:table-cell>
          <table:table-cell office:value-type="string" table:style-name="ce1">
            <text:p>Borgosatol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10" table:style-name="ce1">
            <text:p>25010</text:p>
          </table:table-cell>
          <table:table-cell office:value-type="date" office:date-value="1985-03-27T00:00:00" table:style-name="ce2">
            <text:p>27/03/1985</text:p>
          </table:table-cell>
          <table:table-cell office:value-type="string" table:style-name="ce1">
            <text:p>MBRGNR85C27B040V</text:p>
          </table:table-cell>
          <table:table-cell office:value-type="string" table:style-name="ce1">
            <text:p>Sabaudi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LT</text:p>
          </table:table-cell>
          <table:table-cell office:value-type="float" office:value="4016" table:style-name="ce1">
            <text:p>4016</text:p>
          </table:table-cell>
          <table:table-cell office:value-type="string" table:style-name="ce1">
            <text:p>Via O.Fausto, 3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raighero</text:p>
          </table:table-cell>
          <table:table-cell office:value-type="string" table:style-name="ce1">
            <text:p>Viviana</text:p>
          </table:table-cell>
          <table:table-cell office:value-type="string" table:style-name="ce1">
            <text:p>Venarotta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P</text:p>
          </table:table-cell>
          <table:table-cell office:value-type="float" office:value="63040" table:style-name="ce1">
            <text:p>63040</text:p>
          </table:table-cell>
          <table:table-cell office:value-type="date" office:date-value="1957-10-09T00:00:00" table:style-name="ce2">
            <text:p>09/10/1957</text:p>
          </table:table-cell>
          <table:table-cell office:value-type="string" table:style-name="ce1">
            <text:p>CRGVVN57R49L728B</text:p>
          </table:table-cell>
          <table:table-cell office:value-type="string" table:style-name="ce1">
            <text:p>Novigl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82" table:style-name="ce1">
            <text:p>20082</text:p>
          </table:table-cell>
          <table:table-cell office:value-type="string" table:style-name="ce1">
            <text:p>Via Baguttino, 6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azi</text:p>
          </table:table-cell>
          <table:table-cell office:value-type="string" table:style-name="ce1">
            <text:p>Santina</text:p>
          </table:table-cell>
          <table:table-cell office:value-type="string" table:style-name="ce1">
            <text:p>Drena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74" table:style-name="ce1">
            <text:p>38074</text:p>
          </table:table-cell>
          <table:table-cell office:value-type="date" office:date-value="1931-11-21T00:00:00" table:style-name="ce2">
            <text:p>21/11/1931</text:p>
          </table:table-cell>
          <table:table-cell office:value-type="string" table:style-name="ce1">
            <text:p>FZASTN31S61D365J</text:p>
          </table:table-cell>
          <table:table-cell office:value-type="string" table:style-name="ce1">
            <text:p>Maruggi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TA</text:p>
          </table:table-cell>
          <table:table-cell office:value-type="float" office:value="74020" table:style-name="ce1">
            <text:p>74020</text:p>
          </table:table-cell>
          <table:table-cell office:value-type="string" table:style-name="ce1">
            <text:p>Via C.Terza, 237/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Zampol</text:p>
          </table:table-cell>
          <table:table-cell office:value-type="string" table:style-name="ce1">
            <text:p>Domiziano</text:p>
          </table:table-cell>
          <table:table-cell office:value-type="string" table:style-name="ce1">
            <text:p>Osidd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20" table:style-name="ce1">
            <text:p>8020</text:p>
          </table:table-cell>
          <table:table-cell office:value-type="date" office:date-value="1994-09-12T00:00:00" table:style-name="ce2">
            <text:p>12/09/1994</text:p>
          </table:table-cell>
          <table:table-cell office:value-type="string" table:style-name="ce1">
            <text:p>ZMPDZN94P12G154B</text:p>
          </table:table-cell>
          <table:table-cell office:value-type="string" table:style-name="ce1">
            <text:p>Campobasso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100" table:style-name="ce1">
            <text:p>86100</text:p>
          </table:table-cell>
          <table:table-cell office:value-type="string" table:style-name="ce1">
            <text:p>Via V.Tredici, 10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ulcini</text:p>
          </table:table-cell>
          <table:table-cell office:value-type="string" table:style-name="ce1">
            <text:p>Aimone</text:p>
          </table:table-cell>
          <table:table-cell office:value-type="string" table:style-name="ce1">
            <text:p>Rocca San Giovanni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20" table:style-name="ce1">
            <text:p>66020</text:p>
          </table:table-cell>
          <table:table-cell office:value-type="date" office:date-value="2007-08-15T00:00:00" table:style-name="ce2">
            <text:p>15/08/2007</text:p>
          </table:table-cell>
          <table:table-cell office:value-type="string" table:style-name="ce1">
            <text:p>PLCMNA07M15H439B</text:p>
          </table:table-cell>
          <table:table-cell office:value-type="string" table:style-name="ce1">
            <text:p>Revigliasco d'Ast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10" table:style-name="ce1">
            <text:p>14010</text:p>
          </table:table-cell>
          <table:table-cell office:value-type="string" table:style-name="ce1">
            <text:p>Via G.Rocca, 162/j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scanio</text:p>
          </table:table-cell>
          <table:table-cell office:value-type="string" table:style-name="ce1">
            <text:p>Maffeo</text:p>
          </table:table-cell>
          <table:table-cell office:value-type="string" table:style-name="ce1">
            <text:p>Montevecchi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50" table:style-name="ce1">
            <text:p>22050</text:p>
          </table:table-cell>
          <table:table-cell office:value-type="date" office:date-value="1985-07-08T00:00:00" table:style-name="ce2">
            <text:p>08/07/1985</text:p>
          </table:table-cell>
          <table:table-cell office:value-type="string" table:style-name="ce1">
            <text:p>SCNMFF85L08F657X</text:p>
          </table:table-cell>
          <table:table-cell office:value-type="string" table:style-name="ce1">
            <text:p>Pieve d'Alpag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BL</text:p>
          </table:table-cell>
          <table:table-cell office:value-type="float" office:value="32010" table:style-name="ce1">
            <text:p>32010</text:p>
          </table:table-cell>
          <table:table-cell office:value-type="string" table:style-name="ce1">
            <text:p>Via Selvanesco, 4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rtinotti</text:p>
          </table:table-cell>
          <table:table-cell office:value-type="string" table:style-name="ce1">
            <text:p>Indro</text:p>
          </table:table-cell>
          <table:table-cell office:value-type="string" table:style-name="ce1">
            <text:p>Acut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FR</text:p>
          </table:table-cell>
          <table:table-cell office:value-type="float" office:value="3010" table:style-name="ce1">
            <text:p>3010</text:p>
          </table:table-cell>
          <table:table-cell office:value-type="date" office:date-value="1973-12-10T00:00:00" table:style-name="ce2">
            <text:p>10/12/1973</text:p>
          </table:table-cell>
          <table:table-cell office:value-type="string" table:style-name="ce1">
            <text:p>MRTNDR73T10A054H</text:p>
          </table:table-cell>
          <table:table-cell office:value-type="string" table:style-name="ce1">
            <text:p>Villa Estens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40" table:style-name="ce1">
            <text:p>35040</text:p>
          </table:table-cell>
          <table:table-cell office:value-type="string" table:style-name="ce1">
            <text:p>Piazzale Chiese, 29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ttinari</text:p>
          </table:table-cell>
          <table:table-cell office:value-type="string" table:style-name="ce1">
            <text:p>Patroclo</text:p>
          </table:table-cell>
          <table:table-cell office:value-type="string" table:style-name="ce1">
            <text:p>Pachin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SR</text:p>
          </table:table-cell>
          <table:table-cell office:value-type="float" office:value="96018" table:style-name="ce1">
            <text:p>96018</text:p>
          </table:table-cell>
          <table:table-cell office:value-type="date" office:date-value="1946-03-01T00:00:00" table:style-name="ce2">
            <text:p>01/03/1946</text:p>
          </table:table-cell>
          <table:table-cell office:value-type="string" table:style-name="ce1">
            <text:p>PTTPRC46C01G211P</text:p>
          </table:table-cell>
          <table:table-cell office:value-type="string" table:style-name="ce1">
            <text:p>Torano Nuov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TE</text:p>
          </table:table-cell>
          <table:table-cell office:value-type="float" office:value="64010" table:style-name="ce1">
            <text:p>64010</text:p>
          </table:table-cell>
          <table:table-cell office:value-type="string" table:style-name="ce1">
            <text:p>Via Meina, 5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seggio</text:p>
          </table:table-cell>
          <table:table-cell office:value-type="string" table:style-name="ce1">
            <text:p>Magda</text:p>
          </table:table-cell>
          <table:table-cell office:value-type="string" table:style-name="ce1">
            <text:p>Gonars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50" table:style-name="ce1">
            <text:p>33050</text:p>
          </table:table-cell>
          <table:table-cell office:value-type="date" office:date-value="2010-08-01T00:00:00" table:style-name="ce2">
            <text:p>01/08/2010</text:p>
          </table:table-cell>
          <table:table-cell office:value-type="string" table:style-name="ce1">
            <text:p>BSGMGD10M41E083B</text:p>
          </table:table-cell>
          <table:table-cell office:value-type="string" table:style-name="ce1">
            <text:p>Gera Lar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10" table:style-name="ce1">
            <text:p>22010</text:p>
          </table:table-cell>
          <table:table-cell office:value-type="string" table:style-name="ce1">
            <text:p>Via S.Vito, 22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rdo</text:p>
          </table:table-cell>
          <table:table-cell office:value-type="string" table:style-name="ce1">
            <text:p>Alfredo</text:p>
          </table:table-cell>
          <table:table-cell office:value-type="string" table:style-name="ce1">
            <text:p>Lisignag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30" table:style-name="ce1">
            <text:p>38030</text:p>
          </table:table-cell>
          <table:table-cell office:value-type="date" office:date-value="2019-01-12T00:00:00" table:style-name="ce2">
            <text:p>12/01/2019</text:p>
          </table:table-cell>
          <table:table-cell office:value-type="string" table:style-name="ce1">
            <text:p>BRDLRD19A12E614N</text:p>
          </table:table-cell>
          <table:table-cell office:value-type="string" table:style-name="ce1">
            <text:p>Osta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30" table:style-name="ce1">
            <text:p>12030</text:p>
          </table:table-cell>
          <table:table-cell office:value-type="string" table:style-name="ce1">
            <text:p>Via Zara, 25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roise</text:p>
          </table:table-cell>
          <table:table-cell office:value-type="string" table:style-name="ce1">
            <text:p>Attilio</text:p>
          </table:table-cell>
          <table:table-cell office:value-type="string" table:style-name="ce1">
            <text:p>Lanzad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20" table:style-name="ce1">
            <text:p>23020</text:p>
          </table:table-cell>
          <table:table-cell office:value-type="date" office:date-value="1994-12-10T00:00:00" table:style-name="ce2">
            <text:p>10/12/1994</text:p>
          </table:table-cell>
          <table:table-cell office:value-type="string" table:style-name="ce1">
            <text:p>TRSTTL94T10E443W</text:p>
          </table:table-cell>
          <table:table-cell office:value-type="string" table:style-name="ce1">
            <text:p>San Quirin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PN</text:p>
          </table:table-cell>
          <table:table-cell office:value-type="float" office:value="33080" table:style-name="ce1">
            <text:p>33080</text:p>
          </table:table-cell>
          <table:table-cell office:value-type="string" table:style-name="ce1">
            <text:p>Via Giovanni da Pinerolo, 281/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zzatorta</text:p>
          </table:table-cell>
          <table:table-cell office:value-type="string" table:style-name="ce1">
            <text:p>Giuseppe</text:p>
          </table:table-cell>
          <table:table-cell office:value-type="string" table:style-name="ce1">
            <text:p>Ala di Stur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date" office:date-value="2021-08-13T00:00:00" table:style-name="ce2">
            <text:p>13/08/2021</text:p>
          </table:table-cell>
          <table:table-cell office:value-type="string" table:style-name="ce1">
            <text:p>MZZGPP21M13A117K</text:p>
          </table:table-cell>
          <table:table-cell office:value-type="string" table:style-name="ce1">
            <text:p>Bergo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70" table:style-name="ce1">
            <text:p>12070</text:p>
          </table:table-cell>
          <table:table-cell office:value-type="string" table:style-name="ce1">
            <text:p>Via G.Guerzoni, 26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cerra</text:p>
          </table:table-cell>
          <table:table-cell office:value-type="string" table:style-name="ce1">
            <text:p>Sofia</text:p>
          </table:table-cell>
          <table:table-cell office:value-type="string" table:style-name="ce1">
            <text:p>Bibbien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AR</text:p>
          </table:table-cell>
          <table:table-cell office:value-type="float" office:value="52011" table:style-name="ce1">
            <text:p>52011</text:p>
          </table:table-cell>
          <table:table-cell office:value-type="date" office:date-value="1965-02-13T00:00:00" table:style-name="ce2">
            <text:p>13/02/1965</text:p>
          </table:table-cell>
          <table:table-cell office:value-type="string" table:style-name="ce1">
            <text:p>CRRSFO65B53A851B</text:p>
          </table:table-cell>
          <table:table-cell office:value-type="string" table:style-name="ce1">
            <text:p>Vallecors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FR</text:p>
          </table:table-cell>
          <table:table-cell office:value-type="float" office:value="3020" table:style-name="ce1">
            <text:p>3020</text:p>
          </table:table-cell>
          <table:table-cell office:value-type="string" table:style-name="ce1">
            <text:p>Strada G.Alessi, 104/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ntremoli</text:p>
          </table:table-cell>
          <table:table-cell office:value-type="string" table:style-name="ce1">
            <text:p>Giordano</text:p>
          </table:table-cell>
          <table:table-cell office:value-type="string" table:style-name="ce1">
            <text:p>Peschiera Borrome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68" table:style-name="ce1">
            <text:p>20068</text:p>
          </table:table-cell>
          <table:table-cell office:value-type="date" office:date-value="1961-03-02T00:00:00" table:style-name="ce2">
            <text:p>02/03/1961</text:p>
          </table:table-cell>
          <table:table-cell office:value-type="string" table:style-name="ce1">
            <text:p>PNTGDN61C02G488U</text:p>
          </table:table-cell>
          <table:table-cell office:value-type="string" table:style-name="ce1">
            <text:p>Valbremb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30" table:style-name="ce1">
            <text:p>24030</text:p>
          </table:table-cell>
          <table:table-cell office:value-type="string" table:style-name="ce1">
            <text:p>Galleria D.Torrente, 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rtaina</text:p>
          </table:table-cell>
          <table:table-cell office:value-type="string" table:style-name="ce1">
            <text:p>Flavio</text:p>
          </table:table-cell>
          <table:table-cell office:value-type="string" table:style-name="ce1">
            <text:p>Torrigl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29" table:style-name="ce1">
            <text:p>16029</text:p>
          </table:table-cell>
          <table:table-cell office:value-type="date" office:date-value="1935-04-28T00:00:00" table:style-name="ce2">
            <text:p>28/04/1935</text:p>
          </table:table-cell>
          <table:table-cell office:value-type="string" table:style-name="ce1">
            <text:p>BRTFLV35D28L298P</text:p>
          </table:table-cell>
          <table:table-cell office:value-type="string" table:style-name="ce1">
            <text:p>Vobb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10" table:style-name="ce1">
            <text:p>16010</text:p>
          </table:table-cell>
          <table:table-cell office:value-type="string" table:style-name="ce1">
            <text:p>Via E.Salmeggia, 17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ravati</text:p>
          </table:table-cell>
          <table:table-cell office:value-type="string" table:style-name="ce1">
            <text:p>Sabino</text:p>
          </table:table-cell>
          <table:table-cell office:value-type="string" table:style-name="ce1">
            <text:p>Cassano d'Add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62" table:style-name="ce1">
            <text:p>20062</text:p>
          </table:table-cell>
          <table:table-cell office:value-type="date" office:date-value="1978-09-19T00:00:00" table:style-name="ce2">
            <text:p>19/09/1978</text:p>
          </table:table-cell>
          <table:table-cell office:value-type="string" table:style-name="ce1">
            <text:p>PRVSBN78P19C003R</text:p>
          </table:table-cell>
          <table:table-cell office:value-type="string" table:style-name="ce1">
            <text:p>Termeno sulla Strada del Vin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40" table:style-name="ce1">
            <text:p>39040</text:p>
          </table:table-cell>
          <table:table-cell office:value-type="string" table:style-name="ce1">
            <text:p>Sottovia F.Briccarello, 17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rzi</text:p>
          </table:table-cell>
          <table:table-cell office:value-type="string" table:style-name="ce1">
            <text:p>Luciana</text:p>
          </table:table-cell>
          <table:table-cell office:value-type="string" table:style-name="ce1">
            <text:p>Varal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19" table:style-name="ce1">
            <text:p>13019</text:p>
          </table:table-cell>
          <table:table-cell office:value-type="date" office:date-value="1999-09-30T00:00:00" table:style-name="ce2">
            <text:p>30/09/1999</text:p>
          </table:table-cell>
          <table:table-cell office:value-type="string" table:style-name="ce1">
            <text:p>BRZLCN99P70L669H</text:p>
          </table:table-cell>
          <table:table-cell office:value-type="string" table:style-name="ce1">
            <text:p>Montecorvino Pugli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SA</text:p>
          </table:table-cell>
          <table:table-cell office:value-type="float" office:value="84090" table:style-name="ce1">
            <text:p>84090</text:p>
          </table:table-cell>
          <table:table-cell office:value-type="string" table:style-name="ce1">
            <text:p>Via Metauro, 15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rgalla</text:p>
          </table:table-cell>
          <table:table-cell office:value-type="string" table:style-name="ce1">
            <text:p>Aurelia</text:p>
          </table:table-cell>
          <table:table-cell office:value-type="string" table:style-name="ce1">
            <text:p>Vairano Patenor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58" table:style-name="ce1">
            <text:p>81058</text:p>
          </table:table-cell>
          <table:table-cell office:value-type="date" office:date-value="1952-04-27T00:00:00" table:style-name="ce2">
            <text:p>27/04/1952</text:p>
          </table:table-cell>
          <table:table-cell office:value-type="string" table:style-name="ce1">
            <text:p>BRGRLA52D67L540X</text:p>
          </table:table-cell>
          <table:table-cell office:value-type="string" table:style-name="ce1">
            <text:p>Cucegl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90" table:style-name="ce1">
            <text:p>10090</text:p>
          </table:table-cell>
          <table:table-cell office:value-type="string" table:style-name="ce1">
            <text:p>Via Ala, 209/i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ravato</text:p>
          </table:table-cell>
          <table:table-cell office:value-type="string" table:style-name="ce1">
            <text:p>Martino</text:p>
          </table:table-cell>
          <table:table-cell office:value-type="string" table:style-name="ce1">
            <text:p>Corrid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10" table:style-name="ce1">
            <text:p>22010</text:p>
          </table:table-cell>
          <table:table-cell office:value-type="date" office:date-value="1987-02-12T00:00:00" table:style-name="ce2">
            <text:p>12/02/1987</text:p>
          </table:table-cell>
          <table:table-cell office:value-type="string" table:style-name="ce1">
            <text:p>PRVMTN87B12D041F</text:p>
          </table:table-cell>
          <table:table-cell office:value-type="string" table:style-name="ce1">
            <text:p>Bregn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70" table:style-name="ce1">
            <text:p>22070</text:p>
          </table:table-cell>
          <table:table-cell office:value-type="string" table:style-name="ce1">
            <text:p>Via H.Villa, 22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rosi</text:p>
          </table:table-cell>
          <table:table-cell office:value-type="string" table:style-name="ce1">
            <text:p>Veronica</text:p>
          </table:table-cell>
          <table:table-cell office:value-type="string" table:style-name="ce1">
            <text:p>Proves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40" table:style-name="ce1">
            <text:p>39040</text:p>
          </table:table-cell>
          <table:table-cell office:value-type="date" office:date-value="1947-07-18T00:00:00" table:style-name="ce2">
            <text:p>18/07/1947</text:p>
          </table:table-cell>
          <table:table-cell office:value-type="string" table:style-name="ce1">
            <text:p>FRSVNC47L58H081P</text:p>
          </table:table-cell>
          <table:table-cell office:value-type="string" table:style-name="ce1">
            <text:p>Noventa di Piav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E</text:p>
          </table:table-cell>
          <table:table-cell office:value-type="float" office:value="30020" table:style-name="ce1">
            <text:p>30020</text:p>
          </table:table-cell>
          <table:table-cell office:value-type="string" table:style-name="ce1">
            <text:p>Via Artieri, 10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nigli</text:p>
          </table:table-cell>
          <table:table-cell office:value-type="string" table:style-name="ce1">
            <text:p>Carlotta</text:p>
          </table:table-cell>
          <table:table-cell office:value-type="string" table:style-name="ce1">
            <text:p>Gav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66" table:style-name="ce1">
            <text:p>15066</text:p>
          </table:table-cell>
          <table:table-cell office:value-type="date" office:date-value="2011-08-31T00:00:00" table:style-name="ce2">
            <text:p>31/08/2011</text:p>
          </table:table-cell>
          <table:table-cell office:value-type="string" table:style-name="ce1">
            <text:p>CNGCLT11M71D944R</text:p>
          </table:table-cell>
          <table:table-cell office:value-type="string" table:style-name="ce1">
            <text:p>Onifer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20" table:style-name="ce1">
            <text:p>8020</text:p>
          </table:table-cell>
          <table:table-cell office:value-type="string" table:style-name="ce1">
            <text:p>Via G.Tiraboschi, 250/j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erqueto</text:p>
          </table:table-cell>
          <table:table-cell office:value-type="string" table:style-name="ce1">
            <text:p>Cleopatra</text:p>
          </table:table-cell>
          <table:table-cell office:value-type="string" table:style-name="ce1">
            <text:p>Montemarcian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N</text:p>
          </table:table-cell>
          <table:table-cell office:value-type="float" office:value="60018" table:style-name="ce1">
            <text:p>60018</text:p>
          </table:table-cell>
          <table:table-cell office:value-type="date" office:date-value="2005-04-25T00:00:00" table:style-name="ce2">
            <text:p>25/04/2005</text:p>
          </table:table-cell>
          <table:table-cell office:value-type="string" table:style-name="ce1">
            <text:p>CRQCPT05D65F560F</text:p>
          </table:table-cell>
          <table:table-cell office:value-type="string" table:style-name="ce1">
            <text:p>Pont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10" table:style-name="ce1">
            <text:p>15010</text:p>
          </table:table-cell>
          <table:table-cell office:value-type="string" table:style-name="ce1">
            <text:p>Via R.Casalaina, 17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iardina</text:p>
          </table:table-cell>
          <table:table-cell office:value-type="string" table:style-name="ce1">
            <text:p>Sergio</text:p>
          </table:table-cell>
          <table:table-cell office:value-type="string" table:style-name="ce1">
            <text:p>Bagno di Romagna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FO</text:p>
          </table:table-cell>
          <table:table-cell office:value-type="float" office:value="47021" table:style-name="ce1">
            <text:p>47021</text:p>
          </table:table-cell>
          <table:table-cell office:value-type="date" office:date-value="1950-04-07T00:00:00" table:style-name="ce2">
            <text:p>07/04/1950</text:p>
          </table:table-cell>
          <table:table-cell office:value-type="string" table:style-name="ce1">
            <text:p>GRDSRG50D07A565K</text:p>
          </table:table-cell>
          <table:table-cell office:value-type="string" table:style-name="ce1">
            <text:p>Fagagna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34" table:style-name="ce1">
            <text:p>33034</text:p>
          </table:table-cell>
          <table:table-cell office:value-type="string" table:style-name="ce1">
            <text:p>Via Cartesio, 23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udati</text:p>
          </table:table-cell>
          <table:table-cell office:value-type="string" table:style-name="ce1">
            <text:p>Enea</text:p>
          </table:table-cell>
          <table:table-cell office:value-type="string" table:style-name="ce1">
            <text:p>Segusi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40" table:style-name="ce1">
            <text:p>31040</text:p>
          </table:table-cell>
          <table:table-cell office:value-type="date" office:date-value="1988-06-14T00:00:00" table:style-name="ce2">
            <text:p>14/06/1988</text:p>
          </table:table-cell>
          <table:table-cell office:value-type="string" table:style-name="ce1">
            <text:p>SDTNEE88H14I578A</text:p>
          </table:table-cell>
          <table:table-cell office:value-type="string" table:style-name="ce1">
            <text:p>Mer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55" table:style-name="ce1">
            <text:p>22055</text:p>
          </table:table-cell>
          <table:table-cell office:value-type="string" table:style-name="ce1">
            <text:p>Viale Noto, 13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sez</text:p>
          </table:table-cell>
          <table:table-cell office:value-type="string" table:style-name="ce1">
            <text:p>Alina</text:p>
          </table:table-cell>
          <table:table-cell office:value-type="string" table:style-name="ce1">
            <text:p>Dozza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BO</text:p>
          </table:table-cell>
          <table:table-cell office:value-type="float" office:value="40050" table:style-name="ce1">
            <text:p>40050</text:p>
          </table:table-cell>
          <table:table-cell office:value-type="date" office:date-value="2019-04-28T00:00:00" table:style-name="ce2">
            <text:p>28/04/2019</text:p>
          </table:table-cell>
          <table:table-cell office:value-type="string" table:style-name="ce1">
            <text:p>BSZLNA19D68D360A</text:p>
          </table:table-cell>
          <table:table-cell office:value-type="string" table:style-name="ce1">
            <text:p>Cisterna di Lati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LT</text:p>
          </table:table-cell>
          <table:table-cell office:value-type="float" office:value="4012" table:style-name="ce1">
            <text:p>4012</text:p>
          </table:table-cell>
          <table:table-cell office:value-type="string" table:style-name="ce1">
            <text:p>Via R.Carriera, 28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vagnini</text:p>
          </table:table-cell>
          <table:table-cell office:value-type="string" table:style-name="ce1">
            <text:p>Clara</text:p>
          </table:table-cell>
          <table:table-cell office:value-type="string" table:style-name="ce1">
            <text:p>Ballab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40" table:style-name="ce1">
            <text:p>22040</text:p>
          </table:table-cell>
          <table:table-cell office:value-type="date" office:date-value="1963-05-22T00:00:00" table:style-name="ce2">
            <text:p>22/05/1963</text:p>
          </table:table-cell>
          <table:table-cell office:value-type="string" table:style-name="ce1">
            <text:p>RVGCLR63E62A594G</text:p>
          </table:table-cell>
          <table:table-cell office:value-type="string" table:style-name="ce1">
            <text:p>Valmacc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40" table:style-name="ce1">
            <text:p>15040</text:p>
          </table:table-cell>
          <table:table-cell office:value-type="string" table:style-name="ce1">
            <text:p>Via Val di Non, 23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aravello</text:p>
          </table:table-cell>
          <table:table-cell office:value-type="string" table:style-name="ce1">
            <text:p>Polidoro</text:p>
          </table:table-cell>
          <table:table-cell office:value-type="string" table:style-name="ce1">
            <text:p>Sambuca Pistoiese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PT</text:p>
          </table:table-cell>
          <table:table-cell office:value-type="float" office:value="51020" table:style-name="ce1">
            <text:p>51020</text:p>
          </table:table-cell>
          <table:table-cell office:value-type="date" office:date-value="2013-03-21T00:00:00" table:style-name="ce2">
            <text:p>21/03/2013</text:p>
          </table:table-cell>
          <table:table-cell office:value-type="string" table:style-name="ce1">
            <text:p>TRVPDR13C21H744X</text:p>
          </table:table-cell>
          <table:table-cell office:value-type="string" table:style-name="ce1">
            <text:p>Fossacesi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22" table:style-name="ce1">
            <text:p>66022</text:p>
          </table:table-cell>
          <table:table-cell office:value-type="string" table:style-name="ce1">
            <text:p>Via L.Alete, 7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lvello</text:p>
          </table:table-cell>
          <table:table-cell office:value-type="string" table:style-name="ce1">
            <text:p>Silvia</text:p>
          </table:table-cell>
          <table:table-cell office:value-type="string" table:style-name="ce1">
            <text:p>Guardia Lombardi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40" table:style-name="ce1">
            <text:p>83040</text:p>
          </table:table-cell>
          <table:table-cell office:value-type="date" office:date-value="1998-04-29T00:00:00" table:style-name="ce2">
            <text:p>29/04/1998</text:p>
          </table:table-cell>
          <table:table-cell office:value-type="string" table:style-name="ce1">
            <text:p>CLVSLV98D69E245C</text:p>
          </table:table-cell>
          <table:table-cell office:value-type="string" table:style-name="ce1">
            <text:p>Rovellasc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69" table:style-name="ce1">
            <text:p>22069</text:p>
          </table:table-cell>
          <table:table-cell office:value-type="string" table:style-name="ce1">
            <text:p>Via Finale Ligure, 1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ecchio</text:p>
          </table:table-cell>
          <table:table-cell office:value-type="string" table:style-name="ce1">
            <text:p>Valeriano</text:p>
          </table:table-cell>
          <table:table-cell office:value-type="string" table:style-name="ce1">
            <text:p>Lipom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30" table:style-name="ce1">
            <text:p>22030</text:p>
          </table:table-cell>
          <table:table-cell office:value-type="date" office:date-value="2008-01-20T00:00:00" table:style-name="ce2">
            <text:p>20/01/2008</text:p>
          </table:table-cell>
          <table:table-cell office:value-type="string" table:style-name="ce1">
            <text:p>VCCVRN08A20E607E</text:p>
          </table:table-cell>
          <table:table-cell office:value-type="string" table:style-name="ce1">
            <text:p>Aros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60" table:style-name="ce1">
            <text:p>22060</text:p>
          </table:table-cell>
          <table:table-cell office:value-type="string" table:style-name="ce1">
            <text:p>Via Cheren, 12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raighero</text:p>
          </table:table-cell>
          <table:table-cell office:value-type="string" table:style-name="ce1">
            <text:p>Silvestro</text:p>
          </table:table-cell>
          <table:table-cell office:value-type="string" table:style-name="ce1">
            <text:p>Colleferr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34" table:style-name="ce1">
            <text:p>34</text:p>
          </table:table-cell>
          <table:table-cell office:value-type="date" office:date-value="1953-06-24T00:00:00" table:style-name="ce2">
            <text:p>24/06/1953</text:p>
          </table:table-cell>
          <table:table-cell office:value-type="string" table:style-name="ce1">
            <text:p>CRGSVS53H24C858Q</text:p>
          </table:table-cell>
          <table:table-cell office:value-type="string" table:style-name="ce1">
            <text:p>Gorgo al Montica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40" table:style-name="ce1">
            <text:p>31040</text:p>
          </table:table-cell>
          <table:table-cell office:value-type="string" table:style-name="ce1">
            <text:p>Via L.Muratori, 19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ndi</text:p>
          </table:table-cell>
          <table:table-cell office:value-type="string" table:style-name="ce1">
            <text:p>Augusto</text:p>
          </table:table-cell>
          <table:table-cell office:value-type="string" table:style-name="ce1">
            <text:p>Pontechianal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20" table:style-name="ce1">
            <text:p>12020</text:p>
          </table:table-cell>
          <table:table-cell office:value-type="date" office:date-value="2004-03-15T00:00:00" table:style-name="ce2">
            <text:p>15/03/2004</text:p>
          </table:table-cell>
          <table:table-cell office:value-type="string" table:style-name="ce1">
            <text:p>LNDGST04C15G837A</text:p>
          </table:table-cell>
          <table:table-cell office:value-type="string" table:style-name="ce1">
            <text:p>Caselle Land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70" table:style-name="ce1">
            <text:p>20070</text:p>
          </table:table-cell>
          <table:table-cell office:value-type="string" table:style-name="ce1">
            <text:p>Via Castelfidardo, 24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avret</text:p>
          </table:table-cell>
          <table:table-cell office:value-type="string" table:style-name="ce1">
            <text:p>Leonilda</text:p>
          </table:table-cell>
          <table:table-cell office:value-type="string" table:style-name="ce1">
            <text:p>Mogoro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OR</text:p>
          </table:table-cell>
          <table:table-cell office:value-type="float" office:value="9095" table:style-name="ce1">
            <text:p>9095</text:p>
          </table:table-cell>
          <table:table-cell office:value-type="date" office:date-value="1979-10-06T00:00:00" table:style-name="ce2">
            <text:p>06/10/1979</text:p>
          </table:table-cell>
          <table:table-cell office:value-type="string" table:style-name="ce1">
            <text:p>FVRLLD79R46F272F</text:p>
          </table:table-cell>
          <table:table-cell office:value-type="string" table:style-name="ce1">
            <text:p>Camis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Via C.Prestinari, 7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ngelilli</text:p>
          </table:table-cell>
          <table:table-cell office:value-type="string" table:style-name="ce1">
            <text:p>Marica</text:p>
          </table:table-cell>
          <table:table-cell office:value-type="string" table:style-name="ce1">
            <text:p>Monfalcone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GO</text:p>
          </table:table-cell>
          <table:table-cell office:value-type="float" office:value="34074" table:style-name="ce1">
            <text:p>34074</text:p>
          </table:table-cell>
          <table:table-cell office:value-type="date" office:date-value="1994-07-10T00:00:00" table:style-name="ce2">
            <text:p>10/07/1994</text:p>
          </table:table-cell>
          <table:table-cell office:value-type="string" table:style-name="ce1">
            <text:p>NGLMRC94L50F356P</text:p>
          </table:table-cell>
          <table:table-cell office:value-type="string" table:style-name="ce1">
            <text:p>Gargazzone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10" table:style-name="ce1">
            <text:p>39010</text:p>
          </table:table-cell>
          <table:table-cell office:value-type="string" table:style-name="ce1">
            <text:p>Via E.Heine, 1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ogazzi</text:p>
          </table:table-cell>
          <table:table-cell office:value-type="string" table:style-name="ce1">
            <text:p>Lelia</text:p>
          </table:table-cell>
          <table:table-cell office:value-type="string" table:style-name="ce1">
            <text:p>Centrache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60" table:style-name="ce1">
            <text:p>88060</text:p>
          </table:table-cell>
          <table:table-cell office:value-type="date" office:date-value="1998-07-02T00:00:00" table:style-name="ce2">
            <text:p>02/07/1998</text:p>
          </table:table-cell>
          <table:table-cell office:value-type="string" table:style-name="ce1">
            <text:p>FGZLLE98L42C472W</text:p>
          </table:table-cell>
          <table:table-cell office:value-type="string" table:style-name="ce1">
            <text:p>Cà d'Andre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30" table:style-name="ce1">
            <text:p>26030</text:p>
          </table:table-cell>
          <table:table-cell office:value-type="string" table:style-name="ce1">
            <text:p>Via L.Marangoni, 20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ndore</text:p>
          </table:table-cell>
          <table:table-cell office:value-type="string" table:style-name="ce1">
            <text:p>Tiziana</text:p>
          </table:table-cell>
          <table:table-cell office:value-type="string" table:style-name="ce1">
            <text:p>Monegl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30" table:style-name="ce1">
            <text:p>16030</text:p>
          </table:table-cell>
          <table:table-cell office:value-type="date" office:date-value="1938-08-04T00:00:00" table:style-name="ce2">
            <text:p>04/08/1938</text:p>
          </table:table-cell>
          <table:table-cell office:value-type="string" table:style-name="ce1">
            <text:p>CNDTZN38M44F354W</text:p>
          </table:table-cell>
          <table:table-cell office:value-type="string" table:style-name="ce1">
            <text:p>Sant'Antonino di Sus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50" table:style-name="ce1">
            <text:p>10050</text:p>
          </table:table-cell>
          <table:table-cell office:value-type="string" table:style-name="ce1">
            <text:p>Via Nicola d'Apulia, 3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nzi</text:p>
          </table:table-cell>
          <table:table-cell office:value-type="string" table:style-name="ce1">
            <text:p>Monica</text:p>
          </table:table-cell>
          <table:table-cell office:value-type="string" table:style-name="ce1">
            <text:p>Misilmeri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36" table:style-name="ce1">
            <text:p>90036</text:p>
          </table:table-cell>
          <table:table-cell office:value-type="date" office:date-value="1948-04-11T00:00:00" table:style-name="ce2">
            <text:p>11/04/1948</text:p>
          </table:table-cell>
          <table:table-cell office:value-type="string" table:style-name="ce1">
            <text:p>BNZMNC48D51F246Y</text:p>
          </table:table-cell>
          <table:table-cell office:value-type="string" table:style-name="ce1">
            <text:p>Lusci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0" table:style-name="ce1">
            <text:p>81030</text:p>
          </table:table-cell>
          <table:table-cell office:value-type="string" table:style-name="ce1">
            <text:p>Via Teresa Bandettini, 256/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vagnoli</text:p>
          </table:table-cell>
          <table:table-cell office:value-type="string" table:style-name="ce1">
            <text:p>Elvira</text:p>
          </table:table-cell>
          <table:table-cell office:value-type="string" table:style-name="ce1">
            <text:p>Soveria Simeri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50" table:style-name="ce1">
            <text:p>88050</text:p>
          </table:table-cell>
          <table:table-cell office:value-type="date" office:date-value="1959-07-30T00:00:00" table:style-name="ce2">
            <text:p>30/07/1959</text:p>
          </table:table-cell>
          <table:table-cell office:value-type="string" table:style-name="ce1">
            <text:p>CVGLVR59L70I875E</text:p>
          </table:table-cell>
          <table:table-cell office:value-type="string" table:style-name="ce1">
            <text:p>Fosdinovo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MS</text:p>
          </table:table-cell>
          <table:table-cell office:value-type="float" office:value="54035" table:style-name="ce1">
            <text:p>54035</text:p>
          </table:table-cell>
          <table:table-cell office:value-type="string" table:style-name="ce1">
            <text:p>Strada Consortile G.Beato, 2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rsan</text:p>
          </table:table-cell>
          <table:table-cell office:value-type="string" table:style-name="ce1">
            <text:p>Ulderico</text:p>
          </table:table-cell>
          <table:table-cell office:value-type="string" table:style-name="ce1">
            <text:p>Pei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20" table:style-name="ce1">
            <text:p>24020</text:p>
          </table:table-cell>
          <table:table-cell office:value-type="date" office:date-value="2018-11-12T00:00:00" table:style-name="ce2">
            <text:p>12/11/2018</text:p>
          </table:table-cell>
          <table:table-cell office:value-type="string" table:style-name="ce1">
            <text:p>BRSLRC18S12G418H</text:p>
          </table:table-cell>
          <table:table-cell office:value-type="string" table:style-name="ce1">
            <text:p>Ficarr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62" table:style-name="ce1">
            <text:p>98062</text:p>
          </table:table-cell>
          <table:table-cell office:value-type="string" table:style-name="ce1">
            <text:p>Via D.Millelire, 22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scio</text:p>
          </table:table-cell>
          <table:table-cell office:value-type="string" table:style-name="ce1">
            <text:p>Serena</text:p>
          </table:table-cell>
          <table:table-cell office:value-type="string" table:style-name="ce1">
            <text:p>Motteggian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20" table:style-name="ce1">
            <text:p>46020</text:p>
          </table:table-cell>
          <table:table-cell office:value-type="date" office:date-value="1974-01-21T00:00:00" table:style-name="ce2">
            <text:p>21/01/1974</text:p>
          </table:table-cell>
          <table:table-cell office:value-type="string" table:style-name="ce1">
            <text:p>MSCSRN74A61B012M</text:p>
          </table:table-cell>
          <table:table-cell office:value-type="string" table:style-name="ce1">
            <text:p>Cavasso Nuov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PN</text:p>
          </table:table-cell>
          <table:table-cell office:value-type="float" office:value="33090" table:style-name="ce1">
            <text:p>33090</text:p>
          </table:table-cell>
          <table:table-cell office:value-type="string" table:style-name="ce1">
            <text:p>Via Carbonia, 9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mondi</text:p>
          </table:table-cell>
          <table:table-cell office:value-type="string" table:style-name="ce1">
            <text:p>Mariella</text:p>
          </table:table-cell>
          <table:table-cell office:value-type="string" table:style-name="ce1">
            <text:p>Branz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10" table:style-name="ce1">
            <text:p>24010</text:p>
          </table:table-cell>
          <table:table-cell office:value-type="date" office:date-value="1987-11-19T00:00:00" table:style-name="ce2">
            <text:p>19/11/1987</text:p>
          </table:table-cell>
          <table:table-cell office:value-type="string" table:style-name="ce1">
            <text:p>RMNMLL87S59B123L</text:p>
          </table:table-cell>
          <table:table-cell office:value-type="string" table:style-name="ce1">
            <text:p>Monterad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N</text:p>
          </table:table-cell>
          <table:table-cell office:value-type="float" office:value="60010" table:style-name="ce1">
            <text:p>60010</text:p>
          </table:table-cell>
          <table:table-cell office:value-type="string" table:style-name="ce1">
            <text:p>Via Olivetani, 4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sanu</text:p>
          </table:table-cell>
          <table:table-cell office:value-type="string" table:style-name="ce1">
            <text:p>Sibilla</text:p>
          </table:table-cell>
          <table:table-cell office:value-type="string" table:style-name="ce1">
            <text:p>Intrag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50" table:style-name="ce1">
            <text:p>28050</text:p>
          </table:table-cell>
          <table:table-cell office:value-type="date" office:date-value="2008-11-29T00:00:00" table:style-name="ce2">
            <text:p>29/11/2008</text:p>
          </table:table-cell>
          <table:table-cell office:value-type="string" table:style-name="ce1">
            <text:p>PSNSLL08S69E304M</text:p>
          </table:table-cell>
          <table:table-cell office:value-type="string" table:style-name="ce1">
            <text:p>Pastreng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10" table:style-name="ce1">
            <text:p>37010</text:p>
          </table:table-cell>
          <table:table-cell office:value-type="string" table:style-name="ce1">
            <text:p>Via C.Poerio, 19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 Marchi</text:p>
          </table:table-cell>
          <table:table-cell office:value-type="string" table:style-name="ce1">
            <text:p>Giandomenico</text:p>
          </table:table-cell>
          <table:table-cell office:value-type="string" table:style-name="ce1">
            <text:p>Tres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10" table:style-name="ce1">
            <text:p>38010</text:p>
          </table:table-cell>
          <table:table-cell office:value-type="date" office:date-value="1993-04-29T00:00:00" table:style-name="ce2">
            <text:p>29/04/1993</text:p>
          </table:table-cell>
          <table:table-cell office:value-type="string" table:style-name="ce1">
            <text:p>DMRGDM93D29L385P</text:p>
          </table:table-cell>
          <table:table-cell office:value-type="string" table:style-name="ce1">
            <text:p>Camigli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40" table:style-name="ce1">
            <text:p>81040</text:p>
          </table:table-cell>
          <table:table-cell office:value-type="string" table:style-name="ce1">
            <text:p>Via Agamennone, 23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uratore</text:p>
          </table:table-cell>
          <table:table-cell office:value-type="string" table:style-name="ce1">
            <text:p>Giobbe</text:p>
          </table:table-cell>
          <table:table-cell office:value-type="string" table:style-name="ce1">
            <text:p>Cossog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54" table:style-name="ce1">
            <text:p>28054</text:p>
          </table:table-cell>
          <table:table-cell office:value-type="date" office:date-value="1996-10-24T00:00:00" table:style-name="ce2">
            <text:p>24/10/1996</text:p>
          </table:table-cell>
          <table:table-cell office:value-type="string" table:style-name="ce1">
            <text:p>MRTGBB96R24D099G</text:p>
          </table:table-cell>
          <table:table-cell office:value-type="string" table:style-name="ce1">
            <text:p>Vallo Torin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string" table:style-name="ce1">
            <text:p>Via C.Dalla, 19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rdemanni</text:p>
          </table:table-cell>
          <table:table-cell office:value-type="string" table:style-name="ce1">
            <text:p>Aronne</text:p>
          </table:table-cell>
          <table:table-cell office:value-type="string" table:style-name="ce1">
            <text:p>Scarnafig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30" table:style-name="ce1">
            <text:p>12030</text:p>
          </table:table-cell>
          <table:table-cell office:value-type="date" office:date-value="1972-01-05T00:00:00" table:style-name="ce2">
            <text:p>05/01/1972</text:p>
          </table:table-cell>
          <table:table-cell office:value-type="string" table:style-name="ce1">
            <text:p>RDMRNN72A05I512J</text:p>
          </table:table-cell>
          <table:table-cell office:value-type="string" table:style-name="ce1">
            <text:p>Baldissero d'Alb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40" table:style-name="ce1">
            <text:p>12040</text:p>
          </table:table-cell>
          <table:table-cell office:value-type="string" table:style-name="ce1">
            <text:p>Via P.Tacchini, 18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lvani</text:p>
          </table:table-cell>
          <table:table-cell office:value-type="string" table:style-name="ce1">
            <text:p>Alberico</text:p>
          </table:table-cell>
          <table:table-cell office:value-type="string" table:style-name="ce1">
            <text:p>Sant'Onofri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16" table:style-name="ce1">
            <text:p>88016</text:p>
          </table:table-cell>
          <table:table-cell office:value-type="date" office:date-value="2011-05-29T00:00:00" table:style-name="ce2">
            <text:p>29/05/2011</text:p>
          </table:table-cell>
          <table:table-cell office:value-type="string" table:style-name="ce1">
            <text:p>GLVLRC11E29I350H</text:p>
          </table:table-cell>
          <table:table-cell office:value-type="string" table:style-name="ce1">
            <text:p>Galgagn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60" table:style-name="ce1">
            <text:p>20060</text:p>
          </table:table-cell>
          <table:table-cell office:value-type="string" table:style-name="ce1">
            <text:p>Via M.Pannunzio, 22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losi</text:p>
          </table:table-cell>
          <table:table-cell office:value-type="string" table:style-name="ce1">
            <text:p>Giada</text:p>
          </table:table-cell>
          <table:table-cell office:value-type="string" table:style-name="ce1">
            <text:p>San Pietro Avellana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88" table:style-name="ce1">
            <text:p>86088</text:p>
          </table:table-cell>
          <table:table-cell office:value-type="date" office:date-value="1961-05-14T00:00:00" table:style-name="ce2">
            <text:p>14/05/1961</text:p>
          </table:table-cell>
          <table:table-cell office:value-type="string" table:style-name="ce1">
            <text:p>PLSGDI61E54I096P</text:p>
          </table:table-cell>
          <table:table-cell office:value-type="string" table:style-name="ce1">
            <text:p>Borett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RE</text:p>
          </table:table-cell>
          <table:table-cell office:value-type="float" office:value="42022" table:style-name="ce1">
            <text:p>42022</text:p>
          </table:table-cell>
          <table:table-cell office:value-type="string" table:style-name="ce1">
            <text:p>Via C.Caruso, 29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soli</text:p>
          </table:table-cell>
          <table:table-cell office:value-type="string" table:style-name="ce1">
            <text:p>Edgardo</text:p>
          </table:table-cell>
          <table:table-cell office:value-type="string" table:style-name="ce1">
            <text:p>San Cipriano d'Avers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6" table:style-name="ce1">
            <text:p>81036</text:p>
          </table:table-cell>
          <table:table-cell office:value-type="date" office:date-value="2017-05-09T00:00:00" table:style-name="ce2">
            <text:p>09/05/2017</text:p>
          </table:table-cell>
          <table:table-cell office:value-type="string" table:style-name="ce1">
            <text:p>PSLDRD17E09H798Y</text:p>
          </table:table-cell>
          <table:table-cell office:value-type="string" table:style-name="ce1">
            <text:p>Borgomaner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21" table:style-name="ce1">
            <text:p>28021</text:p>
          </table:table-cell>
          <table:table-cell office:value-type="string" table:style-name="ce1">
            <text:p>Via Chiese, 6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ortoni</text:p>
          </table:table-cell>
          <table:table-cell office:value-type="string" table:style-name="ce1">
            <text:p>Colomba</text:p>
          </table:table-cell>
          <table:table-cell office:value-type="string" table:style-name="ce1">
            <text:p>Romans d'Isonz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GO</text:p>
          </table:table-cell>
          <table:table-cell office:value-type="float" office:value="34076" table:style-name="ce1">
            <text:p>34076</text:p>
          </table:table-cell>
          <table:table-cell office:value-type="date" office:date-value="2004-01-19T00:00:00" table:style-name="ce2">
            <text:p>19/01/2004</text:p>
          </table:table-cell>
          <table:table-cell office:value-type="string" table:style-name="ce1">
            <text:p>MRTCMB04A59H514C</text:p>
          </table:table-cell>
          <table:table-cell office:value-type="string" table:style-name="ce1">
            <text:p>Isernia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170" table:style-name="ce1">
            <text:p>86170</text:p>
          </table:table-cell>
          <table:table-cell office:value-type="string" table:style-name="ce1">
            <text:p>Via E.Armaforte, 1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edele</text:p>
          </table:table-cell>
          <table:table-cell office:value-type="string" table:style-name="ce1">
            <text:p>Vilfredo</text:p>
          </table:table-cell>
          <table:table-cell office:value-type="string" table:style-name="ce1">
            <text:p>Santa Giustina in Coll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10" table:style-name="ce1">
            <text:p>35010</text:p>
          </table:table-cell>
          <table:table-cell office:value-type="date" office:date-value="2012-11-26T00:00:00" table:style-name="ce2">
            <text:p>26/11/2012</text:p>
          </table:table-cell>
          <table:table-cell office:value-type="string" table:style-name="ce1">
            <text:p>FDLVFR12S26I207C</text:p>
          </table:table-cell>
          <table:table-cell office:value-type="string" table:style-name="ce1">
            <text:p>Bubb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51" table:style-name="ce1">
            <text:p>14051</text:p>
          </table:table-cell>
          <table:table-cell office:value-type="string" table:style-name="ce1">
            <text:p>Foro Bernardo da Canal, 25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lacco</text:p>
          </table:table-cell>
          <table:table-cell office:value-type="string" table:style-name="ce1">
            <text:p>Aurelia</text:p>
          </table:table-cell>
          <table:table-cell office:value-type="string" table:style-name="ce1">
            <text:p>Bojano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21" table:style-name="ce1">
            <text:p>86021</text:p>
          </table:table-cell>
          <table:table-cell office:value-type="date" office:date-value="1975-06-13T00:00:00" table:style-name="ce2">
            <text:p>13/06/1975</text:p>
          </table:table-cell>
          <table:table-cell office:value-type="string" table:style-name="ce1">
            <text:p>FLCRLA75H53A930W</text:p>
          </table:table-cell>
          <table:table-cell office:value-type="string" table:style-name="ce1">
            <text:p>Mossa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20" table:style-name="ce1">
            <text:p>36020</text:p>
          </table:table-cell>
          <table:table-cell office:value-type="string" table:style-name="ce1">
            <text:p>Via C.Castelnuovo delle Lanze, 29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ivitera</text:p>
          </table:table-cell>
          <table:table-cell office:value-type="string" table:style-name="ce1">
            <text:p>Siro</text:p>
          </table:table-cell>
          <table:table-cell office:value-type="string" table:style-name="ce1">
            <text:p>Gambatesa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13" table:style-name="ce1">
            <text:p>86013</text:p>
          </table:table-cell>
          <table:table-cell office:value-type="date" office:date-value="1999-04-15T00:00:00" table:style-name="ce2">
            <text:p>15/04/1999</text:p>
          </table:table-cell>
          <table:table-cell office:value-type="string" table:style-name="ce1">
            <text:p>PRVSRI99D15D896F</text:p>
          </table:table-cell>
          <table:table-cell office:value-type="string" table:style-name="ce1">
            <text:p>Colonnell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TE</text:p>
          </table:table-cell>
          <table:table-cell office:value-type="float" office:value="64010" table:style-name="ce1">
            <text:p>64010</text:p>
          </table:table-cell>
          <table:table-cell office:value-type="string" table:style-name="ce1">
            <text:p>Via Caltagirone, 21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noni</text:p>
          </table:table-cell>
          <table:table-cell office:value-type="string" table:style-name="ce1">
            <text:p>Guido</text:p>
          </table:table-cell>
          <table:table-cell office:value-type="string" table:style-name="ce1">
            <text:p>San Piero a Sieve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FI</text:p>
          </table:table-cell>
          <table:table-cell office:value-type="float" office:value="50037" table:style-name="ce1">
            <text:p>50037</text:p>
          </table:table-cell>
          <table:table-cell office:value-type="date" office:date-value="2021-08-10T00:00:00" table:style-name="ce2">
            <text:p>10/08/2021</text:p>
          </table:table-cell>
          <table:table-cell office:value-type="string" table:style-name="ce1">
            <text:p>BNNGDU21M10I085S</text:p>
          </table:table-cell>
          <table:table-cell office:value-type="string" table:style-name="ce1">
            <text:p>Premariacc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40" table:style-name="ce1">
            <text:p>33040</text:p>
          </table:table-cell>
          <table:table-cell office:value-type="string" table:style-name="ce1">
            <text:p>Via S.Tomaso, 3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iresi</text:p>
          </table:table-cell>
          <table:table-cell office:value-type="string" table:style-name="ce1">
            <text:p>Napoleone</text:p>
          </table:table-cell>
          <table:table-cell office:value-type="string" table:style-name="ce1">
            <text:p>Arquà Petrarc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32" table:style-name="ce1">
            <text:p>35032</text:p>
          </table:table-cell>
          <table:table-cell office:value-type="date" office:date-value="1960-10-28T00:00:00" table:style-name="ce2">
            <text:p>28/10/1960</text:p>
          </table:table-cell>
          <table:table-cell office:value-type="string" table:style-name="ce1">
            <text:p>CRSNLN60R28A434Z</text:p>
          </table:table-cell>
          <table:table-cell office:value-type="string" table:style-name="ce1">
            <text:p>Papozz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RO</text:p>
          </table:table-cell>
          <table:table-cell office:value-type="float" office:value="45010" table:style-name="ce1">
            <text:p>45010</text:p>
          </table:table-cell>
          <table:table-cell office:value-type="string" table:style-name="ce1">
            <text:p>Via Beatrice d'Este, 14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eccardi</text:p>
          </table:table-cell>
          <table:table-cell office:value-type="string" table:style-name="ce1">
            <text:p>Olga</text:p>
          </table:table-cell>
          <table:table-cell office:value-type="string" table:style-name="ce1">
            <text:p>Toccamontepian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10" table:style-name="ce1">
            <text:p>66010</text:p>
          </table:table-cell>
          <table:table-cell office:value-type="date" office:date-value="1976-03-21T00:00:00" table:style-name="ce2">
            <text:p>21/03/1976</text:p>
          </table:table-cell>
          <table:table-cell office:value-type="string" table:style-name="ce1">
            <text:p>CCCLGO76C61L186Q</text:p>
          </table:table-cell>
          <table:table-cell office:value-type="string" table:style-name="ce1">
            <text:p>Usmate Vel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40" table:style-name="ce1">
            <text:p>20040</text:p>
          </table:table-cell>
          <table:table-cell office:value-type="string" table:style-name="ce1">
            <text:p>Via F.Accursio, 7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almasi</text:p>
          </table:table-cell>
          <table:table-cell office:value-type="string" table:style-name="ce1">
            <text:p>Alida</text:p>
          </table:table-cell>
          <table:table-cell office:value-type="string" table:style-name="ce1">
            <text:p>Bos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60" table:style-name="ce1">
            <text:p>15060</text:p>
          </table:table-cell>
          <table:table-cell office:value-type="date" office:date-value="1989-07-30T00:00:00" table:style-name="ce2">
            <text:p>30/07/1989</text:p>
          </table:table-cell>
          <table:table-cell office:value-type="string" table:style-name="ce1">
            <text:p>DLMLDA89L70B080B</text:p>
          </table:table-cell>
          <table:table-cell office:value-type="string" table:style-name="ce1">
            <text:p>Lunamatron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22" table:style-name="ce1">
            <text:p>9022</text:p>
          </table:table-cell>
          <table:table-cell office:value-type="string" table:style-name="ce1">
            <text:p>Via L.Resnati, 28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iotto</text:p>
          </table:table-cell>
          <table:table-cell office:value-type="string" table:style-name="ce1">
            <text:p>Greta</text:p>
          </table:table-cell>
          <table:table-cell office:value-type="string" table:style-name="ce1">
            <text:p>Grezzag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56" table:style-name="ce1">
            <text:p>20056</text:p>
          </table:table-cell>
          <table:table-cell office:value-type="date" office:date-value="1943-12-27T00:00:00" table:style-name="ce2">
            <text:p>27/12/1943</text:p>
          </table:table-cell>
          <table:table-cell office:value-type="string" table:style-name="ce1">
            <text:p>MTTGRT43T67E170P</text:p>
          </table:table-cell>
          <table:table-cell office:value-type="string" table:style-name="ce1">
            <text:p>Palmoli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50" table:style-name="ce1">
            <text:p>66050</text:p>
          </table:table-cell>
          <table:table-cell office:value-type="string" table:style-name="ce1">
            <text:p>Via Mare, 3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pai</text:p>
          </table:table-cell>
          <table:table-cell office:value-type="string" table:style-name="ce1">
            <text:p>Brigida</text:p>
          </table:table-cell>
          <table:table-cell office:value-type="string" table:style-name="ce1">
            <text:p>Trequand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SI</text:p>
          </table:table-cell>
          <table:table-cell office:value-type="float" office:value="53020" table:style-name="ce1">
            <text:p>53020</text:p>
          </table:table-cell>
          <table:table-cell office:value-type="date" office:date-value="1941-02-17T00:00:00" table:style-name="ce2">
            <text:p>17/02/1941</text:p>
          </table:table-cell>
          <table:table-cell office:value-type="string" table:style-name="ce1">
            <text:p>LPABGD41B57L384C</text:p>
          </table:table-cell>
          <table:table-cell office:value-type="string" table:style-name="ce1">
            <text:p>Mass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54100" table:style-name="ce1">
            <text:p>54100</text:p>
          </table:table-cell>
          <table:table-cell office:value-type="string" table:style-name="ce1">
            <text:p>Via S.Pietratagliata, 12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stia</text:p>
          </table:table-cell>
          <table:table-cell office:value-type="string" table:style-name="ce1">
            <text:p>Vinicio</text:p>
          </table:table-cell>
          <table:table-cell office:value-type="string" table:style-name="ce1">
            <text:p>Molini di Trior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10" table:style-name="ce1">
            <text:p>18010</text:p>
          </table:table-cell>
          <table:table-cell office:value-type="date" office:date-value="1939-05-29T00:00:00" table:style-name="ce2">
            <text:p>29/05/1939</text:p>
          </table:table-cell>
          <table:table-cell office:value-type="string" table:style-name="ce1">
            <text:p>BSTVNC39E29F290N</text:p>
          </table:table-cell>
          <table:table-cell office:value-type="string" table:style-name="ce1">
            <text:p>Acerenz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11" table:style-name="ce1">
            <text:p>85011</text:p>
          </table:table-cell>
          <table:table-cell office:value-type="string" table:style-name="ce1">
            <text:p>Via Monti Appennini, 17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evano</text:p>
          </table:table-cell>
          <table:table-cell office:value-type="string" table:style-name="ce1">
            <text:p>Adelina</text:p>
          </table:table-cell>
          <table:table-cell office:value-type="string" table:style-name="ce1">
            <text:p>Quarrat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PT</text:p>
          </table:table-cell>
          <table:table-cell office:value-type="float" office:value="51039" table:style-name="ce1">
            <text:p>51039</text:p>
          </table:table-cell>
          <table:table-cell office:value-type="date" office:date-value="1945-01-15T00:00:00" table:style-name="ce2">
            <text:p>15/01/1945</text:p>
          </table:table-cell>
          <table:table-cell office:value-type="string" table:style-name="ce1">
            <text:p>PVNDLN45A55H109V</text:p>
          </table:table-cell>
          <table:table-cell office:value-type="string" table:style-name="ce1">
            <text:p>Isola delle Femmine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40" table:style-name="ce1">
            <text:p>90040</text:p>
          </table:table-cell>
          <table:table-cell office:value-type="string" table:style-name="ce1">
            <text:p>Via S.Francesca Romana, 14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rsani</text:p>
          </table:table-cell>
          <table:table-cell office:value-type="string" table:style-name="ce1">
            <text:p>Lucio</text:p>
          </table:table-cell>
          <table:table-cell office:value-type="string" table:style-name="ce1">
            <text:p>Santa Maria Imbar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30" table:style-name="ce1">
            <text:p>66030</text:p>
          </table:table-cell>
          <table:table-cell office:value-type="date" office:date-value="1969-06-27T00:00:00" table:style-name="ce2">
            <text:p>27/06/1969</text:p>
          </table:table-cell>
          <table:table-cell office:value-type="string" table:style-name="ce1">
            <text:p>BRSLCU69H27I244V</text:p>
          </table:table-cell>
          <table:table-cell office:value-type="string" table:style-name="ce1">
            <text:p>San Giorgio la Molar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BN</text:p>
          </table:table-cell>
          <table:table-cell office:value-type="float" office:value="82020" table:style-name="ce1">
            <text:p>82020</text:p>
          </table:table-cell>
          <table:table-cell office:value-type="string" table:style-name="ce1">
            <text:p>Via J.Tintoretto, 23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mistadi</text:p>
          </table:table-cell>
          <table:table-cell office:value-type="string" table:style-name="ce1">
            <text:p>Viviano</text:p>
          </table:table-cell>
          <table:table-cell office:value-type="string" table:style-name="ce1">
            <text:p>Carnag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40" table:style-name="ce1">
            <text:p>21040</text:p>
          </table:table-cell>
          <table:table-cell office:value-type="date" office:date-value="1964-03-21T00:00:00" table:style-name="ce2">
            <text:p>21/03/1964</text:p>
          </table:table-cell>
          <table:table-cell office:value-type="string" table:style-name="ce1">
            <text:p>MSTVVN64C21B796G</text:p>
          </table:table-cell>
          <table:table-cell office:value-type="string" table:style-name="ce1">
            <text:p>Bagnaria Arsa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50" table:style-name="ce1">
            <text:p>33050</text:p>
          </table:table-cell>
          <table:table-cell office:value-type="string" table:style-name="ce1">
            <text:p>Vicolo S.Giuseppe Cottolengo, 2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oldini</text:p>
          </table:table-cell>
          <table:table-cell office:value-type="string" table:style-name="ce1">
            <text:p>Emiliana</text:p>
          </table:table-cell>
          <table:table-cell office:value-type="string" table:style-name="ce1">
            <text:p>Monterchi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AR</text:p>
          </table:table-cell>
          <table:table-cell office:value-type="float" office:value="52035" table:style-name="ce1">
            <text:p>52035</text:p>
          </table:table-cell>
          <table:table-cell office:value-type="date" office:date-value="1953-05-19T00:00:00" table:style-name="ce2">
            <text:p>19/05/1953</text:p>
          </table:table-cell>
          <table:table-cell office:value-type="string" table:style-name="ce1">
            <text:p>SLDMLN53E59F594Q</text:p>
          </table:table-cell>
          <table:table-cell office:value-type="string" table:style-name="ce1">
            <text:p>Cazzano Sant'Andre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24" table:style-name="ce1">
            <text:p>24024</text:p>
          </table:table-cell>
          <table:table-cell office:value-type="string" table:style-name="ce1">
            <text:p>Via Armenia, 2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noncini</text:p>
          </table:table-cell>
          <table:table-cell office:value-type="string" table:style-name="ce1">
            <text:p>Valentina</text:p>
          </table:table-cell>
          <table:table-cell office:value-type="string" table:style-name="ce1">
            <text:p>Montefalco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36" table:style-name="ce1">
            <text:p>6036</text:p>
          </table:table-cell>
          <table:table-cell office:value-type="date" office:date-value="2001-09-24T00:00:00" table:style-name="ce2">
            <text:p>24/09/2001</text:p>
          </table:table-cell>
          <table:table-cell office:value-type="string" table:style-name="ce1">
            <text:p>BNNVNT01P64F492L</text:p>
          </table:table-cell>
          <table:table-cell office:value-type="string" table:style-name="ce1">
            <text:p>Belvedere Langh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60" table:style-name="ce1">
            <text:p>12060</text:p>
          </table:table-cell>
          <table:table-cell office:value-type="string" table:style-name="ce1">
            <text:p>Via G.Arrivabene, 226/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i Cristofaro</text:p>
          </table:table-cell>
          <table:table-cell office:value-type="string" table:style-name="ce1">
            <text:p>Matteo</text:p>
          </table:table-cell>
          <table:table-cell office:value-type="string" table:style-name="ce1">
            <text:p>Sezze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LT</text:p>
          </table:table-cell>
          <table:table-cell office:value-type="float" office:value="4018" table:style-name="ce1">
            <text:p>4018</text:p>
          </table:table-cell>
          <table:table-cell office:value-type="date" office:date-value="2012-02-27T00:00:00" table:style-name="ce2">
            <text:p>27/02/2012</text:p>
          </table:table-cell>
          <table:table-cell office:value-type="string" table:style-name="ce1">
            <text:p>DCRMTT12B27I712K</text:p>
          </table:table-cell>
          <table:table-cell office:value-type="string" table:style-name="ce1">
            <text:p>Rimell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20" table:style-name="ce1">
            <text:p>13020</text:p>
          </table:table-cell>
          <table:table-cell office:value-type="string" table:style-name="ce1">
            <text:p>Viale Borghetto, 26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mberiato</text:p>
          </table:table-cell>
          <table:table-cell office:value-type="string" table:style-name="ce1">
            <text:p>Lea</text:p>
          </table:table-cell>
          <table:table-cell office:value-type="string" table:style-name="ce1">
            <text:p>Carlazz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10" table:style-name="ce1">
            <text:p>22010</text:p>
          </table:table-cell>
          <table:table-cell office:value-type="date" office:date-value="1963-10-16T00:00:00" table:style-name="ce2">
            <text:p>16/10/1963</text:p>
          </table:table-cell>
          <table:table-cell office:value-type="string" table:style-name="ce1">
            <text:p>CMBLEA63R56B785S</text:p>
          </table:table-cell>
          <table:table-cell office:value-type="string" table:style-name="ce1">
            <text:p>Mezzana Bigl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30" table:style-name="ce1">
            <text:p>27030</text:p>
          </table:table-cell>
          <table:table-cell office:value-type="string" table:style-name="ce1">
            <text:p>Piazza D.Zoppo, 13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'Agostini</text:p>
          </table:table-cell>
          <table:table-cell office:value-type="string" table:style-name="ce1">
            <text:p>Giuliano</text:p>
          </table:table-cell>
          <table:table-cell office:value-type="string" table:style-name="ce1">
            <text:p>Camerata Cornel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10" table:style-name="ce1">
            <text:p>24010</text:p>
          </table:table-cell>
          <table:table-cell office:value-type="date" office:date-value="1975-10-17T00:00:00" table:style-name="ce2">
            <text:p>17/10/1975</text:p>
          </table:table-cell>
          <table:table-cell office:value-type="string" table:style-name="ce1">
            <text:p>DGSGLN75R17B471J</text:p>
          </table:table-cell>
          <table:table-cell office:value-type="string" table:style-name="ce1">
            <text:p>Casciana Terme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PI</text:p>
          </table:table-cell>
          <table:table-cell office:value-type="float" office:value="56034" table:style-name="ce1">
            <text:p>56034</text:p>
          </table:table-cell>
          <table:table-cell office:value-type="string" table:style-name="ce1">
            <text:p>Via P.Frattini, 28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delli</text:p>
          </table:table-cell>
          <table:table-cell office:value-type="string" table:style-name="ce1">
            <text:p>Fiorenza</text:p>
          </table:table-cell>
          <table:table-cell office:value-type="string" table:style-name="ce1">
            <text:p>Romagnano Sesi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78" table:style-name="ce1">
            <text:p>28078</text:p>
          </table:table-cell>
          <table:table-cell office:value-type="date" office:date-value="1990-09-11T00:00:00" table:style-name="ce2">
            <text:p>11/09/1990</text:p>
          </table:table-cell>
          <table:table-cell office:value-type="string" table:style-name="ce1">
            <text:p>CDLFNZ90P51H502M</text:p>
          </table:table-cell>
          <table:table-cell office:value-type="string" table:style-name="ce1">
            <text:p>Bolse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VT</text:p>
          </table:table-cell>
          <table:table-cell office:value-type="float" office:value="1023" table:style-name="ce1">
            <text:p>1023</text:p>
          </table:table-cell>
          <table:table-cell office:value-type="string" table:style-name="ce1">
            <text:p>Via A.Buschi, 23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u</text:p>
          </table:table-cell>
          <table:table-cell office:value-type="string" table:style-name="ce1">
            <text:p>Gaia</text:p>
          </table:table-cell>
          <table:table-cell office:value-type="string" table:style-name="ce1">
            <text:p>San Mauro Forte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MT</text:p>
          </table:table-cell>
          <table:table-cell office:value-type="float" office:value="75010" table:style-name="ce1">
            <text:p>75010</text:p>
          </table:table-cell>
          <table:table-cell office:value-type="date" office:date-value="1936-10-29T00:00:00" table:style-name="ce2">
            <text:p>29/10/1936</text:p>
          </table:table-cell>
          <table:table-cell office:value-type="string" table:style-name="ce1">
            <text:p>BAUGAI36R69I029H</text:p>
          </table:table-cell>
          <table:table-cell office:value-type="string" table:style-name="ce1">
            <text:p>Isnell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10" table:style-name="ce1">
            <text:p>90010</text:p>
          </table:table-cell>
          <table:table-cell office:value-type="string" table:style-name="ce1">
            <text:p>Via U.Hoepli, 23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deddu</text:p>
          </table:table-cell>
          <table:table-cell office:value-type="string" table:style-name="ce1">
            <text:p>Antonella</text:p>
          </table:table-cell>
          <table:table-cell office:value-type="string" table:style-name="ce1">
            <text:p>Tolf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59" table:style-name="ce1">
            <text:p>59</text:p>
          </table:table-cell>
          <table:table-cell office:value-type="date" office:date-value="1955-04-15T00:00:00" table:style-name="ce2">
            <text:p>15/04/1955</text:p>
          </table:table-cell>
          <table:table-cell office:value-type="string" table:style-name="ce1">
            <text:p>CDDNNL55D55L192X</text:p>
          </table:table-cell>
          <table:table-cell office:value-type="string" table:style-name="ce1">
            <text:p>Pozzol Gropp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50" table:style-name="ce1">
            <text:p>15050</text:p>
          </table:table-cell>
          <table:table-cell office:value-type="string" table:style-name="ce1">
            <text:p>Via G.Villani da Firenze, 16/c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zzetti</text:p>
          </table:table-cell>
          <table:table-cell office:value-type="string" table:style-name="ce1">
            <text:p>Medardo</text:p>
          </table:table-cell>
          <table:table-cell office:value-type="string" table:style-name="ce1">
            <text:p>Villaputzu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40" table:style-name="ce1">
            <text:p>9040</text:p>
          </table:table-cell>
          <table:table-cell office:value-type="date" office:date-value="1983-06-07T00:00:00" table:style-name="ce2">
            <text:p>07/06/1983</text:p>
          </table:table-cell>
          <table:table-cell office:value-type="string" table:style-name="ce1">
            <text:p>PZZMRD83H07L998I</text:p>
          </table:table-cell>
          <table:table-cell office:value-type="string" table:style-name="ce1">
            <text:p>Corte dè Cortesi con Cigno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20" table:style-name="ce1">
            <text:p>26020</text:p>
          </table:table-cell>
          <table:table-cell office:value-type="string" table:style-name="ce1">
            <text:p>Via E.Toti, 133/f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lboni</text:p>
          </table:table-cell>
          <table:table-cell office:value-type="string" table:style-name="ce1">
            <text:p>Bonifacio</text:p>
          </table:table-cell>
          <table:table-cell office:value-type="string" table:style-name="ce1">
            <text:p>San Nazari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20" table:style-name="ce1">
            <text:p>36020</text:p>
          </table:table-cell>
          <table:table-cell office:value-type="date" office:date-value="1990-03-05T00:00:00" table:style-name="ce2">
            <text:p>05/03/1990</text:p>
          </table:table-cell>
          <table:table-cell office:value-type="string" table:style-name="ce1">
            <text:p>LBNBFC90C05I047G</text:p>
          </table:table-cell>
          <table:table-cell office:value-type="string" table:style-name="ce1">
            <text:p>Solbi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70" table:style-name="ce1">
            <text:p>22070</text:p>
          </table:table-cell>
          <table:table-cell office:value-type="string" table:style-name="ce1">
            <text:p>Via B.Sestini, 22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Caterina</text:p>
          </table:table-cell>
          <table:table-cell office:value-type="string" table:style-name="ce1">
            <text:p>Montecchio Maggior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75" table:style-name="ce1">
            <text:p>36075</text:p>
          </table:table-cell>
          <table:table-cell office:value-type="date" office:date-value="2015-05-23T00:00:00" table:style-name="ce2">
            <text:p>23/05/2015</text:p>
          </table:table-cell>
          <table:table-cell office:value-type="string" table:style-name="ce1">
            <text:p>BSUCRN15E63F464J</text:p>
          </table:table-cell>
          <table:table-cell office:value-type="string" table:style-name="ce1">
            <text:p>Cornigli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R</text:p>
          </table:table-cell>
          <table:table-cell office:value-type="float" office:value="43021" table:style-name="ce1">
            <text:p>43021</text:p>
          </table:table-cell>
          <table:table-cell office:value-type="string" table:style-name="ce1">
            <text:p>Raccordo Cavalcavia L.Sotto, 29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trocco</text:p>
          </table:table-cell>
          <table:table-cell office:value-type="string" table:style-name="ce1">
            <text:p>Abramo</text:p>
          </table:table-cell>
          <table:table-cell office:value-type="string" table:style-name="ce1">
            <text:p>Vares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100" table:style-name="ce1">
            <text:p>21100</text:p>
          </table:table-cell>
          <table:table-cell office:value-type="date" office:date-value="1986-09-19T00:00:00" table:style-name="ce2">
            <text:p>19/09/1986</text:p>
          </table:table-cell>
          <table:table-cell office:value-type="string" table:style-name="ce1">
            <text:p>PTRBRM86P19L682K</text:p>
          </table:table-cell>
          <table:table-cell office:value-type="string" table:style-name="ce1">
            <text:p>Ci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10" table:style-name="ce1">
            <text:p>23010</text:p>
          </table:table-cell>
          <table:table-cell office:value-type="string" table:style-name="ce1">
            <text:p>Via C.Tacito, 6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scal</text:p>
          </table:table-cell>
          <table:table-cell office:value-type="string" table:style-name="ce1">
            <text:p>Annabella</text:p>
          </table:table-cell>
          <table:table-cell office:value-type="string" table:style-name="ce1">
            <text:p>Cremon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100" table:style-name="ce1">
            <text:p>26100</text:p>
          </table:table-cell>
          <table:table-cell office:value-type="date" office:date-value="1935-04-01T00:00:00" table:style-name="ce2">
            <text:p>01/04/1935</text:p>
          </table:table-cell>
          <table:table-cell office:value-type="string" table:style-name="ce1">
            <text:p>PSCNBL35D41D150E</text:p>
          </table:table-cell>
          <table:table-cell office:value-type="string" table:style-name="ce1">
            <text:p>Brandi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30" table:style-name="ce1">
            <text:p>25030</text:p>
          </table:table-cell>
          <table:table-cell office:value-type="string" table:style-name="ce1">
            <text:p>Via Capodistria, 29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ercaro</text:p>
          </table:table-cell>
          <table:table-cell office:value-type="string" table:style-name="ce1">
            <text:p>Gionata</text:p>
          </table:table-cell>
          <table:table-cell office:value-type="string" table:style-name="ce1">
            <text:p>Cerver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40" table:style-name="ce1">
            <text:p>12040</text:p>
          </table:table-cell>
          <table:table-cell office:value-type="date" office:date-value="1986-03-01T00:00:00" table:style-name="ce2">
            <text:p>01/03/1986</text:p>
          </table:table-cell>
          <table:table-cell office:value-type="string" table:style-name="ce1">
            <text:p>LRCGNT86C01C550S</text:p>
          </table:table-cell>
          <table:table-cell office:value-type="string" table:style-name="ce1">
            <text:p>Cittaducale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Via A.Pigafetta, 17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ntino</text:p>
          </table:table-cell>
          <table:table-cell office:value-type="string" table:style-name="ce1">
            <text:p>Giacomo</text:p>
          </table:table-cell>
          <table:table-cell office:value-type="string" table:style-name="ce1">
            <text:p>Civiasc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10" table:style-name="ce1">
            <text:p>13010</text:p>
          </table:table-cell>
          <table:table-cell office:value-type="date" office:date-value="2018-02-18T00:00:00" table:style-name="ce2">
            <text:p>18/02/2018</text:p>
          </table:table-cell>
          <table:table-cell office:value-type="string" table:style-name="ce1">
            <text:p>PNTGCM18B18C757S</text:p>
          </table:table-cell>
          <table:table-cell office:value-type="string" table:style-name="ce1">
            <text:p>Piazzatorr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10" table:style-name="ce1">
            <text:p>24010</text:p>
          </table:table-cell>
          <table:table-cell office:value-type="string" table:style-name="ce1">
            <text:p>Via N.Oxilia, 9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lvatore</text:p>
          </table:table-cell>
          <table:table-cell office:value-type="string" table:style-name="ce1">
            <text:p>Giuliana</text:p>
          </table:table-cell>
          <table:table-cell office:value-type="string" table:style-name="ce1">
            <text:p>Chiomont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50" table:style-name="ce1">
            <text:p>10050</text:p>
          </table:table-cell>
          <table:table-cell office:value-type="date" office:date-value="1935-06-12T00:00:00" table:style-name="ce2">
            <text:p>12/06/1935</text:p>
          </table:table-cell>
          <table:table-cell office:value-type="string" table:style-name="ce1">
            <text:p>SLVGLN35H52C639G</text:p>
          </table:table-cell>
          <table:table-cell office:value-type="string" table:style-name="ce1">
            <text:p>Villagrande Strisail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49" table:style-name="ce1">
            <text:p>8049</text:p>
          </table:table-cell>
          <table:table-cell office:value-type="string" table:style-name="ce1">
            <text:p>Via L.Annoni, 7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noni</text:p>
          </table:table-cell>
          <table:table-cell office:value-type="string" table:style-name="ce1">
            <text:p>Stella</text:p>
          </table:table-cell>
          <table:table-cell office:value-type="string" table:style-name="ce1">
            <text:p>Salandr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MT</text:p>
          </table:table-cell>
          <table:table-cell office:value-type="float" office:value="75017" table:style-name="ce1">
            <text:p>75017</text:p>
          </table:table-cell>
          <table:table-cell office:value-type="date" office:date-value="1969-05-25T00:00:00" table:style-name="ce2">
            <text:p>25/05/1969</text:p>
          </table:table-cell>
          <table:table-cell office:value-type="string" table:style-name="ce1">
            <text:p>MNNSLL69E65H687B</text:p>
          </table:table-cell>
          <table:table-cell office:value-type="string" table:style-name="ce1">
            <text:p>Pescarolo ed Unit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33" table:style-name="ce1">
            <text:p>26033</text:p>
          </table:table-cell>
          <table:table-cell office:value-type="string" table:style-name="ce1">
            <text:p>Via Segnano, 29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sanu</text:p>
          </table:table-cell>
          <table:table-cell office:value-type="string" table:style-name="ce1">
            <text:p>Viola</text:p>
          </table:table-cell>
          <table:table-cell office:value-type="string" table:style-name="ce1">
            <text:p>Villanova Biell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30" table:style-name="ce1">
            <text:p>13030</text:p>
          </table:table-cell>
          <table:table-cell office:value-type="date" office:date-value="1933-04-14T00:00:00" table:style-name="ce2">
            <text:p>14/04/1933</text:p>
          </table:table-cell>
          <table:table-cell office:value-type="string" table:style-name="ce1">
            <text:p>PSNVLI33D54L978H</text:p>
          </table:table-cell>
          <table:table-cell office:value-type="string" table:style-name="ce1">
            <text:p>Villa di Bri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0" table:style-name="ce1">
            <text:p>81030</text:p>
          </table:table-cell>
          <table:table-cell office:value-type="string" table:style-name="ce1">
            <text:p>Via Rho, 2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ngari</text:p>
          </table:table-cell>
          <table:table-cell office:value-type="string" table:style-name="ce1">
            <text:p>Carlo</text:p>
          </table:table-cell>
          <table:table-cell office:value-type="string" table:style-name="ce1">
            <text:p>Curcuris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OR</text:p>
          </table:table-cell>
          <table:table-cell office:value-type="float" office:value="9090" table:style-name="ce1">
            <text:p>9090</text:p>
          </table:table-cell>
          <table:table-cell office:value-type="date" office:date-value="1973-02-13T00:00:00" table:style-name="ce2">
            <text:p>13/02/1973</text:p>
          </table:table-cell>
          <table:table-cell office:value-type="string" table:style-name="ce1">
            <text:p>NGRCRL73B13D214X</text:p>
          </table:table-cell>
          <table:table-cell office:value-type="string" table:style-name="ce1">
            <text:p>Breguzz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81" table:style-name="ce1">
            <text:p>38081</text:p>
          </table:table-cell>
          <table:table-cell office:value-type="string" table:style-name="ce1">
            <text:p>Via Val Pantena, 16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rafforello</text:p>
          </table:table-cell>
          <table:table-cell office:value-type="string" table:style-name="ce1">
            <text:p>Nives</text:p>
          </table:table-cell>
          <table:table-cell office:value-type="string" table:style-name="ce1">
            <text:p>Valderice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TP</text:p>
          </table:table-cell>
          <table:table-cell office:value-type="float" office:value="91019" table:style-name="ce1">
            <text:p>91019</text:p>
          </table:table-cell>
          <table:table-cell office:value-type="date" office:date-value="1963-11-16T00:00:00" table:style-name="ce2">
            <text:p>16/11/1963</text:p>
          </table:table-cell>
          <table:table-cell office:value-type="string" table:style-name="ce1">
            <text:p>STRNVS63S56G319J</text:p>
          </table:table-cell>
          <table:table-cell office:value-type="string" table:style-name="ce1">
            <text:p>Mezzana rabatto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30" table:style-name="ce1">
            <text:p>27030</text:p>
          </table:table-cell>
          <table:table-cell office:value-type="string" table:style-name="ce1">
            <text:p>Via L.Montegani, 29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rano</text:p>
          </table:table-cell>
          <table:table-cell office:value-type="string" table:style-name="ce1">
            <text:p>Giorgia</text:p>
          </table:table-cell>
          <table:table-cell office:value-type="string" table:style-name="ce1">
            <text:p>Lavag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30" table:style-name="ce1">
            <text:p>37030</text:p>
          </table:table-cell>
          <table:table-cell office:value-type="date" office:date-value="1955-10-07T00:00:00" table:style-name="ce2">
            <text:p>07/10/1955</text:p>
          </table:table-cell>
          <table:table-cell office:value-type="string" table:style-name="ce1">
            <text:p>STRGRG55R47E489S</text:p>
          </table:table-cell>
          <table:table-cell office:value-type="string" table:style-name="ce1">
            <text:p>Motta Santa Luci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9065" table:style-name="ce1">
            <text:p>89065</text:p>
          </table:table-cell>
          <table:table-cell office:value-type="string" table:style-name="ce1">
            <text:p>Via S.Monte, 261/c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lamaro</text:p>
          </table:table-cell>
          <table:table-cell office:value-type="string" table:style-name="ce1">
            <text:p>Erminia</text:p>
          </table:table-cell>
          <table:table-cell office:value-type="string" table:style-name="ce1">
            <text:p>Montigl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26" table:style-name="ce1">
            <text:p>14026</text:p>
          </table:table-cell>
          <table:table-cell office:value-type="date" office:date-value="1996-11-06T00:00:00" table:style-name="ce2">
            <text:p>06/11/1996</text:p>
          </table:table-cell>
          <table:table-cell office:value-type="string" table:style-name="ce1">
            <text:p>CLMRMN96S46F678E</text:p>
          </table:table-cell>
          <table:table-cell office:value-type="string" table:style-name="ce1">
            <text:p>Cantalupo nel Sannio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92" table:style-name="ce1">
            <text:p>86092</text:p>
          </table:table-cell>
          <table:table-cell office:value-type="string" table:style-name="ce1">
            <text:p>Vicolo A.Ponchielli, 25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nti</text:p>
          </table:table-cell>
          <table:table-cell office:value-type="string" table:style-name="ce1">
            <text:p>Ennio</text:p>
          </table:table-cell>
          <table:table-cell office:value-type="string" table:style-name="ce1">
            <text:p>San Gregorio nelle Alpi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BL</text:p>
          </table:table-cell>
          <table:table-cell office:value-type="float" office:value="32030" table:style-name="ce1">
            <text:p>32030</text:p>
          </table:table-cell>
          <table:table-cell office:value-type="date" office:date-value="2007-02-07T00:00:00" table:style-name="ce2">
            <text:p>07/02/2007</text:p>
          </table:table-cell>
          <table:table-cell office:value-type="string" table:style-name="ce1">
            <text:p>CNTNNE07B07H938O</text:p>
          </table:table-cell>
          <table:table-cell office:value-type="string" table:style-name="ce1">
            <text:p>Nicolosi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T</text:p>
          </table:table-cell>
          <table:table-cell office:value-type="float" office:value="95030" table:style-name="ce1">
            <text:p>95030</text:p>
          </table:table-cell>
          <table:table-cell office:value-type="string" table:style-name="ce1">
            <text:p>Via I.Campioni, 1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rbera</text:p>
          </table:table-cell>
          <table:table-cell office:value-type="string" table:style-name="ce1">
            <text:p>Eligio</text:p>
          </table:table-cell>
          <table:table-cell office:value-type="string" table:style-name="ce1">
            <text:p>Colli a Volturno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73" table:style-name="ce1">
            <text:p>86073</text:p>
          </table:table-cell>
          <table:table-cell office:value-type="date" office:date-value="1967-03-29T00:00:00" table:style-name="ce2">
            <text:p>29/03/1967</text:p>
          </table:table-cell>
          <table:table-cell office:value-type="string" table:style-name="ce1">
            <text:p>BRBLGE67C29C878O</text:p>
          </table:table-cell>
          <table:table-cell office:value-type="string" table:style-name="ce1">
            <text:p>Egna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44" table:style-name="ce1">
            <text:p>39044</text:p>
          </table:table-cell>
          <table:table-cell office:value-type="string" table:style-name="ce1">
            <text:p>Viale L.Buglio, 25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lossi</text:p>
          </table:table-cell>
          <table:table-cell office:value-type="string" table:style-name="ce1">
            <text:p>Teodora</text:p>
          </table:table-cell>
          <table:table-cell office:value-type="string" table:style-name="ce1">
            <text:p>Colonnell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TE</text:p>
          </table:table-cell>
          <table:table-cell office:value-type="float" office:value="64010" table:style-name="ce1">
            <text:p>64010</text:p>
          </table:table-cell>
          <table:table-cell office:value-type="date" office:date-value="1978-03-02T00:00:00" table:style-name="ce2">
            <text:p>02/03/1978</text:p>
          </table:table-cell>
          <table:table-cell office:value-type="string" table:style-name="ce1">
            <text:p>BLSTDR78C42C901Y</text:p>
          </table:table-cell>
          <table:table-cell office:value-type="string" table:style-name="ce1">
            <text:p>Guardavalle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65" table:style-name="ce1">
            <text:p>88065</text:p>
          </table:table-cell>
          <table:table-cell office:value-type="string" table:style-name="ce1">
            <text:p>Via P.Novelli, 19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cetto</text:p>
          </table:table-cell>
          <table:table-cell office:value-type="string" table:style-name="ce1">
            <text:p>Lea</text:p>
          </table:table-cell>
          <table:table-cell office:value-type="string" table:style-name="ce1">
            <text:p>Condov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55" table:style-name="ce1">
            <text:p>10055</text:p>
          </table:table-cell>
          <table:table-cell office:value-type="date" office:date-value="1941-11-09T00:00:00" table:style-name="ce2">
            <text:p>09/11/1941</text:p>
          </table:table-cell>
          <table:table-cell office:value-type="string" table:style-name="ce1">
            <text:p>RCTLEA41S49C955C</text:p>
          </table:table-cell>
          <table:table-cell office:value-type="string" table:style-name="ce1">
            <text:p>Traves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string" table:style-name="ce1">
            <text:p>Via Papa Achille Ratti, 23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chiavone</text:p>
          </table:table-cell>
          <table:table-cell office:value-type="string" table:style-name="ce1">
            <text:p>Piergiorgio</text:p>
          </table:table-cell>
          <table:table-cell office:value-type="string" table:style-name="ce1">
            <text:p>Cov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50" table:style-name="ce1">
            <text:p>24050</text:p>
          </table:table-cell>
          <table:table-cell office:value-type="date" office:date-value="1991-08-03T00:00:00" table:style-name="ce2">
            <text:p>03/08/1991</text:p>
          </table:table-cell>
          <table:table-cell office:value-type="string" table:style-name="ce1">
            <text:p>SCHPGR91M03D126P</text:p>
          </table:table-cell>
          <table:table-cell office:value-type="string" table:style-name="ce1">
            <text:p>Marcellinar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44" table:style-name="ce1">
            <text:p>88044</text:p>
          </table:table-cell>
          <table:table-cell office:value-type="string" table:style-name="ce1">
            <text:p>Via Santuario di Altino, 87/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olimeo</text:p>
          </table:table-cell>
          <table:table-cell office:value-type="string" table:style-name="ce1">
            <text:p>Gianmarco</text:p>
          </table:table-cell>
          <table:table-cell office:value-type="string" table:style-name="ce1">
            <text:p>Bovin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23" table:style-name="ce1">
            <text:p>71023</text:p>
          </table:table-cell>
          <table:table-cell office:value-type="date" office:date-value="2011-12-30T00:00:00" table:style-name="ce2">
            <text:p>30/12/2011</text:p>
          </table:table-cell>
          <table:table-cell office:value-type="string" table:style-name="ce1">
            <text:p>SLMGMR11T30B104H</text:p>
          </table:table-cell>
          <table:table-cell office:value-type="string" table:style-name="ce1">
            <text:p>Pieve di Cori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20" table:style-name="ce1">
            <text:p>46020</text:p>
          </table:table-cell>
          <table:table-cell office:value-type="string" table:style-name="ce1">
            <text:p>Via dei Popoli Uniti, 15/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zzulani</text:p>
          </table:table-cell>
          <table:table-cell office:value-type="string" table:style-name="ce1">
            <text:p>Valeriano</text:p>
          </table:table-cell>
          <table:table-cell office:value-type="string" table:style-name="ce1">
            <text:p>Assor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EN</text:p>
          </table:table-cell>
          <table:table-cell office:value-type="float" office:value="94010" table:style-name="ce1">
            <text:p>94010</text:p>
          </table:table-cell>
          <table:table-cell office:value-type="date" office:date-value="2000-01-09T00:00:00" table:style-name="ce2">
            <text:p>09/01/2000</text:p>
          </table:table-cell>
          <table:table-cell office:value-type="string" table:style-name="ce1">
            <text:p>CZZVRN00A09A478X</text:p>
          </table:table-cell>
          <table:table-cell office:value-type="string" table:style-name="ce1">
            <text:p>Fontanell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56" table:style-name="ce1">
            <text:p>24056</text:p>
          </table:table-cell>
          <table:table-cell office:value-type="string" table:style-name="ce1">
            <text:p>Via Perugia, 25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ndolfi</text:p>
          </table:table-cell>
          <table:table-cell office:value-type="string" table:style-name="ce1">
            <text:p>Italo</text:p>
          </table:table-cell>
          <table:table-cell office:value-type="string" table:style-name="ce1">
            <text:p>Corte Palas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70" table:style-name="ce1">
            <text:p>20070</text:p>
          </table:table-cell>
          <table:table-cell office:value-type="date" office:date-value="1989-06-25T00:00:00" table:style-name="ce2">
            <text:p>25/06/1989</text:p>
          </table:table-cell>
          <table:table-cell office:value-type="string" table:style-name="ce1">
            <text:p>LNDTLI89H25D068O</text:p>
          </table:table-cell>
          <table:table-cell office:value-type="string" table:style-name="ce1">
            <text:p>Cavenago di Brianz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40" table:style-name="ce1">
            <text:p>20040</text:p>
          </table:table-cell>
          <table:table-cell office:value-type="string" table:style-name="ce1">
            <text:p>Via I.Castrogiovanni, 22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ursio</text:p>
          </table:table-cell>
          <table:table-cell office:value-type="string" table:style-name="ce1">
            <text:p>Orlando</text:p>
          </table:table-cell>
          <table:table-cell office:value-type="string" table:style-name="ce1">
            <text:p>San Martino di Lupari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18" table:style-name="ce1">
            <text:p>35018</text:p>
          </table:table-cell>
          <table:table-cell office:value-type="date" office:date-value="1985-12-18T00:00:00" table:style-name="ce2">
            <text:p>18/12/1985</text:p>
          </table:table-cell>
          <table:table-cell office:value-type="string" table:style-name="ce1">
            <text:p>CRSRND85T18I008E</text:p>
          </table:table-cell>
          <table:table-cell office:value-type="string" table:style-name="ce1">
            <text:p>Vaprio d'Agog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10" table:style-name="ce1">
            <text:p>28010</text:p>
          </table:table-cell>
          <table:table-cell office:value-type="string" table:style-name="ce1">
            <text:p>Via G.B.Pirelli, 285/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rro</text:p>
          </table:table-cell>
          <table:table-cell office:value-type="string" table:style-name="ce1">
            <text:p>Rosita</text:p>
          </table:table-cell>
          <table:table-cell office:value-type="string" table:style-name="ce1">
            <text:p>Brum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37" table:style-name="ce1">
            <text:p>24037</text:p>
          </table:table-cell>
          <table:table-cell office:value-type="date" office:date-value="2000-09-07T00:00:00" table:style-name="ce2">
            <text:p>07/09/2000</text:p>
          </table:table-cell>
          <table:table-cell office:value-type="string" table:style-name="ce1">
            <text:p>PRRRST00P47B217V</text:p>
          </table:table-cell>
          <table:table-cell office:value-type="string" table:style-name="ce1">
            <text:p>Castr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LE</text:p>
          </table:table-cell>
          <table:table-cell office:value-type="float" office:value="50127" table:style-name="ce1">
            <text:p>50127</text:p>
          </table:table-cell>
          <table:table-cell office:value-type="string" table:style-name="ce1">
            <text:p>Corso G.Canella, 9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ngeleri</text:p>
          </table:table-cell>
          <table:table-cell office:value-type="string" table:style-name="ce1">
            <text:p>Gerardo</text:p>
          </table:table-cell>
          <table:table-cell office:value-type="string" table:style-name="ce1">
            <text:p>Geros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10" table:style-name="ce1">
            <text:p>24010</text:p>
          </table:table-cell>
          <table:table-cell office:value-type="date" office:date-value="2008-09-16T00:00:00" table:style-name="ce2">
            <text:p>16/09/2008</text:p>
          </table:table-cell>
          <table:table-cell office:value-type="string" table:style-name="ce1">
            <text:p>NGLGRD08P16D991E</text:p>
          </table:table-cell>
          <table:table-cell office:value-type="string" table:style-name="ce1">
            <text:p>Zumagli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50" table:style-name="ce1">
            <text:p>13050</text:p>
          </table:table-cell>
          <table:table-cell office:value-type="string" table:style-name="ce1">
            <text:p>Via Corfù, 17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loise</text:p>
          </table:table-cell>
          <table:table-cell office:value-type="string" table:style-name="ce1">
            <text:p>Innocenzo</text:p>
          </table:table-cell>
          <table:table-cell office:value-type="string" table:style-name="ce1">
            <text:p>Borgo Val di Tar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R</text:p>
          </table:table-cell>
          <table:table-cell office:value-type="float" office:value="43043" table:style-name="ce1">
            <text:p>43043</text:p>
          </table:table-cell>
          <table:table-cell office:value-type="date" office:date-value="1959-05-30T00:00:00" table:style-name="ce2">
            <text:p>30/05/1959</text:p>
          </table:table-cell>
          <table:table-cell office:value-type="string" table:style-name="ce1">
            <text:p>LSANCN59E30B042W</text:p>
          </table:table-cell>
          <table:table-cell office:value-type="string" table:style-name="ce1">
            <text:p>Bosisio Parin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40" table:style-name="ce1">
            <text:p>22040</text:p>
          </table:table-cell>
          <table:table-cell office:value-type="string" table:style-name="ce1">
            <text:p>Via S.Orsola, 1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Zingarelli</text:p>
          </table:table-cell>
          <table:table-cell office:value-type="string" table:style-name="ce1">
            <text:p>Valentino</text:p>
          </table:table-cell>
          <table:table-cell office:value-type="string" table:style-name="ce1">
            <text:p>Scid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10" table:style-name="ce1">
            <text:p>89010</text:p>
          </table:table-cell>
          <table:table-cell office:value-type="date" office:date-value="1950-08-20T00:00:00" table:style-name="ce2">
            <text:p>20/08/1950</text:p>
          </table:table-cell>
          <table:table-cell office:value-type="string" table:style-name="ce1">
            <text:p>ZNGVNT50M20I536C</text:p>
          </table:table-cell>
          <table:table-cell office:value-type="string" table:style-name="ce1">
            <text:p>Torrebelvici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36" table:style-name="ce1">
            <text:p>36036</text:p>
          </table:table-cell>
          <table:table-cell office:value-type="string" table:style-name="ce1">
            <text:p>Via Privata A.Picozzi, 110/h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angelis</text:p>
          </table:table-cell>
          <table:table-cell office:value-type="string" table:style-name="ce1">
            <text:p>Luana</text:p>
          </table:table-cell>
          <table:table-cell office:value-type="string" table:style-name="ce1">
            <text:p>Imper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100" table:style-name="ce1">
            <text:p>18100</text:p>
          </table:table-cell>
          <table:table-cell office:value-type="date" office:date-value="1965-01-16T00:00:00" table:style-name="ce2">
            <text:p>16/01/1965</text:p>
          </table:table-cell>
          <table:table-cell office:value-type="string" table:style-name="ce1">
            <text:p>DNGLNU65A56E290Q</text:p>
          </table:table-cell>
          <table:table-cell office:value-type="string" table:style-name="ce1">
            <text:p>Guald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MC</text:p>
          </table:table-cell>
          <table:table-cell office:value-type="float" office:value="62020" table:style-name="ce1">
            <text:p>62020</text:p>
          </table:table-cell>
          <table:table-cell office:value-type="string" table:style-name="ce1">
            <text:p>Via E.Bistagno, 21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rchesotti</text:p>
          </table:table-cell>
          <table:table-cell office:value-type="string" table:style-name="ce1">
            <text:p>Ferruccio</text:p>
          </table:table-cell>
          <table:table-cell office:value-type="string" table:style-name="ce1">
            <text:p>Castel di Lama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P</text:p>
          </table:table-cell>
          <table:table-cell office:value-type="float" office:value="63030" table:style-name="ce1">
            <text:p>63030</text:p>
          </table:table-cell>
          <table:table-cell office:value-type="date" office:date-value="1930-11-01T00:00:00" table:style-name="ce2">
            <text:p>01/11/1930</text:p>
          </table:table-cell>
          <table:table-cell office:value-type="string" table:style-name="ce1">
            <text:p>MRCFRC30S01C093P</text:p>
          </table:table-cell>
          <table:table-cell office:value-type="string" table:style-name="ce1">
            <text:p>Tregli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30" table:style-name="ce1">
            <text:p>66030</text:p>
          </table:table-cell>
          <table:table-cell office:value-type="string" table:style-name="ce1">
            <text:p>Via Guastalla, 260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annucci</text:p>
          </table:table-cell>
          <table:table-cell office:value-type="string" table:style-name="ce1">
            <text:p>Diego</text:p>
          </table:table-cell>
          <table:table-cell office:value-type="string" table:style-name="ce1">
            <text:p>Ronco Canav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80" table:style-name="ce1">
            <text:p>10080</text:p>
          </table:table-cell>
          <table:table-cell office:value-type="date" office:date-value="1975-02-18T00:00:00" table:style-name="ce2">
            <text:p>18/02/1975</text:p>
          </table:table-cell>
          <table:table-cell office:value-type="string" table:style-name="ce1">
            <text:p>VNNDGI75B18H539Z</text:p>
          </table:table-cell>
          <table:table-cell office:value-type="string" table:style-name="ce1">
            <text:p>Santa Maria Coghinas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30" table:style-name="ce1">
            <text:p>7030</text:p>
          </table:table-cell>
          <table:table-cell office:value-type="string" table:style-name="ce1">
            <text:p>Via Camaslo, 28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ielli</text:p>
          </table:table-cell>
          <table:table-cell office:value-type="string" table:style-name="ce1">
            <text:p>Sofia</text:p>
          </table:table-cell>
          <table:table-cell office:value-type="string" table:style-name="ce1">
            <text:p>Monticelli Brusat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40" table:style-name="ce1">
            <text:p>25040</text:p>
          </table:table-cell>
          <table:table-cell office:value-type="date" office:date-value="2002-12-24T00:00:00" table:style-name="ce2">
            <text:p>24/12/2002</text:p>
          </table:table-cell>
          <table:table-cell office:value-type="string" table:style-name="ce1">
            <text:p>LLASFO02T64F672V</text:p>
          </table:table-cell>
          <table:table-cell office:value-type="string" table:style-name="ce1">
            <text:p>Vitorchi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VT</text:p>
          </table:table-cell>
          <table:table-cell office:value-type="float" office:value="1030" table:style-name="ce1">
            <text:p>1030</text:p>
          </table:table-cell>
          <table:table-cell office:value-type="string" table:style-name="ce1">
            <text:p>Via F.Palagi, 19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iliberto</text:p>
          </table:table-cell>
          <table:table-cell office:value-type="string" table:style-name="ce1">
            <text:p>Stanislao</text:p>
          </table:table-cell>
          <table:table-cell office:value-type="string" table:style-name="ce1">
            <text:p>Cozz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30" table:style-name="ce1">
            <text:p>27030</text:p>
          </table:table-cell>
          <table:table-cell office:value-type="date" office:date-value="2010-10-03T00:00:00" table:style-name="ce2">
            <text:p>03/10/2010</text:p>
          </table:table-cell>
          <table:table-cell office:value-type="string" table:style-name="ce1">
            <text:p>FLBSNS10R03D127N</text:p>
          </table:table-cell>
          <table:table-cell office:value-type="string" table:style-name="ce1">
            <text:p>Brondel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30" table:style-name="ce1">
            <text:p>12030</text:p>
          </table:table-cell>
          <table:table-cell office:value-type="string" table:style-name="ce1">
            <text:p>Via Brunico, 1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inibaldi</text:p>
          </table:table-cell>
          <table:table-cell office:value-type="string" table:style-name="ce1">
            <text:p>Gaetano</text:p>
          </table:table-cell>
          <table:table-cell office:value-type="string" table:style-name="ce1">
            <text:p>Castelli Calep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60" table:style-name="ce1">
            <text:p>24060</text:p>
          </table:table-cell>
          <table:table-cell office:value-type="date" office:date-value="1941-01-01T00:00:00" table:style-name="ce2">
            <text:p>01/01/1941</text:p>
          </table:table-cell>
          <table:table-cell office:value-type="string" table:style-name="ce1">
            <text:p>SNBGTN41A01C079W</text:p>
          </table:table-cell>
          <table:table-cell office:value-type="string" table:style-name="ce1">
            <text:p>Fiamign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23" table:style-name="ce1">
            <text:p>2023</text:p>
          </table:table-cell>
          <table:table-cell office:value-type="string" table:style-name="ce1">
            <text:p>Via R.Cartesio, 26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izza</text:p>
          </table:table-cell>
          <table:table-cell office:value-type="string" table:style-name="ce1">
            <text:p>Roberto</text:p>
          </table:table-cell>
          <table:table-cell office:value-type="string" table:style-name="ce1">
            <text:p>Ferruzzan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30" table:style-name="ce1">
            <text:p>89030</text:p>
          </table:table-cell>
          <table:table-cell office:value-type="date" office:date-value="1968-03-07T00:00:00" table:style-name="ce2">
            <text:p>07/03/1968</text:p>
          </table:table-cell>
          <table:table-cell office:value-type="string" table:style-name="ce1">
            <text:p>LZZRRT68C07D557X</text:p>
          </table:table-cell>
          <table:table-cell office:value-type="string" table:style-name="ce1">
            <text:p>Somagli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70" table:style-name="ce1">
            <text:p>20070</text:p>
          </table:table-cell>
          <table:table-cell office:value-type="string" table:style-name="ce1">
            <text:p>Via XXII Marzo, 116/c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ndro</text:p>
          </table:table-cell>
          <table:table-cell office:value-type="string" table:style-name="ce1">
            <text:p>Maurilio</text:p>
          </table:table-cell>
          <table:table-cell office:value-type="string" table:style-name="ce1">
            <text:p>Sant'Agata li Battiati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T</text:p>
          </table:table-cell>
          <table:table-cell office:value-type="float" office:value="95030" table:style-name="ce1">
            <text:p>95030</text:p>
          </table:table-cell>
          <table:table-cell office:value-type="date" office:date-value="1944-01-17T00:00:00" table:style-name="ce2">
            <text:p>17/01/1944</text:p>
          </table:table-cell>
          <table:table-cell office:value-type="string" table:style-name="ce1">
            <text:p>SNDMRL44A17I202J</text:p>
          </table:table-cell>
          <table:table-cell office:value-type="string" table:style-name="ce1">
            <text:p>Alvign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12" table:style-name="ce1">
            <text:p>81012</text:p>
          </table:table-cell>
          <table:table-cell office:value-type="string" table:style-name="ce1">
            <text:p>Via L.Sanfelice, 13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ntonini</text:p>
          </table:table-cell>
          <table:table-cell office:value-type="string" table:style-name="ce1">
            <text:p>Leo</text:p>
          </table:table-cell>
          <table:table-cell office:value-type="string" table:style-name="ce1">
            <text:p>Orsara di Pugli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27" table:style-name="ce1">
            <text:p>71027</text:p>
          </table:table-cell>
          <table:table-cell office:value-type="date" office:date-value="1959-07-13T00:00:00" table:style-name="ce2">
            <text:p>13/07/1959</text:p>
          </table:table-cell>
          <table:table-cell office:value-type="string" table:style-name="ce1">
            <text:p>NTNLEO59L13G125S</text:p>
          </table:table-cell>
          <table:table-cell office:value-type="string" table:style-name="ce1">
            <text:p>Ori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BR</text:p>
          </table:table-cell>
          <table:table-cell office:value-type="float" office:value="72024" table:style-name="ce1">
            <text:p>72024</text:p>
          </table:table-cell>
          <table:table-cell office:value-type="string" table:style-name="ce1">
            <text:p>Via F.Vivona, 25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egnani</text:p>
          </table:table-cell>
          <table:table-cell office:value-type="string" table:style-name="ce1">
            <text:p>Cristina</text:p>
          </table:table-cell>
          <table:table-cell office:value-type="string" table:style-name="ce1">
            <text:p>Campagna Lupi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E</text:p>
          </table:table-cell>
          <table:table-cell office:value-type="float" office:value="30010" table:style-name="ce1">
            <text:p>30010</text:p>
          </table:table-cell>
          <table:table-cell office:value-type="date" office:date-value="2020-12-06T00:00:00" table:style-name="ce2">
            <text:p>06/12/2020</text:p>
          </table:table-cell>
          <table:table-cell office:value-type="string" table:style-name="ce1">
            <text:p>LGNCST20T46B493X</text:p>
          </table:table-cell>
          <table:table-cell office:value-type="string" table:style-name="ce1">
            <text:p>Solferi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40" table:style-name="ce1">
            <text:p>46040</text:p>
          </table:table-cell>
          <table:table-cell office:value-type="string" table:style-name="ce1">
            <text:p>Via F.Barbieri, 206/i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vieri</text:p>
          </table:table-cell>
          <table:table-cell office:value-type="string" table:style-name="ce1">
            <text:p>Oronzo</text:p>
          </table:table-cell>
          <table:table-cell office:value-type="string" table:style-name="ce1">
            <text:p>Arte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31" table:style-name="ce1">
            <text:p>31</text:p>
          </table:table-cell>
          <table:table-cell office:value-type="date" office:date-value="1945-11-21T00:00:00" table:style-name="ce2">
            <text:p>21/11/1945</text:p>
          </table:table-cell>
          <table:table-cell office:value-type="string" table:style-name="ce1">
            <text:p>RVRRNZ45S21A449F</text:p>
          </table:table-cell>
          <table:table-cell office:value-type="string" table:style-name="ce1">
            <text:p>Tavullia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PU</text:p>
          </table:table-cell>
          <table:table-cell office:value-type="float" office:value="61010" table:style-name="ce1">
            <text:p>61010</text:p>
          </table:table-cell>
          <table:table-cell office:value-type="string" table:style-name="ce1">
            <text:p>Foro Mantova, 23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alcin</text:p>
          </table:table-cell>
          <table:table-cell office:value-type="string" table:style-name="ce1">
            <text:p>Debora</text:p>
          </table:table-cell>
          <table:table-cell office:value-type="string" table:style-name="ce1">
            <text:p>Ital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25" table:style-name="ce1">
            <text:p>98025</text:p>
          </table:table-cell>
          <table:table-cell office:value-type="date" office:date-value="1996-09-06T00:00:00" table:style-name="ce2">
            <text:p>06/09/1996</text:p>
          </table:table-cell>
          <table:table-cell office:value-type="string" table:style-name="ce1">
            <text:p>DLCDBR96P46E374P</text:p>
          </table:table-cell>
          <table:table-cell office:value-type="string" table:style-name="ce1">
            <text:p>Podenzan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C</text:p>
          </table:table-cell>
          <table:table-cell office:value-type="float" office:value="29027" table:style-name="ce1">
            <text:p>29027</text:p>
          </table:table-cell>
          <table:table-cell office:value-type="string" table:style-name="ce1">
            <text:p>Via B.Grazioli, 9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spesi</text:p>
          </table:table-cell>
          <table:table-cell office:value-type="string" table:style-name="ce1">
            <text:p>Onofrio</text:p>
          </table:table-cell>
          <table:table-cell office:value-type="string" table:style-name="ce1">
            <text:p>Rapall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35" table:style-name="ce1">
            <text:p>16035</text:p>
          </table:table-cell>
          <table:table-cell office:value-type="date" office:date-value="1970-06-01T00:00:00" table:style-name="ce2">
            <text:p>01/06/1970</text:p>
          </table:table-cell>
          <table:table-cell office:value-type="string" table:style-name="ce1">
            <text:p>SPSNFR70H01H183I</text:p>
          </table:table-cell>
          <table:table-cell office:value-type="string" table:style-name="ce1">
            <text:p>Trevis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10" table:style-name="ce1">
            <text:p>23010</text:p>
          </table:table-cell>
          <table:table-cell office:value-type="string" table:style-name="ce1">
            <text:p>Via G.Garibaldi, 1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Zanotti</text:p>
          </table:table-cell>
          <table:table-cell office:value-type="string" table:style-name="ce1">
            <text:p>Omero</text:p>
          </table:table-cell>
          <table:table-cell office:value-type="string" table:style-name="ce1">
            <text:p>Zuccarell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39" table:style-name="ce1">
            <text:p>17039</text:p>
          </table:table-cell>
          <table:table-cell office:value-type="date" office:date-value="1972-06-13T00:00:00" table:style-name="ce2">
            <text:p>13/06/1972</text:p>
          </table:table-cell>
          <table:table-cell office:value-type="string" table:style-name="ce1">
            <text:p>ZNTMRO72H13M197K</text:p>
          </table:table-cell>
          <table:table-cell office:value-type="string" table:style-name="ce1">
            <text:p>Boroneddu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OR</text:p>
          </table:table-cell>
          <table:table-cell office:value-type="float" office:value="9080" table:style-name="ce1">
            <text:p>9080</text:p>
          </table:table-cell>
          <table:table-cell office:value-type="string" table:style-name="ce1">
            <text:p>Via B.Petrocelli, 167/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imini</text:p>
          </table:table-cell>
          <table:table-cell office:value-type="string" table:style-name="ce1">
            <text:p>Amilcare</text:p>
          </table:table-cell>
          <table:table-cell office:value-type="string" table:style-name="ce1">
            <text:p>Labic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30" table:style-name="ce1">
            <text:p>30</text:p>
          </table:table-cell>
          <table:table-cell office:value-type="date" office:date-value="1945-01-13T00:00:00" table:style-name="ce2">
            <text:p>13/01/1945</text:p>
          </table:table-cell>
          <table:table-cell office:value-type="string" table:style-name="ce1">
            <text:p>CMNMCR45A13E392P</text:p>
          </table:table-cell>
          <table:table-cell office:value-type="string" table:style-name="ce1">
            <text:p>Clavesa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60" table:style-name="ce1">
            <text:p>12060</text:p>
          </table:table-cell>
          <table:table-cell office:value-type="string" table:style-name="ce1">
            <text:p>Via Regina Margherita, 15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zzolo</text:p>
          </table:table-cell>
          <table:table-cell office:value-type="string" table:style-name="ce1">
            <text:p>Ausilia</text:p>
          </table:table-cell>
          <table:table-cell office:value-type="string" table:style-name="ce1">
            <text:p>Sant'Alfi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T</text:p>
          </table:table-cell>
          <table:table-cell office:value-type="float" office:value="95010" table:style-name="ce1">
            <text:p>95010</text:p>
          </table:table-cell>
          <table:table-cell office:value-type="date" office:date-value="1993-08-23T00:00:00" table:style-name="ce2">
            <text:p>23/08/1993</text:p>
          </table:table-cell>
          <table:table-cell office:value-type="string" table:style-name="ce1">
            <text:p>BZZSLA93M63I216Y</text:p>
          </table:table-cell>
          <table:table-cell office:value-type="string" table:style-name="ce1">
            <text:p>Acerr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NA</text:p>
          </table:table-cell>
          <table:table-cell office:value-type="float" office:value="80011" table:style-name="ce1">
            <text:p>80011</text:p>
          </table:table-cell>
          <table:table-cell office:value-type="string" table:style-name="ce1">
            <text:p>Via Valsugana, 25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ttista</text:p>
          </table:table-cell>
          <table:table-cell office:value-type="string" table:style-name="ce1">
            <text:p>Rosario</text:p>
          </table:table-cell>
          <table:table-cell office:value-type="string" table:style-name="ce1">
            <text:p>Crocefieschi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10" table:style-name="ce1">
            <text:p>16010</text:p>
          </table:table-cell>
          <table:table-cell office:value-type="date" office:date-value="1965-07-19T00:00:00" table:style-name="ce2">
            <text:p>19/07/1965</text:p>
          </table:table-cell>
          <table:table-cell office:value-type="string" table:style-name="ce1">
            <text:p>BTTRSR65L19D175S</text:p>
          </table:table-cell>
          <table:table-cell office:value-type="string" table:style-name="ce1">
            <text:p>San Cipriano d'Avers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6" table:style-name="ce1">
            <text:p>81036</text:p>
          </table:table-cell>
          <table:table-cell office:value-type="string" table:style-name="ce1">
            <text:p>Via A.Vassallo, 2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randi</text:p>
          </table:table-cell>
          <table:table-cell office:value-type="string" table:style-name="ce1">
            <text:p>Valfredo</text:p>
          </table:table-cell>
          <table:table-cell office:value-type="string" table:style-name="ce1">
            <text:p>Frosolone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95" table:style-name="ce1">
            <text:p>86095</text:p>
          </table:table-cell>
          <table:table-cell office:value-type="date" office:date-value="2012-07-12T00:00:00" table:style-name="ce2">
            <text:p>12/07/2012</text:p>
          </table:table-cell>
          <table:table-cell office:value-type="string" table:style-name="ce1">
            <text:p>GRNVFR12L12D811I</text:p>
          </table:table-cell>
          <table:table-cell office:value-type="string" table:style-name="ce1">
            <text:p>Bron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43" table:style-name="ce1">
            <text:p>27043</text:p>
          </table:table-cell>
          <table:table-cell office:value-type="string" table:style-name="ce1">
            <text:p>Via Lucilio Gaio, 27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ione</text:p>
          </table:table-cell>
          <table:table-cell office:value-type="string" table:style-name="ce1">
            <text:p>Riccardo</text:p>
          </table:table-cell>
          <table:table-cell office:value-type="string" table:style-name="ce1">
            <text:p>Santopadre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FR</text:p>
          </table:table-cell>
          <table:table-cell office:value-type="float" office:value="3030" table:style-name="ce1">
            <text:p>3030</text:p>
          </table:table-cell>
          <table:table-cell office:value-type="date" office:date-value="1991-08-05T00:00:00" table:style-name="ce2">
            <text:p>05/08/1991</text:p>
          </table:table-cell>
          <table:table-cell office:value-type="string" table:style-name="ce1">
            <text:p>SNIRCR91M05I351A</text:p>
          </table:table-cell>
          <table:table-cell office:value-type="string" table:style-name="ce1">
            <text:p>Raffadali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AG</text:p>
          </table:table-cell>
          <table:table-cell office:value-type="float" office:value="92015" table:style-name="ce1">
            <text:p>92015</text:p>
          </table:table-cell>
          <table:table-cell office:value-type="string" table:style-name="ce1">
            <text:p>Via Privata G.Bizet, 3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icardi</text:p>
          </table:table-cell>
          <table:table-cell office:value-type="string" table:style-name="ce1">
            <text:p>Ambrogio</text:p>
          </table:table-cell>
          <table:table-cell office:value-type="string" table:style-name="ce1">
            <text:p>Gardone Val Trompi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63" table:style-name="ce1">
            <text:p>25063</text:p>
          </table:table-cell>
          <table:table-cell office:value-type="date" office:date-value="1996-05-13T00:00:00" table:style-name="ce2">
            <text:p>13/05/1996</text:p>
          </table:table-cell>
          <table:table-cell office:value-type="string" table:style-name="ce1">
            <text:p>CRDMRG96E13D918N</text:p>
          </table:table-cell>
          <table:table-cell office:value-type="string" table:style-name="ce1">
            <text:p>Cicili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Passaggio Coperto C.Poerio, 16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llo</text:p>
          </table:table-cell>
          <table:table-cell office:value-type="string" table:style-name="ce1">
            <text:p>Celeste</text:p>
          </table:table-cell>
          <table:table-cell office:value-type="string" table:style-name="ce1">
            <text:p>Paulilatino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OR</text:p>
          </table:table-cell>
          <table:table-cell office:value-type="float" office:value="9070" table:style-name="ce1">
            <text:p>9070</text:p>
          </table:table-cell>
          <table:table-cell office:value-type="date" office:date-value="1958-06-23T00:00:00" table:style-name="ce2">
            <text:p>23/06/1958</text:p>
          </table:table-cell>
          <table:table-cell office:value-type="string" table:style-name="ce1">
            <text:p>RLLCST58H63G384H</text:p>
          </table:table-cell>
          <table:table-cell office:value-type="string" table:style-name="ce1">
            <text:p>Zollin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LE</text:p>
          </table:table-cell>
          <table:table-cell office:value-type="float" office:value="73010" table:style-name="ce1">
            <text:p>73010</text:p>
          </table:table-cell>
          <table:table-cell office:value-type="string" table:style-name="ce1">
            <text:p>Piazzale S.Sciara, 8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lbino</text:p>
          </table:table-cell>
          <table:table-cell office:value-type="string" table:style-name="ce1">
            <text:p>Sofia</text:p>
          </table:table-cell>
          <table:table-cell office:value-type="string" table:style-name="ce1">
            <text:p>San Pietro Clarenz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T</text:p>
          </table:table-cell>
          <table:table-cell office:value-type="float" office:value="95030" table:style-name="ce1">
            <text:p>95030</text:p>
          </table:table-cell>
          <table:table-cell office:value-type="date" office:date-value="1933-03-27T00:00:00" table:style-name="ce2">
            <text:p>27/03/1933</text:p>
          </table:table-cell>
          <table:table-cell office:value-type="string" table:style-name="ce1">
            <text:p>LBNSFO33C67I098P</text:p>
          </table:table-cell>
          <table:table-cell office:value-type="string" table:style-name="ce1">
            <text:p>Potenz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100" table:style-name="ce1">
            <text:p>85100</text:p>
          </table:table-cell>
          <table:table-cell office:value-type="string" table:style-name="ce1">
            <text:p>Via A.Maira, 36/i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ntinon</text:p>
          </table:table-cell>
          <table:table-cell office:value-type="string" table:style-name="ce1">
            <text:p>Onorina</text:p>
          </table:table-cell>
          <table:table-cell office:value-type="string" table:style-name="ce1">
            <text:p>Carrara Santo Stefa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20" table:style-name="ce1">
            <text:p>35020</text:p>
          </table:table-cell>
          <table:table-cell office:value-type="date" office:date-value="1958-11-20T00:00:00" table:style-name="ce2">
            <text:p>20/11/1958</text:p>
          </table:table-cell>
          <table:table-cell office:value-type="string" table:style-name="ce1">
            <text:p>SNTNRN58S60B834P</text:p>
          </table:table-cell>
          <table:table-cell office:value-type="string" table:style-name="ce1">
            <text:p>Ramacc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T</text:p>
          </table:table-cell>
          <table:table-cell office:value-type="float" office:value="95040" table:style-name="ce1">
            <text:p>95040</text:p>
          </table:table-cell>
          <table:table-cell office:value-type="string" table:style-name="ce1">
            <text:p>Via A.Sole, 1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ccettola</text:p>
          </table:table-cell>
          <table:table-cell office:value-type="string" table:style-name="ce1">
            <text:p>Adalberta</text:p>
          </table:table-cell>
          <table:table-cell office:value-type="string" table:style-name="ce1">
            <text:p>Reggello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FI</text:p>
          </table:table-cell>
          <table:table-cell office:value-type="float" office:value="50066" table:style-name="ce1">
            <text:p>50066</text:p>
          </table:table-cell>
          <table:table-cell office:value-type="date" office:date-value="1975-05-04T00:00:00" table:style-name="ce2">
            <text:p>04/05/1975</text:p>
          </table:table-cell>
          <table:table-cell office:value-type="string" table:style-name="ce1">
            <text:p>CCTDBR75E44H222A</text:p>
          </table:table-cell>
          <table:table-cell office:value-type="string" table:style-name="ce1">
            <text:p>Cesano Mader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31" table:style-name="ce1">
            <text:p>20031</text:p>
          </table:table-cell>
          <table:table-cell office:value-type="string" table:style-name="ce1">
            <text:p>Via Tiziano, 2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dè</text:p>
          </table:table-cell>
          <table:table-cell office:value-type="string" table:style-name="ce1">
            <text:p>Benvenuta</text:p>
          </table:table-cell>
          <table:table-cell office:value-type="string" table:style-name="ce1">
            <text:p>San Giovanni Bian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15" table:style-name="ce1">
            <text:p>24015</text:p>
          </table:table-cell>
          <table:table-cell office:value-type="date" office:date-value="2011-10-29T00:00:00" table:style-name="ce2">
            <text:p>29/10/2011</text:p>
          </table:table-cell>
          <table:table-cell office:value-type="string" table:style-name="ce1">
            <text:p>MDABVN11R69H910I</text:p>
          </table:table-cell>
          <table:table-cell office:value-type="string" table:style-name="ce1">
            <text:p>Casteltermini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AG</text:p>
          </table:table-cell>
          <table:table-cell office:value-type="float" office:value="92025" table:style-name="ce1">
            <text:p>92025</text:p>
          </table:table-cell>
          <table:table-cell office:value-type="string" table:style-name="ce1">
            <text:p>Via P.Berrettini detto Pietro da Cortona, 132/f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lgherini</text:p>
          </table:table-cell>
          <table:table-cell office:value-type="string" table:style-name="ce1">
            <text:p>Ponzio</text:p>
          </table:table-cell>
          <table:table-cell office:value-type="string" table:style-name="ce1">
            <text:p>Cucegl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90" table:style-name="ce1">
            <text:p>10090</text:p>
          </table:table-cell>
          <table:table-cell office:value-type="date" office:date-value="1958-09-12T00:00:00" table:style-name="ce2">
            <text:p>12/09/1958</text:p>
          </table:table-cell>
          <table:table-cell office:value-type="string" table:style-name="ce1">
            <text:p>MLGPNZ58P12D197H</text:p>
          </table:table-cell>
          <table:table-cell office:value-type="string" table:style-name="ce1">
            <text:p>Laganadi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50" table:style-name="ce1">
            <text:p>89050</text:p>
          </table:table-cell>
          <table:table-cell office:value-type="string" table:style-name="ce1">
            <text:p>Via G.Mazzarino, 53/f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e</text:p>
          </table:table-cell>
          <table:table-cell office:value-type="string" table:style-name="ce1">
            <text:p>Aiace</text:p>
          </table:table-cell>
          <table:table-cell office:value-type="string" table:style-name="ce1">
            <text:p>Erto e Cass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PN</text:p>
          </table:table-cell>
          <table:table-cell office:value-type="float" office:value="33080" table:style-name="ce1">
            <text:p>33080</text:p>
          </table:table-cell>
          <table:table-cell office:value-type="date" office:date-value="1936-12-04T00:00:00" table:style-name="ce2">
            <text:p>04/12/1936</text:p>
          </table:table-cell>
          <table:table-cell office:value-type="string" table:style-name="ce1">
            <text:p>REXCAI36T04D426J</text:p>
          </table:table-cell>
          <table:table-cell office:value-type="string" table:style-name="ce1">
            <text:p>Post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Via Ippodromo, 11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oscani</text:p>
          </table:table-cell>
          <table:table-cell office:value-type="string" table:style-name="ce1">
            <text:p>Tiziano</text:p>
          </table:table-cell>
          <table:table-cell office:value-type="string" table:style-name="ce1">
            <text:p>Magliano Rom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60" table:style-name="ce1">
            <text:p>60</text:p>
          </table:table-cell>
          <table:table-cell office:value-type="date" office:date-value="1974-01-16T00:00:00" table:style-name="ce2">
            <text:p>16/01/1974</text:p>
          </table:table-cell>
          <table:table-cell office:value-type="string" table:style-name="ce1">
            <text:p>TSCTZN74A16E813F</text:p>
          </table:table-cell>
          <table:table-cell office:value-type="string" table:style-name="ce1">
            <text:p>Tolve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17" table:style-name="ce1">
            <text:p>85017</text:p>
          </table:table-cell>
          <table:table-cell office:value-type="string" table:style-name="ce1">
            <text:p>Via F.Perez, 5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elpo</text:p>
          </table:table-cell>
          <table:table-cell office:value-type="string" table:style-name="ce1">
            <text:p>Anacleto</text:p>
          </table:table-cell>
          <table:table-cell office:value-type="string" table:style-name="ce1">
            <text:p>Gambatesa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13" table:style-name="ce1">
            <text:p>86013</text:p>
          </table:table-cell>
          <table:table-cell office:value-type="date" office:date-value="1953-09-06T00:00:00" table:style-name="ce2">
            <text:p>06/09/1953</text:p>
          </table:table-cell>
          <table:table-cell office:value-type="string" table:style-name="ce1">
            <text:p>LPINLT53P06D896Y</text:p>
          </table:table-cell>
          <table:table-cell office:value-type="string" table:style-name="ce1">
            <text:p>Tres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10" table:style-name="ce1">
            <text:p>38010</text:p>
          </table:table-cell>
          <table:table-cell office:value-type="string" table:style-name="ce1">
            <text:p>Via G.Seminario, 4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polti</text:p>
          </table:table-cell>
          <table:table-cell office:value-type="string" table:style-name="ce1">
            <text:p>Napoleone</text:p>
          </table:table-cell>
          <table:table-cell office:value-type="string" table:style-name="ce1">
            <text:p>Cinza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90" table:style-name="ce1">
            <text:p>10090</text:p>
          </table:table-cell>
          <table:table-cell office:value-type="date" office:date-value="1966-03-09T00:00:00" table:style-name="ce2">
            <text:p>09/03/1966</text:p>
          </table:table-cell>
          <table:table-cell office:value-type="string" table:style-name="ce1">
            <text:p>SPLNLN66C09C715L</text:p>
          </table:table-cell>
          <table:table-cell office:value-type="string" table:style-name="ce1">
            <text:p>Nazz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Via F.Alla, 23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Ottoni</text:p>
          </table:table-cell>
          <table:table-cell office:value-type="string" table:style-name="ce1">
            <text:p>Elisabetta</text:p>
          </table:table-cell>
          <table:table-cell office:value-type="string" table:style-name="ce1">
            <text:p>Fara Gera d'Add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45" table:style-name="ce1">
            <text:p>24045</text:p>
          </table:table-cell>
          <table:table-cell office:value-type="date" office:date-value="2011-06-06T00:00:00" table:style-name="ce2">
            <text:p>06/06/2011</text:p>
          </table:table-cell>
          <table:table-cell office:value-type="string" table:style-name="ce1">
            <text:p>TTNLBT11H46D490M</text:p>
          </table:table-cell>
          <table:table-cell office:value-type="string" table:style-name="ce1">
            <text:p>Guspin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36" table:style-name="ce1">
            <text:p>9036</text:p>
          </table:table-cell>
          <table:table-cell office:value-type="string" table:style-name="ce1">
            <text:p>Corso A.Salerno, 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omartini</text:p>
          </table:table-cell>
          <table:table-cell office:value-type="string" table:style-name="ce1">
            <text:p>Gianluigi</text:p>
          </table:table-cell>
          <table:table-cell office:value-type="string" table:style-name="ce1">
            <text:p>Fiesso Umbertia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RO</text:p>
          </table:table-cell>
          <table:table-cell office:value-type="float" office:value="45024" table:style-name="ce1">
            <text:p>45024</text:p>
          </table:table-cell>
          <table:table-cell office:value-type="date" office:date-value="2018-04-14T00:00:00" table:style-name="ce2">
            <text:p>14/04/2018</text:p>
          </table:table-cell>
          <table:table-cell office:value-type="string" table:style-name="ce1">
            <text:p>MMRGLG18D14D577P</text:p>
          </table:table-cell>
          <table:table-cell office:value-type="string" table:style-name="ce1">
            <text:p>Andri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BA</text:p>
          </table:table-cell>
          <table:table-cell office:value-type="float" office:value="70031" table:style-name="ce1">
            <text:p>70031</text:p>
          </table:table-cell>
          <table:table-cell office:value-type="string" table:style-name="ce1">
            <text:p>Via M.Tirone, 5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rlano</text:p>
          </table:table-cell>
          <table:table-cell office:value-type="string" table:style-name="ce1">
            <text:p>Sante</text:p>
          </table:table-cell>
          <table:table-cell office:value-type="string" table:style-name="ce1">
            <text:p>Molven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60" table:style-name="ce1">
            <text:p>36060</text:p>
          </table:table-cell>
          <table:table-cell office:value-type="date" office:date-value="2018-07-11T00:00:00" table:style-name="ce2">
            <text:p>11/07/2018</text:p>
          </table:table-cell>
          <table:table-cell office:value-type="string" table:style-name="ce1">
            <text:p>MRLSNT18L11F306G</text:p>
          </table:table-cell>
          <table:table-cell office:value-type="string" table:style-name="ce1">
            <text:p>Tubre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20" table:style-name="ce1">
            <text:p>39020</text:p>
          </table:table-cell>
          <table:table-cell office:value-type="string" table:style-name="ce1">
            <text:p>Via F.Sforza, 4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amburini</text:p>
          </table:table-cell>
          <table:table-cell office:value-type="string" table:style-name="ce1">
            <text:p>Socrate</text:p>
          </table:table-cell>
          <table:table-cell office:value-type="string" table:style-name="ce1">
            <text:p>Ala di Stur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date" office:date-value="1985-12-05T00:00:00" table:style-name="ce2">
            <text:p>05/12/1985</text:p>
          </table:table-cell>
          <table:table-cell office:value-type="string" table:style-name="ce1">
            <text:p>TMBSRT85T05A117K</text:p>
          </table:table-cell>
          <table:table-cell office:value-type="string" table:style-name="ce1">
            <text:p>Carros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60" table:style-name="ce1">
            <text:p>15060</text:p>
          </table:table-cell>
          <table:table-cell office:value-type="string" table:style-name="ce1">
            <text:p>Via Arcivescovado, 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ezzoni</text:p>
          </table:table-cell>
          <table:table-cell office:value-type="string" table:style-name="ce1">
            <text:p>Giancarlo</text:p>
          </table:table-cell>
          <table:table-cell office:value-type="string" table:style-name="ce1">
            <text:p>Taormin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39" table:style-name="ce1">
            <text:p>98039</text:p>
          </table:table-cell>
          <table:table-cell office:value-type="date" office:date-value="1950-09-24T00:00:00" table:style-name="ce2">
            <text:p>24/09/1950</text:p>
          </table:table-cell>
          <table:table-cell office:value-type="string" table:style-name="ce1">
            <text:p>VZZGCR50P24L042E</text:p>
          </table:table-cell>
          <table:table-cell office:value-type="string" table:style-name="ce1">
            <text:p>Santa Cesarea Terme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LE</text:p>
          </table:table-cell>
          <table:table-cell office:value-type="float" office:value="73020" table:style-name="ce1">
            <text:p>73020</text:p>
          </table:table-cell>
          <table:table-cell office:value-type="string" table:style-name="ce1">
            <text:p>Via della Cervia, 5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ondini</text:p>
          </table:table-cell>
          <table:table-cell office:value-type="string" table:style-name="ce1">
            <text:p>Cassandra</text:p>
          </table:table-cell>
          <table:table-cell office:value-type="string" table:style-name="ce1">
            <text:p>Carinol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0" table:style-name="ce1">
            <text:p>81030</text:p>
          </table:table-cell>
          <table:table-cell office:value-type="date" office:date-value="1972-12-30T00:00:00" table:style-name="ce2">
            <text:p>30/12/1972</text:p>
          </table:table-cell>
          <table:table-cell office:value-type="string" table:style-name="ce1">
            <text:p>RNDCSN72T70B781S</text:p>
          </table:table-cell>
          <table:table-cell office:value-type="string" table:style-name="ce1">
            <text:p>Soverat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68" table:style-name="ce1">
            <text:p>88068</text:p>
          </table:table-cell>
          <table:table-cell office:value-type="string" table:style-name="ce1">
            <text:p>Cavalcavia T.Edison, 7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ttoni</text:p>
          </table:table-cell>
          <table:table-cell office:value-type="string" table:style-name="ce1">
            <text:p>Giacomo</text:p>
          </table:table-cell>
          <table:table-cell office:value-type="string" table:style-name="ce1">
            <text:p>Torre Pellic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66" table:style-name="ce1">
            <text:p>10066</text:p>
          </table:table-cell>
          <table:table-cell office:value-type="date" office:date-value="1937-08-26T00:00:00" table:style-name="ce2">
            <text:p>26/08/1937</text:p>
          </table:table-cell>
          <table:table-cell office:value-type="string" table:style-name="ce1">
            <text:p>BTTGCM37M26L277P</text:p>
          </table:table-cell>
          <table:table-cell office:value-type="string" table:style-name="ce1">
            <text:p>Bianzo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30" table:style-name="ce1">
            <text:p>23030</text:p>
          </table:table-cell>
          <table:table-cell office:value-type="string" table:style-name="ce1">
            <text:p>Foro L.Canonica, 1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gon</text:p>
          </table:table-cell>
          <table:table-cell office:value-type="string" table:style-name="ce1">
            <text:p>Evaristo</text:p>
          </table:table-cell>
          <table:table-cell office:value-type="string" table:style-name="ce1">
            <text:p>Rezzat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86" table:style-name="ce1">
            <text:p>25086</text:p>
          </table:table-cell>
          <table:table-cell office:value-type="date" office:date-value="1976-12-16T00:00:00" table:style-name="ce2">
            <text:p>16/12/1976</text:p>
          </table:table-cell>
          <table:table-cell office:value-type="string" table:style-name="ce1">
            <text:p>RGNVST76T16H256P</text:p>
          </table:table-cell>
          <table:table-cell office:value-type="string" table:style-name="ce1">
            <text:p>Castel Goffred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42" table:style-name="ce1">
            <text:p>46042</text:p>
          </table:table-cell>
          <table:table-cell office:value-type="string" table:style-name="ce1">
            <text:p>Via A.Grande, 63/f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no</text:p>
          </table:table-cell>
          <table:table-cell office:value-type="string" table:style-name="ce1">
            <text:p>Polidoro</text:p>
          </table:table-cell>
          <table:table-cell office:value-type="string" table:style-name="ce1">
            <text:p>Robell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20" table:style-name="ce1">
            <text:p>14020</text:p>
          </table:table-cell>
          <table:table-cell office:value-type="date" office:date-value="1976-06-17T00:00:00" table:style-name="ce2">
            <text:p>17/06/1976</text:p>
          </table:table-cell>
          <table:table-cell office:value-type="string" table:style-name="ce1">
            <text:p>PNIPDR76H17H376M</text:p>
          </table:table-cell>
          <table:table-cell office:value-type="string" table:style-name="ce1">
            <text:p>Locul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20" table:style-name="ce1">
            <text:p>8020</text:p>
          </table:table-cell>
          <table:table-cell office:value-type="string" table:style-name="ce1">
            <text:p>Via G.Ruccellai, 61/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ccinini</text:p>
          </table:table-cell>
          <table:table-cell office:value-type="string" table:style-name="ce1">
            <text:p>Cloe</text:p>
          </table:table-cell>
          <table:table-cell office:value-type="string" table:style-name="ce1">
            <text:p>Baldissero Torin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20" table:style-name="ce1">
            <text:p>10020</text:p>
          </table:table-cell>
          <table:table-cell office:value-type="date" office:date-value="1980-08-10T00:00:00" table:style-name="ce2">
            <text:p>10/08/1980</text:p>
          </table:table-cell>
          <table:table-cell office:value-type="string" table:style-name="ce1">
            <text:p>PCCCLO80M50A591R</text:p>
          </table:table-cell>
          <table:table-cell office:value-type="string" table:style-name="ce1">
            <text:p>Campodolci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21" table:style-name="ce1">
            <text:p>23021</text:p>
          </table:table-cell>
          <table:table-cell office:value-type="string" table:style-name="ce1">
            <text:p>Via Monte Cimone, 29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oi</text:p>
          </table:table-cell>
          <table:table-cell office:value-type="string" table:style-name="ce1">
            <text:p>Aristide</text:p>
          </table:table-cell>
          <table:table-cell office:value-type="string" table:style-name="ce1">
            <text:p>Genon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30" table:style-name="ce1">
            <text:p>8030</text:p>
          </table:table-cell>
          <table:table-cell office:value-type="date" office:date-value="1951-11-16T00:00:00" table:style-name="ce2">
            <text:p>16/11/1951</text:p>
          </table:table-cell>
          <table:table-cell office:value-type="string" table:style-name="ce1">
            <text:p>LOIRTD51S16D968G</text:p>
          </table:table-cell>
          <table:table-cell office:value-type="string" table:style-name="ce1">
            <text:p>Erchie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BR</text:p>
          </table:table-cell>
          <table:table-cell office:value-type="float" office:value="72020" table:style-name="ce1">
            <text:p>72020</text:p>
          </table:table-cell>
          <table:table-cell office:value-type="string" table:style-name="ce1">
            <text:p>Via Gattamelata, 10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zzotti</text:p>
          </table:table-cell>
          <table:table-cell office:value-type="string" table:style-name="ce1">
            <text:p>Elisabetta</text:p>
          </table:table-cell>
          <table:table-cell office:value-type="string" table:style-name="ce1">
            <text:p>Avise</text:p>
          </table:table-cell>
          <table:table-cell office:value-type="string" table:style-name="ce1">
            <text:p>Val D'Aosta</text:p>
          </table:table-cell>
          <table:table-cell office:value-type="string" table:style-name="ce1">
            <text:p>AO</text:p>
          </table:table-cell>
          <table:table-cell office:value-type="float" office:value="11010" table:style-name="ce1">
            <text:p>11010</text:p>
          </table:table-cell>
          <table:table-cell office:value-type="date" office:date-value="1992-03-12T00:00:00" table:style-name="ce2">
            <text:p>12/03/1992</text:p>
          </table:table-cell>
          <table:table-cell office:value-type="string" table:style-name="ce1">
            <text:p>PZZLBT92C52A521E</text:p>
          </table:table-cell>
          <table:table-cell office:value-type="string" table:style-name="ce1">
            <text:p>Momperon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50" table:style-name="ce1">
            <text:p>15050</text:p>
          </table:table-cell>
          <table:table-cell office:value-type="string" table:style-name="ce1">
            <text:p>Via O.Sozzi, 92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hino</text:p>
          </table:table-cell>
          <table:table-cell office:value-type="string" table:style-name="ce1">
            <text:p>Marilena</text:p>
          </table:table-cell>
          <table:table-cell office:value-type="string" table:style-name="ce1">
            <text:p>Mero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46" table:style-name="ce1">
            <text:p>22046</text:p>
          </table:table-cell>
          <table:table-cell office:value-type="date" office:date-value="2000-02-17T00:00:00" table:style-name="ce2">
            <text:p>17/02/2000</text:p>
          </table:table-cell>
          <table:table-cell office:value-type="string" table:style-name="ce1">
            <text:p>CHNMLN00B57F151Q</text:p>
          </table:table-cell>
          <table:table-cell office:value-type="string" table:style-name="ce1">
            <text:p>Poggio Picenze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AQ</text:p>
          </table:table-cell>
          <table:table-cell office:value-type="float" office:value="67026" table:style-name="ce1">
            <text:p>67026</text:p>
          </table:table-cell>
          <table:table-cell office:value-type="string" table:style-name="ce1">
            <text:p>Via E.Camerini, 9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ri</text:p>
          </table:table-cell>
          <table:table-cell office:value-type="string" table:style-name="ce1">
            <text:p>Ismaele</text:p>
          </table:table-cell>
          <table:table-cell office:value-type="string" table:style-name="ce1">
            <text:p>Maren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30" table:style-name="ce1">
            <text:p>12030</text:p>
          </table:table-cell>
          <table:table-cell office:value-type="date" office:date-value="1940-01-05T00:00:00" table:style-name="ce2">
            <text:p>05/01/1940</text:p>
          </table:table-cell>
          <table:table-cell office:value-type="string" table:style-name="ce1">
            <text:p>LRASML40A05E939L</text:p>
          </table:table-cell>
          <table:table-cell office:value-type="string" table:style-name="ce1">
            <text:p>Montereale Valcellina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PN</text:p>
          </table:table-cell>
          <table:table-cell office:value-type="float" office:value="33086" table:style-name="ce1">
            <text:p>33086</text:p>
          </table:table-cell>
          <table:table-cell office:value-type="string" table:style-name="ce1">
            <text:p>Via T.Pandolfini, 9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rnaro</text:p>
          </table:table-cell>
          <table:table-cell office:value-type="string" table:style-name="ce1">
            <text:p>Sergio</text:p>
          </table:table-cell>
          <table:table-cell office:value-type="string" table:style-name="ce1">
            <text:p>Usci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30" table:style-name="ce1">
            <text:p>16030</text:p>
          </table:table-cell>
          <table:table-cell office:value-type="date" office:date-value="1988-02-14T00:00:00" table:style-name="ce2">
            <text:p>14/02/1988</text:p>
          </table:table-cell>
          <table:table-cell office:value-type="string" table:style-name="ce1">
            <text:p>CRNSRG88B14L507W</text:p>
          </table:table-cell>
          <table:table-cell office:value-type="string" table:style-name="ce1">
            <text:p>Dolegna del Colli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GO</text:p>
          </table:table-cell>
          <table:table-cell office:value-type="float" office:value="34070" table:style-name="ce1">
            <text:p>34070</text:p>
          </table:table-cell>
          <table:table-cell office:value-type="string" table:style-name="ce1">
            <text:p>Cavalcavia P.Fudduni, 28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occhetti</text:p>
          </table:table-cell>
          <table:table-cell office:value-type="string" table:style-name="ce1">
            <text:p>Rossana</text:p>
          </table:table-cell>
          <table:table-cell office:value-type="string" table:style-name="ce1">
            <text:p>Volta Mantovan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49" table:style-name="ce1">
            <text:p>46049</text:p>
          </table:table-cell>
          <table:table-cell office:value-type="date" office:date-value="1944-12-13T00:00:00" table:style-name="ce2">
            <text:p>13/12/1944</text:p>
          </table:table-cell>
          <table:table-cell office:value-type="string" table:style-name="ce1">
            <text:p>STCRSN44T53M125O</text:p>
          </table:table-cell>
          <table:table-cell office:value-type="string" table:style-name="ce1">
            <text:p>Cerreto Sannit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BN</text:p>
          </table:table-cell>
          <table:table-cell office:value-type="float" office:value="82032" table:style-name="ce1">
            <text:p>82032</text:p>
          </table:table-cell>
          <table:table-cell office:value-type="string" table:style-name="ce1">
            <text:p>Via L.Sotto, (senza n.c.)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alamini</text:p>
          </table:table-cell>
          <table:table-cell office:value-type="string" table:style-name="ce1">
            <text:p>Giuliano</text:p>
          </table:table-cell>
          <table:table-cell office:value-type="string" table:style-name="ce1">
            <text:p>Sospirol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BL</text:p>
          </table:table-cell>
          <table:table-cell office:value-type="float" office:value="32037" table:style-name="ce1">
            <text:p>32037</text:p>
          </table:table-cell>
          <table:table-cell office:value-type="date" office:date-value="1990-12-25T00:00:00" table:style-name="ce2">
            <text:p>25/12/1990</text:p>
          </table:table-cell>
          <table:table-cell office:value-type="string" table:style-name="ce1">
            <text:p>TLMGLN90T25I866I</text:p>
          </table:table-cell>
          <table:table-cell office:value-type="string" table:style-name="ce1">
            <text:p>Roncone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87" table:style-name="ce1">
            <text:p>38087</text:p>
          </table:table-cell>
          <table:table-cell office:value-type="string" table:style-name="ce1">
            <text:p>Vicolo G.Tartini, 120/c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lorioso</text:p>
          </table:table-cell>
          <table:table-cell office:value-type="string" table:style-name="ce1">
            <text:p>Camilla</text:p>
          </table:table-cell>
          <table:table-cell office:value-type="string" table:style-name="ce1">
            <text:p>Selegas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40" table:style-name="ce1">
            <text:p>9040</text:p>
          </table:table-cell>
          <table:table-cell office:value-type="date" office:date-value="1946-10-05T00:00:00" table:style-name="ce2">
            <text:p>05/10/1946</text:p>
          </table:table-cell>
          <table:table-cell office:value-type="string" table:style-name="ce1">
            <text:p>GLRCLL46R45I582V</text:p>
          </table:table-cell>
          <table:table-cell office:value-type="string" table:style-name="ce1">
            <text:p>Quagliuzz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10" table:style-name="ce1">
            <text:p>10010</text:p>
          </table:table-cell>
          <table:table-cell office:value-type="string" table:style-name="ce1">
            <text:p>Via M.Cutuli, 20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rgentero</text:p>
          </table:table-cell>
          <table:table-cell office:value-type="string" table:style-name="ce1">
            <text:p>Vito</text:p>
          </table:table-cell>
          <table:table-cell office:value-type="string" table:style-name="ce1">
            <text:p>Puegnago sul Gard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80" table:style-name="ce1">
            <text:p>25080</text:p>
          </table:table-cell>
          <table:table-cell office:value-type="date" office:date-value="1971-08-27T00:00:00" table:style-name="ce2">
            <text:p>27/08/1971</text:p>
          </table:table-cell>
          <table:table-cell office:value-type="string" table:style-name="ce1">
            <text:p>RGNVTI71M27H086H</text:p>
          </table:table-cell>
          <table:table-cell office:value-type="string" table:style-name="ce1">
            <text:p>Mes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20" table:style-name="ce1">
            <text:p>23020</text:p>
          </table:table-cell>
          <table:table-cell office:value-type="string" table:style-name="ce1">
            <text:p>Via R.Barbiera, 15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Quaini</text:p>
          </table:table-cell>
          <table:table-cell office:value-type="string" table:style-name="ce1">
            <text:p>Sofia</text:p>
          </table:table-cell>
          <table:table-cell office:value-type="string" table:style-name="ce1">
            <text:p>Colloredo di Monte Alban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10" table:style-name="ce1">
            <text:p>33010</text:p>
          </table:table-cell>
          <table:table-cell office:value-type="date" office:date-value="1934-12-12T00:00:00" table:style-name="ce2">
            <text:p>12/12/1934</text:p>
          </table:table-cell>
          <table:table-cell office:value-type="string" table:style-name="ce1">
            <text:p>QNUSFO34T52C885B</text:p>
          </table:table-cell>
          <table:table-cell office:value-type="string" table:style-name="ce1">
            <text:p>Buti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PI</text:p>
          </table:table-cell>
          <table:table-cell office:value-type="float" office:value="56032" table:style-name="ce1">
            <text:p>56032</text:p>
          </table:table-cell>
          <table:table-cell office:value-type="string" table:style-name="ce1">
            <text:p>Via E.Visconti Venosta, 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uppani</text:p>
          </table:table-cell>
          <table:table-cell office:value-type="string" table:style-name="ce1">
            <text:p>Orsolina</text:p>
          </table:table-cell>
          <table:table-cell office:value-type="string" table:style-name="ce1">
            <text:p>Moreng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50" table:style-name="ce1">
            <text:p>24050</text:p>
          </table:table-cell>
          <table:table-cell office:value-type="date" office:date-value="1986-06-21T00:00:00" table:style-name="ce2">
            <text:p>21/06/1986</text:p>
          </table:table-cell>
          <table:table-cell office:value-type="string" table:style-name="ce1">
            <text:p>STPRLN86H61F720L</text:p>
          </table:table-cell>
          <table:table-cell office:value-type="string" table:style-name="ce1">
            <text:p>Faedis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40" table:style-name="ce1">
            <text:p>33040</text:p>
          </table:table-cell>
          <table:table-cell office:value-type="string" table:style-name="ce1">
            <text:p>Via O.Rinuccini, 16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polungo</text:p>
          </table:table-cell>
          <table:table-cell office:value-type="string" table:style-name="ce1">
            <text:p>Eliana</text:p>
          </table:table-cell>
          <table:table-cell office:value-type="string" table:style-name="ce1">
            <text:p>Santa Caterina Villarmos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L</text:p>
          </table:table-cell>
          <table:table-cell office:value-type="float" office:value="93018" table:style-name="ce1">
            <text:p>93018</text:p>
          </table:table-cell>
          <table:table-cell office:value-type="date" office:date-value="1981-10-06T00:00:00" table:style-name="ce2">
            <text:p>06/10/1981</text:p>
          </table:table-cell>
          <table:table-cell office:value-type="string" table:style-name="ce1">
            <text:p>CPLLNE81R46I169L</text:p>
          </table:table-cell>
          <table:table-cell office:value-type="string" table:style-name="ce1">
            <text:p>Alfiano Natt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21" table:style-name="ce1">
            <text:p>15021</text:p>
          </table:table-cell>
          <table:table-cell office:value-type="string" table:style-name="ce1">
            <text:p>Piazzale C.Brighenti, 28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nelli</text:p>
          </table:table-cell>
          <table:table-cell office:value-type="string" table:style-name="ce1">
            <text:p>Diomede</text:p>
          </table:table-cell>
          <table:table-cell office:value-type="string" table:style-name="ce1">
            <text:p>Terz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30030" table:style-name="ce1">
            <text:p>30030</text:p>
          </table:table-cell>
          <table:table-cell office:value-type="date" office:date-value="1940-09-05T00:00:00" table:style-name="ce2">
            <text:p>05/09/1940</text:p>
          </table:table-cell>
          <table:table-cell office:value-type="string" table:style-name="ce1">
            <text:p>NLLDMD40P05L143C</text:p>
          </table:table-cell>
          <table:table-cell office:value-type="string" table:style-name="ce1">
            <text:p>Pescopagano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20" table:style-name="ce1">
            <text:p>85020</text:p>
          </table:table-cell>
          <table:table-cell office:value-type="string" table:style-name="ce1">
            <text:p>Via G.Calandra, 162/h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ppiello</text:p>
          </table:table-cell>
          <table:table-cell office:value-type="string" table:style-name="ce1">
            <text:p>Messalina</text:p>
          </table:table-cell>
          <table:table-cell office:value-type="string" table:style-name="ce1">
            <text:p>Albones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20" table:style-name="ce1">
            <text:p>27020</text:p>
          </table:table-cell>
          <table:table-cell office:value-type="date" office:date-value="1994-03-15T00:00:00" table:style-name="ce2">
            <text:p>15/03/1994</text:p>
          </table:table-cell>
          <table:table-cell office:value-type="string" table:style-name="ce1">
            <text:p>CPPMSL94C55A171J</text:p>
          </table:table-cell>
          <table:table-cell office:value-type="string" table:style-name="ce1">
            <text:p>Sant'Eusanio Forconese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AQ</text:p>
          </table:table-cell>
          <table:table-cell office:value-type="float" office:value="67020" table:style-name="ce1">
            <text:p>67020</text:p>
          </table:table-cell>
          <table:table-cell office:value-type="string" table:style-name="ce1">
            <text:p>Via V.Mortillaro, 10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uonaroti</text:p>
          </table:table-cell>
          <table:table-cell office:value-type="string" table:style-name="ce1">
            <text:p>Cosimo</text:p>
          </table:table-cell>
          <table:table-cell office:value-type="string" table:style-name="ce1">
            <text:p>Berganti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RO</text:p>
          </table:table-cell>
          <table:table-cell office:value-type="float" office:value="45032" table:style-name="ce1">
            <text:p>45032</text:p>
          </table:table-cell>
          <table:table-cell office:value-type="date" office:date-value="1933-11-25T00:00:00" table:style-name="ce2">
            <text:p>25/11/1933</text:p>
          </table:table-cell>
          <table:table-cell office:value-type="string" table:style-name="ce1">
            <text:p>BNRCSM33S25A795T</text:p>
          </table:table-cell>
          <table:table-cell office:value-type="string" table:style-name="ce1">
            <text:p>Serralunga d'Alb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50" table:style-name="ce1">
            <text:p>12050</text:p>
          </table:table-cell>
          <table:table-cell office:value-type="string" table:style-name="ce1">
            <text:p>Cavalcavia S.Zuavi, 5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sseghini</text:p>
          </table:table-cell>
          <table:table-cell office:value-type="string" table:style-name="ce1">
            <text:p>Candido</text:p>
          </table:table-cell>
          <table:table-cell office:value-type="string" table:style-name="ce1">
            <text:p>Pizzoferrat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40" table:style-name="ce1">
            <text:p>66040</text:p>
          </table:table-cell>
          <table:table-cell office:value-type="date" office:date-value="2000-12-19T00:00:00" table:style-name="ce2">
            <text:p>19/12/2000</text:p>
          </table:table-cell>
          <table:table-cell office:value-type="string" table:style-name="ce1">
            <text:p>BSSCDD00T19G724J</text:p>
          </table:table-cell>
          <table:table-cell office:value-type="string" table:style-name="ce1">
            <text:p>Valloriat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10" table:style-name="ce1">
            <text:p>12010</text:p>
          </table:table-cell>
          <table:table-cell office:value-type="string" table:style-name="ce1">
            <text:p>Via Santa Gemma Galgani, 213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ontagna</text:p>
          </table:table-cell>
          <table:table-cell office:value-type="string" table:style-name="ce1">
            <text:p>Ugo</text:p>
          </table:table-cell>
          <table:table-cell office:value-type="string" table:style-name="ce1">
            <text:p>Calendasc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C</text:p>
          </table:table-cell>
          <table:table-cell office:value-type="float" office:value="29010" table:style-name="ce1">
            <text:p>29010</text:p>
          </table:table-cell>
          <table:table-cell office:value-type="date" office:date-value="2013-07-29T00:00:00" table:style-name="ce2">
            <text:p>29/07/2013</text:p>
          </table:table-cell>
          <table:table-cell office:value-type="string" table:style-name="ce1">
            <text:p>MNTGUO13L29B405E</text:p>
          </table:table-cell>
          <table:table-cell office:value-type="string" table:style-name="ce1">
            <text:p>Sorgà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60" table:style-name="ce1">
            <text:p>37060</text:p>
          </table:table-cell>
          <table:table-cell office:value-type="string" table:style-name="ce1">
            <text:p>Via S.Pio V, 1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 Rosa</text:p>
          </table:table-cell>
          <table:table-cell office:value-type="string" table:style-name="ce1">
            <text:p>Sandro</text:p>
          </table:table-cell>
          <table:table-cell office:value-type="string" table:style-name="ce1">
            <text:p>Chiuppa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10" table:style-name="ce1">
            <text:p>36010</text:p>
          </table:table-cell>
          <table:table-cell office:value-type="date" office:date-value="1974-09-23T00:00:00" table:style-name="ce2">
            <text:p>23/09/1974</text:p>
          </table:table-cell>
          <table:table-cell office:value-type="string" table:style-name="ce1">
            <text:p>LRSSDR74P23C650B</text:p>
          </table:table-cell>
          <table:table-cell office:value-type="string" table:style-name="ce1">
            <text:p>Rovi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Via Cogne, 12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ellera</text:p>
          </table:table-cell>
          <table:table-cell office:value-type="string" table:style-name="ce1">
            <text:p>Galileo</text:p>
          </table:table-cell>
          <table:table-cell office:value-type="string" table:style-name="ce1">
            <text:p>Termini Imerese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18" table:style-name="ce1">
            <text:p>90018</text:p>
          </table:table-cell>
          <table:table-cell office:value-type="date" office:date-value="1997-10-25T00:00:00" table:style-name="ce2">
            <text:p>25/10/1997</text:p>
          </table:table-cell>
          <table:table-cell office:value-type="string" table:style-name="ce1">
            <text:p>GLLGLL97R25L112P</text:p>
          </table:table-cell>
          <table:table-cell office:value-type="string" table:style-name="ce1">
            <text:p>Laveno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70" table:style-name="ce1">
            <text:p>25070</text:p>
          </table:table-cell>
          <table:table-cell office:value-type="string" table:style-name="ce1">
            <text:p>Via F.Richini, 24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terno</text:p>
          </table:table-cell>
          <table:table-cell office:value-type="string" table:style-name="ce1">
            <text:p>Gherardo</text:p>
          </table:table-cell>
          <table:table-cell office:value-type="string" table:style-name="ce1">
            <text:p>Scandrigli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38" table:style-name="ce1">
            <text:p>2038</text:p>
          </table:table-cell>
          <table:table-cell office:value-type="date" office:date-value="1980-01-21T00:00:00" table:style-name="ce2">
            <text:p>21/01/1980</text:p>
          </table:table-cell>
          <table:table-cell office:value-type="string" table:style-name="ce1">
            <text:p>PTRGRR80A21I499A</text:p>
          </table:table-cell>
          <table:table-cell office:value-type="string" table:style-name="ce1">
            <text:p>Arsiè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BL</text:p>
          </table:table-cell>
          <table:table-cell office:value-type="float" office:value="32030" table:style-name="ce1">
            <text:p>32030</text:p>
          </table:table-cell>
          <table:table-cell office:value-type="string" table:style-name="ce1">
            <text:p>Via M.Titone, 10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brielli</text:p>
          </table:table-cell>
          <table:table-cell office:value-type="string" table:style-name="ce1">
            <text:p>Mansueto</text:p>
          </table:table-cell>
          <table:table-cell office:value-type="string" table:style-name="ce1">
            <text:p>Fasc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20" table:style-name="ce1">
            <text:p>16020</text:p>
          </table:table-cell>
          <table:table-cell office:value-type="date" office:date-value="2006-04-27T00:00:00" table:style-name="ce2">
            <text:p>27/04/2006</text:p>
          </table:table-cell>
          <table:table-cell office:value-type="string" table:style-name="ce1">
            <text:p>GBRMST06D27D509H</text:p>
          </table:table-cell>
          <table:table-cell office:value-type="string" table:style-name="ce1">
            <text:p>Villanova Canav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string" table:style-name="ce1">
            <text:p>Via Archimede, 17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vasin</text:p>
          </table:table-cell>
          <table:table-cell office:value-type="string" table:style-name="ce1">
            <text:p>Natalina</text:p>
          </table:table-cell>
          <table:table-cell office:value-type="string" table:style-name="ce1">
            <text:p>Pantelleri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TP</text:p>
          </table:table-cell>
          <table:table-cell office:value-type="float" office:value="91017" table:style-name="ce1">
            <text:p>91017</text:p>
          </table:table-cell>
          <table:table-cell office:value-type="date" office:date-value="2012-02-21T00:00:00" table:style-name="ce2">
            <text:p>21/02/2012</text:p>
          </table:table-cell>
          <table:table-cell office:value-type="string" table:style-name="ce1">
            <text:p>CVSNLN12B61G315Z</text:p>
          </table:table-cell>
          <table:table-cell office:value-type="string" table:style-name="ce1">
            <text:p>Maniag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PN</text:p>
          </table:table-cell>
          <table:table-cell office:value-type="float" office:value="33085" table:style-name="ce1">
            <text:p>33085</text:p>
          </table:table-cell>
          <table:table-cell office:value-type="string" table:style-name="ce1">
            <text:p>Via Torino, 23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rigatti</text:p>
          </table:table-cell>
          <table:table-cell office:value-type="string" table:style-name="ce1">
            <text:p>Natale</text:p>
          </table:table-cell>
          <table:table-cell office:value-type="string" table:style-name="ce1">
            <text:p>Romans d'Isonz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GO</text:p>
          </table:table-cell>
          <table:table-cell office:value-type="float" office:value="34076" table:style-name="ce1">
            <text:p>34076</text:p>
          </table:table-cell>
          <table:table-cell office:value-type="date" office:date-value="1949-02-19T00:00:00" table:style-name="ce2">
            <text:p>19/02/1949</text:p>
          </table:table-cell>
          <table:table-cell office:value-type="string" table:style-name="ce1">
            <text:p>BRGNTL49B19H514K</text:p>
          </table:table-cell>
          <table:table-cell office:value-type="string" table:style-name="ce1">
            <text:p>Montorio Rom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Galleria Derganino, 3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ravagli</text:p>
          </table:table-cell>
          <table:table-cell office:value-type="string" table:style-name="ce1">
            <text:p>Dolores</text:p>
          </table:table-cell>
          <table:table-cell office:value-type="string" table:style-name="ce1">
            <text:p>Cicon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80" table:style-name="ce1">
            <text:p>10080</text:p>
          </table:table-cell>
          <table:table-cell office:value-type="date" office:date-value="1932-05-06T00:00:00" table:style-name="ce2">
            <text:p>06/05/1932</text:p>
          </table:table-cell>
          <table:table-cell office:value-type="string" table:style-name="ce1">
            <text:p>GRVDRS32E46C679X</text:p>
          </table:table-cell>
          <table:table-cell office:value-type="string" table:style-name="ce1">
            <text:p>Maniace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T</text:p>
          </table:table-cell>
          <table:table-cell office:value-type="float" office:value="95030" table:style-name="ce1">
            <text:p>95030</text:p>
          </table:table-cell>
          <table:table-cell office:value-type="string" table:style-name="ce1">
            <text:p>Via C.Arici, 1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urrino</text:p>
          </table:table-cell>
          <table:table-cell office:value-type="string" table:style-name="ce1">
            <text:p>Gesualdo</text:p>
          </table:table-cell>
          <table:table-cell office:value-type="string" table:style-name="ce1">
            <text:p>Villafranca in Lunigian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MS</text:p>
          </table:table-cell>
          <table:table-cell office:value-type="float" office:value="54028" table:style-name="ce1">
            <text:p>54028</text:p>
          </table:table-cell>
          <table:table-cell office:value-type="date" office:date-value="1971-11-16T00:00:00" table:style-name="ce2">
            <text:p>16/11/1971</text:p>
          </table:table-cell>
          <table:table-cell office:value-type="string" table:style-name="ce1">
            <text:p>TRRGLD71S16L946T</text:p>
          </table:table-cell>
          <table:table-cell office:value-type="string" table:style-name="ce1">
            <text:p>Lampedusa e Linos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AG</text:p>
          </table:table-cell>
          <table:table-cell office:value-type="float" office:value="92010" table:style-name="ce1">
            <text:p>92010</text:p>
          </table:table-cell>
          <table:table-cell office:value-type="string" table:style-name="ce1">
            <text:p>Piazza C.Carella, 22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rigoli</text:p>
          </table:table-cell>
          <table:table-cell office:value-type="string" table:style-name="ce1">
            <text:p>Ausilia</text:p>
          </table:table-cell>
          <table:table-cell office:value-type="string" table:style-name="ce1">
            <text:p>Cassacc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10" table:style-name="ce1">
            <text:p>33010</text:p>
          </table:table-cell>
          <table:table-cell office:value-type="date" office:date-value="1979-06-25T00:00:00" table:style-name="ce2">
            <text:p>25/06/1979</text:p>
          </table:table-cell>
          <table:table-cell office:value-type="string" table:style-name="ce1">
            <text:p>GRGSLA79H65B994P</text:p>
          </table:table-cell>
          <table:table-cell office:value-type="string" table:style-name="ce1">
            <text:p>Lavag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30" table:style-name="ce1">
            <text:p>37030</text:p>
          </table:table-cell>
          <table:table-cell office:value-type="string" table:style-name="ce1">
            <text:p>Via F.Gregorovius, 21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verberi</text:p>
          </table:table-cell>
          <table:table-cell office:value-type="string" table:style-name="ce1">
            <text:p>Natale</text:p>
          </table:table-cell>
          <table:table-cell office:value-type="string" table:style-name="ce1">
            <text:p>Guanz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70" table:style-name="ce1">
            <text:p>22070</text:p>
          </table:table-cell>
          <table:table-cell office:value-type="date" office:date-value="1983-10-26T00:00:00" table:style-name="ce2">
            <text:p>26/10/1983</text:p>
          </table:table-cell>
          <table:table-cell office:value-type="string" table:style-name="ce1">
            <text:p>SVRNTL83R26E235V</text:p>
          </table:table-cell>
          <table:table-cell office:value-type="string" table:style-name="ce1">
            <text:p>Bassigna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42" table:style-name="ce1">
            <text:p>15042</text:p>
          </table:table-cell>
          <table:table-cell office:value-type="string" table:style-name="ce1">
            <text:p>Via G.Favretto, 41/a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arinaccio</text:p>
          </table:table-cell>
          <table:table-cell office:value-type="string" table:style-name="ce1">
            <text:p>Samuele</text:p>
          </table:table-cell>
          <table:table-cell office:value-type="string" table:style-name="ce1">
            <text:p>Villavallelong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AQ</text:p>
          </table:table-cell>
          <table:table-cell office:value-type="float" office:value="67050" table:style-name="ce1">
            <text:p>67050</text:p>
          </table:table-cell>
          <table:table-cell office:value-type="date" office:date-value="2011-04-02T00:00:00" table:style-name="ce2">
            <text:p>02/04/2011</text:p>
          </table:table-cell>
          <table:table-cell office:value-type="string" table:style-name="ce1">
            <text:p>FRNSML11D02M031W</text:p>
          </table:table-cell>
          <table:table-cell office:value-type="string" table:style-name="ce1">
            <text:p>Modic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RG</text:p>
          </table:table-cell>
          <table:table-cell office:value-type="float" office:value="97015" table:style-name="ce1">
            <text:p>97015</text:p>
          </table:table-cell>
          <table:table-cell office:value-type="string" table:style-name="ce1">
            <text:p>Via M.Donia, 28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rayda</text:p>
          </table:table-cell>
          <table:table-cell office:value-type="string" table:style-name="ce1">
            <text:p>Astrid</text:p>
          </table:table-cell>
          <table:table-cell office:value-type="string" table:style-name="ce1">
            <text:p>Castelnuovo Scrivi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53" table:style-name="ce1">
            <text:p>15053</text:p>
          </table:table-cell>
          <table:table-cell office:value-type="date" office:date-value="1933-12-10T00:00:00" table:style-name="ce2">
            <text:p>10/12/1933</text:p>
          </table:table-cell>
          <table:table-cell office:value-type="string" table:style-name="ce1">
            <text:p>BRYSRD33T50C243O</text:p>
          </table:table-cell>
          <table:table-cell office:value-type="string" table:style-name="ce1">
            <text:p>Altomonte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42" table:style-name="ce1">
            <text:p>87042</text:p>
          </table:table-cell>
          <table:table-cell office:value-type="string" table:style-name="ce1">
            <text:p>Via Abruzzi, 9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burro</text:p>
          </table:table-cell>
          <table:table-cell office:value-type="string" table:style-name="ce1">
            <text:p>Ottilia</text:p>
          </table:table-cell>
          <table:table-cell office:value-type="string" table:style-name="ce1">
            <text:p>Caselle Torin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2" table:style-name="ce1">
            <text:p>10072</text:p>
          </table:table-cell>
          <table:table-cell office:value-type="date" office:date-value="1966-10-23T00:00:00" table:style-name="ce2">
            <text:p>23/10/1966</text:p>
          </table:table-cell>
          <table:table-cell office:value-type="string" table:style-name="ce1">
            <text:p>GBRTTL66R63B960J</text:p>
          </table:table-cell>
          <table:table-cell office:value-type="string" table:style-name="ce1">
            <text:p>Vicari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20" table:style-name="ce1">
            <text:p>90020</text:p>
          </table:table-cell>
          <table:table-cell office:value-type="string" table:style-name="ce1">
            <text:p>Via S.Pietro all'Orto, 9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gnoni</text:p>
          </table:table-cell>
          <table:table-cell office:value-type="string" table:style-name="ce1">
            <text:p>Virginia</text:p>
          </table:table-cell>
          <table:table-cell office:value-type="string" table:style-name="ce1">
            <text:p>Mezzomeric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40" table:style-name="ce1">
            <text:p>28040</text:p>
          </table:table-cell>
          <table:table-cell office:value-type="date" office:date-value="1975-04-17T00:00:00" table:style-name="ce2">
            <text:p>17/04/1975</text:p>
          </table:table-cell>
          <table:table-cell office:value-type="string" table:style-name="ce1">
            <text:p>PGNVGN75D57F188F</text:p>
          </table:table-cell>
          <table:table-cell office:value-type="string" table:style-name="ce1">
            <text:p>Senerchi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50" table:style-name="ce1">
            <text:p>83050</text:p>
          </table:table-cell>
          <table:table-cell office:value-type="string" table:style-name="ce1">
            <text:p>Via E.Viola, 1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ciglio</text:p>
          </table:table-cell>
          <table:table-cell office:value-type="string" table:style-name="ce1">
            <text:p>Pomponio</text:p>
          </table:table-cell>
          <table:table-cell office:value-type="string" table:style-name="ce1">
            <text:p>Montappone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P</text:p>
          </table:table-cell>
          <table:table-cell office:value-type="float" office:value="63020" table:style-name="ce1">
            <text:p>63020</text:p>
          </table:table-cell>
          <table:table-cell office:value-type="date" office:date-value="1932-12-04T00:00:00" table:style-name="ce2">
            <text:p>04/12/1932</text:p>
          </table:table-cell>
          <table:table-cell office:value-type="string" table:style-name="ce1">
            <text:p>SCGPPN32T04F428X</text:p>
          </table:table-cell>
          <table:table-cell office:value-type="string" table:style-name="ce1">
            <text:p>Pignataro Interam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FR</text:p>
          </table:table-cell>
          <table:table-cell office:value-type="float" office:value="3040" table:style-name="ce1">
            <text:p>3040</text:p>
          </table:table-cell>
          <table:table-cell office:value-type="string" table:style-name="ce1">
            <text:p>Via A.Zarotto, 15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uarniero</text:p>
          </table:table-cell>
          <table:table-cell office:value-type="string" table:style-name="ce1">
            <text:p>Claudio</text:p>
          </table:table-cell>
          <table:table-cell office:value-type="string" table:style-name="ce1">
            <text:p>Tione di Trent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79" table:style-name="ce1">
            <text:p>38079</text:p>
          </table:table-cell>
          <table:table-cell office:value-type="date" office:date-value="1987-04-26T00:00:00" table:style-name="ce2">
            <text:p>26/04/1987</text:p>
          </table:table-cell>
          <table:table-cell office:value-type="string" table:style-name="ce1">
            <text:p>GRNCLD87D26L174I</text:p>
          </table:table-cell>
          <table:table-cell office:value-type="string" table:style-name="ce1">
            <text:p>Gign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40" table:style-name="ce1">
            <text:p>28040</text:p>
          </table:table-cell>
          <table:table-cell office:value-type="string" table:style-name="ce1">
            <text:p>Via P.Petrocchi, 29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ini</text:p>
          </table:table-cell>
          <table:table-cell office:value-type="string" table:style-name="ce1">
            <text:p>Dalila</text:p>
          </table:table-cell>
          <table:table-cell office:value-type="string" table:style-name="ce1">
            <text:p>Torre Pallavicin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50" table:style-name="ce1">
            <text:p>24050</text:p>
          </table:table-cell>
          <table:table-cell office:value-type="date" office:date-value="1956-04-21T00:00:00" table:style-name="ce2">
            <text:p>21/04/1956</text:p>
          </table:table-cell>
          <table:table-cell office:value-type="string" table:style-name="ce1">
            <text:p>NAIDLL56D61L276X</text:p>
          </table:table-cell>
          <table:table-cell office:value-type="string" table:style-name="ce1">
            <text:p>San Bartolomeo al mare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16" table:style-name="ce1">
            <text:p>18016</text:p>
          </table:table-cell>
          <table:table-cell office:value-type="string" table:style-name="ce1">
            <text:p>Piazza N.Gervasi, 11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panu</text:p>
          </table:table-cell>
          <table:table-cell office:value-type="string" table:style-name="ce1">
            <text:p>Battista</text:p>
          </table:table-cell>
          <table:table-cell office:value-type="string" table:style-name="ce1">
            <text:p>Riolunat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MO</text:p>
          </table:table-cell>
          <table:table-cell office:value-type="float" office:value="41020" table:style-name="ce1">
            <text:p>41020</text:p>
          </table:table-cell>
          <table:table-cell office:value-type="date" office:date-value="2004-08-15T00:00:00" table:style-name="ce2">
            <text:p>15/08/2004</text:p>
          </table:table-cell>
          <table:table-cell office:value-type="string" table:style-name="ce1">
            <text:p>SPNBTS04M15H303I</text:p>
          </table:table-cell>
          <table:table-cell office:value-type="string" table:style-name="ce1">
            <text:p>Pescantin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26" table:style-name="ce1">
            <text:p>37026</text:p>
          </table:table-cell>
          <table:table-cell office:value-type="string" table:style-name="ce1">
            <text:p>Passaggio Coperto P.Colombi, 3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ripi</text:p>
          </table:table-cell>
          <table:table-cell office:value-type="string" table:style-name="ce1">
            <text:p>Orsolina</text:p>
          </table:table-cell>
          <table:table-cell office:value-type="string" table:style-name="ce1">
            <text:p>Campotost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AQ</text:p>
          </table:table-cell>
          <table:table-cell office:value-type="float" office:value="67013" table:style-name="ce1">
            <text:p>67013</text:p>
          </table:table-cell>
          <table:table-cell office:value-type="date" office:date-value="1938-05-15T00:00:00" table:style-name="ce2">
            <text:p>15/05/1938</text:p>
          </table:table-cell>
          <table:table-cell office:value-type="string" table:style-name="ce1">
            <text:p>TRPRLN38E55B569V</text:p>
          </table:table-cell>
          <table:table-cell office:value-type="string" table:style-name="ce1">
            <text:p>Vallecros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19" table:style-name="ce1">
            <text:p>18019</text:p>
          </table:table-cell>
          <table:table-cell office:value-type="string" table:style-name="ce1">
            <text:p>Viale T.Schifaldo, 13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stri</text:p>
          </table:table-cell>
          <table:table-cell office:value-type="string" table:style-name="ce1">
            <text:p>Anastasia</text:p>
          </table:table-cell>
          <table:table-cell office:value-type="string" table:style-name="ce1">
            <text:p>Olgiate Comas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77" table:style-name="ce1">
            <text:p>22077</text:p>
          </table:table-cell>
          <table:table-cell office:value-type="date" office:date-value="1999-08-31T00:00:00" table:style-name="ce2">
            <text:p>31/08/1999</text:p>
          </table:table-cell>
          <table:table-cell office:value-type="string" table:style-name="ce1">
            <text:p>MSTNTS99M71G025Q</text:p>
          </table:table-cell>
          <table:table-cell office:value-type="string" table:style-name="ce1">
            <text:p>Pesar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PU</text:p>
          </table:table-cell>
          <table:table-cell office:value-type="float" office:value="61100" table:style-name="ce1">
            <text:p>61100</text:p>
          </table:table-cell>
          <table:table-cell office:value-type="string" table:style-name="ce1">
            <text:p>Strada Gargano, 22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mnasio</text:p>
          </table:table-cell>
          <table:table-cell office:value-type="string" table:style-name="ce1">
            <text:p>Pierangelo</text:p>
          </table:table-cell>
          <table:table-cell office:value-type="string" table:style-name="ce1">
            <text:p>Cotronei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73" table:style-name="ce1">
            <text:p>88073</text:p>
          </table:table-cell>
          <table:table-cell office:value-type="date" office:date-value="1933-10-05T00:00:00" table:style-name="ce2">
            <text:p>05/10/1933</text:p>
          </table:table-cell>
          <table:table-cell office:value-type="string" table:style-name="ce1">
            <text:p>CMNPNG33R05D123R</text:p>
          </table:table-cell>
          <table:table-cell office:value-type="string" table:style-name="ce1">
            <text:p>Macr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20" table:style-name="ce1">
            <text:p>12020</text:p>
          </table:table-cell>
          <table:table-cell office:value-type="string" table:style-name="ce1">
            <text:p>Via I.Termini, 29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pagnoli</text:p>
          </table:table-cell>
          <table:table-cell office:value-type="string" table:style-name="ce1">
            <text:p>Arabella</text:p>
          </table:table-cell>
          <table:table-cell office:value-type="string" table:style-name="ce1">
            <text:p>Divigna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10" table:style-name="ce1">
            <text:p>28010</text:p>
          </table:table-cell>
          <table:table-cell office:value-type="date" office:date-value="1974-09-03T00:00:00" table:style-name="ce2">
            <text:p>03/09/1974</text:p>
          </table:table-cell>
          <table:table-cell office:value-type="string" table:style-name="ce1">
            <text:p>SPGRLL74P43D309K</text:p>
          </table:table-cell>
          <table:table-cell office:value-type="string" table:style-name="ce1">
            <text:p>Brienz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50" table:style-name="ce1">
            <text:p>85050</text:p>
          </table:table-cell>
          <table:table-cell office:value-type="string" table:style-name="ce1">
            <text:p>Via Fortezza, 22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imondi</text:p>
          </table:table-cell>
          <table:table-cell office:value-type="string" table:style-name="ce1">
            <text:p>Benedetta</text:p>
          </table:table-cell>
          <table:table-cell office:value-type="string" table:style-name="ce1">
            <text:p>San Lazzaro di Savena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BO</text:p>
          </table:table-cell>
          <table:table-cell office:value-type="float" office:value="40068" table:style-name="ce1">
            <text:p>40068</text:p>
          </table:table-cell>
          <table:table-cell office:value-type="date" office:date-value="1959-08-29T00:00:00" table:style-name="ce2">
            <text:p>29/08/1959</text:p>
          </table:table-cell>
          <table:table-cell office:value-type="string" table:style-name="ce1">
            <text:p>RMNBDT59M69H945X</text:p>
          </table:table-cell>
          <table:table-cell office:value-type="string" table:style-name="ce1">
            <text:p>Sizza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70" table:style-name="ce1">
            <text:p>28070</text:p>
          </table:table-cell>
          <table:table-cell office:value-type="string" table:style-name="ce1">
            <text:p>Via N.Marchese, 6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uara</text:p>
          </table:table-cell>
          <table:table-cell office:value-type="string" table:style-name="ce1">
            <text:p>Melchiorre</text:p>
          </table:table-cell>
          <table:table-cell office:value-type="string" table:style-name="ce1">
            <text:p>San Pietro in Guaran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47" table:style-name="ce1">
            <text:p>87047</text:p>
          </table:table-cell>
          <table:table-cell office:value-type="date" office:date-value="2002-04-05T00:00:00" table:style-name="ce2">
            <text:p>05/04/2002</text:p>
          </table:table-cell>
          <table:table-cell office:value-type="string" table:style-name="ce1">
            <text:p>NRUMCH02D05I114O</text:p>
          </table:table-cell>
          <table:table-cell office:value-type="string" table:style-name="ce1">
            <text:p>Meldola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FO</text:p>
          </table:table-cell>
          <table:table-cell office:value-type="float" office:value="47014" table:style-name="ce1">
            <text:p>47014</text:p>
          </table:table-cell>
          <table:table-cell office:value-type="string" table:style-name="ce1">
            <text:p>Via G.Rocca, 14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erullo</text:p>
          </table:table-cell>
          <table:table-cell office:value-type="string" table:style-name="ce1">
            <text:p>Penelope</text:p>
          </table:table-cell>
          <table:table-cell office:value-type="string" table:style-name="ce1">
            <text:p>Mistrett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73" table:style-name="ce1">
            <text:p>98073</text:p>
          </table:table-cell>
          <table:table-cell office:value-type="date" office:date-value="1962-11-27T00:00:00" table:style-name="ce2">
            <text:p>27/11/1962</text:p>
          </table:table-cell>
          <table:table-cell office:value-type="string" table:style-name="ce1">
            <text:p>CRLPLP62S67F251X</text:p>
          </table:table-cell>
          <table:table-cell office:value-type="string" table:style-name="ce1">
            <text:p>Allumiere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Corso G.B.Tiepolo, 4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ttichieri</text:p>
          </table:table-cell>
          <table:table-cell office:value-type="string" table:style-name="ce1">
            <text:p>Bertoldo</text:p>
          </table:table-cell>
          <table:table-cell office:value-type="string" table:style-name="ce1">
            <text:p>Montegiorgi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P</text:p>
          </table:table-cell>
          <table:table-cell office:value-type="float" office:value="63025" table:style-name="ce1">
            <text:p>63025</text:p>
          </table:table-cell>
          <table:table-cell office:value-type="date" office:date-value="1951-12-19T00:00:00" table:style-name="ce2">
            <text:p>19/12/1951</text:p>
          </table:table-cell>
          <table:table-cell office:value-type="string" table:style-name="ce1">
            <text:p>RTTBTL51T19F520I</text:p>
          </table:table-cell>
          <table:table-cell office:value-type="string" table:style-name="ce1">
            <text:p>Paderno Franciacort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50" table:style-name="ce1">
            <text:p>25050</text:p>
          </table:table-cell>
          <table:table-cell office:value-type="string" table:style-name="ce1">
            <text:p>Via C.Giordano, 83/h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ssoletti</text:p>
          </table:table-cell>
          <table:table-cell office:value-type="string" table:style-name="ce1">
            <text:p>Tobia</text:p>
          </table:table-cell>
          <table:table-cell office:value-type="string" table:style-name="ce1">
            <text:p>Camerata Nuov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20" table:style-name="ce1">
            <text:p>20</text:p>
          </table:table-cell>
          <table:table-cell office:value-type="date" office:date-value="1983-08-25T00:00:00" table:style-name="ce2">
            <text:p>25/08/1983</text:p>
          </table:table-cell>
          <table:table-cell office:value-type="string" table:style-name="ce1">
            <text:p>BSSTBO83M25B472K</text:p>
          </table:table-cell>
          <table:table-cell office:value-type="string" table:style-name="ce1">
            <text:p>San Giovanni in Marignan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FO</text:p>
          </table:table-cell>
          <table:table-cell office:value-type="float" office:value="47048" table:style-name="ce1">
            <text:p>47048</text:p>
          </table:table-cell>
          <table:table-cell office:value-type="string" table:style-name="ce1">
            <text:p>Via S.Saturnino, 12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hiappuzzi</text:p>
          </table:table-cell>
          <table:table-cell office:value-type="string" table:style-name="ce1">
            <text:p>Tranquillo</text:p>
          </table:table-cell>
          <table:table-cell office:value-type="string" table:style-name="ce1">
            <text:p>Sillano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LU</text:p>
          </table:table-cell>
          <table:table-cell office:value-type="float" office:value="55030" table:style-name="ce1">
            <text:p>55030</text:p>
          </table:table-cell>
          <table:table-cell office:value-type="date" office:date-value="1985-01-31T00:00:00" table:style-name="ce2">
            <text:p>31/01/1985</text:p>
          </table:table-cell>
          <table:table-cell office:value-type="string" table:style-name="ce1">
            <text:p>CHPTNQ85A31I737N</text:p>
          </table:table-cell>
          <table:table-cell office:value-type="string" table:style-name="ce1">
            <text:p>Lucer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36" table:style-name="ce1">
            <text:p>71036</text:p>
          </table:table-cell>
          <table:table-cell office:value-type="string" table:style-name="ce1">
            <text:p>Via P.Preda, 25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oldati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Nomagl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10" table:style-name="ce1">
            <text:p>10010</text:p>
          </table:table-cell>
          <table:table-cell office:value-type="date" office:date-value="1972-07-12T00:00:00" table:style-name="ce2">
            <text:p>12/07/1972</text:p>
          </table:table-cell>
          <table:table-cell office:value-type="string" table:style-name="ce1">
            <text:p>SLDNTN72L12F927O</text:p>
          </table:table-cell>
          <table:table-cell office:value-type="string" table:style-name="ce1">
            <text:p>Monselic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43" table:style-name="ce1">
            <text:p>35043</text:p>
          </table:table-cell>
          <table:table-cell office:value-type="string" table:style-name="ce1">
            <text:p>Via R.Morghen, 13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rana</text:p>
          </table:table-cell>
          <table:table-cell office:value-type="string" table:style-name="ce1">
            <text:p>Terenzio</text:p>
          </table:table-cell>
          <table:table-cell office:value-type="string" table:style-name="ce1">
            <text:p>Forno Canav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84" table:style-name="ce1">
            <text:p>10084</text:p>
          </table:table-cell>
          <table:table-cell office:value-type="date" office:date-value="1996-08-14T00:00:00" table:style-name="ce2">
            <text:p>14/08/1996</text:p>
          </table:table-cell>
          <table:table-cell office:value-type="string" table:style-name="ce1">
            <text:p>MRNTNZ96M14D725B</text:p>
          </table:table-cell>
          <table:table-cell office:value-type="string" table:style-name="ce1">
            <text:p>San Quirin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PN</text:p>
          </table:table-cell>
          <table:table-cell office:value-type="float" office:value="33080" table:style-name="ce1">
            <text:p>33080</text:p>
          </table:table-cell>
          <table:table-cell office:value-type="string" table:style-name="ce1">
            <text:p>Via Barbarigo, 19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mbiagio</text:p>
          </table:table-cell>
          <table:table-cell office:value-type="string" table:style-name="ce1">
            <text:p>Raimondo</text:p>
          </table:table-cell>
          <table:table-cell office:value-type="string" table:style-name="ce1">
            <text:p>Laives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55" table:style-name="ce1">
            <text:p>39055</text:p>
          </table:table-cell>
          <table:table-cell office:value-type="date" office:date-value="1957-10-18T00:00:00" table:style-name="ce2">
            <text:p>18/10/1957</text:p>
          </table:table-cell>
          <table:table-cell office:value-type="string" table:style-name="ce1">
            <text:p>SMBRND57R18E421X</text:p>
          </table:table-cell>
          <table:table-cell office:value-type="string" table:style-name="ce1">
            <text:p>Mazzarin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L</text:p>
          </table:table-cell>
          <table:table-cell office:value-type="float" office:value="93013" table:style-name="ce1">
            <text:p>93013</text:p>
          </table:table-cell>
          <table:table-cell office:value-type="string" table:style-name="ce1">
            <text:p>Via G.Zanoia, 14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demonte</text:p>
          </table:table-cell>
          <table:table-cell office:value-type="string" table:style-name="ce1">
            <text:p>Alda</text:p>
          </table:table-cell>
          <table:table-cell office:value-type="string" table:style-name="ce1">
            <text:p>Mombarocci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PU</text:p>
          </table:table-cell>
          <table:table-cell office:value-type="float" office:value="61024" table:style-name="ce1">
            <text:p>61024</text:p>
          </table:table-cell>
          <table:table-cell office:value-type="date" office:date-value="1966-12-10T00:00:00" table:style-name="ce2">
            <text:p>10/12/1966</text:p>
          </table:table-cell>
          <table:table-cell office:value-type="string" table:style-name="ce1">
            <text:p>PDMLDA66T50F310T</text:p>
          </table:table-cell>
          <table:table-cell office:value-type="string" table:style-name="ce1">
            <text:p>Anghiari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AR</text:p>
          </table:table-cell>
          <table:table-cell office:value-type="float" office:value="52031" table:style-name="ce1">
            <text:p>52031</text:p>
          </table:table-cell>
          <table:table-cell office:value-type="string" table:style-name="ce1">
            <text:p>Via P.Matera, 17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cci</text:p>
          </table:table-cell>
          <table:table-cell office:value-type="string" table:style-name="ce1">
            <text:p>Ambrogio</text:p>
          </table:table-cell>
          <table:table-cell office:value-type="string" table:style-name="ce1">
            <text:p>Seravezz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LU</text:p>
          </table:table-cell>
          <table:table-cell office:value-type="float" office:value="55047" table:style-name="ce1">
            <text:p>55047</text:p>
          </table:table-cell>
          <table:table-cell office:value-type="date" office:date-value="1990-11-22T00:00:00" table:style-name="ce2">
            <text:p>22/11/1990</text:p>
          </table:table-cell>
          <table:table-cell office:value-type="string" table:style-name="ce1">
            <text:p>CCCMRG90S22I622E</text:p>
          </table:table-cell>
          <table:table-cell office:value-type="string" table:style-name="ce1">
            <text:p>Olmo Gentil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50" table:style-name="ce1">
            <text:p>14050</text:p>
          </table:table-cell>
          <table:table-cell office:value-type="string" table:style-name="ce1">
            <text:p>Via E.Paci, 25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erini</text:p>
          </table:table-cell>
          <table:table-cell office:value-type="string" table:style-name="ce1">
            <text:p>Amalia</text:p>
          </table:table-cell>
          <table:table-cell office:value-type="string" table:style-name="ce1">
            <text:p>Villanova d'Albeng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38" table:style-name="ce1">
            <text:p>17038</text:p>
          </table:table-cell>
          <table:table-cell office:value-type="date" office:date-value="1990-12-30T00:00:00" table:style-name="ce2">
            <text:p>30/12/1990</text:p>
          </table:table-cell>
          <table:table-cell office:value-type="string" table:style-name="ce1">
            <text:p>CRNMLA90T70L975X</text:p>
          </table:table-cell>
          <table:table-cell office:value-type="string" table:style-name="ce1">
            <text:p>Tinnur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10" table:style-name="ce1">
            <text:p>8010</text:p>
          </table:table-cell>
          <table:table-cell office:value-type="string" table:style-name="ce1">
            <text:p>Via Privata L.Bettini, 19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cchiuto</text:p>
          </table:table-cell>
          <table:table-cell office:value-type="string" table:style-name="ce1">
            <text:p>Tosca</text:p>
          </table:table-cell>
          <table:table-cell office:value-type="string" table:style-name="ce1">
            <text:p>Lisciano Niccone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60" table:style-name="ce1">
            <text:p>6060</text:p>
          </table:table-cell>
          <table:table-cell office:value-type="date" office:date-value="1981-08-15T00:00:00" table:style-name="ce2">
            <text:p>15/08/1981</text:p>
          </table:table-cell>
          <table:table-cell office:value-type="string" table:style-name="ce1">
            <text:p>RCCTSC81M55E613B</text:p>
          </table:table-cell>
          <table:table-cell office:value-type="string" table:style-name="ce1">
            <text:p>Cordigna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16" table:style-name="ce1">
            <text:p>31016</text:p>
          </table:table-cell>
          <table:table-cell office:value-type="string" table:style-name="ce1">
            <text:p>Via Stigliano, 26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linc</text:p>
          </table:table-cell>
          <table:table-cell office:value-type="string" table:style-name="ce1">
            <text:p>Benigno</text:p>
          </table:table-cell>
          <table:table-cell office:value-type="string" table:style-name="ce1">
            <text:p>Castello dell'Acqu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30" table:style-name="ce1">
            <text:p>23030</text:p>
          </table:table-cell>
          <table:table-cell office:value-type="date" office:date-value="1956-03-06T00:00:00" table:style-name="ce2">
            <text:p>06/03/1956</text:p>
          </table:table-cell>
          <table:table-cell office:value-type="string" table:style-name="ce1">
            <text:p>MLNBGN56C06C186M</text:p>
          </table:table-cell>
          <table:table-cell office:value-type="string" table:style-name="ce1">
            <text:p>Mapel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30" table:style-name="ce1">
            <text:p>24030</text:p>
          </table:table-cell>
          <table:table-cell office:value-type="string" table:style-name="ce1">
            <text:p>Via Populonia, 1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upili</text:p>
          </table:table-cell>
          <table:table-cell office:value-type="string" table:style-name="ce1">
            <text:p>Fernanda</text:p>
          </table:table-cell>
          <table:table-cell office:value-type="string" table:style-name="ce1">
            <text:p>Monte Castello di Vibio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57" table:style-name="ce1">
            <text:p>6057</text:p>
          </table:table-cell>
          <table:table-cell office:value-type="date" office:date-value="1938-08-23T00:00:00" table:style-name="ce2">
            <text:p>23/08/1938</text:p>
          </table:table-cell>
          <table:table-cell office:value-type="string" table:style-name="ce1">
            <text:p>PLEFNN38M63F456L</text:p>
          </table:table-cell>
          <table:table-cell office:value-type="string" table:style-name="ce1">
            <text:p>Cantalupo in Sabi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40" table:style-name="ce1">
            <text:p>2040</text:p>
          </table:table-cell>
          <table:table-cell office:value-type="string" table:style-name="ce1">
            <text:p>Via dell'Annunciata, 2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Orchi</text:p>
          </table:table-cell>
          <table:table-cell office:value-type="string" table:style-name="ce1">
            <text:p>Renzo</text:p>
          </table:table-cell>
          <table:table-cell office:value-type="string" table:style-name="ce1">
            <text:p>Telt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20" table:style-name="ce1">
            <text:p>7020</text:p>
          </table:table-cell>
          <table:table-cell office:value-type="date" office:date-value="1989-12-03T00:00:00" table:style-name="ce2">
            <text:p>03/12/1989</text:p>
          </table:table-cell>
          <table:table-cell office:value-type="string" table:style-name="ce1">
            <text:p>RCHRNZ89T03L088V</text:p>
          </table:table-cell>
          <table:table-cell office:value-type="string" table:style-name="ce1">
            <text:p>Geros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10" table:style-name="ce1">
            <text:p>24010</text:p>
          </table:table-cell>
          <table:table-cell office:value-type="string" table:style-name="ce1">
            <text:p>Via Mottarone, 23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scarini</text:p>
          </table:table-cell>
          <table:table-cell office:value-type="string" table:style-name="ce1">
            <text:p>Vanessa</text:p>
          </table:table-cell>
          <table:table-cell office:value-type="string" table:style-name="ce1">
            <text:p>Silvi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TE</text:p>
          </table:table-cell>
          <table:table-cell office:value-type="float" office:value="64028" table:style-name="ce1">
            <text:p>64028</text:p>
          </table:table-cell>
          <table:table-cell office:value-type="date" office:date-value="1980-05-29T00:00:00" table:style-name="ce2">
            <text:p>29/05/1980</text:p>
          </table:table-cell>
          <table:table-cell office:value-type="string" table:style-name="ce1">
            <text:p>MSCVSS80E69I741U</text:p>
          </table:table-cell>
          <table:table-cell office:value-type="string" table:style-name="ce1">
            <text:p>Sant'Alessio Sicul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30" table:style-name="ce1">
            <text:p>98030</text:p>
          </table:table-cell>
          <table:table-cell office:value-type="string" table:style-name="ce1">
            <text:p>Via M.Monte, 4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arnetti</text:p>
          </table:table-cell>
          <table:table-cell office:value-type="string" table:style-name="ce1">
            <text:p>Taide</text:p>
          </table:table-cell>
          <table:table-cell office:value-type="string" table:style-name="ce1">
            <text:p>Oglianic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80" table:style-name="ce1">
            <text:p>10080</text:p>
          </table:table-cell>
          <table:table-cell office:value-type="date" office:date-value="1973-03-14T00:00:00" table:style-name="ce2">
            <text:p>14/03/1973</text:p>
          </table:table-cell>
          <table:table-cell office:value-type="string" table:style-name="ce1">
            <text:p>FRNTDA73C14G010Q</text:p>
          </table:table-cell>
          <table:table-cell office:value-type="string" table:style-name="ce1">
            <text:p>Nann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10" table:style-name="ce1">
            <text:p>38010</text:p>
          </table:table-cell>
          <table:table-cell office:value-type="string" table:style-name="ce1">
            <text:p>Via A.Momigliano, 90/j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orrento</text:p>
          </table:table-cell>
          <table:table-cell office:value-type="string" table:style-name="ce1">
            <text:p>Adelaide</text:p>
          </table:table-cell>
          <table:table-cell office:value-type="string" table:style-name="ce1">
            <text:p>Grosott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34" table:style-name="ce1">
            <text:p>23034</text:p>
          </table:table-cell>
          <table:table-cell office:value-type="date" office:date-value="1950-04-14T00:00:00" table:style-name="ce2">
            <text:p>14/04/1950</text:p>
          </table:table-cell>
          <table:table-cell office:value-type="string" table:style-name="ce1">
            <text:p>SRRDLD50D54E201M</text:p>
          </table:table-cell>
          <table:table-cell office:value-type="string" table:style-name="ce1">
            <text:p>Lacedoni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46" table:style-name="ce1">
            <text:p>83046</text:p>
          </table:table-cell>
          <table:table-cell office:value-type="string" table:style-name="ce1">
            <text:p>Via F.Riela, 23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igogna</text:p>
          </table:table-cell>
          <table:table-cell office:value-type="string" table:style-name="ce1">
            <text:p>Nazzareno</text:p>
          </table:table-cell>
          <table:table-cell office:value-type="string" table:style-name="ce1">
            <text:p>Maserada sul Piav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52" table:style-name="ce1">
            <text:p>31052</text:p>
          </table:table-cell>
          <table:table-cell office:value-type="date" office:date-value="2021-04-23T00:00:00" table:style-name="ce2">
            <text:p>23/04/2021</text:p>
          </table:table-cell>
          <table:table-cell office:value-type="string" table:style-name="ce1">
            <text:p>VGGNZR21D23F012O</text:p>
          </table:table-cell>
          <table:table-cell office:value-type="string" table:style-name="ce1">
            <text:p>Carceri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40" table:style-name="ce1">
            <text:p>35040</text:p>
          </table:table-cell>
          <table:table-cell office:value-type="string" table:style-name="ce1">
            <text:p>Via G.Brentano, 3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rduino</text:p>
          </table:table-cell>
          <table:table-cell office:value-type="string" table:style-name="ce1">
            <text:p>Innocenzo</text:p>
          </table:table-cell>
          <table:table-cell office:value-type="string" table:style-name="ce1">
            <text:p>Provvidenti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40" table:style-name="ce1">
            <text:p>86040</text:p>
          </table:table-cell>
          <table:table-cell office:value-type="date" office:date-value="1934-08-23T00:00:00" table:style-name="ce2">
            <text:p>23/08/1934</text:p>
          </table:table-cell>
          <table:table-cell office:value-type="string" table:style-name="ce1">
            <text:p>RDNNCN34M23H083T</text:p>
          </table:table-cell>
          <table:table-cell office:value-type="string" table:style-name="ce1">
            <text:p>Vogog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20" table:style-name="ce1">
            <text:p>28020</text:p>
          </table:table-cell>
          <table:table-cell office:value-type="string" table:style-name="ce1">
            <text:p>Via A.Sadat, 2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andino</text:p>
          </table:table-cell>
          <table:table-cell office:value-type="string" table:style-name="ce1">
            <text:p>Irene</text:p>
          </table:table-cell>
          <table:table-cell office:value-type="string" table:style-name="ce1">
            <text:p>Villamagn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10" table:style-name="ce1">
            <text:p>66010</text:p>
          </table:table-cell>
          <table:table-cell office:value-type="date" office:date-value="2019-02-25T00:00:00" table:style-name="ce2">
            <text:p>25/02/2019</text:p>
          </table:table-cell>
          <table:table-cell office:value-type="string" table:style-name="ce1">
            <text:p>PRNRNI19B65L964E</text:p>
          </table:table-cell>
          <table:table-cell office:value-type="string" table:style-name="ce1">
            <text:p>Santa Marinell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Via Svetonio, 13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olgherait</text:p>
          </table:table-cell>
          <table:table-cell office:value-type="string" table:style-name="ce1">
            <text:p>Ambra</text:p>
          </table:table-cell>
          <table:table-cell office:value-type="string" table:style-name="ce1">
            <text:p>Manduri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TA</text:p>
          </table:table-cell>
          <table:table-cell office:value-type="float" office:value="74024" table:style-name="ce1">
            <text:p>74024</text:p>
          </table:table-cell>
          <table:table-cell office:value-type="date" office:date-value="1943-10-19T00:00:00" table:style-name="ce2">
            <text:p>19/10/1943</text:p>
          </table:table-cell>
          <table:table-cell office:value-type="string" table:style-name="ce1">
            <text:p>FLGMBR43R59E882U</text:p>
          </table:table-cell>
          <table:table-cell office:value-type="string" table:style-name="ce1">
            <text:p>Incisa Scapacci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45" table:style-name="ce1">
            <text:p>14045</text:p>
          </table:table-cell>
          <table:table-cell office:value-type="string" table:style-name="ce1">
            <text:p>Piazza A.Deffenu, 3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Zadra</text:p>
          </table:table-cell>
          <table:table-cell office:value-type="string" table:style-name="ce1">
            <text:p>Franca</text:p>
          </table:table-cell>
          <table:table-cell office:value-type="string" table:style-name="ce1">
            <text:p>Cavator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10" table:style-name="ce1">
            <text:p>15010</text:p>
          </table:table-cell>
          <table:table-cell office:value-type="date" office:date-value="2020-05-11T00:00:00" table:style-name="ce2">
            <text:p>11/05/2020</text:p>
          </table:table-cell>
          <table:table-cell office:value-type="string" table:style-name="ce1">
            <text:p>ZDRFNC20E51C387K</text:p>
          </table:table-cell>
          <table:table-cell office:value-type="string" table:style-name="ce1">
            <text:p>Acquanegra sul Chies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11" table:style-name="ce1">
            <text:p>46011</text:p>
          </table:table-cell>
          <table:table-cell office:value-type="string" table:style-name="ce1">
            <text:p>Via L.Bissolati, 2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aneri</text:p>
          </table:table-cell>
          <table:table-cell office:value-type="string" table:style-name="ce1">
            <text:p>Priamo</text:p>
          </table:table-cell>
          <table:table-cell office:value-type="string" table:style-name="ce1">
            <text:p>Barlett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BA</text:p>
          </table:table-cell>
          <table:table-cell office:value-type="float" office:value="70051" table:style-name="ce1">
            <text:p>70051</text:p>
          </table:table-cell>
          <table:table-cell office:value-type="date" office:date-value="2020-07-02T00:00:00" table:style-name="ce2">
            <text:p>02/07/2020</text:p>
          </table:table-cell>
          <table:table-cell office:value-type="string" table:style-name="ce1">
            <text:p>DNRPRM20L02A669P</text:p>
          </table:table-cell>
          <table:table-cell office:value-type="string" table:style-name="ce1">
            <text:p>Brenzon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10" table:style-name="ce1">
            <text:p>37010</text:p>
          </table:table-cell>
          <table:table-cell office:value-type="string" table:style-name="ce1">
            <text:p>Foro G.Reverberi, 2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incenzo</text:p>
          </table:table-cell>
          <table:table-cell office:value-type="string" table:style-name="ce1">
            <text:p>Betta</text:p>
          </table:table-cell>
          <table:table-cell office:value-type="string" table:style-name="ce1">
            <text:p>Taormin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39" table:style-name="ce1">
            <text:p>98039</text:p>
          </table:table-cell>
          <table:table-cell office:value-type="date" office:date-value="1953-01-24T00:00:00" table:style-name="ce2">
            <text:p>24/01/1953</text:p>
          </table:table-cell>
          <table:table-cell office:value-type="string" table:style-name="ce1">
            <text:p>VNCBTT53A64L042L</text:p>
          </table:table-cell>
          <table:table-cell office:value-type="string" table:style-name="ce1">
            <text:p>Agnosi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71" table:style-name="ce1">
            <text:p>25071</text:p>
          </table:table-cell>
          <table:table-cell office:value-type="string" table:style-name="ce1">
            <text:p>Via G.Cavalcanti, 2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inapoli</text:p>
          </table:table-cell>
          <table:table-cell office:value-type="string" table:style-name="ce1">
            <text:p>Clodoveo</text:p>
          </table:table-cell>
          <table:table-cell office:value-type="string" table:style-name="ce1">
            <text:p>Roccacasale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AQ</text:p>
          </table:table-cell>
          <table:table-cell office:value-type="float" office:value="67030" table:style-name="ce1">
            <text:p>67030</text:p>
          </table:table-cell>
          <table:table-cell office:value-type="date" office:date-value="1980-03-06T00:00:00" table:style-name="ce2">
            <text:p>06/03/1980</text:p>
          </table:table-cell>
          <table:table-cell office:value-type="string" table:style-name="ce1">
            <text:p>DNPCDV80C06H389F</text:p>
          </table:table-cell>
          <table:table-cell office:value-type="string" table:style-name="ce1">
            <text:p>Cosolet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50" table:style-name="ce1">
            <text:p>89050</text:p>
          </table:table-cell>
          <table:table-cell office:value-type="string" table:style-name="ce1">
            <text:p>Strada Consortile G.Saladino, 141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Zulli</text:p>
          </table:table-cell>
          <table:table-cell office:value-type="string" table:style-name="ce1">
            <text:p>Ernesto</text:p>
          </table:table-cell>
          <table:table-cell office:value-type="string" table:style-name="ce1">
            <text:p>Delicet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26" table:style-name="ce1">
            <text:p>71026</text:p>
          </table:table-cell>
          <table:table-cell office:value-type="date" office:date-value="2001-07-20T00:00:00" table:style-name="ce2">
            <text:p>20/07/2001</text:p>
          </table:table-cell>
          <table:table-cell office:value-type="string" table:style-name="ce1">
            <text:p>ZLLRST01L20D269A</text:p>
          </table:table-cell>
          <table:table-cell office:value-type="string" table:style-name="ce1">
            <text:p>Bardi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R</text:p>
          </table:table-cell>
          <table:table-cell office:value-type="float" office:value="43032" table:style-name="ce1">
            <text:p>43032</text:p>
          </table:table-cell>
          <table:table-cell office:value-type="string" table:style-name="ce1">
            <text:p>Via G.Arici, 20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naldis</text:p>
          </table:table-cell>
          <table:table-cell office:value-type="string" table:style-name="ce1">
            <text:p>Edoardo</text:p>
          </table:table-cell>
          <table:table-cell office:value-type="string" table:style-name="ce1">
            <text:p>Nule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10" table:style-name="ce1">
            <text:p>7010</text:p>
          </table:table-cell>
          <table:table-cell office:value-type="date" office:date-value="2013-09-25T00:00:00" table:style-name="ce2">
            <text:p>25/09/2013</text:p>
          </table:table-cell>
          <table:table-cell office:value-type="string" table:style-name="ce1">
            <text:p>RNLDRD13P25F976E</text:p>
          </table:table-cell>
          <table:table-cell office:value-type="string" table:style-name="ce1">
            <text:p>Ronchi dei Legionari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GO</text:p>
          </table:table-cell>
          <table:table-cell office:value-type="float" office:value="34077" table:style-name="ce1">
            <text:p>34077</text:p>
          </table:table-cell>
          <table:table-cell office:value-type="string" table:style-name="ce1">
            <text:p>Via C.Parisio, 28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nomo</text:p>
          </table:table-cell>
          <table:table-cell office:value-type="string" table:style-name="ce1">
            <text:p>Leonilda</text:p>
          </table:table-cell>
          <table:table-cell office:value-type="string" table:style-name="ce1">
            <text:p>Mazzo di Valtellin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30" table:style-name="ce1">
            <text:p>23030</text:p>
          </table:table-cell>
          <table:table-cell office:value-type="date" office:date-value="1976-10-19T00:00:00" table:style-name="ce2">
            <text:p>19/10/1976</text:p>
          </table:table-cell>
          <table:table-cell office:value-type="string" table:style-name="ce1">
            <text:p>BNMLLD76R59F070Q</text:p>
          </table:table-cell>
          <table:table-cell office:value-type="string" table:style-name="ce1">
            <text:p>Bades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30" table:style-name="ce1">
            <text:p>7030</text:p>
          </table:table-cell>
          <table:table-cell office:value-type="string" table:style-name="ce1">
            <text:p>Via G.Buccola, 8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ntuan</text:p>
          </table:table-cell>
          <table:table-cell office:value-type="string" table:style-name="ce1">
            <text:p>Massimiliano</text:p>
          </table:table-cell>
          <table:table-cell office:value-type="string" table:style-name="ce1">
            <text:p>Montelabbate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PU</text:p>
          </table:table-cell>
          <table:table-cell office:value-type="float" office:value="61025" table:style-name="ce1">
            <text:p>61025</text:p>
          </table:table-cell>
          <table:table-cell office:value-type="date" office:date-value="1986-12-05T00:00:00" table:style-name="ce2">
            <text:p>05/12/1986</text:p>
          </table:table-cell>
          <table:table-cell office:value-type="string" table:style-name="ce1">
            <text:p>MNTMSM86T05F533F</text:p>
          </table:table-cell>
          <table:table-cell office:value-type="string" table:style-name="ce1">
            <text:p>Colle d'Anchise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20" table:style-name="ce1">
            <text:p>86020</text:p>
          </table:table-cell>
          <table:table-cell office:value-type="string" table:style-name="ce1">
            <text:p>Via R.Casnedi, 12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lli</text:p>
          </table:table-cell>
          <table:table-cell office:value-type="string" table:style-name="ce1">
            <text:p>Caino</text:p>
          </table:table-cell>
          <table:table-cell office:value-type="string" table:style-name="ce1">
            <text:p>Castel Condin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82" table:style-name="ce1">
            <text:p>38082</text:p>
          </table:table-cell>
          <table:table-cell office:value-type="date" office:date-value="1987-09-19T00:00:00" table:style-name="ce2">
            <text:p>19/09/1987</text:p>
          </table:table-cell>
          <table:table-cell office:value-type="string" table:style-name="ce1">
            <text:p>LLECNA87P19A000V</text:p>
          </table:table-cell>
          <table:table-cell office:value-type="string" table:style-name="ce1">
            <text:p>Bov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33" table:style-name="ce1">
            <text:p>89033</text:p>
          </table:table-cell>
          <table:table-cell office:value-type="string" table:style-name="ce1">
            <text:p>Piazza F.Liardo, 19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ornasari</text:p>
          </table:table-cell>
          <table:table-cell office:value-type="string" table:style-name="ce1">
            <text:p>Casimira</text:p>
          </table:table-cell>
          <table:table-cell office:value-type="string" table:style-name="ce1">
            <text:p>Darè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80" table:style-name="ce1">
            <text:p>38080</text:p>
          </table:table-cell>
          <table:table-cell office:value-type="date" office:date-value="1972-03-11T00:00:00" table:style-name="ce2">
            <text:p>11/03/1972</text:p>
          </table:table-cell>
          <table:table-cell office:value-type="string" table:style-name="ce1">
            <text:p>FRNCMR72C51D250A</text:p>
          </table:table-cell>
          <table:table-cell office:value-type="string" table:style-name="ce1">
            <text:p>Mur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70" table:style-name="ce1">
            <text:p>25070</text:p>
          </table:table-cell>
          <table:table-cell office:value-type="string" table:style-name="ce1">
            <text:p>Via J.L.Borges, 23/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rrai</text:p>
          </table:table-cell>
          <table:table-cell office:value-type="string" table:style-name="ce1">
            <text:p>Adamo</text:p>
          </table:table-cell>
          <table:table-cell office:value-type="string" table:style-name="ce1">
            <text:p>Torre dè Passeri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PE</text:p>
          </table:table-cell>
          <table:table-cell office:value-type="float" office:value="65029" table:style-name="ce1">
            <text:p>65029</text:p>
          </table:table-cell>
          <table:table-cell office:value-type="date" office:date-value="1942-07-27T00:00:00" table:style-name="ce2">
            <text:p>27/07/1942</text:p>
          </table:table-cell>
          <table:table-cell office:value-type="string" table:style-name="ce1">
            <text:p>CRRDMA42L27L263K</text:p>
          </table:table-cell>
          <table:table-cell office:value-type="string" table:style-name="ce1">
            <text:p>Zubie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50" table:style-name="ce1">
            <text:p>13050</text:p>
          </table:table-cell>
          <table:table-cell office:value-type="string" table:style-name="ce1">
            <text:p>Via Privata C.Villino, 14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storino</text:p>
          </table:table-cell>
          <table:table-cell office:value-type="string" table:style-name="ce1">
            <text:p>Fiammetta</text:p>
          </table:table-cell>
          <table:table-cell office:value-type="string" table:style-name="ce1">
            <text:p>Venos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29" table:style-name="ce1">
            <text:p>85029</text:p>
          </table:table-cell>
          <table:table-cell office:value-type="date" office:date-value="1994-01-01T00:00:00" table:style-name="ce2">
            <text:p>01/01/1994</text:p>
          </table:table-cell>
          <table:table-cell office:value-type="string" table:style-name="ce1">
            <text:p>PSTFMT94A41L738B</text:p>
          </table:table-cell>
          <table:table-cell office:value-type="string" table:style-name="ce1">
            <text:p>Pomigliano d'Arc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NA</text:p>
          </table:table-cell>
          <table:table-cell office:value-type="float" office:value="80038" table:style-name="ce1">
            <text:p>80038</text:p>
          </table:table-cell>
          <table:table-cell office:value-type="string" table:style-name="ce1">
            <text:p>Via Fratelli Bazzaro, 25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ivaldi</text:p>
          </table:table-cell>
          <table:table-cell office:value-type="string" table:style-name="ce1">
            <text:p>Gerardo</text:p>
          </table:table-cell>
          <table:table-cell office:value-type="string" table:style-name="ce1">
            <text:p>Rivaross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40" table:style-name="ce1">
            <text:p>10040</text:p>
          </table:table-cell>
          <table:table-cell office:value-type="date" office:date-value="1936-04-16T00:00:00" table:style-name="ce2">
            <text:p>16/04/1936</text:p>
          </table:table-cell>
          <table:table-cell office:value-type="string" table:style-name="ce1">
            <text:p>VVLGRD36D16H344L</text:p>
          </table:table-cell>
          <table:table-cell office:value-type="string" table:style-name="ce1">
            <text:p>Cade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C</text:p>
          </table:table-cell>
          <table:table-cell office:value-type="float" office:value="29010" table:style-name="ce1">
            <text:p>29010</text:p>
          </table:table-cell>
          <table:table-cell office:value-type="string" table:style-name="ce1">
            <text:p>Via Veglia, 27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iancoli</text:p>
          </table:table-cell>
          <table:table-cell office:value-type="string" table:style-name="ce1">
            <text:p>Zaccheo</text:p>
          </table:table-cell>
          <table:table-cell office:value-type="string" table:style-name="ce1">
            <text:p>San Donaci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BR</text:p>
          </table:table-cell>
          <table:table-cell office:value-type="float" office:value="72025" table:style-name="ce1">
            <text:p>72025</text:p>
          </table:table-cell>
          <table:table-cell office:value-type="date" office:date-value="2002-08-11T00:00:00" table:style-name="ce2">
            <text:p>11/08/2002</text:p>
          </table:table-cell>
          <table:table-cell office:value-type="string" table:style-name="ce1">
            <text:p>GNCZCH02M11H822V</text:p>
          </table:table-cell>
          <table:table-cell office:value-type="string" table:style-name="ce1">
            <text:p>Tavarnelle Val di Pes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FI</text:p>
          </table:table-cell>
          <table:table-cell office:value-type="float" office:value="50028" table:style-name="ce1">
            <text:p>50028</text:p>
          </table:table-cell>
          <table:table-cell office:value-type="string" table:style-name="ce1">
            <text:p>Via Giaggioli, 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bba</text:p>
          </table:table-cell>
          <table:table-cell office:value-type="string" table:style-name="ce1">
            <text:p>Giacobbe</text:p>
          </table:table-cell>
          <table:table-cell office:value-type="string" table:style-name="ce1">
            <text:p>Lagosant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FE</text:p>
          </table:table-cell>
          <table:table-cell office:value-type="float" office:value="44023" table:style-name="ce1">
            <text:p>44023</text:p>
          </table:table-cell>
          <table:table-cell office:value-type="date" office:date-value="1950-10-03T00:00:00" table:style-name="ce2">
            <text:p>03/10/1950</text:p>
          </table:table-cell>
          <table:table-cell office:value-type="string" table:style-name="ce1">
            <text:p>BBIGBB50R03E410S</text:p>
          </table:table-cell>
          <table:table-cell office:value-type="string" table:style-name="ce1">
            <text:p>San Gervasio Bresci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20" table:style-name="ce1">
            <text:p>25020</text:p>
          </table:table-cell>
          <table:table-cell office:value-type="string" table:style-name="ce1">
            <text:p>Via G.Bandi, 14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rtoncini</text:p>
          </table:table-cell>
          <table:table-cell office:value-type="string" table:style-name="ce1">
            <text:p>Violante</text:p>
          </table:table-cell>
          <table:table-cell office:value-type="string" table:style-name="ce1">
            <text:p>Cannara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33" table:style-name="ce1">
            <text:p>6033</text:p>
          </table:table-cell>
          <table:table-cell office:value-type="date" office:date-value="2014-06-17T00:00:00" table:style-name="ce2">
            <text:p>17/06/2014</text:p>
          </table:table-cell>
          <table:table-cell office:value-type="string" table:style-name="ce1">
            <text:p>BRTVNT14H57B609P</text:p>
          </table:table-cell>
          <table:table-cell office:value-type="string" table:style-name="ce1">
            <text:p>Caccuri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70" table:style-name="ce1">
            <text:p>88070</text:p>
          </table:table-cell>
          <table:table-cell office:value-type="string" table:style-name="ce1">
            <text:p>Via G.Scalabrini, 234/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rbin</text:p>
          </table:table-cell>
          <table:table-cell office:value-type="string" table:style-name="ce1">
            <text:p>Concetta</text:p>
          </table:table-cell>
          <table:table-cell office:value-type="string" table:style-name="ce1">
            <text:p>Varco Sabi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20" table:style-name="ce1">
            <text:p>2020</text:p>
          </table:table-cell>
          <table:table-cell office:value-type="date" office:date-value="2003-04-01T00:00:00" table:style-name="ce2">
            <text:p>01/04/2003</text:p>
          </table:table-cell>
          <table:table-cell office:value-type="string" table:style-name="ce1">
            <text:p>BRBCCT03D41L676C</text:p>
          </table:table-cell>
          <table:table-cell office:value-type="string" table:style-name="ce1">
            <text:p>Galati Mamertin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70" table:style-name="ce1">
            <text:p>98070</text:p>
          </table:table-cell>
          <table:table-cell office:value-type="string" table:style-name="ce1">
            <text:p>Piazzale D.Calandra, 26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linc</text:p>
          </table:table-cell>
          <table:table-cell office:value-type="string" table:style-name="ce1">
            <text:p>Ambrogio</text:p>
          </table:table-cell>
          <table:table-cell office:value-type="string" table:style-name="ce1">
            <text:p>Veduggio con Colz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50" table:style-name="ce1">
            <text:p>20050</text:p>
          </table:table-cell>
          <table:table-cell office:value-type="date" office:date-value="2002-01-30T00:00:00" table:style-name="ce2">
            <text:p>30/01/2002</text:p>
          </table:table-cell>
          <table:table-cell office:value-type="string" table:style-name="ce1">
            <text:p>MLNMRG02A30L709C</text:p>
          </table:table-cell>
          <table:table-cell office:value-type="string" table:style-name="ce1">
            <text:p>Arcor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43" table:style-name="ce1">
            <text:p>20043</text:p>
          </table:table-cell>
          <table:table-cell office:value-type="string" table:style-name="ce1">
            <text:p>Via Imperatore Carlo Magno, 12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raboschi</text:p>
          </table:table-cell>
          <table:table-cell office:value-type="string" table:style-name="ce1">
            <text:p>Addolorata</text:p>
          </table:table-cell>
          <table:table-cell office:value-type="string" table:style-name="ce1">
            <text:p>Longone Sabi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20" table:style-name="ce1">
            <text:p>2020</text:p>
          </table:table-cell>
          <table:table-cell office:value-type="date" office:date-value="1970-01-26T00:00:00" table:style-name="ce2">
            <text:p>26/01/1970</text:p>
          </table:table-cell>
          <table:table-cell office:value-type="string" table:style-name="ce1">
            <text:p>PRBDLR70A66E681G</text:p>
          </table:table-cell>
          <table:table-cell office:value-type="string" table:style-name="ce1">
            <text:p>Monte San Giacom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SA</text:p>
          </table:table-cell>
          <table:table-cell office:value-type="float" office:value="84030" table:style-name="ce1">
            <text:p>84030</text:p>
          </table:table-cell>
          <table:table-cell office:value-type="string" table:style-name="ce1">
            <text:p>Via Costantino il Grande, 6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uraci</text:p>
          </table:table-cell>
          <table:table-cell office:value-type="string" table:style-name="ce1">
            <text:p>Ersilia</text:p>
          </table:table-cell>
          <table:table-cell office:value-type="string" table:style-name="ce1">
            <text:p>Bos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13" table:style-name="ce1">
            <text:p>8013</text:p>
          </table:table-cell>
          <table:table-cell office:value-type="date" office:date-value="1966-01-05T00:00:00" table:style-name="ce2">
            <text:p>05/01/1966</text:p>
          </table:table-cell>
          <table:table-cell office:value-type="string" table:style-name="ce1">
            <text:p>SRCRSL66A45B068K</text:p>
          </table:table-cell>
          <table:table-cell office:value-type="string" table:style-name="ce1">
            <text:p>Cafas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string" table:style-name="ce1">
            <text:p>Via Recco, 18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nzin</text:p>
          </table:table-cell>
          <table:table-cell office:value-type="string" table:style-name="ce1">
            <text:p>Franco</text:p>
          </table:table-cell>
          <table:table-cell office:value-type="string" table:style-name="ce1">
            <text:p>San Giorgio Piacentin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C</text:p>
          </table:table-cell>
          <table:table-cell office:value-type="float" office:value="29019" table:style-name="ce1">
            <text:p>29019</text:p>
          </table:table-cell>
          <table:table-cell office:value-type="date" office:date-value="1982-10-25T00:00:00" table:style-name="ce2">
            <text:p>25/10/1982</text:p>
          </table:table-cell>
          <table:table-cell office:value-type="string" table:style-name="ce1">
            <text:p>PNZFNC82R25H887F</text:p>
          </table:table-cell>
          <table:table-cell office:value-type="string" table:style-name="ce1">
            <text:p>Monastier di Trevis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10" table:style-name="ce1">
            <text:p>31010</text:p>
          </table:table-cell>
          <table:table-cell office:value-type="string" table:style-name="ce1">
            <text:p>Via Conservatorio, 2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ciancalepre</text:p>
          </table:table-cell>
          <table:table-cell office:value-type="string" table:style-name="ce1">
            <text:p>Serafina</text:p>
          </table:table-cell>
          <table:table-cell office:value-type="string" table:style-name="ce1">
            <text:p>Casignan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30" table:style-name="ce1">
            <text:p>89030</text:p>
          </table:table-cell>
          <table:table-cell office:value-type="date" office:date-value="1956-04-05T00:00:00" table:style-name="ce2">
            <text:p>05/04/1956</text:p>
          </table:table-cell>
          <table:table-cell office:value-type="string" table:style-name="ce1">
            <text:p>SCNSFN56D45B966I</text:p>
          </table:table-cell>
          <table:table-cell office:value-type="string" table:style-name="ce1">
            <text:p>Montoggi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26" table:style-name="ce1">
            <text:p>16026</text:p>
          </table:table-cell>
          <table:table-cell office:value-type="string" table:style-name="ce1">
            <text:p>Via G.Ripamonti, 24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oisis</text:p>
          </table:table-cell>
          <table:table-cell office:value-type="string" table:style-name="ce1">
            <text:p>Sansone</text:p>
          </table:table-cell>
          <table:table-cell office:value-type="string" table:style-name="ce1">
            <text:p>Monz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52" table:style-name="ce1">
            <text:p>20052</text:p>
          </table:table-cell>
          <table:table-cell office:value-type="date" office:date-value="2003-08-30T00:00:00" table:style-name="ce2">
            <text:p>30/08/2003</text:p>
          </table:table-cell>
          <table:table-cell office:value-type="string" table:style-name="ce1">
            <text:p>GSSSSN03M30F704P</text:p>
          </table:table-cell>
          <table:table-cell office:value-type="string" table:style-name="ce1">
            <text:p>Enemonz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20" table:style-name="ce1">
            <text:p>33020</text:p>
          </table:table-cell>
          <table:table-cell office:value-type="string" table:style-name="ce1">
            <text:p>Via Monte Fior, 9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stanza</text:p>
          </table:table-cell>
          <table:table-cell office:value-type="string" table:style-name="ce1">
            <text:p>Daria</text:p>
          </table:table-cell>
          <table:table-cell office:value-type="string" table:style-name="ce1">
            <text:p>Chianocc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50" table:style-name="ce1">
            <text:p>10050</text:p>
          </table:table-cell>
          <table:table-cell office:value-type="date" office:date-value="1998-01-07T00:00:00" table:style-name="ce2">
            <text:p>07/01/1998</text:p>
          </table:table-cell>
          <table:table-cell office:value-type="string" table:style-name="ce1">
            <text:p>BSTDRA98A47C610J</text:p>
          </table:table-cell>
          <table:table-cell office:value-type="string" table:style-name="ce1">
            <text:p>Firenzuol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FI</text:p>
          </table:table-cell>
          <table:table-cell office:value-type="float" office:value="50033" table:style-name="ce1">
            <text:p>50033</text:p>
          </table:table-cell>
          <table:table-cell office:value-type="string" table:style-name="ce1">
            <text:p>Via Porlezza, 101/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ugani</text:p>
          </table:table-cell>
          <table:table-cell office:value-type="string" table:style-name="ce1">
            <text:p>Guido</text:p>
          </table:table-cell>
          <table:table-cell office:value-type="string" table:style-name="ce1">
            <text:p>Cerci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16" table:style-name="ce1">
            <text:p>23016</text:p>
          </table:table-cell>
          <table:table-cell office:value-type="date" office:date-value="1959-08-07T00:00:00" table:style-name="ce2">
            <text:p>07/08/1959</text:p>
          </table:table-cell>
          <table:table-cell office:value-type="string" table:style-name="ce1">
            <text:p>RGNGDU59M07C493V</text:p>
          </table:table-cell>
          <table:table-cell office:value-type="string" table:style-name="ce1">
            <text:p>Guardaboson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15" table:style-name="ce1">
            <text:p>13015</text:p>
          </table:table-cell>
          <table:table-cell office:value-type="string" table:style-name="ce1">
            <text:p>Via V.Coronelli, 11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rezza</text:p>
          </table:table-cell>
          <table:table-cell office:value-type="string" table:style-name="ce1">
            <text:p>Ornella</text:p>
          </table:table-cell>
          <table:table-cell office:value-type="string" table:style-name="ce1">
            <text:p>Rovasend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40" table:style-name="ce1">
            <text:p>13040</text:p>
          </table:table-cell>
          <table:table-cell office:value-type="date" office:date-value="1936-05-14T00:00:00" table:style-name="ce2">
            <text:p>14/05/1936</text:p>
          </table:table-cell>
          <table:table-cell office:value-type="string" table:style-name="ce1">
            <text:p>FRZRLL36E54H364U</text:p>
          </table:table-cell>
          <table:table-cell office:value-type="string" table:style-name="ce1">
            <text:p>Cinto Eugane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30" table:style-name="ce1">
            <text:p>35030</text:p>
          </table:table-cell>
          <table:table-cell office:value-type="string" table:style-name="ce1">
            <text:p>Via Desenzano, 1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so</text:p>
          </table:table-cell>
          <table:table-cell office:value-type="string" table:style-name="ce1">
            <text:p>Galileo</text:p>
          </table:table-cell>
          <table:table-cell office:value-type="string" table:style-name="ce1">
            <text:p>Calvanic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SA</text:p>
          </table:table-cell>
          <table:table-cell office:value-type="float" office:value="84080" table:style-name="ce1">
            <text:p>84080</text:p>
          </table:table-cell>
          <table:table-cell office:value-type="date" office:date-value="2015-11-12T00:00:00" table:style-name="ce2">
            <text:p>12/11/2015</text:p>
          </table:table-cell>
          <table:table-cell office:value-type="string" table:style-name="ce1">
            <text:p>RSAGLL15S12B437X</text:p>
          </table:table-cell>
          <table:table-cell office:value-type="string" table:style-name="ce1">
            <text:p>Casasco d'Intelv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22" table:style-name="ce1">
            <text:p>22022</text:p>
          </table:table-cell>
          <table:table-cell office:value-type="string" table:style-name="ce1">
            <text:p>Bastioni G.Dardanoni, 283/i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scalis</text:p>
          </table:table-cell>
          <table:table-cell office:value-type="string" table:style-name="ce1">
            <text:p>Sante</text:p>
          </table:table-cell>
          <table:table-cell office:value-type="string" table:style-name="ce1">
            <text:p>Rosas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30" table:style-name="ce1">
            <text:p>27030</text:p>
          </table:table-cell>
          <table:table-cell office:value-type="date" office:date-value="1941-05-30T00:00:00" table:style-name="ce2">
            <text:p>30/05/1941</text:p>
          </table:table-cell>
          <table:table-cell office:value-type="string" table:style-name="ce1">
            <text:p>PSCSNT41E30H559W</text:p>
          </table:table-cell>
          <table:table-cell office:value-type="string" table:style-name="ce1">
            <text:p>Roè Volci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77" table:style-name="ce1">
            <text:p>25077</text:p>
          </table:table-cell>
          <table:table-cell office:value-type="string" table:style-name="ce1">
            <text:p>Via Romolo, 6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rtinetto</text:p>
          </table:table-cell>
          <table:table-cell office:value-type="string" table:style-name="ce1">
            <text:p>Ottavio</text:p>
          </table:table-cell>
          <table:table-cell office:value-type="string" table:style-name="ce1">
            <text:p>Poggiodomo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40" table:style-name="ce1">
            <text:p>6040</text:p>
          </table:table-cell>
          <table:table-cell office:value-type="date" office:date-value="1962-10-08T00:00:00" table:style-name="ce2">
            <text:p>08/10/1962</text:p>
          </table:table-cell>
          <table:table-cell office:value-type="string" table:style-name="ce1">
            <text:p>BRTTTV62R08G758U</text:p>
          </table:table-cell>
          <table:table-cell office:value-type="string" table:style-name="ce1">
            <text:p>Vicopisano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PI</text:p>
          </table:table-cell>
          <table:table-cell office:value-type="float" office:value="56010" table:style-name="ce1">
            <text:p>56010</text:p>
          </table:table-cell>
          <table:table-cell office:value-type="string" table:style-name="ce1">
            <text:p>Via G.La Masa, 5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risostomo</text:p>
          </table:table-cell>
          <table:table-cell office:value-type="string" table:style-name="ce1">
            <text:p>Adelina</text:p>
          </table:table-cell>
          <table:table-cell office:value-type="string" table:style-name="ce1">
            <text:p>Piano di Sorrent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NA</text:p>
          </table:table-cell>
          <table:table-cell office:value-type="float" office:value="80063" table:style-name="ce1">
            <text:p>80063</text:p>
          </table:table-cell>
          <table:table-cell office:value-type="date" office:date-value="1964-01-28T00:00:00" table:style-name="ce2">
            <text:p>28/01/1964</text:p>
          </table:table-cell>
          <table:table-cell office:value-type="string" table:style-name="ce1">
            <text:p>GRSDLN64A68G568X</text:p>
          </table:table-cell>
          <table:table-cell office:value-type="string" table:style-name="ce1">
            <text:p>Casatenov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64" table:style-name="ce1">
            <text:p>22064</text:p>
          </table:table-cell>
          <table:table-cell office:value-type="string" table:style-name="ce1">
            <text:p>Via G.Longhi, 17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ommaselli</text:p>
          </table:table-cell>
          <table:table-cell office:value-type="string" table:style-name="ce1">
            <text:p>Lazzaro</text:p>
          </table:table-cell>
          <table:table-cell office:value-type="string" table:style-name="ce1">
            <text:p>Stellanell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20" table:style-name="ce1">
            <text:p>17020</text:p>
          </table:table-cell>
          <table:table-cell office:value-type="date" office:date-value="1976-09-11T00:00:00" table:style-name="ce2">
            <text:p>11/09/1976</text:p>
          </table:table-cell>
          <table:table-cell office:value-type="string" table:style-name="ce1">
            <text:p>TMMLZR76P11I947Q</text:p>
          </table:table-cell>
          <table:table-cell office:value-type="string" table:style-name="ce1">
            <text:p>Piegaro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66" table:style-name="ce1">
            <text:p>6066</text:p>
          </table:table-cell>
          <table:table-cell office:value-type="string" table:style-name="ce1">
            <text:p>Via B.Eustachi, 15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ruti</text:p>
          </table:table-cell>
          <table:table-cell office:value-type="string" table:style-name="ce1">
            <text:p>Flora</text:p>
          </table:table-cell>
          <table:table-cell office:value-type="string" table:style-name="ce1">
            <text:p>Campagna Lupi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E</text:p>
          </table:table-cell>
          <table:table-cell office:value-type="float" office:value="30010" table:style-name="ce1">
            <text:p>30010</text:p>
          </table:table-cell>
          <table:table-cell office:value-type="date" office:date-value="2007-03-19T00:00:00" table:style-name="ce2">
            <text:p>19/03/2007</text:p>
          </table:table-cell>
          <table:table-cell office:value-type="string" table:style-name="ce1">
            <text:p>GRTFLR07C59B493H</text:p>
          </table:table-cell>
          <table:table-cell office:value-type="string" table:style-name="ce1">
            <text:p>Cantù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63" table:style-name="ce1">
            <text:p>22063</text:p>
          </table:table-cell>
          <table:table-cell office:value-type="string" table:style-name="ce1">
            <text:p>Via A.Pietà, 28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ondine</text:p>
          </table:table-cell>
          <table:table-cell office:value-type="string" table:style-name="ce1">
            <text:p>Ivan</text:p>
          </table:table-cell>
          <table:table-cell office:value-type="string" table:style-name="ce1">
            <text:p>Arzachen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21" table:style-name="ce1">
            <text:p>7021</text:p>
          </table:table-cell>
          <table:table-cell office:value-type="date" office:date-value="1942-09-08T00:00:00" table:style-name="ce2">
            <text:p>08/09/1942</text:p>
          </table:table-cell>
          <table:table-cell office:value-type="string" table:style-name="ce1">
            <text:p>RNDVNI42P08A453B</text:p>
          </table:table-cell>
          <table:table-cell office:value-type="string" table:style-name="ce1">
            <text:p>Rorà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60" table:style-name="ce1">
            <text:p>10060</text:p>
          </table:table-cell>
          <table:table-cell office:value-type="string" table:style-name="ce1">
            <text:p>Via T.Campanella, 22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ntaleo</text:p>
          </table:table-cell>
          <table:table-cell office:value-type="string" table:style-name="ce1">
            <text:p>Celso</text:p>
          </table:table-cell>
          <table:table-cell office:value-type="string" table:style-name="ce1">
            <text:p>Capoterr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12" table:style-name="ce1">
            <text:p>9012</text:p>
          </table:table-cell>
          <table:table-cell office:value-type="date" office:date-value="1981-12-07T00:00:00" table:style-name="ce2">
            <text:p>07/12/1981</text:p>
          </table:table-cell>
          <table:table-cell office:value-type="string" table:style-name="ce1">
            <text:p>PNTCLS81T07B675L</text:p>
          </table:table-cell>
          <table:table-cell office:value-type="string" table:style-name="ce1">
            <text:p>Lugnano in Teverina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TR</text:p>
          </table:table-cell>
          <table:table-cell office:value-type="float" office:value="5020" table:style-name="ce1">
            <text:p>5020</text:p>
          </table:table-cell>
          <table:table-cell office:value-type="string" table:style-name="ce1">
            <text:p>Via E.Loi, 2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ensoni</text:p>
          </table:table-cell>
          <table:table-cell office:value-type="string" table:style-name="ce1">
            <text:p>Rino</text:p>
          </table:table-cell>
          <table:table-cell office:value-type="string" table:style-name="ce1">
            <text:p>Sauze d'Oulx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50" table:style-name="ce1">
            <text:p>10050</text:p>
          </table:table-cell>
          <table:table-cell office:value-type="date" office:date-value="1932-04-21T00:00:00" table:style-name="ce2">
            <text:p>21/04/1932</text:p>
          </table:table-cell>
          <table:table-cell office:value-type="string" table:style-name="ce1">
            <text:p>CNSRNI32D21I466B</text:p>
          </table:table-cell>
          <table:table-cell office:value-type="string" table:style-name="ce1">
            <text:p>Arvier</text:p>
          </table:table-cell>
          <table:table-cell office:value-type="string" table:style-name="ce1">
            <text:p>Val D'Aosta</text:p>
          </table:table-cell>
          <table:table-cell office:value-type="string" table:style-name="ce1">
            <text:p>AO</text:p>
          </table:table-cell>
          <table:table-cell office:value-type="float" office:value="11011" table:style-name="ce1">
            <text:p>11011</text:p>
          </table:table-cell>
          <table:table-cell office:value-type="string" table:style-name="ce1">
            <text:p>Via S.Barnaba, 5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rsico</text:p>
          </table:table-cell>
          <table:table-cell office:value-type="string" table:style-name="ce1">
            <text:p>Aleandro</text:p>
          </table:table-cell>
          <table:table-cell office:value-type="string" table:style-name="ce1">
            <text:p>Ubold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40" table:style-name="ce1">
            <text:p>21040</text:p>
          </table:table-cell>
          <table:table-cell office:value-type="date" office:date-value="2016-10-05T00:00:00" table:style-name="ce2">
            <text:p>05/10/2016</text:p>
          </table:table-cell>
          <table:table-cell office:value-type="string" table:style-name="ce1">
            <text:p>PRSLDR16R05L480T</text:p>
          </table:table-cell>
          <table:table-cell office:value-type="string" table:style-name="ce1">
            <text:p>Revò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28" table:style-name="ce1">
            <text:p>38028</text:p>
          </table:table-cell>
          <table:table-cell office:value-type="string" table:style-name="ce1">
            <text:p>Piazzale D.Tessa, 22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ola</text:p>
          </table:table-cell>
          <table:table-cell office:value-type="string" table:style-name="ce1">
            <text:p>Fabiola</text:p>
          </table:table-cell>
          <table:table-cell office:value-type="string" table:style-name="ce1">
            <text:p>Greve in Chianti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FI</text:p>
          </table:table-cell>
          <table:table-cell office:value-type="float" office:value="50022" table:style-name="ce1">
            <text:p>50022</text:p>
          </table:table-cell>
          <table:table-cell office:value-type="date" office:date-value="1987-09-27T00:00:00" table:style-name="ce2">
            <text:p>27/09/1987</text:p>
          </table:table-cell>
          <table:table-cell office:value-type="string" table:style-name="ce1">
            <text:p>TLOFBL87P67E169F</text:p>
          </table:table-cell>
          <table:table-cell office:value-type="string" table:style-name="ce1">
            <text:p>Castel Giorgio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TR</text:p>
          </table:table-cell>
          <table:table-cell office:value-type="float" office:value="5013" table:style-name="ce1">
            <text:p>5013</text:p>
          </table:table-cell>
          <table:table-cell office:value-type="string" table:style-name="ce1">
            <text:p>Largo A.Sraffa, 2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usceddu</text:p>
          </table:table-cell>
          <table:table-cell office:value-type="string" table:style-name="ce1">
            <text:p>Imelda</text:p>
          </table:table-cell>
          <table:table-cell office:value-type="string" table:style-name="ce1">
            <text:p>Montesc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40" table:style-name="ce1">
            <text:p>27040</text:p>
          </table:table-cell>
          <table:table-cell office:value-type="date" office:date-value="1999-03-16T00:00:00" table:style-name="ce2">
            <text:p>16/03/1999</text:p>
          </table:table-cell>
          <table:table-cell office:value-type="string" table:style-name="ce1">
            <text:p>PSCMLD99C56F638M</text:p>
          </table:table-cell>
          <table:table-cell office:value-type="string" table:style-name="ce1">
            <text:p>Gravina di Catani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T</text:p>
          </table:table-cell>
          <table:table-cell office:value-type="float" office:value="95030" table:style-name="ce1">
            <text:p>95030</text:p>
          </table:table-cell>
          <table:table-cell office:value-type="string" table:style-name="ce1">
            <text:p>Via D.Bartolomeo, 2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ovaris</text:p>
          </table:table-cell>
          <table:table-cell office:value-type="string" table:style-name="ce1">
            <text:p>Valeria</text:p>
          </table:table-cell>
          <table:table-cell office:value-type="string" table:style-name="ce1">
            <text:p>Castello di Serravalle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BO</text:p>
          </table:table-cell>
          <table:table-cell office:value-type="float" office:value="40050" table:style-name="ce1">
            <text:p>40050</text:p>
          </table:table-cell>
          <table:table-cell office:value-type="date" office:date-value="1992-07-15T00:00:00" table:style-name="ce2">
            <text:p>15/07/1992</text:p>
          </table:table-cell>
          <table:table-cell office:value-type="string" table:style-name="ce1">
            <text:p>RVRVLR92L55C191F</text:p>
          </table:table-cell>
          <table:table-cell office:value-type="string" table:style-name="ce1">
            <text:p>Serrastrett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40" table:style-name="ce1">
            <text:p>88040</text:p>
          </table:table-cell>
          <table:table-cell office:value-type="string" table:style-name="ce1">
            <text:p>Via G.Ascoli, 92/i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volpicella</text:p>
          </table:table-cell>
          <table:table-cell office:value-type="string" table:style-name="ce1">
            <text:p>Cino</text:p>
          </table:table-cell>
          <table:table-cell office:value-type="string" table:style-name="ce1">
            <text:p>Premariacc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40" table:style-name="ce1">
            <text:p>33040</text:p>
          </table:table-cell>
          <table:table-cell office:value-type="date" office:date-value="1940-10-30T00:00:00" table:style-name="ce2">
            <text:p>30/10/1940</text:p>
          </table:table-cell>
          <table:table-cell office:value-type="string" table:style-name="ce1">
            <text:p>LVLCNI40R30H029H</text:p>
          </table:table-cell>
          <table:table-cell office:value-type="string" table:style-name="ce1">
            <text:p>Garbagna Novar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70" table:style-name="ce1">
            <text:p>28070</text:p>
          </table:table-cell>
          <table:table-cell office:value-type="string" table:style-name="ce1">
            <text:p>Via F.Meli, 24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chirripa</text:p>
          </table:table-cell>
          <table:table-cell office:value-type="string" table:style-name="ce1">
            <text:p>Stefano</text:p>
          </table:table-cell>
          <table:table-cell office:value-type="string" table:style-name="ce1">
            <text:p>Martirano Lombard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40" table:style-name="ce1">
            <text:p>88040</text:p>
          </table:table-cell>
          <table:table-cell office:value-type="date" office:date-value="1977-10-02T00:00:00" table:style-name="ce2">
            <text:p>02/10/1977</text:p>
          </table:table-cell>
          <table:table-cell office:value-type="string" table:style-name="ce1">
            <text:p>SCHSFN77R02E991Q</text:p>
          </table:table-cell>
          <table:table-cell office:value-type="string" table:style-name="ce1">
            <text:p>La salle</text:p>
          </table:table-cell>
          <table:table-cell office:value-type="string" table:style-name="ce1">
            <text:p>Val D'Aosta</text:p>
          </table:table-cell>
          <table:table-cell office:value-type="string" table:style-name="ce1">
            <text:p>AO</text:p>
          </table:table-cell>
          <table:table-cell office:value-type="float" office:value="11015" table:style-name="ce1">
            <text:p>11015</text:p>
          </table:table-cell>
          <table:table-cell office:value-type="string" table:style-name="ce1">
            <text:p>Via Abbiategrasso, 122/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ccio</text:p>
          </table:table-cell>
          <table:table-cell office:value-type="string" table:style-name="ce1">
            <text:p>Melchiorre</text:p>
          </table:table-cell>
          <table:table-cell office:value-type="string" table:style-name="ce1">
            <text:p>Tossici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TE</text:p>
          </table:table-cell>
          <table:table-cell office:value-type="float" office:value="64049" table:style-name="ce1">
            <text:p>64049</text:p>
          </table:table-cell>
          <table:table-cell office:value-type="date" office:date-value="1980-05-24T00:00:00" table:style-name="ce2">
            <text:p>24/05/1980</text:p>
          </table:table-cell>
          <table:table-cell office:value-type="string" table:style-name="ce1">
            <text:p>BCCMCH80E24L314U</text:p>
          </table:table-cell>
          <table:table-cell office:value-type="string" table:style-name="ce1">
            <text:p>Celle di San Vit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20" table:style-name="ce1">
            <text:p>71020</text:p>
          </table:table-cell>
          <table:table-cell office:value-type="string" table:style-name="ce1">
            <text:p>Piazza P.Valdo, 9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chirripa</text:p>
          </table:table-cell>
          <table:table-cell office:value-type="string" table:style-name="ce1">
            <text:p>Gianmarco</text:p>
          </table:table-cell>
          <table:table-cell office:value-type="string" table:style-name="ce1">
            <text:p>Poggio Renatic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FE</text:p>
          </table:table-cell>
          <table:table-cell office:value-type="float" office:value="44028" table:style-name="ce1">
            <text:p>44028</text:p>
          </table:table-cell>
          <table:table-cell office:value-type="date" office:date-value="1930-12-27T00:00:00" table:style-name="ce2">
            <text:p>27/12/1930</text:p>
          </table:table-cell>
          <table:table-cell office:value-type="string" table:style-name="ce1">
            <text:p>SCHGMR30T27G768E</text:p>
          </table:table-cell>
          <table:table-cell office:value-type="string" table:style-name="ce1">
            <text:p>Vai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50" table:style-name="ce1">
            <text:p>10050</text:p>
          </table:table-cell>
          <table:table-cell office:value-type="string" table:style-name="ce1">
            <text:p>Via C.Ravizza, 130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sola</text:p>
          </table:table-cell>
          <table:table-cell office:value-type="string" table:style-name="ce1">
            <text:p>Lea</text:p>
          </table:table-cell>
          <table:table-cell office:value-type="string" table:style-name="ce1">
            <text:p>Bedoll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43" table:style-name="ce1">
            <text:p>38043</text:p>
          </table:table-cell>
          <table:table-cell office:value-type="date" office:date-value="1956-10-13T00:00:00" table:style-name="ce2">
            <text:p>13/10/1956</text:p>
          </table:table-cell>
          <table:table-cell office:value-type="string" table:style-name="ce1">
            <text:p>SLILEA56R53A730S</text:p>
          </table:table-cell>
          <table:table-cell office:value-type="string" table:style-name="ce1">
            <text:p>Terlag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70" table:style-name="ce1">
            <text:p>38070</text:p>
          </table:table-cell>
          <table:table-cell office:value-type="string" table:style-name="ce1">
            <text:p>Via A.Deffenu, 20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arisei</text:p>
          </table:table-cell>
          <table:table-cell office:value-type="string" table:style-name="ce1">
            <text:p>Giancarlo</text:p>
          </table:table-cell>
          <table:table-cell office:value-type="string" table:style-name="ce1">
            <text:p>Casalmaggior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41" table:style-name="ce1">
            <text:p>26041</text:p>
          </table:table-cell>
          <table:table-cell office:value-type="date" office:date-value="1994-02-14T00:00:00" table:style-name="ce2">
            <text:p>14/02/1994</text:p>
          </table:table-cell>
          <table:table-cell office:value-type="string" table:style-name="ce1">
            <text:p>FRSGCR94B14B898X</text:p>
          </table:table-cell>
          <table:table-cell office:value-type="string" table:style-name="ce1">
            <text:p>Episcopi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33" table:style-name="ce1">
            <text:p>85033</text:p>
          </table:table-cell>
          <table:table-cell office:value-type="string" table:style-name="ce1">
            <text:p>Via R.Bauer, 1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uzzio</text:p>
          </table:table-cell>
          <table:table-cell office:value-type="string" table:style-name="ce1">
            <text:p>Ruggero</text:p>
          </table:table-cell>
          <table:table-cell office:value-type="string" table:style-name="ce1">
            <text:p>Popoli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PE</text:p>
          </table:table-cell>
          <table:table-cell office:value-type="float" office:value="65026" table:style-name="ce1">
            <text:p>65026</text:p>
          </table:table-cell>
          <table:table-cell office:value-type="date" office:date-value="1979-05-06T00:00:00" table:style-name="ce2">
            <text:p>06/05/1979</text:p>
          </table:table-cell>
          <table:table-cell office:value-type="string" table:style-name="ce1">
            <text:p>TZZRGR79E06G878E</text:p>
          </table:table-cell>
          <table:table-cell office:value-type="string" table:style-name="ce1">
            <text:p>Inveru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10" table:style-name="ce1">
            <text:p>20010</text:p>
          </table:table-cell>
          <table:table-cell office:value-type="string" table:style-name="ce1">
            <text:p>Via S.Cuccia, 8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ulè</text:p>
          </table:table-cell>
          <table:table-cell office:value-type="string" table:style-name="ce1">
            <text:p>Mirella</text:p>
          </table:table-cell>
          <table:table-cell office:value-type="string" table:style-name="ce1">
            <text:p>Saint Marcel</text:p>
          </table:table-cell>
          <table:table-cell office:value-type="string" table:style-name="ce1">
            <text:p>Val D'Aosta</text:p>
          </table:table-cell>
          <table:table-cell office:value-type="string" table:style-name="ce1">
            <text:p>AO</text:p>
          </table:table-cell>
          <table:table-cell office:value-type="float" office:value="11020" table:style-name="ce1">
            <text:p>11020</text:p>
          </table:table-cell>
          <table:table-cell office:value-type="date" office:date-value="1986-08-18T00:00:00" table:style-name="ce2">
            <text:p>18/08/1986</text:p>
          </table:table-cell>
          <table:table-cell office:value-type="string" table:style-name="ce1">
            <text:p>MLUMLL86M58H671M</text:p>
          </table:table-cell>
          <table:table-cell office:value-type="string" table:style-name="ce1">
            <text:p>Pozzo d'Add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69" table:style-name="ce1">
            <text:p>20069</text:p>
          </table:table-cell>
          <table:table-cell office:value-type="string" table:style-name="ce1">
            <text:p>Via Sant'Andrea, 23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olino</text:p>
          </table:table-cell>
          <table:table-cell office:value-type="string" table:style-name="ce1">
            <text:p>Lisa</text:p>
          </table:table-cell>
          <table:table-cell office:value-type="string" table:style-name="ce1">
            <text:p>Manfredoni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43" table:style-name="ce1">
            <text:p>71043</text:p>
          </table:table-cell>
          <table:table-cell office:value-type="date" office:date-value="1975-05-19T00:00:00" table:style-name="ce2">
            <text:p>19/05/1975</text:p>
          </table:table-cell>
          <table:table-cell office:value-type="string" table:style-name="ce1">
            <text:p>MLNLSI75E59E885Z</text:p>
          </table:table-cell>
          <table:table-cell office:value-type="string" table:style-name="ce1">
            <text:p>Acerr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NA</text:p>
          </table:table-cell>
          <table:table-cell office:value-type="float" office:value="80011" table:style-name="ce1">
            <text:p>80011</text:p>
          </table:table-cell>
          <table:table-cell office:value-type="string" table:style-name="ce1">
            <text:p>Via L.Scarampo, 29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lucci</text:p>
          </table:table-cell>
          <table:table-cell office:value-type="string" table:style-name="ce1">
            <text:p>Torquato</text:p>
          </table:table-cell>
          <table:table-cell office:value-type="string" table:style-name="ce1">
            <text:p>Arrone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TR</text:p>
          </table:table-cell>
          <table:table-cell office:value-type="float" office:value="5031" table:style-name="ce1">
            <text:p>5031</text:p>
          </table:table-cell>
          <table:table-cell office:value-type="date" office:date-value="2005-09-05T00:00:00" table:style-name="ce2">
            <text:p>05/09/2005</text:p>
          </table:table-cell>
          <table:table-cell office:value-type="string" table:style-name="ce1">
            <text:p>CLCTQT05P05A439Q</text:p>
          </table:table-cell>
          <table:table-cell office:value-type="string" table:style-name="ce1">
            <text:p>Lioni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47" table:style-name="ce1">
            <text:p>83047</text:p>
          </table:table-cell>
          <table:table-cell office:value-type="string" table:style-name="ce1">
            <text:p>Via P.Tempesta, 132/j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moldi</text:p>
          </table:table-cell>
          <table:table-cell office:value-type="string" table:style-name="ce1">
            <text:p>Gilda</text:p>
          </table:table-cell>
          <table:table-cell office:value-type="string" table:style-name="ce1">
            <text:p>Coreglia Ligure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40" table:style-name="ce1">
            <text:p>16040</text:p>
          </table:table-cell>
          <table:table-cell office:value-type="date" office:date-value="1959-10-13T00:00:00" table:style-name="ce2">
            <text:p>13/10/1959</text:p>
          </table:table-cell>
          <table:table-cell office:value-type="string" table:style-name="ce1">
            <text:p>RMLGLD59R53C995U</text:p>
          </table:table-cell>
          <table:table-cell office:value-type="string" table:style-name="ce1">
            <text:p>Caldonazz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52" table:style-name="ce1">
            <text:p>38052</text:p>
          </table:table-cell>
          <table:table-cell office:value-type="string" table:style-name="ce1">
            <text:p>Via Porto Corsini, 136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annuzzelli</text:p>
          </table:table-cell>
          <table:table-cell office:value-type="string" table:style-name="ce1">
            <text:p>Ugo</text:p>
          </table:table-cell>
          <table:table-cell office:value-type="string" table:style-name="ce1">
            <text:p>Cazzago Brabbi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20" table:style-name="ce1">
            <text:p>21020</text:p>
          </table:table-cell>
          <table:table-cell office:value-type="date" office:date-value="1969-02-10T00:00:00" table:style-name="ce2">
            <text:p>10/02/1969</text:p>
          </table:table-cell>
          <table:table-cell office:value-type="string" table:style-name="ce1">
            <text:p>NNZGUO69B10C409U</text:p>
          </table:table-cell>
          <table:table-cell office:value-type="string" table:style-name="ce1">
            <text:p>Marcari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10" table:style-name="ce1">
            <text:p>46010</text:p>
          </table:table-cell>
          <table:table-cell office:value-type="string" table:style-name="ce1">
            <text:p>Via A.Del Sarto, 2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leone</text:p>
          </table:table-cell>
          <table:table-cell office:value-type="string" table:style-name="ce1">
            <text:p>Arialdo</text:p>
          </table:table-cell>
          <table:table-cell office:value-type="string" table:style-name="ce1">
            <text:p>Nervi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14" table:style-name="ce1">
            <text:p>20014</text:p>
          </table:table-cell>
          <table:table-cell office:value-type="date" office:date-value="1957-04-30T00:00:00" table:style-name="ce2">
            <text:p>30/04/1957</text:p>
          </table:table-cell>
          <table:table-cell office:value-type="string" table:style-name="ce1">
            <text:p>GLNRLD57D30F874L</text:p>
          </table:table-cell>
          <table:table-cell office:value-type="string" table:style-name="ce1">
            <text:p>Caslino d'Erb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30" table:style-name="ce1">
            <text:p>22030</text:p>
          </table:table-cell>
          <table:table-cell office:value-type="string" table:style-name="ce1">
            <text:p>Via C.Gemelli, 29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ongis</text:p>
          </table:table-cell>
          <table:table-cell office:value-type="string" table:style-name="ce1">
            <text:p>Antonia</text:p>
          </table:table-cell>
          <table:table-cell office:value-type="string" table:style-name="ce1">
            <text:p>Mazzarrà Sant'Andre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56" table:style-name="ce1">
            <text:p>98056</text:p>
          </table:table-cell>
          <table:table-cell office:value-type="date" office:date-value="1962-06-21T00:00:00" table:style-name="ce2">
            <text:p>21/06/1962</text:p>
          </table:table-cell>
          <table:table-cell office:value-type="string" table:style-name="ce1">
            <text:p>LNGNTN62H61F066J</text:p>
          </table:table-cell>
          <table:table-cell office:value-type="string" table:style-name="ce1">
            <text:p>Pieve di Solig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53" table:style-name="ce1">
            <text:p>31053</text:p>
          </table:table-cell>
          <table:table-cell office:value-type="string" table:style-name="ce1">
            <text:p>Via M.Trapassi, 5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nazzo</text:p>
          </table:table-cell>
          <table:table-cell office:value-type="string" table:style-name="ce1">
            <text:p>Tito</text:p>
          </table:table-cell>
          <table:table-cell office:value-type="string" table:style-name="ce1">
            <text:p>Cervignano d'Add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60" table:style-name="ce1">
            <text:p>20060</text:p>
          </table:table-cell>
          <table:table-cell office:value-type="date" office:date-value="2015-11-18T00:00:00" table:style-name="ce2">
            <text:p>18/11/2015</text:p>
          </table:table-cell>
          <table:table-cell office:value-type="string" table:style-name="ce1">
            <text:p>BNZTTI15S18C555R</text:p>
          </table:table-cell>
          <table:table-cell office:value-type="string" table:style-name="ce1">
            <text:p>Sulbi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50" table:style-name="ce1">
            <text:p>20050</text:p>
          </table:table-cell>
          <table:table-cell office:value-type="string" table:style-name="ce1">
            <text:p>Via O.Arena, 22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Usseglio</text:p>
          </table:table-cell>
          <table:table-cell office:value-type="string" table:style-name="ce1">
            <text:p>Eufemio</text:p>
          </table:table-cell>
          <table:table-cell office:value-type="string" table:style-name="ce1">
            <text:p>Cinte Tesin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50" table:style-name="ce1">
            <text:p>38050</text:p>
          </table:table-cell>
          <table:table-cell office:value-type="date" office:date-value="1942-04-07T00:00:00" table:style-name="ce2">
            <text:p>07/04/1942</text:p>
          </table:table-cell>
          <table:table-cell office:value-type="string" table:style-name="ce1">
            <text:p>SSGFME42D07C712C</text:p>
          </table:table-cell>
          <table:table-cell office:value-type="string" table:style-name="ce1">
            <text:p>Rima San Giusepp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20" table:style-name="ce1">
            <text:p>13020</text:p>
          </table:table-cell>
          <table:table-cell office:value-type="string" table:style-name="ce1">
            <text:p>Sottovia P.Pestagalli, 11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nnacchi</text:p>
          </table:table-cell>
          <table:table-cell office:value-type="string" table:style-name="ce1">
            <text:p>Patroclo</text:p>
          </table:table-cell>
          <table:table-cell office:value-type="string" table:style-name="ce1">
            <text:p>Castelpetroso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90" table:style-name="ce1">
            <text:p>86090</text:p>
          </table:table-cell>
          <table:table-cell office:value-type="date" office:date-value="2010-11-11T00:00:00" table:style-name="ce2">
            <text:p>11/11/2010</text:p>
          </table:table-cell>
          <table:table-cell office:value-type="string" table:style-name="ce1">
            <text:p>PNNPRC10S11C246W</text:p>
          </table:table-cell>
          <table:table-cell office:value-type="string" table:style-name="ce1">
            <text:p>Povegliano Verones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64" table:style-name="ce1">
            <text:p>37064</text:p>
          </table:table-cell>
          <table:table-cell office:value-type="string" table:style-name="ce1">
            <text:p>Strada Valpolicella, 122/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ellati</text:p>
          </table:table-cell>
          <table:table-cell office:value-type="string" table:style-name="ce1">
            <text:p>Giuda</text:p>
          </table:table-cell>
          <table:table-cell office:value-type="string" table:style-name="ce1">
            <text:p>Frabosa Sotta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83" table:style-name="ce1">
            <text:p>12083</text:p>
          </table:table-cell>
          <table:table-cell office:value-type="date" office:date-value="1962-12-15T00:00:00" table:style-name="ce2">
            <text:p>15/12/1962</text:p>
          </table:table-cell>
          <table:table-cell office:value-type="string" table:style-name="ce1">
            <text:p>STLGDI62T15D752B</text:p>
          </table:table-cell>
          <table:table-cell office:value-type="string" table:style-name="ce1">
            <text:p>Tavian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LE</text:p>
          </table:table-cell>
          <table:table-cell office:value-type="float" office:value="73057" table:style-name="ce1">
            <text:p>73057</text:p>
          </table:table-cell>
          <table:table-cell office:value-type="string" table:style-name="ce1">
            <text:p>Via A.Righi, 22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ucarello</text:p>
          </table:table-cell>
          <table:table-cell office:value-type="string" table:style-name="ce1">
            <text:p>Nazario</text:p>
          </table:table-cell>
          <table:table-cell office:value-type="string" table:style-name="ce1">
            <text:p>Bagnone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MS</text:p>
          </table:table-cell>
          <table:table-cell office:value-type="float" office:value="54021" table:style-name="ce1">
            <text:p>54021</text:p>
          </table:table-cell>
          <table:table-cell office:value-type="date" office:date-value="1981-11-11T00:00:00" table:style-name="ce2">
            <text:p>11/11/1981</text:p>
          </table:table-cell>
          <table:table-cell office:value-type="string" table:style-name="ce1">
            <text:p>LCRNZR81S11A576F</text:p>
          </table:table-cell>
          <table:table-cell office:value-type="string" table:style-name="ce1">
            <text:p>Garbagnate Milanes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24" table:style-name="ce1">
            <text:p>20024</text:p>
          </table:table-cell>
          <table:table-cell office:value-type="string" table:style-name="ce1">
            <text:p>Via G.Belli, 27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iolo</text:p>
          </table:table-cell>
          <table:table-cell office:value-type="string" table:style-name="ce1">
            <text:p>Gerolamo</text:p>
          </table:table-cell>
          <table:table-cell office:value-type="string" table:style-name="ce1">
            <text:p>Santo Stefano Roer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40" table:style-name="ce1">
            <text:p>12040</text:p>
          </table:table-cell>
          <table:table-cell office:value-type="date" office:date-value="1973-04-20T00:00:00" table:style-name="ce2">
            <text:p>20/04/1973</text:p>
          </table:table-cell>
          <table:table-cell office:value-type="string" table:style-name="ce1">
            <text:p>VLIGLM73D20I372P</text:p>
          </table:table-cell>
          <table:table-cell office:value-type="string" table:style-name="ce1">
            <text:p>Longone Sabi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Via E.Acerbi, 2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dino</text:p>
          </table:table-cell>
          <table:table-cell office:value-type="string" table:style-name="ce1">
            <text:p>Virginia</text:p>
          </table:table-cell>
          <table:table-cell office:value-type="string" table:style-name="ce1">
            <text:p>Sovicille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SI</text:p>
          </table:table-cell>
          <table:table-cell office:value-type="float" office:value="53018" table:style-name="ce1">
            <text:p>53018</text:p>
          </table:table-cell>
          <table:table-cell office:value-type="date" office:date-value="1957-01-14T00:00:00" table:style-name="ce2">
            <text:p>14/01/1957</text:p>
          </table:table-cell>
          <table:table-cell office:value-type="string" table:style-name="ce1">
            <text:p>DNIVGN57A54I877S</text:p>
          </table:table-cell>
          <table:table-cell office:value-type="string" table:style-name="ce1">
            <text:p>Premariacc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40" table:style-name="ce1">
            <text:p>33040</text:p>
          </table:table-cell>
          <table:table-cell office:value-type="string" table:style-name="ce1">
            <text:p>Via G.Borella, 27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i Gaudio</text:p>
          </table:table-cell>
          <table:table-cell office:value-type="string" table:style-name="ce1">
            <text:p>Pietro</text:p>
          </table:table-cell>
          <table:table-cell office:value-type="string" table:style-name="ce1">
            <text:p>Ribordon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80" table:style-name="ce1">
            <text:p>10080</text:p>
          </table:table-cell>
          <table:table-cell office:value-type="date" office:date-value="1934-01-03T00:00:00" table:style-name="ce2">
            <text:p>03/01/1934</text:p>
          </table:table-cell>
          <table:table-cell office:value-type="string" table:style-name="ce1">
            <text:p>DGDPTR34A03H270B</text:p>
          </table:table-cell>
          <table:table-cell office:value-type="string" table:style-name="ce1">
            <text:p>Oggebb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50" table:style-name="ce1">
            <text:p>28050</text:p>
          </table:table-cell>
          <table:table-cell office:value-type="string" table:style-name="ce1">
            <text:p>Via G.Ricordi, 14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encini</text:p>
          </table:table-cell>
          <table:table-cell office:value-type="string" table:style-name="ce1">
            <text:p>Aurelia</text:p>
          </table:table-cell>
          <table:table-cell office:value-type="string" table:style-name="ce1">
            <text:p>Pratola Serr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39" table:style-name="ce1">
            <text:p>83039</text:p>
          </table:table-cell>
          <table:table-cell office:value-type="date" office:date-value="1979-04-25T00:00:00" table:style-name="ce2">
            <text:p>25/04/1979</text:p>
          </table:table-cell>
          <table:table-cell office:value-type="string" table:style-name="ce1">
            <text:p>NNCRLA79D65H006E</text:p>
          </table:table-cell>
          <table:table-cell office:value-type="string" table:style-name="ce1">
            <text:p>Panicale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64" table:style-name="ce1">
            <text:p>6064</text:p>
          </table:table-cell>
          <table:table-cell office:value-type="string" table:style-name="ce1">
            <text:p>Via S.Lattuada, 2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Quatela</text:p>
          </table:table-cell>
          <table:table-cell office:value-type="string" table:style-name="ce1">
            <text:p>Costanza</text:p>
          </table:table-cell>
          <table:table-cell office:value-type="string" table:style-name="ce1">
            <text:p>Ruoti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56" table:style-name="ce1">
            <text:p>85056</text:p>
          </table:table-cell>
          <table:table-cell office:value-type="date" office:date-value="1973-02-09T00:00:00" table:style-name="ce2">
            <text:p>09/02/1973</text:p>
          </table:table-cell>
          <table:table-cell office:value-type="string" table:style-name="ce1">
            <text:p>QTLCTN73B49H641Z</text:p>
          </table:table-cell>
          <table:table-cell office:value-type="string" table:style-name="ce1">
            <text:p>Cazzano di Tramign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30" table:style-name="ce1">
            <text:p>37030</text:p>
          </table:table-cell>
          <table:table-cell office:value-type="string" table:style-name="ce1">
            <text:p>Via G.Bechi, 15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rrano</text:p>
          </table:table-cell>
          <table:table-cell office:value-type="string" table:style-name="ce1">
            <text:p>Alida</text:p>
          </table:table-cell>
          <table:table-cell office:value-type="string" table:style-name="ce1">
            <text:p>Palazzo Adrian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30" table:style-name="ce1">
            <text:p>90030</text:p>
          </table:table-cell>
          <table:table-cell office:value-type="date" office:date-value="1992-04-28T00:00:00" table:style-name="ce2">
            <text:p>28/04/1992</text:p>
          </table:table-cell>
          <table:table-cell office:value-type="string" table:style-name="ce1">
            <text:p>CRRLDA92D68G263X</text:p>
          </table:table-cell>
          <table:table-cell office:value-type="string" table:style-name="ce1">
            <text:p>Villaputzu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40" table:style-name="ce1">
            <text:p>9040</text:p>
          </table:table-cell>
          <table:table-cell office:value-type="string" table:style-name="ce1">
            <text:p>Via Cignoli, 16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iero</text:p>
          </table:table-cell>
          <table:table-cell office:value-type="string" table:style-name="ce1">
            <text:p>Adone</text:p>
          </table:table-cell>
          <table:table-cell office:value-type="string" table:style-name="ce1">
            <text:p>Cargeghe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30" table:style-name="ce1">
            <text:p>7030</text:p>
          </table:table-cell>
          <table:table-cell office:value-type="date" office:date-value="1953-09-21T00:00:00" table:style-name="ce2">
            <text:p>21/09/1953</text:p>
          </table:table-cell>
          <table:table-cell office:value-type="string" table:style-name="ce1">
            <text:p>VRIDNA53P21B772Q</text:p>
          </table:table-cell>
          <table:table-cell office:value-type="string" table:style-name="ce1">
            <text:p>Mass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54100" table:style-name="ce1">
            <text:p>54100</text:p>
          </table:table-cell>
          <table:table-cell office:value-type="string" table:style-name="ce1">
            <text:p>Via D.Guidobono, 9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ldiraghi</text:p>
          </table:table-cell>
          <table:table-cell office:value-type="string" table:style-name="ce1">
            <text:p>Donatella</text:p>
          </table:table-cell>
          <table:table-cell office:value-type="string" table:style-name="ce1">
            <text:p>Magliano Vetere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SA</text:p>
          </table:table-cell>
          <table:table-cell office:value-type="float" office:value="84050" table:style-name="ce1">
            <text:p>84050</text:p>
          </table:table-cell>
          <table:table-cell office:value-type="date" office:date-value="1951-12-23T00:00:00" table:style-name="ce2">
            <text:p>23/12/1951</text:p>
          </table:table-cell>
          <table:table-cell office:value-type="string" table:style-name="ce1">
            <text:p>BLDDTL51T63E814Q</text:p>
          </table:table-cell>
          <table:table-cell office:value-type="string" table:style-name="ce1">
            <text:p>Gorg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Via F.Calì, 209/c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ipriani</text:p>
          </table:table-cell>
          <table:table-cell office:value-type="string" table:style-name="ce1">
            <text:p>Renzo</text:p>
          </table:table-cell>
          <table:table-cell office:value-type="string" table:style-name="ce1">
            <text:p>Cera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65" table:style-name="ce1">
            <text:p>28065</text:p>
          </table:table-cell>
          <table:table-cell office:value-type="date" office:date-value="2021-01-08T00:00:00" table:style-name="ce2">
            <text:p>08/01/2021</text:p>
          </table:table-cell>
          <table:table-cell office:value-type="string" table:style-name="ce1">
            <text:p>CPRRNZ21A08C482K</text:p>
          </table:table-cell>
          <table:table-cell office:value-type="string" table:style-name="ce1">
            <text:p>Blev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20" table:style-name="ce1">
            <text:p>22020</text:p>
          </table:table-cell>
          <table:table-cell office:value-type="string" table:style-name="ce1">
            <text:p>Via della Magione, 18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lvador</text:p>
          </table:table-cell>
          <table:table-cell office:value-type="string" table:style-name="ce1">
            <text:p>Alessandro</text:p>
          </table:table-cell>
          <table:table-cell office:value-type="string" table:style-name="ce1">
            <text:p>Trieste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TS</text:p>
          </table:table-cell>
          <table:table-cell office:value-type="float" office:value="34100" table:style-name="ce1">
            <text:p>34100</text:p>
          </table:table-cell>
          <table:table-cell office:value-type="date" office:date-value="1943-06-03T00:00:00" table:style-name="ce2">
            <text:p>03/06/1943</text:p>
          </table:table-cell>
          <table:table-cell office:value-type="string" table:style-name="ce1">
            <text:p>SLVLSN43H03L424G</text:p>
          </table:table-cell>
          <table:table-cell office:value-type="string" table:style-name="ce1">
            <text:p>Pandi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25" table:style-name="ce1">
            <text:p>26025</text:p>
          </table:table-cell>
          <table:table-cell office:value-type="string" table:style-name="ce1">
            <text:p>Via Pola, 6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rbolini</text:p>
          </table:table-cell>
          <table:table-cell office:value-type="string" table:style-name="ce1">
            <text:p>Albino</text:p>
          </table:table-cell>
          <table:table-cell office:value-type="string" table:style-name="ce1">
            <text:p>Miradolo Term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10" table:style-name="ce1">
            <text:p>27010</text:p>
          </table:table-cell>
          <table:table-cell office:value-type="date" office:date-value="1987-01-29T00:00:00" table:style-name="ce2">
            <text:p>29/01/1987</text:p>
          </table:table-cell>
          <table:table-cell office:value-type="string" table:style-name="ce1">
            <text:p>BRBLBN87A29F238T</text:p>
          </table:table-cell>
          <table:table-cell office:value-type="string" table:style-name="ce1">
            <text:p>Rocca Santa Mari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TE</text:p>
          </table:table-cell>
          <table:table-cell office:value-type="float" office:value="64010" table:style-name="ce1">
            <text:p>64010</text:p>
          </table:table-cell>
          <table:table-cell office:value-type="string" table:style-name="ce1">
            <text:p>Via Moltrasio, 5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ngarda</text:p>
          </table:table-cell>
          <table:table-cell office:value-type="string" table:style-name="ce1">
            <text:p>Marisa</text:p>
          </table:table-cell>
          <table:table-cell office:value-type="string" table:style-name="ce1">
            <text:p>Pontinvre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40" table:style-name="ce1">
            <text:p>17040</text:p>
          </table:table-cell>
          <table:table-cell office:value-type="date" office:date-value="1988-03-19T00:00:00" table:style-name="ce2">
            <text:p>19/03/1988</text:p>
          </table:table-cell>
          <table:table-cell office:value-type="string" table:style-name="ce1">
            <text:p>MNGMRS88C59G866G</text:p>
          </table:table-cell>
          <table:table-cell office:value-type="string" table:style-name="ce1">
            <text:p>Pietrapaol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60" table:style-name="ce1">
            <text:p>87060</text:p>
          </table:table-cell>
          <table:table-cell office:value-type="string" table:style-name="ce1">
            <text:p>Via Gallo, 54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sson</text:p>
          </table:table-cell>
          <table:table-cell office:value-type="string" table:style-name="ce1">
            <text:p>Miranda</text:p>
          </table:table-cell>
          <table:table-cell office:value-type="string" table:style-name="ce1">
            <text:p>Chiaramont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30" table:style-name="ce1">
            <text:p>7030</text:p>
          </table:table-cell>
          <table:table-cell office:value-type="date" office:date-value="1939-02-03T00:00:00" table:style-name="ce2">
            <text:p>03/02/1939</text:p>
          </table:table-cell>
          <table:table-cell office:value-type="string" table:style-name="ce1">
            <text:p>PSSMND39B43C613Q</text:p>
          </table:table-cell>
          <table:table-cell office:value-type="string" table:style-name="ce1">
            <text:p>Oggio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48" table:style-name="ce1">
            <text:p>22048</text:p>
          </table:table-cell>
          <table:table-cell office:value-type="string" table:style-name="ce1">
            <text:p>Via Privata Erizzo, 12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scariol</text:p>
          </table:table-cell>
          <table:table-cell office:value-type="string" table:style-name="ce1">
            <text:p>Eva</text:p>
          </table:table-cell>
          <table:table-cell office:value-type="string" table:style-name="ce1">
            <text:p>Casalzuig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30" table:style-name="ce1">
            <text:p>21030</text:p>
          </table:table-cell>
          <table:table-cell office:value-type="date" office:date-value="1997-05-03T00:00:00" table:style-name="ce2">
            <text:p>03/05/1997</text:p>
          </table:table-cell>
          <table:table-cell office:value-type="string" table:style-name="ce1">
            <text:p>BSCVEA97E43B921V</text:p>
          </table:table-cell>
          <table:table-cell office:value-type="string" table:style-name="ce1">
            <text:p>Silandr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28" table:style-name="ce1">
            <text:p>39028</text:p>
          </table:table-cell>
          <table:table-cell office:value-type="string" table:style-name="ce1">
            <text:p>Via L.Scipione, 4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arone</text:p>
          </table:table-cell>
          <table:table-cell office:value-type="string" table:style-name="ce1">
            <text:p>Federico</text:p>
          </table:table-cell>
          <table:table-cell office:value-type="string" table:style-name="ce1">
            <text:p>Vetrall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VT</text:p>
          </table:table-cell>
          <table:table-cell office:value-type="float" office:value="1019" table:style-name="ce1">
            <text:p>1019</text:p>
          </table:table-cell>
          <table:table-cell office:value-type="date" office:date-value="1950-01-11T00:00:00" table:style-name="ce2">
            <text:p>11/01/1950</text:p>
          </table:table-cell>
          <table:table-cell office:value-type="string" table:style-name="ce1">
            <text:p>VRNFRC50A11L814N</text:p>
          </table:table-cell>
          <table:table-cell office:value-type="string" table:style-name="ce1">
            <text:p>Bagnolo Piemont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31" table:style-name="ce1">
            <text:p>12031</text:p>
          </table:table-cell>
          <table:table-cell office:value-type="string" table:style-name="ce1">
            <text:p>Via Arenzano, 2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 Donato</text:p>
          </table:table-cell>
          <table:table-cell office:value-type="string" table:style-name="ce1">
            <text:p>Aldobrando</text:p>
          </table:table-cell>
          <table:table-cell office:value-type="string" table:style-name="ce1">
            <text:p>Longone Sabi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20" table:style-name="ce1">
            <text:p>2020</text:p>
          </table:table-cell>
          <table:table-cell office:value-type="date" office:date-value="1993-10-24T00:00:00" table:style-name="ce2">
            <text:p>24/10/1993</text:p>
          </table:table-cell>
          <table:table-cell office:value-type="string" table:style-name="ce1">
            <text:p>DDNLBR93R24E681Y</text:p>
          </table:table-cell>
          <table:table-cell office:value-type="string" table:style-name="ce1">
            <text:p>Arcad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30" table:style-name="ce1">
            <text:p>31030</text:p>
          </table:table-cell>
          <table:table-cell office:value-type="string" table:style-name="ce1">
            <text:p>Via F.Juvara, 24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ubatti</text:p>
          </table:table-cell>
          <table:table-cell office:value-type="string" table:style-name="ce1">
            <text:p>Adalgisa</text:p>
          </table:table-cell>
          <table:table-cell office:value-type="string" table:style-name="ce1">
            <text:p>Cavaso del Tomb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34" table:style-name="ce1">
            <text:p>31034</text:p>
          </table:table-cell>
          <table:table-cell office:value-type="date" office:date-value="1999-12-06T00:00:00" table:style-name="ce2">
            <text:p>06/12/1999</text:p>
          </table:table-cell>
          <table:table-cell office:value-type="string" table:style-name="ce1">
            <text:p>LBTDGS99T46C384O</text:p>
          </table:table-cell>
          <table:table-cell office:value-type="string" table:style-name="ce1">
            <text:p>Semestene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10" table:style-name="ce1">
            <text:p>7010</text:p>
          </table:table-cell>
          <table:table-cell office:value-type="string" table:style-name="ce1">
            <text:p>Vicolo A.Bonvicini detto Moretto da Brescia, 8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rsa</text:p>
          </table:table-cell>
          <table:table-cell office:value-type="string" table:style-name="ce1">
            <text:p>Calogera</text:p>
          </table:table-cell>
          <table:table-cell office:value-type="string" table:style-name="ce1">
            <text:p>Camburza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50" table:style-name="ce1">
            <text:p>13050</text:p>
          </table:table-cell>
          <table:table-cell office:value-type="date" office:date-value="1938-02-15T00:00:00" table:style-name="ce2">
            <text:p>15/02/1938</text:p>
          </table:table-cell>
          <table:table-cell office:value-type="string" table:style-name="ce1">
            <text:p>CRSCGR38B55B465A</text:p>
          </table:table-cell>
          <table:table-cell office:value-type="string" table:style-name="ce1">
            <text:p>Grazzano Badogl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35" table:style-name="ce1">
            <text:p>14035</text:p>
          </table:table-cell>
          <table:table-cell office:value-type="string" table:style-name="ce1">
            <text:p>Via A.Canova, 44/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sino</text:p>
          </table:table-cell>
          <table:table-cell office:value-type="string" table:style-name="ce1">
            <text:p>Ascanio</text:p>
          </table:table-cell>
          <table:table-cell office:value-type="string" table:style-name="ce1">
            <text:p>San Gill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40" table:style-name="ce1">
            <text:p>10040</text:p>
          </table:table-cell>
          <table:table-cell office:value-type="date" office:date-value="2011-08-11T00:00:00" table:style-name="ce2">
            <text:p>11/08/2011</text:p>
          </table:table-cell>
          <table:table-cell office:value-type="string" table:style-name="ce1">
            <text:p>MSNSCN11M11H873W</text:p>
          </table:table-cell>
          <table:table-cell office:value-type="string" table:style-name="ce1">
            <text:p>Santa Marin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SA</text:p>
          </table:table-cell>
          <table:table-cell office:value-type="float" office:value="84070" table:style-name="ce1">
            <text:p>84070</text:p>
          </table:table-cell>
          <table:table-cell office:value-type="string" table:style-name="ce1">
            <text:p>Via Vesio, 21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racquadagno</text:p>
          </table:table-cell>
          <table:table-cell office:value-type="string" table:style-name="ce1">
            <text:p>Piergiorgio</text:p>
          </table:table-cell>
          <table:table-cell office:value-type="string" table:style-name="ce1">
            <text:p>Cartiglia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50" table:style-name="ce1">
            <text:p>36050</text:p>
          </table:table-cell>
          <table:table-cell office:value-type="date" office:date-value="2021-07-21T00:00:00" table:style-name="ce2">
            <text:p>21/07/2021</text:p>
          </table:table-cell>
          <table:table-cell office:value-type="string" table:style-name="ce1">
            <text:p>STRPGR21L21B844B</text:p>
          </table:table-cell>
          <table:table-cell office:value-type="string" table:style-name="ce1">
            <text:p>Brandizz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32" table:style-name="ce1">
            <text:p>10032</text:p>
          </table:table-cell>
          <table:table-cell office:value-type="string" table:style-name="ce1">
            <text:p>Via Magolfa, 27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ntone</text:p>
          </table:table-cell>
          <table:table-cell office:value-type="string" table:style-name="ce1">
            <text:p>Filomena</text:p>
          </table:table-cell>
          <table:table-cell office:value-type="string" table:style-name="ce1">
            <text:p>Casaleggio Novar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60" table:style-name="ce1">
            <text:p>28060</text:p>
          </table:table-cell>
          <table:table-cell office:value-type="date" office:date-value="1940-06-05T00:00:00" table:style-name="ce2">
            <text:p>05/06/1940</text:p>
          </table:table-cell>
          <table:table-cell office:value-type="string" table:style-name="ce1">
            <text:p>SNTFMN40H45B883X</text:p>
          </table:table-cell>
          <table:table-cell office:value-type="string" table:style-name="ce1">
            <text:p>Rocchetta Nervin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30" table:style-name="ce1">
            <text:p>18030</text:p>
          </table:table-cell>
          <table:table-cell office:value-type="string" table:style-name="ce1">
            <text:p>Corso C.Carrà, 32/c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rghero</text:p>
          </table:table-cell>
          <table:table-cell office:value-type="string" table:style-name="ce1">
            <text:p>Roberto</text:p>
          </table:table-cell>
          <table:table-cell office:value-type="string" table:style-name="ce1">
            <text:p>Bisacci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44" table:style-name="ce1">
            <text:p>83044</text:p>
          </table:table-cell>
          <table:table-cell office:value-type="date" office:date-value="1979-02-07T00:00:00" table:style-name="ce2">
            <text:p>07/02/1979</text:p>
          </table:table-cell>
          <table:table-cell office:value-type="string" table:style-name="ce1">
            <text:p>BRGRRT79B07A881Q</text:p>
          </table:table-cell>
          <table:table-cell office:value-type="string" table:style-name="ce1">
            <text:p>Pomarol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60" table:style-name="ce1">
            <text:p>38060</text:p>
          </table:table-cell>
          <table:table-cell office:value-type="string" table:style-name="ce1">
            <text:p>Via Renzo e Lucia, 13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enturin</text:p>
          </table:table-cell>
          <table:table-cell office:value-type="string" table:style-name="ce1">
            <text:p>Raniero</text:p>
          </table:table-cell>
          <table:table-cell office:value-type="string" table:style-name="ce1">
            <text:p>Pollutri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20" table:style-name="ce1">
            <text:p>66020</text:p>
          </table:table-cell>
          <table:table-cell office:value-type="date" office:date-value="1954-12-25T00:00:00" table:style-name="ce2">
            <text:p>25/12/1954</text:p>
          </table:table-cell>
          <table:table-cell office:value-type="string" table:style-name="ce1">
            <text:p>VNTRNR54T25G799I</text:p>
          </table:table-cell>
          <table:table-cell office:value-type="string" table:style-name="ce1">
            <text:p>San Catald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L</text:p>
          </table:table-cell>
          <table:table-cell office:value-type="float" office:value="93017" table:style-name="ce1">
            <text:p>93017</text:p>
          </table:table-cell>
          <table:table-cell office:value-type="string" table:style-name="ce1">
            <text:p>Via S.Luca, 3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lvi</text:p>
          </table:table-cell>
          <table:table-cell office:value-type="string" table:style-name="ce1">
            <text:p>Alba</text:p>
          </table:table-cell>
          <table:table-cell office:value-type="string" table:style-name="ce1">
            <text:p>Carboner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30" table:style-name="ce1">
            <text:p>31030</text:p>
          </table:table-cell>
          <table:table-cell office:value-type="date" office:date-value="2012-08-24T00:00:00" table:style-name="ce2">
            <text:p>24/08/2012</text:p>
          </table:table-cell>
          <table:table-cell office:value-type="string" table:style-name="ce1">
            <text:p>CLVLBA12M64B744Z</text:p>
          </table:table-cell>
          <table:table-cell office:value-type="string" table:style-name="ce1">
            <text:p>Valduggi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18" table:style-name="ce1">
            <text:p>13018</text:p>
          </table:table-cell>
          <table:table-cell office:value-type="string" table:style-name="ce1">
            <text:p>Via T.Mamiani, 284/h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nnacino</text:p>
          </table:table-cell>
          <table:table-cell office:value-type="string" table:style-name="ce1">
            <text:p>Viola</text:p>
          </table:table-cell>
          <table:table-cell office:value-type="string" table:style-name="ce1">
            <text:p>Bevilacqu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40" table:style-name="ce1">
            <text:p>37040</text:p>
          </table:table-cell>
          <table:table-cell office:value-type="date" office:date-value="2003-08-24T00:00:00" table:style-name="ce2">
            <text:p>24/08/2003</text:p>
          </table:table-cell>
          <table:table-cell office:value-type="string" table:style-name="ce1">
            <text:p>PNNVLI03M64A837P</text:p>
          </table:table-cell>
          <table:table-cell office:value-type="string" table:style-name="ce1">
            <text:p>Cogli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20" table:style-name="ce1">
            <text:p>20020</text:p>
          </table:table-cell>
          <table:table-cell office:value-type="string" table:style-name="ce1">
            <text:p>Via Valfurva, 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deot</text:p>
          </table:table-cell>
          <table:table-cell office:value-type="string" table:style-name="ce1">
            <text:p>Rinaldo</text:p>
          </table:table-cell>
          <table:table-cell office:value-type="string" table:style-name="ce1">
            <text:p>Modolo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19" table:style-name="ce1">
            <text:p>8019</text:p>
          </table:table-cell>
          <table:table-cell office:value-type="date" office:date-value="1962-01-14T00:00:00" table:style-name="ce2">
            <text:p>14/01/1962</text:p>
          </table:table-cell>
          <table:table-cell office:value-type="string" table:style-name="ce1">
            <text:p>MDTRLD62A14F261Z</text:p>
          </table:table-cell>
          <table:table-cell office:value-type="string" table:style-name="ce1">
            <text:p>Faet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20" table:style-name="ce1">
            <text:p>71020</text:p>
          </table:table-cell>
          <table:table-cell office:value-type="string" table:style-name="ce1">
            <text:p>Via L.Ariosto, 21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zzanella</text:p>
          </table:table-cell>
          <table:table-cell office:value-type="string" table:style-name="ce1">
            <text:p>Tazio</text:p>
          </table:table-cell>
          <table:table-cell office:value-type="string" table:style-name="ce1">
            <text:p>Montotione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P</text:p>
          </table:table-cell>
          <table:table-cell office:value-type="float" office:value="63020" table:style-name="ce1">
            <text:p>63020</text:p>
          </table:table-cell>
          <table:table-cell office:value-type="date" office:date-value="1955-09-19T00:00:00" table:style-name="ce2">
            <text:p>19/09/1955</text:p>
          </table:table-cell>
          <table:table-cell office:value-type="string" table:style-name="ce1">
            <text:p>BZZTZA55P19F697X</text:p>
          </table:table-cell>
          <table:table-cell office:value-type="string" table:style-name="ce1">
            <text:p>Tra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90" table:style-name="ce1">
            <text:p>10090</text:p>
          </table:table-cell>
          <table:table-cell office:value-type="string" table:style-name="ce1">
            <text:p>Galleria G.Galante, 243/f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 Maio</text:p>
          </table:table-cell>
          <table:table-cell office:value-type="string" table:style-name="ce1">
            <text:p>Livia</text:p>
          </table:table-cell>
          <table:table-cell office:value-type="string" table:style-name="ce1">
            <text:p>Gard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16" table:style-name="ce1">
            <text:p>37016</text:p>
          </table:table-cell>
          <table:table-cell office:value-type="date" office:date-value="1940-04-30T00:00:00" table:style-name="ce2">
            <text:p>30/04/1940</text:p>
          </table:table-cell>
          <table:table-cell office:value-type="string" table:style-name="ce1">
            <text:p>DMELVI40D70D915P</text:p>
          </table:table-cell>
          <table:table-cell office:value-type="string" table:style-name="ce1">
            <text:p>Valdier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10" table:style-name="ce1">
            <text:p>12010</text:p>
          </table:table-cell>
          <table:table-cell office:value-type="string" table:style-name="ce1">
            <text:p>Via O.Fausto, 24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scalzi</text:p>
          </table:table-cell>
          <table:table-cell office:value-type="string" table:style-name="ce1">
            <text:p>Vanna</text:p>
          </table:table-cell>
          <table:table-cell office:value-type="string" table:style-name="ce1">
            <text:p>Alessandri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100" table:style-name="ce1">
            <text:p>15100</text:p>
          </table:table-cell>
          <table:table-cell office:value-type="date" office:date-value="1972-06-01T00:00:00" table:style-name="ce2">
            <text:p>01/06/1972</text:p>
          </table:table-cell>
          <table:table-cell office:value-type="string" table:style-name="ce1">
            <text:p>DSCVNN72H41A182H</text:p>
          </table:table-cell>
          <table:table-cell office:value-type="string" table:style-name="ce1">
            <text:p>Groscaval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string" table:style-name="ce1">
            <text:p>Via Unione Sovietica, 26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gnani</text:p>
          </table:table-cell>
          <table:table-cell office:value-type="string" table:style-name="ce1">
            <text:p>Otello</text:p>
          </table:table-cell>
          <table:table-cell office:value-type="string" table:style-name="ce1">
            <text:p>Zungoli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30" table:style-name="ce1">
            <text:p>83030</text:p>
          </table:table-cell>
          <table:table-cell office:value-type="date" office:date-value="1991-09-05T00:00:00" table:style-name="ce2">
            <text:p>05/09/1991</text:p>
          </table:table-cell>
          <table:table-cell office:value-type="string" table:style-name="ce1">
            <text:p>PGNTLL91P05M203V</text:p>
          </table:table-cell>
          <table:table-cell office:value-type="string" table:style-name="ce1">
            <text:p>Filadelfi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23" table:style-name="ce1">
            <text:p>88023</text:p>
          </table:table-cell>
          <table:table-cell office:value-type="string" table:style-name="ce1">
            <text:p>Via Valle Isorno, 1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uarisco</text:p>
          </table:table-cell>
          <table:table-cell office:value-type="string" table:style-name="ce1">
            <text:p>Lucrezia</text:p>
          </table:table-cell>
          <table:table-cell office:value-type="string" table:style-name="ce1">
            <text:p>Arlena di Castr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VT</text:p>
          </table:table-cell>
          <table:table-cell office:value-type="float" office:value="1010" table:style-name="ce1">
            <text:p>1010</text:p>
          </table:table-cell>
          <table:table-cell office:value-type="date" office:date-value="2013-02-10T00:00:00" table:style-name="ce2">
            <text:p>10/02/2013</text:p>
          </table:table-cell>
          <table:table-cell office:value-type="string" table:style-name="ce1">
            <text:p>GRSLRZ13B50A412I</text:p>
          </table:table-cell>
          <table:table-cell office:value-type="string" table:style-name="ce1">
            <text:p>Saracinesc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Via V.E.Orlando, 5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ltaformaggio</text:p>
          </table:table-cell>
          <table:table-cell office:value-type="string" table:style-name="ce1">
            <text:p>Nicodemo</text:p>
          </table:table-cell>
          <table:table-cell office:value-type="string" table:style-name="ce1">
            <text:p>Pennadom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40" table:style-name="ce1">
            <text:p>66040</text:p>
          </table:table-cell>
          <table:table-cell office:value-type="date" office:date-value="2006-08-19T00:00:00" table:style-name="ce2">
            <text:p>19/08/2006</text:p>
          </table:table-cell>
          <table:table-cell office:value-type="string" table:style-name="ce1">
            <text:p>SLTNDM06M19G434N</text:p>
          </table:table-cell>
          <table:table-cell office:value-type="string" table:style-name="ce1">
            <text:p>Brandi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30" table:style-name="ce1">
            <text:p>25030</text:p>
          </table:table-cell>
          <table:table-cell office:value-type="string" table:style-name="ce1">
            <text:p>Via A.Fratti, 8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Ossian</text:p>
          </table:table-cell>
          <table:table-cell office:value-type="string" table:style-name="ce1">
            <text:p>Valeria</text:p>
          </table:table-cell>
          <table:table-cell office:value-type="string" table:style-name="ce1">
            <text:p>Baldichieri d'Ast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11" table:style-name="ce1">
            <text:p>14011</text:p>
          </table:table-cell>
          <table:table-cell office:value-type="date" office:date-value="1968-12-02T00:00:00" table:style-name="ce2">
            <text:p>02/12/1968</text:p>
          </table:table-cell>
          <table:table-cell office:value-type="string" table:style-name="ce1">
            <text:p>SSNVLR68T42A588W</text:p>
          </table:table-cell>
          <table:table-cell office:value-type="string" table:style-name="ce1">
            <text:p>Marmiro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45" table:style-name="ce1">
            <text:p>46045</text:p>
          </table:table-cell>
          <table:table-cell office:value-type="string" table:style-name="ce1">
            <text:p>Via A.Braschi, 72/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uccu</text:p>
          </table:table-cell>
          <table:table-cell office:value-type="string" table:style-name="ce1">
            <text:p>Zoe</text:p>
          </table:table-cell>
          <table:table-cell office:value-type="string" table:style-name="ce1">
            <text:p>Motta Montecorvin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30" table:style-name="ce1">
            <text:p>71030</text:p>
          </table:table-cell>
          <table:table-cell office:value-type="date" office:date-value="1979-08-30T00:00:00" table:style-name="ce2">
            <text:p>30/08/1979</text:p>
          </table:table-cell>
          <table:table-cell office:value-type="string" table:style-name="ce1">
            <text:p>CCCZOE79M70F777U</text:p>
          </table:table-cell>
          <table:table-cell office:value-type="string" table:style-name="ce1">
            <text:p>Monte Vidon Combatte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P</text:p>
          </table:table-cell>
          <table:table-cell office:value-type="float" office:value="63020" table:style-name="ce1">
            <text:p>63020</text:p>
          </table:table-cell>
          <table:table-cell office:value-type="string" table:style-name="ce1">
            <text:p>Via C.Pascarella, 195/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ndreazzini</text:p>
          </table:table-cell>
          <table:table-cell office:value-type="string" table:style-name="ce1">
            <text:p>Fiorenza</text:p>
          </table:table-cell>
          <table:table-cell office:value-type="string" table:style-name="ce1">
            <text:p>Collinas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20" table:style-name="ce1">
            <text:p>9020</text:p>
          </table:table-cell>
          <table:table-cell office:value-type="date" office:date-value="1996-02-18T00:00:00" table:style-name="ce2">
            <text:p>18/02/1996</text:p>
          </table:table-cell>
          <table:table-cell office:value-type="string" table:style-name="ce1">
            <text:p>NDRFNZ96B58C882K</text:p>
          </table:table-cell>
          <table:table-cell office:value-type="string" table:style-name="ce1">
            <text:p>Pontelandolf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BN</text:p>
          </table:table-cell>
          <table:table-cell office:value-type="float" office:value="82027" table:style-name="ce1">
            <text:p>82027</text:p>
          </table:table-cell>
          <table:table-cell office:value-type="string" table:style-name="ce1">
            <text:p>Via M.Bertolami, 5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lonaci</text:p>
          </table:table-cell>
          <table:table-cell office:value-type="string" table:style-name="ce1">
            <text:p>Norberto</text:p>
          </table:table-cell>
          <table:table-cell office:value-type="string" table:style-name="ce1">
            <text:p>Olmo al Bremb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10" table:style-name="ce1">
            <text:p>24010</text:p>
          </table:table-cell>
          <table:table-cell office:value-type="date" office:date-value="2010-01-05T00:00:00" table:style-name="ce2">
            <text:p>05/01/2010</text:p>
          </table:table-cell>
          <table:table-cell office:value-type="string" table:style-name="ce1">
            <text:p>CLNNBR10A05G049I</text:p>
          </table:table-cell>
          <table:table-cell office:value-type="string" table:style-name="ce1">
            <text:p>Scop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27" table:style-name="ce1">
            <text:p>13027</text:p>
          </table:table-cell>
          <table:table-cell office:value-type="string" table:style-name="ce1">
            <text:p>Via D.Trentacoste, 168/j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eroni</text:p>
          </table:table-cell>
          <table:table-cell office:value-type="string" table:style-name="ce1">
            <text:p>Zita</text:p>
          </table:table-cell>
          <table:table-cell office:value-type="string" table:style-name="ce1">
            <text:p>Deleb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14" table:style-name="ce1">
            <text:p>23014</text:p>
          </table:table-cell>
          <table:table-cell office:value-type="date" office:date-value="1997-06-29T00:00:00" table:style-name="ce2">
            <text:p>29/06/1997</text:p>
          </table:table-cell>
          <table:table-cell office:value-type="string" table:style-name="ce1">
            <text:p>PRNZTI97H69D266G</text:p>
          </table:table-cell>
          <table:table-cell office:value-type="string" table:style-name="ce1">
            <text:p>Pozzol Gropp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50" table:style-name="ce1">
            <text:p>15050</text:p>
          </table:table-cell>
          <table:table-cell office:value-type="string" table:style-name="ce1">
            <text:p>Via Camogli, 8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iotto</text:p>
          </table:table-cell>
          <table:table-cell office:value-type="string" table:style-name="ce1">
            <text:p>Aida</text:p>
          </table:table-cell>
          <table:table-cell office:value-type="string" table:style-name="ce1">
            <text:p>Corno di Rosazz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40" table:style-name="ce1">
            <text:p>33040</text:p>
          </table:table-cell>
          <table:table-cell office:value-type="date" office:date-value="1961-03-18T00:00:00" table:style-name="ce2">
            <text:p>18/03/1961</text:p>
          </table:table-cell>
          <table:table-cell office:value-type="string" table:style-name="ce1">
            <text:p>MTTDAI61C58D027B</text:p>
          </table:table-cell>
          <table:table-cell office:value-type="string" table:style-name="ce1">
            <text:p>Valeggio sul Minci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67" table:style-name="ce1">
            <text:p>37067</text:p>
          </table:table-cell>
          <table:table-cell office:value-type="string" table:style-name="ce1">
            <text:p>Via S.Maria Rossa, 19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eoncini</text:p>
          </table:table-cell>
          <table:table-cell office:value-type="string" table:style-name="ce1">
            <text:p>Elisabetta</text:p>
          </table:table-cell>
          <table:table-cell office:value-type="string" table:style-name="ce1">
            <text:p>Salza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E</text:p>
          </table:table-cell>
          <table:table-cell office:value-type="float" office:value="30030" table:style-name="ce1">
            <text:p>30030</text:p>
          </table:table-cell>
          <table:table-cell office:value-type="date" office:date-value="1949-03-17T00:00:00" table:style-name="ce2">
            <text:p>17/03/1949</text:p>
          </table:table-cell>
          <table:table-cell office:value-type="string" table:style-name="ce1">
            <text:p>LNCLBT49C57H735H</text:p>
          </table:table-cell>
          <table:table-cell office:value-type="string" table:style-name="ce1">
            <text:p>Malvici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15" table:style-name="ce1">
            <text:p>15015</text:p>
          </table:table-cell>
          <table:table-cell office:value-type="string" table:style-name="ce1">
            <text:p>Via G.Milani, 4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storis</text:p>
          </table:table-cell>
          <table:table-cell office:value-type="string" table:style-name="ce1">
            <text:p>Remo</text:p>
          </table:table-cell>
          <table:table-cell office:value-type="string" table:style-name="ce1">
            <text:p>Molfett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BA</text:p>
          </table:table-cell>
          <table:table-cell office:value-type="float" office:value="70056" table:style-name="ce1">
            <text:p>70056</text:p>
          </table:table-cell>
          <table:table-cell office:value-type="date" office:date-value="1950-05-18T00:00:00" table:style-name="ce2">
            <text:p>18/05/1950</text:p>
          </table:table-cell>
          <table:table-cell office:value-type="string" table:style-name="ce1">
            <text:p>PSTRME50E18F284N</text:p>
          </table:table-cell>
          <table:table-cell office:value-type="string" table:style-name="ce1">
            <text:p>Lampor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40" table:style-name="ce1">
            <text:p>13040</text:p>
          </table:table-cell>
          <table:table-cell office:value-type="string" table:style-name="ce1">
            <text:p>Via Populonia, 15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rizzi</text:p>
          </table:table-cell>
          <table:table-cell office:value-type="string" table:style-name="ce1">
            <text:p>Tazio</text:p>
          </table:table-cell>
          <table:table-cell office:value-type="string" table:style-name="ce1">
            <text:p>Volpar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47" table:style-name="ce1">
            <text:p>27047</text:p>
          </table:table-cell>
          <table:table-cell office:value-type="date" office:date-value="2007-09-19T00:00:00" table:style-name="ce2">
            <text:p>19/09/2007</text:p>
          </table:table-cell>
          <table:table-cell office:value-type="string" table:style-name="ce1">
            <text:p>FRZTZA07P19M119G</text:p>
          </table:table-cell>
          <table:table-cell office:value-type="string" table:style-name="ce1">
            <text:p>Ruvi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10" table:style-name="ce1">
            <text:p>81010</text:p>
          </table:table-cell>
          <table:table-cell office:value-type="string" table:style-name="ce1">
            <text:p>Via N.Barbato, 17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alz</text:p>
          </table:table-cell>
          <table:table-cell office:value-type="string" table:style-name="ce1">
            <text:p>Licia</text:p>
          </table:table-cell>
          <table:table-cell office:value-type="string" table:style-name="ce1">
            <text:p>Castelbianc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30" table:style-name="ce1">
            <text:p>17030</text:p>
          </table:table-cell>
          <table:table-cell office:value-type="date" office:date-value="1968-10-23T00:00:00" table:style-name="ce2">
            <text:p>23/10/1968</text:p>
          </table:table-cell>
          <table:table-cell office:value-type="string" table:style-name="ce1">
            <text:p>VLZLCI68R63C063Y</text:p>
          </table:table-cell>
          <table:table-cell office:value-type="string" table:style-name="ce1">
            <text:p>Imper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100" table:style-name="ce1">
            <text:p>18100</text:p>
          </table:table-cell>
          <table:table-cell office:value-type="string" table:style-name="ce1">
            <text:p>Via Cenami, 60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olazzi</text:p>
          </table:table-cell>
          <table:table-cell office:value-type="string" table:style-name="ce1">
            <text:p>Benigno</text:p>
          </table:table-cell>
          <table:table-cell office:value-type="string" table:style-name="ce1">
            <text:p>Zerbolò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20" table:style-name="ce1">
            <text:p>27020</text:p>
          </table:table-cell>
          <table:table-cell office:value-type="date" office:date-value="1998-11-04T00:00:00" table:style-name="ce2">
            <text:p>04/11/1998</text:p>
          </table:table-cell>
          <table:table-cell office:value-type="string" table:style-name="ce1">
            <text:p>PLZBGN98S04M167V</text:p>
          </table:table-cell>
          <table:table-cell office:value-type="string" table:style-name="ce1">
            <text:p>Villong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60" table:style-name="ce1">
            <text:p>24060</text:p>
          </table:table-cell>
          <table:table-cell office:value-type="string" table:style-name="ce1">
            <text:p>Via Barletta, 27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oscanino</text:p>
          </table:table-cell>
          <table:table-cell office:value-type="string" table:style-name="ce1">
            <text:p>Gabriele</text:p>
          </table:table-cell>
          <table:table-cell office:value-type="string" table:style-name="ce1">
            <text:p>Gudo Viscont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88" table:style-name="ce1">
            <text:p>20088</text:p>
          </table:table-cell>
          <table:table-cell office:value-type="date" office:date-value="1998-12-21T00:00:00" table:style-name="ce2">
            <text:p>21/12/1998</text:p>
          </table:table-cell>
          <table:table-cell office:value-type="string" table:style-name="ce1">
            <text:p>TSCGRL98T21E258K</text:p>
          </table:table-cell>
          <table:table-cell office:value-type="string" table:style-name="ce1">
            <text:p>Corsi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94" table:style-name="ce1">
            <text:p>20094</text:p>
          </table:table-cell>
          <table:table-cell office:value-type="string" table:style-name="ce1">
            <text:p>Via San Frediano, 16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attero</text:p>
          </table:table-cell>
          <table:table-cell office:value-type="string" table:style-name="ce1">
            <text:p>Melissa</text:p>
          </table:table-cell>
          <table:table-cell office:value-type="string" table:style-name="ce1">
            <text:p>Villaricc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NA</text:p>
          </table:table-cell>
          <table:table-cell office:value-type="float" office:value="80010" table:style-name="ce1">
            <text:p>80010</text:p>
          </table:table-cell>
          <table:table-cell office:value-type="date" office:date-value="1965-06-14T00:00:00" table:style-name="ce2">
            <text:p>14/06/1965</text:p>
          </table:table-cell>
          <table:table-cell office:value-type="string" table:style-name="ce1">
            <text:p>NTTMSS65H54G309Y</text:p>
          </table:table-cell>
          <table:table-cell office:value-type="string" table:style-name="ce1">
            <text:p>Sar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SA</text:p>
          </table:table-cell>
          <table:table-cell office:value-type="float" office:value="84087" table:style-name="ce1">
            <text:p>84087</text:p>
          </table:table-cell>
          <table:table-cell office:value-type="string" table:style-name="ce1">
            <text:p>Via Capodistria, 15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cuzza</text:p>
          </table:table-cell>
          <table:table-cell office:value-type="string" table:style-name="ce1">
            <text:p>Graziano</text:p>
          </table:table-cell>
          <table:table-cell office:value-type="string" table:style-name="ce1">
            <text:p>Verbicar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20" table:style-name="ce1">
            <text:p>87020</text:p>
          </table:table-cell>
          <table:table-cell office:value-type="date" office:date-value="1971-12-04T00:00:00" table:style-name="ce2">
            <text:p>04/12/1971</text:p>
          </table:table-cell>
          <table:table-cell office:value-type="string" table:style-name="ce1">
            <text:p>CCZGZN71T04L747G</text:p>
          </table:table-cell>
          <table:table-cell office:value-type="string" table:style-name="ce1">
            <text:p>Toiran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20" table:style-name="ce1">
            <text:p>17020</text:p>
          </table:table-cell>
          <table:table-cell office:value-type="string" table:style-name="ce1">
            <text:p>Via G.Pontano, 101/j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ontefameglio</text:p>
          </table:table-cell>
          <table:table-cell office:value-type="string" table:style-name="ce1">
            <text:p>Elda</text:p>
          </table:table-cell>
          <table:table-cell office:value-type="string" table:style-name="ce1">
            <text:p>Casape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100" table:style-name="ce1">
            <text:p>100</text:p>
          </table:table-cell>
          <table:table-cell office:value-type="date" office:date-value="1943-05-18T00:00:00" table:style-name="ce2">
            <text:p>18/05/1943</text:p>
          </table:table-cell>
          <table:table-cell office:value-type="string" table:style-name="ce1">
            <text:p>MNTLDE43E58B932M</text:p>
          </table:table-cell>
          <table:table-cell office:value-type="string" table:style-name="ce1">
            <text:p>Diamante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23" table:style-name="ce1">
            <text:p>87023</text:p>
          </table:table-cell>
          <table:table-cell office:value-type="string" table:style-name="ce1">
            <text:p>Via San Gabriele di Gorizia, 19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lla</text:p>
          </table:table-cell>
          <table:table-cell office:value-type="string" table:style-name="ce1">
            <text:p>Fabiola</text:p>
          </table:table-cell>
          <table:table-cell office:value-type="string" table:style-name="ce1">
            <text:p>Noragugume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10" table:style-name="ce1">
            <text:p>8010</text:p>
          </table:table-cell>
          <table:table-cell office:value-type="date" office:date-value="1998-04-01T00:00:00" table:style-name="ce2">
            <text:p>01/04/1998</text:p>
          </table:table-cell>
          <table:table-cell office:value-type="string" table:style-name="ce1">
            <text:p>PLLFBL98D41F933G</text:p>
          </table:table-cell>
          <table:table-cell office:value-type="string" table:style-name="ce1">
            <text:p>Scapoli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70" table:style-name="ce1">
            <text:p>86070</text:p>
          </table:table-cell>
          <table:table-cell office:value-type="string" table:style-name="ce1">
            <text:p>Via dell'Annunciata, 93/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iberata</text:p>
          </table:table-cell>
          <table:table-cell office:value-type="string" table:style-name="ce1">
            <text:p>Viviano</text:p>
          </table:table-cell>
          <table:table-cell office:value-type="string" table:style-name="ce1">
            <text:p>Furte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40" table:style-name="ce1">
            <text:p>9040</text:p>
          </table:table-cell>
          <table:table-cell office:value-type="date" office:date-value="1974-11-09T00:00:00" table:style-name="ce2">
            <text:p>09/11/1974</text:p>
          </table:table-cell>
          <table:table-cell office:value-type="string" table:style-name="ce1">
            <text:p>LBRVVN74S09D827W</text:p>
          </table:table-cell>
          <table:table-cell office:value-type="string" table:style-name="ce1">
            <text:p>Nomi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60" table:style-name="ce1">
            <text:p>38060</text:p>
          </table:table-cell>
          <table:table-cell office:value-type="string" table:style-name="ce1">
            <text:p>Via P.Matera, 9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omicoli</text:p>
          </table:table-cell>
          <table:table-cell office:value-type="string" table:style-name="ce1">
            <text:p>Chiara</text:p>
          </table:table-cell>
          <table:table-cell office:value-type="string" table:style-name="ce1">
            <text:p>Isolabell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46" table:style-name="ce1">
            <text:p>10046</text:p>
          </table:table-cell>
          <table:table-cell office:value-type="date" office:date-value="1985-10-19T00:00:00" table:style-name="ce2">
            <text:p>19/10/1985</text:p>
          </table:table-cell>
          <table:table-cell office:value-type="string" table:style-name="ce1">
            <text:p>DMCCHR85R59E345Q</text:p>
          </table:table-cell>
          <table:table-cell office:value-type="string" table:style-name="ce1">
            <text:p>Monasterace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40" table:style-name="ce1">
            <text:p>89040</text:p>
          </table:table-cell>
          <table:table-cell office:value-type="string" table:style-name="ce1">
            <text:p>Via F.P.Michetti, 29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ilidei</text:p>
          </table:table-cell>
          <table:table-cell office:value-type="string" table:style-name="ce1">
            <text:p>Napoleone</text:p>
          </table:table-cell>
          <table:table-cell office:value-type="string" table:style-name="ce1">
            <text:p>Alassi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21" table:style-name="ce1">
            <text:p>17021</text:p>
          </table:table-cell>
          <table:table-cell office:value-type="date" office:date-value="1970-01-10T00:00:00" table:style-name="ce2">
            <text:p>10/01/1970</text:p>
          </table:table-cell>
          <table:table-cell office:value-type="string" table:style-name="ce1">
            <text:p>FLDNLN70A10A122K</text:p>
          </table:table-cell>
          <table:table-cell office:value-type="string" table:style-name="ce1">
            <text:p>Melpignan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LE</text:p>
          </table:table-cell>
          <table:table-cell office:value-type="float" office:value="73020" table:style-name="ce1">
            <text:p>73020</text:p>
          </table:table-cell>
          <table:table-cell office:value-type="string" table:style-name="ce1">
            <text:p>Via R.Frassinetti, 29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gonesi</text:p>
          </table:table-cell>
          <table:table-cell office:value-type="string" table:style-name="ce1">
            <text:p>Licia</text:p>
          </table:table-cell>
          <table:table-cell office:value-type="string" table:style-name="ce1">
            <text:p>Girasole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40" table:style-name="ce1">
            <text:p>8040</text:p>
          </table:table-cell>
          <table:table-cell office:value-type="date" office:date-value="1977-07-28T00:00:00" table:style-name="ce2">
            <text:p>28/07/1977</text:p>
          </table:table-cell>
          <table:table-cell office:value-type="string" table:style-name="ce1">
            <text:p>RGNLCI77L68E049L</text:p>
          </table:table-cell>
          <table:table-cell office:value-type="string" table:style-name="ce1">
            <text:p>Tergu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30" table:style-name="ce1">
            <text:p>7030</text:p>
          </table:table-cell>
          <table:table-cell office:value-type="string" table:style-name="ce1">
            <text:p>Via G.Lucifora, 26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'Alfonso</text:p>
          </table:table-cell>
          <table:table-cell office:value-type="string" table:style-name="ce1">
            <text:p>Leonardo</text:p>
          </table:table-cell>
          <table:table-cell office:value-type="string" table:style-name="ce1">
            <text:p>Tricesim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19" table:style-name="ce1">
            <text:p>33019</text:p>
          </table:table-cell>
          <table:table-cell office:value-type="date" office:date-value="1965-05-28T00:00:00" table:style-name="ce2">
            <text:p>28/05/1965</text:p>
          </table:table-cell>
          <table:table-cell office:value-type="string" table:style-name="ce1">
            <text:p>DLFLRD65E28L421V</text:p>
          </table:table-cell>
          <table:table-cell office:value-type="string" table:style-name="ce1">
            <text:p>Baiard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31" table:style-name="ce1">
            <text:p>18031</text:p>
          </table:table-cell>
          <table:table-cell office:value-type="string" table:style-name="ce1">
            <text:p>Via Bianca di Savoia, 29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ntarino</text:p>
          </table:table-cell>
          <table:table-cell office:value-type="string" table:style-name="ce1">
            <text:p>Arrigo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20" table:style-name="ce1">
            <text:p>86020</text:p>
          </table:table-cell>
          <table:table-cell office:value-type="date" office:date-value="1960-10-07T00:00:00" table:style-name="ce2">
            <text:p>07/10/1960</text:p>
          </table:table-cell>
          <table:table-cell office:value-type="string" table:style-name="ce1">
            <text:p>CNTRRG60R07F294B</text:p>
          </table:table-cell>
          <table:table-cell office:value-type="string" table:style-name="ce1">
            <text:p>Lucignano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AR</text:p>
          </table:table-cell>
          <table:table-cell office:value-type="float" office:value="52046" table:style-name="ce1">
            <text:p>52046</text:p>
          </table:table-cell>
          <table:table-cell office:value-type="string" table:style-name="ce1">
            <text:p>Via G.Aricò, 7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mbrogetti</text:p>
          </table:table-cell>
          <table:table-cell office:value-type="string" table:style-name="ce1">
            <text:p>Eliana</text:p>
          </table:table-cell>
          <table:table-cell office:value-type="string" table:style-name="ce1">
            <text:p>Frign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0" table:style-name="ce1">
            <text:p>81030</text:p>
          </table:table-cell>
          <table:table-cell office:value-type="date" office:date-value="1944-09-29T00:00:00" table:style-name="ce2">
            <text:p>29/09/1944</text:p>
          </table:table-cell>
          <table:table-cell office:value-type="string" table:style-name="ce1">
            <text:p>MBRLNE44P69D799Z</text:p>
          </table:table-cell>
          <table:table-cell office:value-type="string" table:style-name="ce1">
            <text:p>Badia Tedald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AR</text:p>
          </table:table-cell>
          <table:table-cell office:value-type="float" office:value="52032" table:style-name="ce1">
            <text:p>52032</text:p>
          </table:table-cell>
          <table:table-cell office:value-type="string" table:style-name="ce1">
            <text:p>Raccordo Cavalcavia B.Crespi, 126/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ino</text:p>
          </table:table-cell>
          <table:table-cell office:value-type="string" table:style-name="ce1">
            <text:p>Leonardo</text:p>
          </table:table-cell>
          <table:table-cell office:value-type="string" table:style-name="ce1">
            <text:p>Moio Alcantar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30" table:style-name="ce1">
            <text:p>98030</text:p>
          </table:table-cell>
          <table:table-cell office:value-type="date" office:date-value="2000-12-20T00:00:00" table:style-name="ce2">
            <text:p>20/12/2000</text:p>
          </table:table-cell>
          <table:table-cell office:value-type="string" table:style-name="ce1">
            <text:p>LNILRD00T20F277G</text:p>
          </table:table-cell>
          <table:table-cell office:value-type="string" table:style-name="ce1">
            <text:p>Montegiordan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70" table:style-name="ce1">
            <text:p>87070</text:p>
          </table:table-cell>
          <table:table-cell office:value-type="string" table:style-name="ce1">
            <text:p>Via E.Moltoni, 26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urini</text:p>
          </table:table-cell>
          <table:table-cell office:value-type="string" table:style-name="ce1">
            <text:p>Mario</text:p>
          </table:table-cell>
          <table:table-cell office:value-type="string" table:style-name="ce1">
            <text:p>San Zenone degli Ezzelini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20" table:style-name="ce1">
            <text:p>31020</text:p>
          </table:table-cell>
          <table:table-cell office:value-type="date" office:date-value="2004-09-28T00:00:00" table:style-name="ce2">
            <text:p>28/09/2004</text:p>
          </table:table-cell>
          <table:table-cell office:value-type="string" table:style-name="ce1">
            <text:p>LRNMRA04P28I417V</text:p>
          </table:table-cell>
          <table:table-cell office:value-type="string" table:style-name="ce1">
            <text:p>Sant'Anna d'Alfaed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20" table:style-name="ce1">
            <text:p>37020</text:p>
          </table:table-cell>
          <table:table-cell office:value-type="string" table:style-name="ce1">
            <text:p>Via M.Beltrami, 29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ovan</text:p>
          </table:table-cell>
          <table:table-cell office:value-type="string" table:style-name="ce1">
            <text:p>Aristeo</text:p>
          </table:table-cell>
          <table:table-cell office:value-type="string" table:style-name="ce1">
            <text:p>Urgn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59" table:style-name="ce1">
            <text:p>24059</text:p>
          </table:table-cell>
          <table:table-cell office:value-type="date" office:date-value="1931-02-12T00:00:00" table:style-name="ce2">
            <text:p>12/02/1931</text:p>
          </table:table-cell>
          <table:table-cell office:value-type="string" table:style-name="ce1">
            <text:p>PVNRST31B12L502F</text:p>
          </table:table-cell>
          <table:table-cell office:value-type="string" table:style-name="ce1">
            <text:p>Guardiaregia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14" table:style-name="ce1">
            <text:p>86014</text:p>
          </table:table-cell>
          <table:table-cell office:value-type="string" table:style-name="ce1">
            <text:p>Via P.Corsetto, 1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perdoni</text:p>
          </table:table-cell>
          <table:table-cell office:value-type="string" table:style-name="ce1">
            <text:p>Benvenuta</text:p>
          </table:table-cell>
          <table:table-cell office:value-type="string" table:style-name="ce1">
            <text:p>Pozzaglia Sabi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30" table:style-name="ce1">
            <text:p>2030</text:p>
          </table:table-cell>
          <table:table-cell office:value-type="date" office:date-value="2005-07-05T00:00:00" table:style-name="ce2">
            <text:p>05/07/2005</text:p>
          </table:table-cell>
          <table:table-cell office:value-type="string" table:style-name="ce1">
            <text:p>CPRBVN05L45G951H</text:p>
          </table:table-cell>
          <table:table-cell office:value-type="string" table:style-name="ce1">
            <text:p>Castione Andeven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12" table:style-name="ce1">
            <text:p>23012</text:p>
          </table:table-cell>
          <table:table-cell office:value-type="string" table:style-name="ce1">
            <text:p>Largo G.P.Puricelli, 34/h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nnoni</text:p>
          </table:table-cell>
          <table:table-cell office:value-type="string" table:style-name="ce1">
            <text:p>Gianmaria</text:p>
          </table:table-cell>
          <table:table-cell office:value-type="string" table:style-name="ce1">
            <text:p>Mozzecan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60" table:style-name="ce1">
            <text:p>37060</text:p>
          </table:table-cell>
          <table:table-cell office:value-type="date" office:date-value="2017-10-12T00:00:00" table:style-name="ce2">
            <text:p>12/10/2017</text:p>
          </table:table-cell>
          <table:table-cell office:value-type="string" table:style-name="ce1">
            <text:p>MNNGMR17R12F789I</text:p>
          </table:table-cell>
          <table:table-cell office:value-type="string" table:style-name="ce1">
            <text:p>Soni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50" table:style-name="ce1">
            <text:p>25050</text:p>
          </table:table-cell>
          <table:table-cell office:value-type="string" table:style-name="ce1">
            <text:p>Via Bisanzio, 22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ccia</text:p>
          </table:table-cell>
          <table:table-cell office:value-type="string" table:style-name="ce1">
            <text:p>Luigia</text:p>
          </table:table-cell>
          <table:table-cell office:value-type="string" table:style-name="ce1">
            <text:p>Arzergrand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20" table:style-name="ce1">
            <text:p>35020</text:p>
          </table:table-cell>
          <table:table-cell office:value-type="date" office:date-value="2003-04-04T00:00:00" table:style-name="ce2">
            <text:p>04/04/2003</text:p>
          </table:table-cell>
          <table:table-cell office:value-type="string" table:style-name="ce1">
            <text:p>CCCLGU03D44A458L</text:p>
          </table:table-cell>
          <table:table-cell office:value-type="string" table:style-name="ce1">
            <text:p>Venaus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50" table:style-name="ce1">
            <text:p>10050</text:p>
          </table:table-cell>
          <table:table-cell office:value-type="string" table:style-name="ce1">
            <text:p>Via Massimiano, 272/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nedetto</text:p>
          </table:table-cell>
          <table:table-cell office:value-type="string" table:style-name="ce1">
            <text:p>Ludovica</text:p>
          </table:table-cell>
          <table:table-cell office:value-type="string" table:style-name="ce1">
            <text:p>Pannar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BN</text:p>
          </table:table-cell>
          <table:table-cell office:value-type="float" office:value="82017" table:style-name="ce1">
            <text:p>82017</text:p>
          </table:table-cell>
          <table:table-cell office:value-type="date" office:date-value="1969-04-26T00:00:00" table:style-name="ce2">
            <text:p>26/04/1969</text:p>
          </table:table-cell>
          <table:table-cell office:value-type="string" table:style-name="ce1">
            <text:p>BNDLVC69D66G311F</text:p>
          </table:table-cell>
          <table:table-cell office:value-type="string" table:style-name="ce1">
            <text:p>Tor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20" table:style-name="ce1">
            <text:p>22020</text:p>
          </table:table-cell>
          <table:table-cell office:value-type="string" table:style-name="ce1">
            <text:p>Via Cernobbio, 6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rtorello</text:p>
          </table:table-cell>
          <table:table-cell office:value-type="string" table:style-name="ce1">
            <text:p>Bice</text:p>
          </table:table-cell>
          <table:table-cell office:value-type="string" table:style-name="ce1">
            <text:p>Canz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35" table:style-name="ce1">
            <text:p>22035</text:p>
          </table:table-cell>
          <table:table-cell office:value-type="date" office:date-value="1982-01-16T00:00:00" table:style-name="ce2">
            <text:p>16/01/1982</text:p>
          </table:table-cell>
          <table:table-cell office:value-type="string" table:style-name="ce1">
            <text:p>MRTBCI82A56B641V</text:p>
          </table:table-cell>
          <table:table-cell office:value-type="string" table:style-name="ce1">
            <text:p>Adrara San Roc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60" table:style-name="ce1">
            <text:p>24060</text:p>
          </table:table-cell>
          <table:table-cell office:value-type="string" table:style-name="ce1">
            <text:p>Via Fontana, 29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hinazzi</text:p>
          </table:table-cell>
          <table:table-cell office:value-type="string" table:style-name="ce1">
            <text:p>Daniela</text:p>
          </table:table-cell>
          <table:table-cell office:value-type="string" table:style-name="ce1">
            <text:p>Borgo San Giacom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22" table:style-name="ce1">
            <text:p>25022</text:p>
          </table:table-cell>
          <table:table-cell office:value-type="date" office:date-value="1989-01-16T00:00:00" table:style-name="ce2">
            <text:p>16/01/1989</text:p>
          </table:table-cell>
          <table:table-cell office:value-type="string" table:style-name="ce1">
            <text:p>GHNDNL89A56B035N</text:p>
          </table:table-cell>
          <table:table-cell office:value-type="string" table:style-name="ce1">
            <text:p>Barcis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PN</text:p>
          </table:table-cell>
          <table:table-cell office:value-type="float" office:value="33080" table:style-name="ce1">
            <text:p>33080</text:p>
          </table:table-cell>
          <table:table-cell office:value-type="string" table:style-name="ce1">
            <text:p>Via C.Vignati, 26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iulla</text:p>
          </table:table-cell>
          <table:table-cell office:value-type="string" table:style-name="ce1">
            <text:p>Teodosio</text:p>
          </table:table-cell>
          <table:table-cell office:value-type="string" table:style-name="ce1">
            <text:p>Cermignan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TE</text:p>
          </table:table-cell>
          <table:table-cell office:value-type="float" office:value="64037" table:style-name="ce1">
            <text:p>64037</text:p>
          </table:table-cell>
          <table:table-cell office:value-type="date" office:date-value="1967-08-01T00:00:00" table:style-name="ce2">
            <text:p>01/08/1967</text:p>
          </table:table-cell>
          <table:table-cell office:value-type="string" table:style-name="ce1">
            <text:p>CLLTDS67M01C517H</text:p>
          </table:table-cell>
          <table:table-cell office:value-type="string" table:style-name="ce1">
            <text:p>Posta Fibre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FR</text:p>
          </table:table-cell>
          <table:table-cell office:value-type="float" office:value="3030" table:style-name="ce1">
            <text:p>3030</text:p>
          </table:table-cell>
          <table:table-cell office:value-type="string" table:style-name="ce1">
            <text:p>Via D.Lampada, 27/f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remona</text:p>
          </table:table-cell>
          <table:table-cell office:value-type="string" table:style-name="ce1">
            <text:p>Agata</text:p>
          </table:table-cell>
          <table:table-cell office:value-type="string" table:style-name="ce1">
            <text:p>Azz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22" table:style-name="ce1">
            <text:p>21022</text:p>
          </table:table-cell>
          <table:table-cell office:value-type="date" office:date-value="2015-04-27T00:00:00" table:style-name="ce2">
            <text:p>27/04/2015</text:p>
          </table:table-cell>
          <table:table-cell office:value-type="string" table:style-name="ce1">
            <text:p>CRMGTA15D67A531H</text:p>
          </table:table-cell>
          <table:table-cell office:value-type="string" table:style-name="ce1">
            <text:p>Uggiano la Chies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LE</text:p>
          </table:table-cell>
          <table:table-cell office:value-type="float" office:value="73020" table:style-name="ce1">
            <text:p>73020</text:p>
          </table:table-cell>
          <table:table-cell office:value-type="string" table:style-name="ce1">
            <text:p>Via Galli Tassi, 27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orla</text:p>
          </table:table-cell>
          <table:table-cell office:value-type="string" table:style-name="ce1">
            <text:p>Nina</text:p>
          </table:table-cell>
          <table:table-cell office:value-type="string" table:style-name="ce1">
            <text:p>San Vito sullo Ioni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67" table:style-name="ce1">
            <text:p>88067</text:p>
          </table:table-cell>
          <table:table-cell office:value-type="date" office:date-value="1989-04-03T00:00:00" table:style-name="ce2">
            <text:p>03/04/1989</text:p>
          </table:table-cell>
          <table:table-cell office:value-type="string" table:style-name="ce1">
            <text:p>GRLNNI89D43I393Y</text:p>
          </table:table-cell>
          <table:table-cell office:value-type="string" table:style-name="ce1">
            <text:p>Buia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30" table:style-name="ce1">
            <text:p>33030</text:p>
          </table:table-cell>
          <table:table-cell office:value-type="string" table:style-name="ce1">
            <text:p>Via Piccoli Santi Martiri, 74/c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gusti</text:p>
          </table:table-cell>
          <table:table-cell office:value-type="string" table:style-name="ce1">
            <text:p>Olivia</text:p>
          </table:table-cell>
          <table:table-cell office:value-type="string" table:style-name="ce1">
            <text:p>Minerbi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BO</text:p>
          </table:table-cell>
          <table:table-cell office:value-type="float" office:value="40061" table:style-name="ce1">
            <text:p>40061</text:p>
          </table:table-cell>
          <table:table-cell office:value-type="date" office:date-value="2007-07-13T00:00:00" table:style-name="ce2">
            <text:p>13/07/2007</text:p>
          </table:table-cell>
          <table:table-cell office:value-type="string" table:style-name="ce1">
            <text:p>GSTLVO07L53F219I</text:p>
          </table:table-cell>
          <table:table-cell office:value-type="string" table:style-name="ce1">
            <text:p>San Mauro Forte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MT</text:p>
          </table:table-cell>
          <table:table-cell office:value-type="float" office:value="75010" table:style-name="ce1">
            <text:p>75010</text:p>
          </table:table-cell>
          <table:table-cell office:value-type="string" table:style-name="ce1">
            <text:p>Via B.Castiglia, 218/a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uboni</text:p>
          </table:table-cell>
          <table:table-cell office:value-type="string" table:style-name="ce1">
            <text:p>Egle</text:p>
          </table:table-cell>
          <table:table-cell office:value-type="string" table:style-name="ce1">
            <text:p>San Vincenzo Valle Rovet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AQ</text:p>
          </table:table-cell>
          <table:table-cell office:value-type="float" office:value="67050" table:style-name="ce1">
            <text:p>67050</text:p>
          </table:table-cell>
          <table:table-cell office:value-type="date" office:date-value="2018-01-30T00:00:00" table:style-name="ce2">
            <text:p>30/01/2018</text:p>
          </table:table-cell>
          <table:table-cell office:value-type="string" table:style-name="ce1">
            <text:p>CBNGLE18A70I389X</text:p>
          </table:table-cell>
          <table:table-cell office:value-type="string" table:style-name="ce1">
            <text:p>Mongrassan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40" table:style-name="ce1">
            <text:p>87040</text:p>
          </table:table-cell>
          <table:table-cell office:value-type="string" table:style-name="ce1">
            <text:p>Largo C.Debussy, 1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aianò</text:p>
          </table:table-cell>
          <table:table-cell office:value-type="string" table:style-name="ce1">
            <text:p>Candido</text:p>
          </table:table-cell>
          <table:table-cell office:value-type="string" table:style-name="ce1">
            <text:p>Decimomannu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33" table:style-name="ce1">
            <text:p>9033</text:p>
          </table:table-cell>
          <table:table-cell office:value-type="date" office:date-value="1970-04-11T00:00:00" table:style-name="ce2">
            <text:p>11/04/1970</text:p>
          </table:table-cell>
          <table:table-cell office:value-type="string" table:style-name="ce1">
            <text:p>PRNCDD70D11D259H</text:p>
          </table:table-cell>
          <table:table-cell office:value-type="string" table:style-name="ce1">
            <text:p>Gorla Minor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55" table:style-name="ce1">
            <text:p>21055</text:p>
          </table:table-cell>
          <table:table-cell office:value-type="string" table:style-name="ce1">
            <text:p>Via Storo, 205/i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ioloni</text:p>
          </table:table-cell>
          <table:table-cell office:value-type="string" table:style-name="ce1">
            <text:p>Silvia</text:p>
          </table:table-cell>
          <table:table-cell office:value-type="string" table:style-name="ce1">
            <text:p>Malesc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30" table:style-name="ce1">
            <text:p>28030</text:p>
          </table:table-cell>
          <table:table-cell office:value-type="date" office:date-value="1990-06-19T00:00:00" table:style-name="ce2">
            <text:p>19/06/1990</text:p>
          </table:table-cell>
          <table:table-cell office:value-type="string" table:style-name="ce1">
            <text:p>VLNSLV90H59E853B</text:p>
          </table:table-cell>
          <table:table-cell office:value-type="string" table:style-name="ce1">
            <text:p>Ronciglione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VT</text:p>
          </table:table-cell>
          <table:table-cell office:value-type="float" office:value="1037" table:style-name="ce1">
            <text:p>1037</text:p>
          </table:table-cell>
          <table:table-cell office:value-type="string" table:style-name="ce1">
            <text:p>Via F.Vertiba, 26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iorgi</text:p>
          </table:table-cell>
          <table:table-cell office:value-type="string" table:style-name="ce1">
            <text:p>Aimone</text:p>
          </table:table-cell>
          <table:table-cell office:value-type="string" table:style-name="ce1">
            <text:p>Comis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RG</text:p>
          </table:table-cell>
          <table:table-cell office:value-type="float" office:value="97013" table:style-name="ce1">
            <text:p>97013</text:p>
          </table:table-cell>
          <table:table-cell office:value-type="date" office:date-value="1978-04-05T00:00:00" table:style-name="ce2">
            <text:p>05/04/1978</text:p>
          </table:table-cell>
          <table:table-cell office:value-type="string" table:style-name="ce1">
            <text:p>GRGMNA78D05C927K</text:p>
          </table:table-cell>
          <table:table-cell office:value-type="string" table:style-name="ce1">
            <text:p>Pignataro Interam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FR</text:p>
          </table:table-cell>
          <table:table-cell office:value-type="float" office:value="3040" table:style-name="ce1">
            <text:p>3040</text:p>
          </table:table-cell>
          <table:table-cell office:value-type="string" table:style-name="ce1">
            <text:p>Via Rigosella, 29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ffo</text:p>
          </table:table-cell>
          <table:table-cell office:value-type="string" table:style-name="ce1">
            <text:p>Lucilla</text:p>
          </table:table-cell>
          <table:table-cell office:value-type="string" table:style-name="ce1">
            <text:p>Custonaci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TP</text:p>
          </table:table-cell>
          <table:table-cell office:value-type="float" office:value="91015" table:style-name="ce1">
            <text:p>91015</text:p>
          </table:table-cell>
          <table:table-cell office:value-type="date" office:date-value="1955-04-15T00:00:00" table:style-name="ce2">
            <text:p>15/04/1955</text:p>
          </table:table-cell>
          <table:table-cell office:value-type="string" table:style-name="ce1">
            <text:p>BFFLLL55D55D234D</text:p>
          </table:table-cell>
          <table:table-cell office:value-type="string" table:style-name="ce1">
            <text:p>Rosignano Monferrat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30" table:style-name="ce1">
            <text:p>15030</text:p>
          </table:table-cell>
          <table:table-cell office:value-type="string" table:style-name="ce1">
            <text:p>Via A.Banfi, 15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nacina</text:p>
          </table:table-cell>
          <table:table-cell office:value-type="string" table:style-name="ce1">
            <text:p>Marzia</text:p>
          </table:table-cell>
          <table:table-cell office:value-type="string" table:style-name="ce1">
            <text:p>Ospedaletto Eugane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45" table:style-name="ce1">
            <text:p>35045</text:p>
          </table:table-cell>
          <table:table-cell office:value-type="date" office:date-value="1987-04-04T00:00:00" table:style-name="ce2">
            <text:p>04/04/1987</text:p>
          </table:table-cell>
          <table:table-cell office:value-type="string" table:style-name="ce1">
            <text:p>BNCMRZ87D44G167I</text:p>
          </table:table-cell>
          <table:table-cell office:value-type="string" table:style-name="ce1">
            <text:p>Melz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66" table:style-name="ce1">
            <text:p>20066</text:p>
          </table:table-cell>
          <table:table-cell office:value-type="string" table:style-name="ce1">
            <text:p>Via Nerino, 19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lizzola</text:p>
          </table:table-cell>
          <table:table-cell office:value-type="string" table:style-name="ce1">
            <text:p>Attilio</text:p>
          </table:table-cell>
          <table:table-cell office:value-type="string" table:style-name="ce1">
            <text:p>Dipignan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45" table:style-name="ce1">
            <text:p>87045</text:p>
          </table:table-cell>
          <table:table-cell office:value-type="date" office:date-value="2001-11-23T00:00:00" table:style-name="ce2">
            <text:p>23/11/2001</text:p>
          </table:table-cell>
          <table:table-cell office:value-type="string" table:style-name="ce1">
            <text:p>PLZTTL01S23D304T</text:p>
          </table:table-cell>
          <table:table-cell office:value-type="string" table:style-name="ce1">
            <text:p>Carpinone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93" table:style-name="ce1">
            <text:p>86093</text:p>
          </table:table-cell>
          <table:table-cell office:value-type="string" table:style-name="ce1">
            <text:p>Via Toledo, 1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ristoforetti</text:p>
          </table:table-cell>
          <table:table-cell office:value-type="string" table:style-name="ce1">
            <text:p>Roberta</text:p>
          </table:table-cell>
          <table:table-cell office:value-type="string" table:style-name="ce1">
            <text:p>Bellinzago Lombard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60" table:style-name="ce1">
            <text:p>20060</text:p>
          </table:table-cell>
          <table:table-cell office:value-type="date" office:date-value="1944-06-29T00:00:00" table:style-name="ce2">
            <text:p>29/06/1944</text:p>
          </table:table-cell>
          <table:table-cell office:value-type="string" table:style-name="ce1">
            <text:p>CRSRRT44H69A751B</text:p>
          </table:table-cell>
          <table:table-cell office:value-type="string" table:style-name="ce1">
            <text:p>Fogliano Redipuglia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GO</text:p>
          </table:table-cell>
          <table:table-cell office:value-type="float" office:value="34070" table:style-name="ce1">
            <text:p>34070</text:p>
          </table:table-cell>
          <table:table-cell office:value-type="string" table:style-name="ce1">
            <text:p>Via Monte di Pietà, 131/i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niz</text:p>
          </table:table-cell>
          <table:table-cell office:value-type="string" table:style-name="ce1">
            <text:p>Mina</text:p>
          </table:table-cell>
          <table:table-cell office:value-type="string" table:style-name="ce1">
            <text:p>Anger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21" table:style-name="ce1">
            <text:p>21021</text:p>
          </table:table-cell>
          <table:table-cell office:value-type="date" office:date-value="1992-12-08T00:00:00" table:style-name="ce2">
            <text:p>08/12/1992</text:p>
          </table:table-cell>
          <table:table-cell office:value-type="string" table:style-name="ce1">
            <text:p>PNZMNI92T48A290Y</text:p>
          </table:table-cell>
          <table:table-cell office:value-type="string" table:style-name="ce1">
            <text:p>Casatism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40" table:style-name="ce1">
            <text:p>27040</text:p>
          </table:table-cell>
          <table:table-cell office:value-type="string" table:style-name="ce1">
            <text:p>Via C.Ausiello, 28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ndrilli</text:p>
          </table:table-cell>
          <table:table-cell office:value-type="string" table:style-name="ce1">
            <text:p>Rino</text:p>
          </table:table-cell>
          <table:table-cell office:value-type="string" table:style-name="ce1">
            <text:p>San prosper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MO</text:p>
          </table:table-cell>
          <table:table-cell office:value-type="float" office:value="41030" table:style-name="ce1">
            <text:p>41030</text:p>
          </table:table-cell>
          <table:table-cell office:value-type="date" office:date-value="1959-11-02T00:00:00" table:style-name="ce2">
            <text:p>02/11/1959</text:p>
          </table:table-cell>
          <table:table-cell office:value-type="string" table:style-name="ce1">
            <text:p>MNDRNI59S02I133K</text:p>
          </table:table-cell>
          <table:table-cell office:value-type="string" table:style-name="ce1">
            <text:p>Briv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50" table:style-name="ce1">
            <text:p>22050</text:p>
          </table:table-cell>
          <table:table-cell office:value-type="string" table:style-name="ce1">
            <text:p>Via Capo Rizzuto, 163</text:p>
          </table:table-cell>
          <table:table-cell table:number-columns-repeated="16371"/>
        </table:table-row>
        <table:table-row table:number-rows-repeated="1048115" table:style-name="ro1">
          <table:table-cell table:number-columns-repeated="16384"/>
        </table:table-row>
      </table:table>
      <table:table table:name="Patologie" table:style-name="ta1">
        <table:table-column table:style-name="co7" table:default-cell-style-name="ce1"/>
        <table:table-column table:style-name="co20" table:default-cell-style-name="ce1"/>
        <table:table-column table:style-name="co7" table:default-cell-style-name="ce1"/>
        <table:table-column table:style-name="co2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Codice</text:p>
          </table:table-cell>
          <table:table-cell office:value-type="string" table:style-name="ce1">
            <text:p>Nome</text:p>
          </table:table-cell>
          <table:table-cell office:value-type="string" table:style-name="ce1">
            <text:p>Criticità</text:p>
          </table:table-cell>
          <table:table-cell office:value-type="string" table:style-name="ce1">
            <text:p>Cronica</text:p>
          </table:table-cell>
          <table:table-cell office:value-type="string" table:style-name="ce1">
            <text:p>Mortale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ritmieatriali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calasiaesofagea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Afasia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AlterazioniMestrual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3"/>
          <table:table-cell table:number-columns-repeated="16379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martomaipotalamico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AmbliopiaoOcchioPigro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Aneurismadell'aortaaddominale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neurismadell'aortatoracica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Aneurismicerebrali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table:style-name="ce3"/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AnginaPectoris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Angiomicavernosi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Appendicite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Aritmiaventricolare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Arteriopatiadegliartiinferiori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Astigmatismo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Bartolinite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Blefarit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Bloccocardiaco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Calazio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CalcolidellaColecisti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Calcolosidelcoledoco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Calcolosirenal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Carcinomadellacolecisti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Carcinomaovaricoavanzato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Carcinosiperitoneal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Cataratta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Cheratocono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Cisti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Colangiocarcinom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Congiuntiviteallergica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Defecazionedissinergica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Disartri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Disfagia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Disfagiaedisturbidelladeglutizion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Disfoni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Disfunzioneerettil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Dismenorre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Displasiacorticalefocal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Dissezioneacutadell'aort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Distaccodellaretin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Distonie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Disturbicognitivo-comportamental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Diverticolite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Ectropio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Edemamacular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Emboliapolmonar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Emispasmodelfaccial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Endocarditeinfettiv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Endometrios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Entropion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Epilessiadellobotemporal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Erniadipareteaddominal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Erniainguinal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Erniedeldisc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EsofagodiBarrett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Fibrillazioneatriale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Fibrom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Fibromiuterini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Fistoleartero-venosedural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Forameovalepervio,anomaliacardiaca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Foromacular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Glaucoma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Gliom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Ictuscerebrale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Idrocefalo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Incontinenzafecal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Incontinenzaurinari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Incontinenzaurinariadaurgenz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IncontinenzaUrinariaMaschile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Infartoacutodelmiocardio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InfezionedaHPV(PapillomaVirus)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Instabilitàdellaspalla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Insufficienzaaortica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Insufficienzadellavalvolatricuspid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Insufficienzamitralic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Insufficienzapolmonar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Ipermetropi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Iperparatiroidism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Ipertrofiaprostaticabenign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Ipoacusiatrasmissivaeneurosensorial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Irsutismo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Ischemiacriticadegliartiinferiori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Laparocel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Lesioneallacuffiadeirotatori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LichenScleroatrofico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Linfom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Lipedem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Lipom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Maculopatia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Malattiadareflussogastroesofage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MalattiadiParkinsonedisordinidelmoviment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Malattiainfiammatoriapelvica(PID)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Malattiadellearteriecoronarie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MalformazionediChiari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Malformazioniartero-venos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Medulloblastom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Melanom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Meningiomi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Menometrorragi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Menopausa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Metastasicerebral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Metastasiepatich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Mielopatiaspondilogenacervical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Miocardiopatiapost-infartual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Miocardite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Miopi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Neoplasiaprostatica(Tumoredellaprostata)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Neoplasiarenale(Tumoredelrene)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Neoplasiavescicale(Tumoredellavescica)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Neoplasiedell'altoapparatourinario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Neoplasiedellatiroide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Neurinomi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Nevi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Nevralgiadelglosso-faringe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Nevralgiatrigeminal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Occhiosecco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Orzaiolo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Osteoporosi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Pancreatitecronic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PatologiaIBD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PatologiaNeoplasticadeldistrettocervico-facciale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PatologiedelleGhiandoleSalivar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PatologieNeurodegenerativedelSistemaNervosoCentral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Patologienodularidellatiroideegozzomultinodulare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Patologiesurrenaliche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Pemfigoideocular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Pericardite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Piedediabetico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Pinguecola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Polimicrogiria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Poliposidelcolon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Presbiopi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Prolassogenitale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Pruritovulvar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Pterigio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RetinitePigmentos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Retinopatiadelprematuro(ROP)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Retinopatiadiabetic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Rinosinusit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Russamento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SclerosiMultipl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Scompensocardiaco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Sindromedaconflittosub-acromial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Sindromedelgiuntopielo-ureteral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Sindromedell’intestinoirritabile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Sindromedell’ovaiopolicistic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SindromePremestrualeeilDisturboDisforicoPremestrual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Spasticità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Stenosicarotide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Stenosicongenitadellevielacrimali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Stenosidelgiuntopieloureteral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Stenosinasale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Stenosipolmonar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Stenosivalvolareaortica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Stenosivalvolaremitralic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Stipsicronic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Strabism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Tremori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Trombosiretinic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Tumoredelcolonretto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Tumoredelfegato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TumoredelPancreas(Adenocarcinoma)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Tumoredeltesticolo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Tumoredell'ano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Tumoredellacerviceuterina(ocollodell’utero)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Tumoredellamammell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Tumoredellavagin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Tumoredellostomaco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Tumoredell’endometrio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Tumoribenignidelfegato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Tumoriclivali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Tumoridelcorpodell'utero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Tumoridelglomogiugulare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Tumoridell'ipofisiedellaregionesellar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Tumoridellapell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Tumoridellaregionepineal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Tumoriendocrinidelpancreas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Tumoripapillarimucinosi(IPMN)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Tumoriprimitividelfegato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Tumorispinali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Unghiaincarnit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Uveite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Uveiteinfantil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Vaginit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Vaginosibatterica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Varicidegliartiinferior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Vertigine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number-rows-repeated="1048388" table:style-name="ro1">
          <table:table-cell table:number-columns-repeated="16384"/>
        </table:table-row>
      </table:table>
      <table:table table:name="Ricoveri" table:style-name="ta1">
        <table:table-column table:style-name="co22" table:default-cell-style-name="ce1"/>
        <table:table-column table:style-name="co8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CodOspedale</text:p>
          </table:table-cell>
          <table:table-cell office:value-type="string" table:style-name="ce1">
            <text:p>CodiceRicovero</text:p>
          </table:table-cell>
          <table:table-cell office:value-type="string" table:style-name="ce1">
            <text:p>Paziente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Durata</text:p>
          </table:table-cell>
          <table:table-cell office:value-type="string" table:style-name="ce1">
            <text:p>Motivo</text:p>
          </table:table-cell>
          <table:table-cell office:value-type="string" table:style-name="ce1">
            <text:p>Costo</text:p>
          </table:table-cell>
          <table:table-cell table:number-columns-repeated="16377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Davide Brambilla</meta:initial-creator>
    <dc:creator>DAVIDE BRAMBILLA</dc:creator>
    <meta:creation-date>2015-06-05T18:19:34Z</meta:creation-date>
    <dc:date>2024-05-04T07:50:37Z</dc:date>
  </office:meta>
</office:document-meta>
</file>